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Rounded MT Bold" svg:font-family="'Arial Rounded MT Bold'" style:font-pitch="variable"/>
    <style:font-face style:name="Helvetica1" svg:font-family="Helvetica" style:font-pitch="variable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vantGarde" svg:font-family="AvantGarde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MS Sans Serif" svg:font-family="'MS Sans Serif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0.981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2.491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2.379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2.997cm"/>
    </style:style>
    <style:style style:name="co11" style:family="table-column">
      <style:table-column-properties fo:break-before="auto" style:column-width="3.752cm"/>
    </style:style>
    <style:style style:name="co12" style:family="table-column">
      <style:table-column-properties fo:break-before="auto" style:column-width="2.686cm"/>
    </style:style>
    <style:style style:name="co13" style:family="table-column">
      <style:table-column-properties fo:break-before="auto" style:column-width="2.238cm"/>
    </style:style>
    <style:style style:name="co14" style:family="table-column">
      <style:table-column-properties fo:break-before="auto" style:column-width="2.092cm"/>
    </style:style>
    <style:style style:name="co15" style:family="table-column">
      <style:table-column-properties fo:break-before="auto" style:column-width="11.6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ta1" style:family="table" style:master-page-name="PageStyle_5f_Recap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number:number-style style:name="N8002" number:language="fr" number:country="FR">
      <number:number number:decimal-places="2" number:min-integer-digits="1"/>
    </number:number-style>
    <number:number-style style:name="N8003" number:language="fr" number:country="FR">
      <number:number number:decimal-places="0" number:min-integer-digits="1" number:grouping="true"/>
    </number:number-style>
    <number:number-style style:name="N8004" number:language="fr" number:country="FR">
      <number:number number: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0.002cm solid #000000" fo:background-color="#dbeef4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order-bottom="0.002cm solid #000000" fo:background-color="#fcd5b5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order-bottom="0.002cm solid #000000" fo:background-color="#fcd5b5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order-bottom="0.002cm solid #000000" fo:background-color="#dbeef4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2" style:family="table-cell" style:parent-style-name="Default" style:data-style-name="N8003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8003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8100">
      <style:table-cell-properties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8003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8003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8100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8003">
      <style:table-cell-properties fo:border-bottom="0.002cm solid #000000" fo:background-color="#dce6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8003">
      <style:table-cell-properties fo:border-bottom="0.002cm solid #000000" fo:background-color="#b9cde5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8003">
      <style:table-cell-properties fo:border-bottom="0.002cm solid #000000" fo:background-color="#fcd5b5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8003">
      <style:table-cell-properties fo:border-bottom="none" fo:background-color="#d7e4bd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8100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 style:data-style-name="N8100">
      <style:table-cell-properties fo:border-bottom="none" fo:background-color="#d7e4bd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8100">
      <style:table-cell-properties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43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0.002cm solid #000000" fo:background-color="#dbeef4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order-bottom="0.002cm solid #000000" fo:background-color="#dbeef4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Default" style:data-style-name="N8003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8003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 style:data-style-name="N8100">
      <style:table-cell-properties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8003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8003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8003">
      <style:table-cell-properties fo:border-bottom="0.002cm solid #000000" fo:background-color="#dce6f2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 style:data-style-name="N8003">
      <style:table-cell-properties fo:border-bottom="0.002cm solid #000000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8003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8003">
      <style:table-cell-properties fo:border-bottom="0.002cm solid #000000" fo:background-color="#fcd5b5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8003">
      <style:table-cell-properties fo:border-bottom="none" fo:background-color="#d7e4bd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8003">
      <style:table-cell-properties fo:background-color="#ffff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71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4" style:family="table-cell" style:parent-style-name="Default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 style:data-style-name="N8100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 style:data-style-name="N8100">
      <style:table-cell-properties fo:background-color="#d7e4b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 style:data-style-name="N8100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4" style:family="table-cell" style:parent-style-name="Default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 style:data-style-name="N109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 style:data-style-name="N109">
      <style:table-cell-properties fo:border-bottom="0.002cm solid #000000" fo:background-color="#dbeef4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 style:data-style-name="N109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 style:data-style-name="N109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2" style:family="table-cell" style:parent-style-name="Default" style:data-style-name="N109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1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4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 style:data-style-name="N8004">
      <style:table-cell-properties fo:border-bottom="0.002cm solid #000000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 style:data-style-name="N8004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 style:data-style-name="N8004">
      <style:table-cell-properties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1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8004">
      <style:table-cell-properties fo:border-bottom="none" fo:background-color="#dce6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 style:data-style-name="N8004">
      <style:table-cell-properties fo:border-bottom="0.002cm solid #000000" fo:background-color="#b9cde5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 style:data-style-name="N8004">
      <style:table-cell-properties fo:border-bottom="0.002cm solid #000000" fo:background-color="#fcd5b5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 style:data-style-name="N8004">
      <style:table-cell-properties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 style:data-style-name="N800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12" style:family="table-cell" style:parent-style-name="Default" style:data-style-name="N8003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 style:data-style-name="N8003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 style:data-style-name="N8003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 style:data-style-name="N800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 style:data-style-name="N8002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 style:data-style-name="N109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7" style:family="table-cell" style:parent-style-name="Default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 style:data-style-name="N109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9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0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1" style:family="table-cell" style:parent-style-name="Default" style:data-style-name="N109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2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4" style:family="table-cell" style:parent-style-name="Default" style:data-style-name="N8004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Default" style:data-style-name="N8004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 style:data-style-name="N8004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40" style:family="table-cell" style:parent-style-name="Default" style:data-style-name="N8003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5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6" style:family="table-cell" style:parent-style-name="Default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7" style:family="table-cell" style:parent-style-name="Default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8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" style:family="table-cell" style:parent-style-name="Default" style:data-style-name="N109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1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" style:family="table-cell" style:parent-style-name="Default" style:data-style-name="N8003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5" style:family="table-cell" style:parent-style-name="Default" style:data-style-name="N8003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6" style:family="table-cell" style:parent-style-name="Default" style:data-style-name="N8003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7" style:family="table-cell" style:parent-style-name="Default" style:data-style-name="N8003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9" style:family="table-cell" style:parent-style-name="Default" style:data-style-name="N8002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0" style:family="table-cell" style:parent-style-name="Default" style:data-style-name="N8002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4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5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" style:family="table-cell" style:parent-style-name="Default" style:data-style-name="N8004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" style:family="table-cell" style:parent-style-name="Default" style:data-style-name="N8004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Default" style:data-style-name="N8004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3" style:family="table-cell" style:parent-style-name="Default" style:data-style-name="N8004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4" style:family="table-cell" style:parent-style-name="Default" style:data-style-name="N8004">
      <style:table-cell-properties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5" style:family="table-cell" style:parent-style-name="Default" style:data-style-name="N8004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76" style:family="table-cell" style:parent-style-name="Default" style:data-style-name="N8004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7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78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9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0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8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84" style:family="table-cell" style:parent-style-name="Excel_20_Built-in_20_Percen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8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9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0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70c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2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5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6" style:family="table-cell" style:parent-style-name="Default" style:data-style-name="N8004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" style:family="table-cell" style:parent-style-name="Default" style:data-style-name="N8004">
      <style:table-cell-properties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8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9" style:family="table-cell" style:parent-style-name="Default" style:data-style-name="N8004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0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" style:family="table-cell" style:parent-style-name="Default" style:data-style-name="N8004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3" style:family="table-cell" style:parent-style-name="Default" style:data-style-name="N8003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04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Excel_20_Built-in_20_Comma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" style:family="table-cell" style:parent-style-name="Excel_20_Built-in_20_Comma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1" style:family="table-cell" style:parent-style-name="Excel_20_Built-in_20_Comma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2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3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" style:family="table-cell" style:parent-style-name="Excel_20_Built-in_20_Comma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6" style:family="table-cell" style:parent-style-name="Excel_20_Built-in_20_Comma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7" style:family="table-cell" style:parent-style-name="Excel_20_Built-in_20_Comma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0070c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8" style:family="table-cell" style:parent-style-name="Excel_20_Built-in_20_Comma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9" style:family="table-cell" style:parent-style-name="Excel_20_Built-in_20_Comma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" style:family="table-cell" style:parent-style-name="Excel_20_Built-in_20_Comma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" style:family="table-cell" style:parent-style-name="Excel_20_Built-in_20_Comma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2" style:family="table-cell" style:parent-style-name="Excel_20_Built-in_20_Comma">
      <style:table-cell-properties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3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4" style:family="table-cell" style:parent-style-name="Excel_20_Built-in_20_Comma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5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6" style:family="table-cell" style:parent-style-name="Excel_20_Built-in_20_Comma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" style:family="table-cell" style:parent-style-name="Excel_20_Built-in_20_Comma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0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" style:family="table-cell" style:parent-style-name="Excel_20_Built-in_20_Comma">
      <style:table-cell-properties fo:border-bottom="0.035cm solid #000000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Excel_20_Built-in_20_Comma">
      <style:table-cell-properties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5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Excel_20_Built-in_20_Comma">
      <style:table-cell-properties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1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2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3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6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7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8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" style:family="table-cell" style:parent-style-name="Default" style:data-style-name="N8004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" style:family="table-cell" style:parent-style-name="Default" style:data-style-name="N109">
      <style:table-cell-properties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1" style:family="table-cell" style:parent-style-name="Default" style:data-style-name="N8004">
      <style:table-cell-properties fo:border-bottom="0.002cm solid #000000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Default" style:data-style-name="N8004">
      <style:table-cell-properties fo:border-bottom="0.002cm solid #000000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3" style:family="table-cell" style:parent-style-name="Default" style:data-style-name="N8004">
      <style:table-cell-properties fo:border-bottom="none" fo:background-color="#d9d9d9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" style:family="table-cell" style:parent-style-name="Default" style:data-style-name="N8004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5" style:family="table-cell" style:parent-style-name="Default" style:data-style-name="N8004">
      <style:table-cell-properties fo:border-bottom="0.035cm solid #000000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6" style:family="table-cell" style:parent-style-name="Default" style:data-style-name="N8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7" style:family="table-cell" style:parent-style-name="Default" style:data-style-name="N8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" style:family="table-cell" style:parent-style-name="Default" style:data-style-name="N8004">
      <style:table-cell-properties fo:border-bottom="none" fo:background-color="#dce6f2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9" style:family="table-cell" style:parent-style-name="Default" style:data-style-name="N8004">
      <style:table-cell-properties fo:border-bottom="0.002cm solid #000000" fo:background-color="#dce6f2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0" style:family="table-cell" style:parent-style-name="Default" style:data-style-name="N8004">
      <style:table-cell-properties fo:border-bottom="0.002cm solid #000000" fo:background-color="#dce6f2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" style:family="table-cell" style:parent-style-name="Default" style:data-style-name="N8004">
      <style:table-cell-properties fo:border-bottom="0.002cm solid #000000" fo:background-color="#fcd5b5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2" style:family="table-cell" style:parent-style-name="Default" style:data-style-name="N8004">
      <style:table-cell-properties fo:border-bottom="none" fo:background-color="#fcd5b5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" style:family="table-cell" style:parent-style-name="Default" style:data-style-name="N8004">
      <style:table-cell-properties fo:border-bottom="0.002cm solid #000000" fo:background-color="#d7e4bd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" style:family="table-cell" style:parent-style-name="Default" style:data-style-name="N8004">
      <style:table-cell-properties fo:border-bottom="none" fo:background-color="#d7e4bd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5" style:family="table-cell" style:parent-style-name="Default" style:data-style-name="N8004">
      <style:table-cell-properties fo:border-bottom="none" fo:background-color="#d7e4bd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6" style:family="table-cell" style:parent-style-name="Default" style:data-style-name="N8004">
      <style:table-cell-properties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68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0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1" style:family="table-cell" style:parent-style-name="Default" style:data-style-name="N8004">
      <style:table-cell-properties fo:border-bottom="none" fo:background-color="#d7e4bd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2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3" style:family="table-cell" style:parent-style-name="Default" style:data-style-name="N8004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4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5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6" style:family="table-cell" style:parent-style-name="Default" style:data-style-name="N8004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7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Default" style:data-style-name="N109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9" style:family="table-cell" style:parent-style-name="Default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2" style:family="table-cell" style:parent-style-name="Default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3" style:family="table-cell" style:parent-style-name="Default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4" style:family="table-cell" style:parent-style-name="Default" style:data-style-name="N109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5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6" style:family="table-cell" style:parent-style-name="Default" style:data-style-name="N10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7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8" style:family="table-cell" style:parent-style-name="Default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9" style:family="table-cell" style:parent-style-name="Default" style:data-style-name="N109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0" style:family="table-cell" style:parent-style-name="Default" style:data-style-name="N10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1" style:family="table-cell" style:parent-style-name="Default" style:data-style-name="N109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3" style:family="table-cell" style:parent-style-name="Default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3" style:family="table-cell" style:parent-style-name="Default">
      <style:table-cell-properties fo:border-bottom="none" fo:background-color="#dce6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fo:border-bottom="none" fo:background-color="#dce6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fo:border-bottom="none" fo:background-color="#dce6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06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>
      <style:table-cell-properties fo:border-bottom="none" fo:background-color="#fcd5b5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fo:border-bottom="none" fo:background-color="#fcd5b5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fo:border-bottom="none" fo:background-color="#d7e4bd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fo:border-bottom="none" fo:background-color="#d7e4bd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11" style:family="table-cell" style:parent-style-name="Default">
      <style:table-cell-properties fo:border-bottom="none" fo:background-color="#d7e4bd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2" style:family="table-cell" style:parent-style-name="Default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4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15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6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8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0" style:family="table-cell" style:parent-style-name="Default" style:data-style-name="N8004">
      <style:table-cell-properties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1" style:family="table-cell" style:parent-style-name="Default" style:data-style-name="N109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2" style:family="table-cell" style:parent-style-name="Default" style:data-style-name="N109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3" style:family="table-cell" style:parent-style-name="Default" style:data-style-name="N109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4" style:family="table-cell" style:parent-style-name="Default" style:data-style-name="N11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2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6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327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8" style:family="table-cell" style:parent-style-name="Default" style:data-style-name="N8004">
      <style:table-cell-properties fo:border-bottom="none" fo:background-color="#dce6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329" style:family="table-cell" style:parent-style-name="Default" style:data-style-name="N8004">
      <style:table-cell-properties fo:border-bottom="none" fo:background-color="#b9cde5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330" style:family="table-cell" style:parent-style-name="Default" style:data-style-name="N8004">
      <style:table-cell-properties fo:border-bottom="none" fo:background-color="#fcd5b5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331" style:family="table-cell" style:parent-style-name="Default" style:data-style-name="N8004">
      <style:table-cell-properties fo:border-bottom="none" fo:background-color="#d7e4bd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332" style:family="table-cell" style:parent-style-name="Default" style:data-style-name="N8004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3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Default" style:data-style-name="N8004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7" style:family="table-cell" style:parent-style-name="Default" style:data-style-name="N800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9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0" style:family="table-cell" style:parent-style-name="Default" style:data-style-name="N8003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1" style:family="table-cell" style:parent-style-name="Default" style:data-style-name="N8003">
      <style:table-cell-properties fo:border-bottom="0.002cm solid #000000" fo:background-color="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3" style:family="table-cell" style:parent-style-name="Default" style:data-style-name="N8003">
      <style:table-cell-properties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5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7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8" style:family="table-cell" style:parent-style-name="Default" style:data-style-name="N109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9" style:family="table-cell" style:parent-style-name="Default" style:data-style-name="N109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0" style:family="table-cell" style:parent-style-name="Default" style:data-style-name="N10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1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2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353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6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7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58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59" style:family="table-cell" style:parent-style-name="Default" style:data-style-name="N800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1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63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64" style:family="table-cell" style:parent-style-name="Default" style:data-style-name="N800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6" style:family="table-cell" style:parent-style-name="Default" style:data-style-name="N8004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7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0" style:family="table-cell" style:parent-style-name="Default" style:data-style-name="N8004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1" style:family="table-cell" style:parent-style-name="Default" style:data-style-name="N8002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72" style:family="table-cell" style:parent-style-name="Default" style:data-style-name="N106"/>
    <style:style style:name="ce373" style:family="table-cell" style:parent-style-name="Default" style:data-style-name="N122"/>
    <style:style style:name="gr1" style:family="graphic">
      <style:graphic-properties draw:stroke="solid" svg:stroke-width="0.026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cm" svg:stroke-color="#000000" draw:marker-start="Extrémités_20_de_20_ligne_20_1" draw:marker-start-width="0.2cm" draw:marker-start-center="false" draw:stroke-linejoin="miter" draw:fill="solid" draw:fill-color="#ffffe1" draw:auto-grow-height="true" draw:auto-grow-width="false" fo:max-width="12cm" fo:min-height="1.89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Extrémités_20_de_20_ligne_20_1" draw:marker-start-width="0.2cm" draw:marker-start-center="false" draw:stroke-linejoin="miter" draw:fill="solid" draw:fill-color="#ffffe1" draw:auto-grow-height="true" draw:auto-grow-width="false" fo:max-width="12cm" fo:min-height="0.83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fo:color="#0070c0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cap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04"/>
        <table:table-column table:style-name="co6" table:default-cell-style-name="ce2"/>
        <table:table-column table:style-name="co10" table:default-cell-style-name="ce275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number-columns-repeated="1003" table:default-cell-style-name="ce2"/>
        <table:table-column table:style-name="co13" table:number-columns-repeated="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Lotissement « O Clos Laurie » - Lot 01</text:p>
          </table:table-cell>
          <table:table-cell/>
          <table:table-cell table:style-name="ce80"/>
          <table:table-cell table:style-name="ce7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>
            <text:p>Construction d'une maison individuelle de 150 m²</text:p>
          </table:table-cell>
          <table:table-cell/>
          <table:table-cell table:style-name="ce44"/>
          <table:table-cell table:style-name="ce7" table:number-columns-repeated="2"/>
          <table:table-cell table:number-columns-repeated="5"/>
          <table:table-cell table:style-name="ce318"/>
          <table:table-cell/>
          <table:table-cell table:style-name="ce367"/>
          <table:table-cell table:number-columns-repeated="1010"/>
        </table:table-row>
        <table:table-row table:style-name="ro1">
          <table:table-cell/>
          <table:table-cell table:style-name="ce6" office:value-type="string">
            <text:p>M. et Mme PARSONS David et Audrey</text:p>
          </table:table-cell>
          <table:table-cell/>
          <table:table-cell table:style-name="ce44"/>
          <table:table-cell table:style-name="ce123" table:number-columns-repeated="2"/>
          <table:table-cell table:number-columns-repeated="5"/>
          <table:table-cell table:style-name="ce318"/>
          <table:table-cell/>
          <table:table-cell table:style-name="ce367"/>
          <table:table-cell table:number-columns-repeated="1010"/>
        </table:table-row>
        <table:table-row table:style-name="ro1">
          <table:table-cell/>
          <table:table-cell table:style-name="ce7"/>
          <table:table-cell table:style-name="ce44"/>
          <table:table-cell table:style-name="ce81"/>
          <table:table-cell table:style-name="ce123" table:number-columns-repeated="2"/>
          <table:table-cell table:number-columns-repeated="4"/>
          <table:table-cell table:style-name="ce278"/>
          <table:table-cell table:number-columns-repeated="2"/>
          <table:table-cell table:style-name="ce367"/>
          <table:table-cell table:number-columns-repeated="1010"/>
        </table:table-row>
        <table:table-row table:style-name="ro1">
          <table:table-cell table:number-columns-repeated="3"/>
          <table:table-cell table:style-name="ce82" table:number-columns-repeated="4"/>
          <table:table-cell table:number-columns-repeated="4"/>
          <table:table-cell table:style-name="ce275"/>
          <table:table-cell table:number-columns-repeated="1012"/>
        </table:table-row>
        <table:table-row table:style-name="ro1">
          <table:table-cell/>
          <table:table-cell table:style-name="ce8"/>
          <table:table-cell table:style-name="ce45" office:value-type="string">
            <text:p>Liste des lots :</text:p>
          </table:table-cell>
          <table:table-cell table:style-name="ce83" office:value-type="string">
            <text:p>BUDGET</text:p>
          </table:table-cell>
          <table:table-cell table:style-name="ce83" office:value-type="string">
            <text:p>P1 = DCE</text:p>
          </table:table-cell>
          <table:table-cell table:style-name="ce83" office:value-type="string">
            <text:p>Ecart P1/budget</text:p>
          </table:table-cell>
          <table:table-cell table:style-name="ce158" office:value-type="string">
            <text:p>Marché de base</text:p>
          </table:table-cell>
          <table:table-cell table:style-name="ce181" office:value-type="string">
            <text:p>Avenants</text:p>
          </table:table-cell>
          <table:table-cell table:style-name="ce206" office:value-type="string" office:string-value="Prévisionnel">
            <text:p><text:s/>Prévisionnel </text:p>
          </table:table-cell>
          <table:table-cell table:style-name="ce244" office:value-type="string">
            <text:p>TOTAL Marché</text:p>
          </table:table-cell>
          <table:table-cell table:style-name="ce83" office:value-type="string">
            <text:p>Titulaire du lot</text:p>
          </table:table-cell>
          <table:table-cell table:style-name="ce319" office:value-type="string">
            <text:p>Ecart marché / Budget</text:p>
          </table:table-cell>
          <table:table-cell table:style-name="ce346"/>
          <table:table-cell table:number-columns-repeated="1011"/>
        </table:table-row>
        <table:table-row table:style-name="ro1">
          <table:table-cell/>
          <table:table-cell table:style-name="ce9"/>
          <table:table-cell table:style-name="ce46"/>
          <table:table-cell table:style-name="ce84"/>
          <table:table-cell table:style-name="ce124"/>
          <table:table-cell table:style-name="ce146"/>
          <table:table-cell table:style-name="ce159"/>
          <table:table-cell table:style-name="ce182"/>
          <table:table-cell table:style-name="ce207"/>
          <table:table-cell table:style-name="ce245"/>
          <table:table-cell table:style-name="ce279"/>
          <table:table-cell table:style-name="ce320"/>
          <table:table-cell table:style-name="ce347"/>
          <table:table-cell table:number-columns-repeated="1011"/>
        </table:table-row>
        <table:table-row table:style-name="ro1">
          <table:table-cell/>
          <table:table-cell table:style-name="ce10" office:value-type="float" office:value="301">
            <text:p>301</text:p>
          </table:table-cell>
          <table:table-cell table:style-name="ce47" office:value-type="string">
            <text:p>TRAVAUX DE BRANCHEMENT</text:p>
          </table:table-cell>
          <table:table-cell table:style-name="ce85"/>
          <table:table-cell table:style-name="ce125"/>
          <table:table-cell table:style-name="ce147"/>
          <table:table-cell table:style-name="ce160"/>
          <table:table-cell table:style-name="ce183"/>
          <table:table-cell table:style-name="ce208"/>
          <table:table-cell table:style-name="ce246" table:formula="of:=[.H9]+[.G9]+[.I9]" office:value-type="float" office:value="0">
            <text:p>0,00</text:p>
          </table:table-cell>
          <table:table-cell table:style-name="ce280"/>
          <table:table-cell table:style-name="ce321"/>
          <table:table-cell table:style-name="ce347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1" office:value-type="float" office:value="302">
            <text:p>302</text:p>
          </table:table-cell>
          <table:table-cell table:style-name="ce48" office:value-type="string">
            <text:p>DEMOLITIONS</text:p>
          </table:table-cell>
          <table:table-cell table:style-name="ce86"/>
          <table:table-cell table:style-name="ce126"/>
          <table:table-cell table:style-name="ce148"/>
          <table:table-cell table:style-name="ce161"/>
          <table:table-cell table:style-name="ce184"/>
          <table:table-cell table:style-name="ce209"/>
          <table:table-cell table:style-name="ce246" table:formula="of:=[.H10]+[.G10]+[.I10]" office:value-type="float" office:value="0">
            <text:p>0,00</text:p>
          </table:table-cell>
          <table:table-cell table:style-name="ce281"/>
          <table:table-cell table:style-name="ce321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1" office:value-type="float" office:value="360">
            <text:p>360</text:p>
          </table:table-cell>
          <table:table-cell table:style-name="ce48" office:value-type="string">
            <text:p>FINITIONS INTERIEURES</text:p>
          </table:table-cell>
          <table:table-cell table:style-name="ce86"/>
          <table:table-cell table:style-name="ce126"/>
          <table:table-cell table:style-name="ce148"/>
          <table:table-cell table:style-name="ce161"/>
          <table:table-cell table:style-name="ce185"/>
          <table:table-cell table:style-name="ce210"/>
          <table:table-cell table:style-name="ce246" table:formula="of:=[.H11]+[.G11]+[.I11]" office:value-type="float" office:value="0">
            <text:p>0,00</text:p>
          </table:table-cell>
          <table:table-cell table:style-name="ce282"/>
          <table:table-cell table:style-name="ce321"/>
          <table:table-cell table:style-name="ce348"/>
          <table:table-cell table:number-columns-repeated="1006"/>
          <table:table-cell/>
          <table:table-cell table:number-columns-repeated="4"/>
        </table:table-row>
        <table:table-row table:style-name="ro1">
          <table:table-cell/>
          <table:table-cell table:style-name="ce12" office:value-type="float" office:value="302">
            <text:p>302</text:p>
          </table:table-cell>
          <table:table-cell table:style-name="ce47" office:value-type="string">
            <text:p>DEMOLITION</text:p>
          </table:table-cell>
          <table:table-cell table:style-name="ce87" office:value-type="float" office:value="44500">
            <text:p>44 500,00</text:p>
          </table:table-cell>
          <table:table-cell table:style-name="ce127"/>
          <table:table-cell table:style-name="ce147"/>
          <table:table-cell table:style-name="ce162"/>
          <table:table-cell table:style-name="ce185"/>
          <table:table-cell table:style-name="ce211"/>
          <table:table-cell table:style-name="ce246" table:formula="of:=[.H12]+[.G12]+[.I12]" office:value-type="float" office:value="0">
            <text:p>0,00</text:p>
          </table:table-cell>
          <table:table-cell table:style-name="ce283"/>
          <table:table-cell table:style-name="ce321"/>
          <table:table-cell table:style-name="ce347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 table:style-name="ce3"/>
          <table:table-cell table:style-name="ce12" office:value-type="float" office:value="303">
            <text:p>303</text:p>
          </table:table-cell>
          <table:table-cell table:style-name="ce49" office:value-type="string">
            <text:p>VOIRIES ET RESEAUX DIVERS</text:p>
          </table:table-cell>
          <table:table-cell table:style-name="ce87" office:value-type="float" office:value="1676629.40684071">
            <text:p>1 676 629,41</text:p>
          </table:table-cell>
          <table:table-cell table:style-name="ce87"/>
          <table:table-cell table:style-name="ce149"/>
          <table:table-cell table:style-name="ce163"/>
          <table:table-cell table:style-name="ce185"/>
          <table:table-cell table:style-name="ce210"/>
          <table:table-cell table:style-name="ce246" table:formula="of:=[.H13]+[.G13]+[.I13]" office:value-type="float" office:value="0">
            <text:p>0,00</text:p>
          </table:table-cell>
          <table:table-cell table:style-name="ce284"/>
          <table:table-cell table:style-name="ce321"/>
          <table:table-cell table:style-name="ce349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3"/>
          <table:table-cell table:number-columns-repeated="2"/>
        </table:table-row>
        <table:table-row table:style-name="ro2">
          <table:table-cell table:style-name="ce3"/>
          <table:table-cell table:style-name="ce12" office:value-type="float" office:value="310">
            <text:p>310</text:p>
          </table:table-cell>
          <table:table-cell table:style-name="ce49" office:value-type="string">
            <text:p>MACONNERIE - GROS-OEUVRE</text:p>
          </table:table-cell>
          <table:table-cell table:style-name="ce87" office:value-type="float" office:value="1399972.19649771">
            <text:p>1 399 972,20</text:p>
          </table:table-cell>
          <table:table-cell table:style-name="ce86"/>
          <table:table-cell table:style-name="ce149"/>
          <table:table-cell table:style-name="ce163"/>
          <table:table-cell table:style-name="ce185"/>
          <table:table-cell table:style-name="ce210"/>
          <table:table-cell table:style-name="ce246" table:formula="of:=[.H14]+[.G14]+[.I14]" office:value-type="float" office:value="0">
            <text:p>0,00</text:p>
          </table:table-cell>
          <table:table-cell table:style-name="ce284"/>
          <table:table-cell table:style-name="ce321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3"/>
          <table:table-cell table:number-columns-repeated="2"/>
        </table:table-row>
        <table:table-row table:style-name="ro2">
          <table:table-cell/>
          <table:table-cell table:style-name="ce11" office:value-type="float" office:value="311">
            <text:p>311</text:p>
          </table:table-cell>
          <table:table-cell table:style-name="ce48" office:value-type="string">
            <text:p>DALLAGES - SOLS INDUSTRIELS</text:p>
          </table:table-cell>
          <table:table-cell table:style-name="ce86"/>
          <table:table-cell table:style-name="ce126"/>
          <table:table-cell table:style-name="ce148"/>
          <table:table-cell table:style-name="ce164"/>
          <table:table-cell table:style-name="ce186"/>
          <table:table-cell table:style-name="ce209"/>
          <table:table-cell table:style-name="ce246" table:formula="of:=[.H15]+[.G15]+[.I15]" office:value-type="float" office:value="0">
            <text:p>0,00</text:p>
          </table:table-cell>
          <table:table-cell table:style-name="ce281"/>
          <table:table-cell table:style-name="ce321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2" office:value-type="float" office:value="311">
            <text:p>311</text:p>
          </table:table-cell>
          <table:table-cell table:style-name="ce49" office:value-type="string">
            <text:p>DALLAGES - SOLS INDUSTRIELS</text:p>
          </table:table-cell>
          <table:table-cell table:style-name="ce86" office:value-type="float" office:value="707773.6">
            <text:p>707 773,60</text:p>
          </table:table-cell>
          <table:table-cell table:style-name="ce86"/>
          <table:table-cell table:style-name="ce148"/>
          <table:table-cell table:style-name="ce164"/>
          <table:table-cell table:style-name="ce185"/>
          <table:table-cell table:style-name="ce210"/>
          <table:table-cell table:style-name="ce246" table:formula="of:=[.H16]+[.G16]+[.I16]" office:value-type="float" office:value="0">
            <text:p>0,00</text:p>
          </table:table-cell>
          <table:table-cell table:style-name="ce285"/>
          <table:table-cell table:style-name="ce321"/>
          <table:table-cell table:style-name="ce348"/>
          <table:table-cell table:style-name="ce93"/>
          <table:table-cell table:number-columns-repeated="1005"/>
          <table:table-cell table:number-columns-repeated="3"/>
          <table:table-cell table:number-columns-repeated="2"/>
        </table:table-row>
        <table:table-row table:style-name="ro2">
          <table:table-cell/>
          <table:table-cell table:style-name="ce12" office:value-type="float" office:value="311">
            <text:p>311</text:p>
          </table:table-cell>
          <table:table-cell table:style-name="ce49" office:value-type="string">
            <text:p>RESINE DE SOL</text:p>
          </table:table-cell>
          <table:table-cell table:style-name="ce86" table:number-columns-repeated="2"/>
          <table:table-cell table:style-name="ce148"/>
          <table:table-cell table:style-name="ce162"/>
          <table:table-cell table:style-name="ce186"/>
          <table:table-cell table:style-name="ce210"/>
          <table:table-cell table:style-name="ce246" table:formula="of:=[.H17]+[.G17]+[.I17]" office:value-type="float" office:value="0">
            <text:p>0,00</text:p>
          </table:table-cell>
          <table:table-cell table:style-name="ce285"/>
          <table:table-cell table:style-name="ce321"/>
          <table:table-cell table:style-name="ce348"/>
          <table:table-cell table:style-name="ce93"/>
          <table:table-cell table:number-columns-repeated="1005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2" office:value-type="float" office:value="311">
            <text:p>311</text:p>
          </table:table-cell>
          <table:table-cell table:style-name="ce49" office:value-type="string">
            <text:p>MARQUAGE AU SOL</text:p>
          </table:table-cell>
          <table:table-cell table:style-name="ce86"/>
          <table:table-cell table:style-name="ce90"/>
          <table:table-cell table:style-name="ce148"/>
          <table:table-cell table:style-name="ce162"/>
          <table:table-cell table:style-name="ce186"/>
          <table:table-cell table:style-name="ce212"/>
          <table:table-cell table:style-name="ce246" table:formula="of:=[.H18]+[.G18]+[.I18]" office:value-type="float" office:value="0">
            <text:p>0,00</text:p>
          </table:table-cell>
          <table:table-cell table:style-name="ce286"/>
          <table:table-cell table:style-name="ce321"/>
          <table:table-cell table:style-name="ce348"/>
          <table:table-cell table:style-name="ce93"/>
          <table:table-cell table:number-columns-repeated="1005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1" office:value-type="float" office:value="320">
            <text:p>320</text:p>
          </table:table-cell>
          <table:table-cell table:style-name="ce48" office:value-type="string">
            <text:p>CHARPENTE METALLIQUE</text:p>
          </table:table-cell>
          <table:table-cell table:style-name="ce86"/>
          <table:table-cell table:style-name="ce126"/>
          <table:table-cell table:style-name="ce148"/>
          <table:table-cell table:style-name="ce164"/>
          <table:table-cell table:style-name="ce186"/>
          <table:table-cell table:style-name="ce213"/>
          <table:table-cell table:style-name="ce246" table:formula="of:=[.H19]+[.G19]+[.I19]" office:value-type="float" office:value="0">
            <text:p>0,00</text:p>
          </table:table-cell>
          <table:table-cell table:style-name="ce281"/>
          <table:table-cell table:style-name="ce321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 table:style-name="ce3"/>
          <table:table-cell table:style-name="ce12" office:value-type="float" office:value="320">
            <text:p>320</text:p>
          </table:table-cell>
          <table:table-cell table:style-name="ce49" office:value-type="string">
            <text:p>CHARPENTE METALLIQUE</text:p>
          </table:table-cell>
          <table:table-cell table:style-name="ce87" office:value-type="float" office:value="140209.473665333">
            <text:p>140 209,47</text:p>
          </table:table-cell>
          <table:table-cell table:style-name="ce87"/>
          <table:table-cell table:style-name="ce149"/>
          <table:table-cell table:style-name="ce162"/>
          <table:table-cell table:style-name="ce185"/>
          <table:table-cell table:style-name="ce210"/>
          <table:table-cell table:style-name="ce246" table:formula="of:=[.H20]+[.G20]+[.I20]" office:value-type="float" office:value="0">
            <text:p>0,00</text:p>
          </table:table-cell>
          <table:table-cell table:style-name="ce284"/>
          <table:table-cell table:style-name="ce321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2">
          <table:table-cell table:style-name="ce3"/>
          <table:table-cell table:style-name="ce12" office:value-type="float" office:value="321">
            <text:p>321</text:p>
          </table:table-cell>
          <table:table-cell table:style-name="ce49" office:value-type="string">
            <text:p>CHARPENTE BETON </text:p>
          </table:table-cell>
          <table:table-cell table:style-name="ce87" office:value-type="float" office:value="941862.1">
            <text:p>941 862,10</text:p>
          </table:table-cell>
          <table:table-cell table:style-name="ce87"/>
          <table:table-cell table:style-name="ce149"/>
          <table:table-cell table:style-name="ce163"/>
          <table:table-cell table:style-name="ce185"/>
          <table:table-cell table:style-name="ce210"/>
          <table:table-cell table:style-name="ce246" table:formula="of:=[.H21]+[.G21]+[.I21]" office:value-type="float" office:value="0">
            <text:p>0,00</text:p>
          </table:table-cell>
          <table:table-cell table:style-name="ce284"/>
          <table:table-cell table:style-name="ce321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3"/>
          <table:table-cell table:number-columns-repeated="2"/>
        </table:table-row>
        <table:table-row table:style-name="ro2">
          <table:table-cell table:style-name="ce3"/>
          <table:table-cell table:style-name="ce12" office:value-type="float" office:value="322">
            <text:p>322</text:p>
          </table:table-cell>
          <table:table-cell table:style-name="ce49" office:value-type="string">
            <text:p>SECURITE TOITURE</text:p>
          </table:table-cell>
          <table:table-cell table:style-name="ce87" office:value-type="float" office:value="11761.3">
            <text:p>11 761,30</text:p>
          </table:table-cell>
          <table:table-cell table:style-name="ce87"/>
          <table:table-cell table:style-name="ce149"/>
          <table:table-cell table:style-name="ce162"/>
          <table:table-cell table:style-name="ce185"/>
          <table:table-cell table:style-name="ce214"/>
          <table:table-cell table:style-name="ce246" table:formula="of:=[.H22]+[.G22]+[.I22]" office:value-type="float" office:value="0">
            <text:p>0,00</text:p>
          </table:table-cell>
          <table:table-cell table:style-name="ce284"/>
          <table:table-cell table:style-name="ce321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/>
          <table:table-cell table:number-columns-repeated="4"/>
        </table:table-row>
        <table:table-row table:style-name="ro2">
          <table:table-cell/>
          <table:table-cell table:style-name="ce11" office:value-type="float" office:value="330">
            <text:p>330</text:p>
          </table:table-cell>
          <table:table-cell table:style-name="ce48" office:value-type="string">
            <text:p>COUVERTURE - ETANCHEITE</text:p>
          </table:table-cell>
          <table:table-cell table:style-name="ce86"/>
          <table:table-cell table:style-name="ce126"/>
          <table:table-cell table:style-name="ce148"/>
          <table:table-cell table:style-name="ce164"/>
          <table:table-cell table:style-name="ce186"/>
          <table:table-cell table:style-name="ce213"/>
          <table:table-cell table:style-name="ce246" table:formula="of:=[.H23]+[.G23]+[.I23]" office:value-type="float" office:value="0">
            <text:p>0,00</text:p>
          </table:table-cell>
          <table:table-cell table:style-name="ce281"/>
          <table:table-cell table:style-name="ce321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 table:style-name="ce3"/>
          <table:table-cell table:style-name="ce12" office:value-type="float" office:value="330">
            <text:p>330</text:p>
          </table:table-cell>
          <table:table-cell table:style-name="ce49" office:value-type="string">
            <text:p>COUVERTURE - ETANCHEITE</text:p>
          </table:table-cell>
          <table:table-cell table:style-name="ce86" office:value-type="float" office:value="941881.817">
            <text:p>941 881,82</text:p>
          </table:table-cell>
          <table:table-cell table:style-name="ce86"/>
          <table:table-cell table:style-name="ce148"/>
          <table:table-cell table:style-name="ce165" table:number-columns-spanned="1" table:number-rows-spanned="2"/>
          <table:table-cell table:style-name="ce187" table:number-columns-spanned="1" table:number-rows-spanned="2"/>
          <table:table-cell table:style-name="ce215" table:number-columns-spanned="1" table:number-rows-spanned="2"/>
          <table:table-cell table:style-name="ce247" table:formula="of:=[.H24]+[.G24]+[.I24]" office:value-type="float" office:value="0" table:number-columns-spanned="1" table:number-rows-spanned="2">
            <text:p>0,00</text:p>
          </table:table-cell>
          <table:table-cell table:style-name="ce285" table:number-columns-spanned="1" table:number-rows-spanned="2"/>
          <table:table-cell table:style-name="ce149" table:number-columns-spanned="1" table:number-rows-spanned="2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3"/>
          <table:table-cell table:number-columns-repeated="2"/>
        </table:table-row>
        <table:table-row table:style-name="ro2">
          <table:table-cell table:style-name="ce3"/>
          <table:table-cell table:style-name="ce12" office:value-type="float" office:value="331">
            <text:p>331</text:p>
          </table:table-cell>
          <table:table-cell table:style-name="ce49" office:value-type="string">
            <text:p>BARDAGES</text:p>
          </table:table-cell>
          <table:table-cell table:style-name="ce86" office:value-type="float" office:value="262029.2952">
            <text:p>262 029,30</text:p>
          </table:table-cell>
          <table:table-cell table:style-name="ce87"/>
          <table:table-cell table:style-name="ce148"/>
          <table:covered-table-cell table:style-name="ce166"/>
          <table:covered-table-cell table:style-name="ce188"/>
          <table:covered-table-cell table:style-name="ce216"/>
          <table:covered-table-cell table:style-name="ce248"/>
          <table:covered-table-cell table:style-name="ce287"/>
          <table:covered-table-cell table:style-name="ce322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2">
          <table:table-cell table:style-name="ce3"/>
          <table:table-cell table:style-name="ce12" office:value-type="float" office:value="332">
            <text:p>332</text:p>
          </table:table-cell>
          <table:table-cell table:style-name="ce49" office:value-type="string">
            <text:p>ENCEINTES ISOLANTES</text:p>
          </table:table-cell>
          <table:table-cell table:style-name="ce86" office:value-type="float" office:value="1537905.8864">
            <text:p>1 537 905,89</text:p>
          </table:table-cell>
          <table:table-cell table:style-name="ce87"/>
          <table:table-cell table:style-name="ce148"/>
          <table:table-cell table:style-name="ce167"/>
          <table:table-cell table:style-name="ce185"/>
          <table:table-cell table:style-name="ce210"/>
          <table:table-cell table:style-name="ce246" table:formula="of:=[.H26]+[.G26]+[.I26]" office:value-type="float" office:value="0">
            <text:p>0,00</text:p>
          </table:table-cell>
          <table:table-cell table:style-name="ce285"/>
          <table:table-cell table:style-name="ce321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/>
          <table:table-cell/>
          <table:table-cell/>
          <table:table-cell table:number-columns-repeated="2"/>
        </table:table-row>
        <table:table-row table:style-name="ro2" table:visibility="collapse">
          <table:table-cell table:style-name="ce3"/>
          <table:table-cell table:style-name="ce12" office:value-type="float" office:value="333">
            <text:p>333</text:p>
          </table:table-cell>
          <table:table-cell table:style-name="ce49" office:value-type="string">
            <text:p>BETON CELLULAIRE - fourniture</text:p>
          </table:table-cell>
          <table:table-cell table:style-name="ce87"/>
          <table:table-cell table:style-name="ce86"/>
          <table:table-cell table:style-name="ce149"/>
          <table:table-cell table:style-name="ce162"/>
          <table:table-cell table:style-name="ce185"/>
          <table:table-cell table:style-name="ce214"/>
          <table:table-cell table:style-name="ce246" table:formula="of:=[.H27]+[.G27]+[.I27]" office:value-type="float" office:value="0">
            <text:p>0,00</text:p>
          </table:table-cell>
          <table:table-cell table:style-name="ce284"/>
          <table:table-cell table:style-name="ce321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2" table:visibility="collapse">
          <table:table-cell table:style-name="ce3"/>
          <table:table-cell table:style-name="ce12" office:value-type="float" office:value="333">
            <text:p>333</text:p>
          </table:table-cell>
          <table:table-cell table:style-name="ce49" office:value-type="string">
            <text:p>BETON CELLULAIRE - pose</text:p>
          </table:table-cell>
          <table:table-cell table:style-name="ce87" table:number-columns-repeated="2"/>
          <table:table-cell table:style-name="ce149"/>
          <table:table-cell table:style-name="ce162"/>
          <table:table-cell table:style-name="ce185"/>
          <table:table-cell table:style-name="ce214"/>
          <table:table-cell table:style-name="ce246" table:formula="of:=[.H28]+[.G28]+[.I28]" office:value-type="float" office:value="0">
            <text:p>0,00</text:p>
          </table:table-cell>
          <table:table-cell table:style-name="ce284"/>
          <table:table-cell table:style-name="ce321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3"/>
          <table:table-cell table:number-columns-repeated="2"/>
        </table:table-row>
        <table:table-row table:style-name="ro2">
          <table:table-cell table:style-name="ce3"/>
          <table:table-cell table:style-name="ce12" office:value-type="float" office:value="333">
            <text:p>333</text:p>
          </table:table-cell>
          <table:table-cell table:style-name="ce49" office:value-type="string">
            <text:p>PREFABRICATION BETON</text:p>
          </table:table-cell>
          <table:table-cell table:style-name="ce87"/>
          <table:table-cell table:style-name="ce86"/>
          <table:table-cell table:style-name="ce149"/>
          <table:table-cell table:style-name="ce163"/>
          <table:table-cell table:style-name="ce185"/>
          <table:table-cell table:style-name="ce210"/>
          <table:table-cell table:style-name="ce246" table:formula="of:=[.H29]+[.G29]+[.I29]" office:value-type="float" office:value="0">
            <text:p>0,00</text:p>
          </table:table-cell>
          <table:table-cell table:style-name="ce284"/>
          <table:table-cell table:style-name="ce321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3"/>
          <table:table-cell table:number-columns-repeated="2"/>
        </table:table-row>
        <table:table-row table:style-name="ro2">
          <table:table-cell/>
          <table:table-cell table:style-name="ce11" office:value-type="float" office:value="340">
            <text:p>340</text:p>
          </table:table-cell>
          <table:table-cell table:style-name="ce48" office:value-type="string">
            <text:p>METALLERIE</text:p>
          </table:table-cell>
          <table:table-cell table:style-name="ce86"/>
          <table:table-cell table:style-name="ce126"/>
          <table:table-cell table:style-name="ce148"/>
          <table:table-cell table:style-name="ce164"/>
          <table:table-cell table:style-name="ce186"/>
          <table:table-cell table:style-name="ce213"/>
          <table:table-cell table:style-name="ce246" table:formula="of:=[.H30]+[.G30]+[.I30]" office:value-type="float" office:value="0">
            <text:p>0,00</text:p>
          </table:table-cell>
          <table:table-cell table:style-name="ce281"/>
          <table:table-cell table:style-name="ce321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 table:style-name="ce3"/>
          <table:table-cell table:style-name="ce12" office:value-type="float" office:value="340">
            <text:p>340</text:p>
          </table:table-cell>
          <table:table-cell table:style-name="ce49" office:value-type="string">
            <text:p>METALLERIE</text:p>
          </table:table-cell>
          <table:table-cell table:style-name="ce87" office:value-type="float" office:value="571176.899333333">
            <text:p>571 176,90</text:p>
          </table:table-cell>
          <table:table-cell table:style-name="ce87"/>
          <table:table-cell table:style-name="ce149"/>
          <table:table-cell table:style-name="ce163"/>
          <table:table-cell table:style-name="ce185"/>
          <table:table-cell table:style-name="ce210"/>
          <table:table-cell table:style-name="ce246" table:formula="of:=[.H31]+[.G31]+[.I31]" office:value-type="float" office:value="0">
            <text:p>0,00</text:p>
          </table:table-cell>
          <table:table-cell table:style-name="ce288"/>
          <table:table-cell table:style-name="ce321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/>
          <table:table-cell table:number-columns-repeated="4"/>
        </table:table-row>
        <table:table-row table:style-name="ro2">
          <table:table-cell table:style-name="ce4"/>
          <table:table-cell table:style-name="ce12" office:value-type="string">
            <text:p>340b</text:p>
          </table:table-cell>
          <table:table-cell table:style-name="ce49" office:value-type="string">
            <text:p>PORTES COUPE FEU</text:p>
          </table:table-cell>
          <table:table-cell table:style-name="ce87" table:number-columns-repeated="2"/>
          <table:table-cell table:style-name="ce149"/>
          <table:table-cell table:style-name="ce163"/>
          <table:table-cell table:style-name="ce185"/>
          <table:table-cell table:style-name="ce210"/>
          <table:table-cell table:style-name="ce246" table:formula="of:=[.H32]+[.G32]+[.I32]" office:value-type="float" office:value="0">
            <text:p>0,00</text:p>
          </table:table-cell>
          <table:table-cell table:style-name="ce284"/>
          <table:table-cell table:style-name="ce321"/>
          <table:table-cell table:style-name="ce348"/>
          <table:table-cell table:style-name="ce368" table:number-columns-repeated="6"/>
          <table:table-cell table:style-name="ce4" table:number-columns-repeated="998"/>
          <table:table-cell table:number-columns-repeated="2"/>
          <table:table-cell table:number-columns-repeated="3"/>
          <table:table-cell table:number-columns-repeated="2"/>
        </table:table-row>
        <table:table-row table:style-name="ro2">
          <table:table-cell table:style-name="ce3"/>
          <table:table-cell table:style-name="ce12" office:value-type="float" office:value="341">
            <text:p>341</text:p>
          </table:table-cell>
          <table:table-cell table:style-name="ce49" office:value-type="string">
            <text:p>FERMETURES INDUSTRIELLES</text:p>
          </table:table-cell>
          <table:table-cell table:style-name="ce87" table:formula="of:=98341+69960" office:value-type="float" office:value="168301">
            <text:p>168 301,00</text:p>
          </table:table-cell>
          <table:table-cell table:style-name="ce87"/>
          <table:table-cell table:style-name="ce149"/>
          <table:table-cell table:style-name="ce165" table:number-columns-spanned="1" table:number-rows-spanned="2"/>
          <table:table-cell table:style-name="ce189" table:number-columns-spanned="1" table:number-rows-spanned="2"/>
          <table:table-cell table:style-name="ce215" table:number-columns-spanned="1" table:number-rows-spanned="2"/>
          <table:table-cell table:style-name="ce247" table:formula="of:=[.H33]+[.G33]+[.I33]" office:value-type="float" office:value="0" table:number-columns-spanned="1" table:number-rows-spanned="2">
            <text:p>0,00</text:p>
          </table:table-cell>
          <table:table-cell table:style-name="ce284" table:number-columns-spanned="1" table:number-rows-spanned="2"/>
          <table:table-cell table:style-name="ce149" table:number-columns-spanned="1" table:number-rows-spanned="2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3"/>
          <table:table-cell table:number-columns-repeated="2"/>
        </table:table-row>
        <table:table-row table:style-name="ro2">
          <table:table-cell table:style-name="ce3"/>
          <table:table-cell table:style-name="ce12" office:value-type="float" office:value="371">
            <text:p>371</text:p>
          </table:table-cell>
          <table:table-cell table:style-name="ce49" office:value-type="string">
            <text:p>EQUIPEMENTS DE QUAIS</text:p>
          </table:table-cell>
          <table:table-cell table:style-name="ce87" office:value-type="float" office:value="571554">
            <text:p>571 554,00</text:p>
          </table:table-cell>
          <table:table-cell table:style-name="ce87"/>
          <table:table-cell table:style-name="ce149"/>
          <table:covered-table-cell table:style-name="ce166"/>
          <table:covered-table-cell table:style-name="ce190"/>
          <table:covered-table-cell table:style-name="ce216"/>
          <table:covered-table-cell table:style-name="ce248"/>
          <table:covered-table-cell table:style-name="ce289"/>
          <table:covered-table-cell table:style-name="ce322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3"/>
          <table:table-cell table:number-columns-repeated="2"/>
        </table:table-row>
        <table:table-row table:style-name="ro2">
          <table:table-cell table:style-name="ce4"/>
          <table:table-cell table:style-name="ce12" office:value-type="float" office:value="371">
            <text:p>371</text:p>
          </table:table-cell>
          <table:table-cell table:style-name="ce49" office:value-type="string">
            <text:p>EQUIPEMENTS DE QUAIS</text:p>
          </table:table-cell>
          <table:table-cell table:style-name="ce87" table:number-columns-repeated="2"/>
          <table:table-cell table:style-name="ce149"/>
          <table:table-cell table:style-name="ce163"/>
          <table:table-cell table:style-name="ce185"/>
          <table:table-cell table:style-name="ce214"/>
          <table:table-cell table:style-name="ce246" table:formula="of:=[.H35]+[.G35]+[.I35]" office:value-type="float" office:value="0">
            <text:p>0,00</text:p>
          </table:table-cell>
          <table:table-cell table:style-name="ce290"/>
          <table:table-cell table:style-name="ce321"/>
          <table:table-cell table:style-name="ce348"/>
          <table:table-cell table:style-name="ce368" table:number-columns-repeated="6"/>
          <table:table-cell table:style-name="ce4" table:number-columns-repeated="998"/>
          <table:table-cell table:number-columns-repeated="2"/>
          <table:table-cell/>
          <table:table-cell table:number-columns-repeated="4"/>
        </table:table-row>
        <table:table-row table:style-name="ro2">
          <table:table-cell/>
          <table:table-cell table:style-name="ce11" office:value-type="float" office:value="343">
            <text:p>343</text:p>
          </table:table-cell>
          <table:table-cell table:style-name="ce48" office:value-type="string">
            <text:p>MENUISERIES ALU</text:p>
          </table:table-cell>
          <table:table-cell table:style-name="ce86"/>
          <table:table-cell table:style-name="ce126"/>
          <table:table-cell table:style-name="ce148"/>
          <table:table-cell table:style-name="ce164"/>
          <table:table-cell table:style-name="ce186"/>
          <table:table-cell table:style-name="ce209"/>
          <table:table-cell table:style-name="ce246" table:formula="of:=[.H36]+[.G36]+[.I36]" office:value-type="float" office:value="0">
            <text:p>0,00</text:p>
          </table:table-cell>
          <table:table-cell table:style-name="ce281"/>
          <table:table-cell table:style-name="ce321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 table:style-name="ce3"/>
          <table:table-cell table:style-name="ce12" office:value-type="float" office:value="343">
            <text:p>343</text:p>
          </table:table-cell>
          <table:table-cell table:style-name="ce49" office:value-type="string">
            <text:p>MENUISERIE ALUMINIUM</text:p>
          </table:table-cell>
          <table:table-cell table:style-name="ce87" office:value-type="float" office:value="5243.2">
            <text:p>5 243,20</text:p>
          </table:table-cell>
          <table:table-cell table:style-name="ce87"/>
          <table:table-cell table:style-name="ce149"/>
          <table:table-cell table:style-name="ce163"/>
          <table:table-cell table:style-name="ce185"/>
          <table:table-cell table:style-name="ce210"/>
          <table:table-cell table:style-name="ce246" table:formula="of:=[.H37]+[.G37]+[.I37]" office:value-type="float" office:value="0">
            <text:p>0,00</text:p>
          </table:table-cell>
          <table:table-cell table:style-name="ce291"/>
          <table:table-cell table:style-name="ce321"/>
          <table:table-cell table:style-name="ce31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3"/>
          <table:table-cell table:number-columns-repeated="2"/>
        </table:table-row>
        <table:table-row table:style-name="ro2" table:visibility="collapse">
          <table:table-cell table:style-name="ce3"/>
          <table:table-cell table:style-name="ce12"/>
          <table:table-cell table:style-name="ce49" office:value-type="string">
            <text:p>Local sprinkler</text:p>
          </table:table-cell>
          <table:table-cell table:style-name="ce87" table:number-columns-repeated="2"/>
          <table:table-cell table:style-name="ce149"/>
          <table:table-cell table:style-name="ce163"/>
          <table:table-cell table:style-name="ce185"/>
          <table:table-cell table:style-name="ce214"/>
          <table:table-cell table:style-name="ce246" table:formula="of:=[.H38]+[.G38]+[.I38]" office:value-type="float" office:value="0">
            <text:p>0,00</text:p>
          </table:table-cell>
          <table:table-cell table:style-name="ce284"/>
          <table:table-cell table:style-name="ce321"/>
          <table:table-cell table:style-name="ce31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2" table:visibility="collapse">
          <table:table-cell table:style-name="ce3"/>
          <table:table-cell table:style-name="ce12"/>
          <table:table-cell table:style-name="ce49" office:value-type="string">
            <text:p>Local Chaufferie</text:p>
          </table:table-cell>
          <table:table-cell table:style-name="ce87" table:number-columns-repeated="2"/>
          <table:table-cell table:style-name="ce149"/>
          <table:table-cell table:style-name="ce163"/>
          <table:table-cell table:style-name="ce191"/>
          <table:table-cell table:style-name="ce217"/>
          <table:table-cell table:style-name="ce246" table:formula="of:=[.H39]+[.G39]+[.I39]" office:value-type="float" office:value="0">
            <text:p>0,00</text:p>
          </table:table-cell>
          <table:table-cell table:style-name="ce284"/>
          <table:table-cell table:style-name="ce321"/>
          <table:table-cell table:style-name="ce31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2" table:visibility="collapse">
          <table:table-cell table:style-name="ce3"/>
          <table:table-cell table:style-name="ce12"/>
          <table:table-cell table:style-name="ce49" office:value-type="string">
            <text:p>Local de charge</text:p>
          </table:table-cell>
          <table:table-cell table:style-name="ce87" table:number-columns-repeated="2"/>
          <table:table-cell table:style-name="ce149"/>
          <table:table-cell table:style-name="ce162"/>
          <table:table-cell table:style-name="ce185"/>
          <table:table-cell table:style-name="ce214"/>
          <table:table-cell table:style-name="ce246" table:formula="of:=[.H40]+[.G40]+[.I40]" office:value-type="float" office:value="0">
            <text:p>0,00</text:p>
          </table:table-cell>
          <table:table-cell table:style-name="ce284"/>
          <table:table-cell table:style-name="ce321"/>
          <table:table-cell table:style-name="ce31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2" table:visibility="collapse">
          <table:table-cell table:style-name="ce3"/>
          <table:table-cell table:style-name="ce12"/>
          <table:table-cell table:style-name="ce49" office:value-type="string">
            <text:p>Local TGBT</text:p>
          </table:table-cell>
          <table:table-cell table:style-name="ce87" table:number-columns-repeated="2"/>
          <table:table-cell table:style-name="ce149"/>
          <table:table-cell table:style-name="ce162"/>
          <table:table-cell table:style-name="ce185"/>
          <table:table-cell table:style-name="ce214"/>
          <table:table-cell table:style-name="ce246" table:formula="of:=[.H41]+[.G41]+[.I41]" office:value-type="float" office:value="0">
            <text:p>0,00</text:p>
          </table:table-cell>
          <table:table-cell table:style-name="ce284"/>
          <table:table-cell table:style-name="ce321"/>
          <table:table-cell table:style-name="ce31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2" table:visibility="collapse">
          <table:table-cell table:style-name="ce3"/>
          <table:table-cell table:style-name="ce12"/>
          <table:table-cell table:style-name="ce49" office:value-type="string">
            <text:p>PV façade panneaux sandwich dégradés</text:p>
          </table:table-cell>
          <table:table-cell table:style-name="ce87" table:number-columns-repeated="2"/>
          <table:table-cell table:style-name="ce149"/>
          <table:table-cell table:style-name="ce162"/>
          <table:table-cell table:style-name="ce185"/>
          <table:table-cell table:style-name="ce214"/>
          <table:table-cell table:style-name="ce246" table:formula="of:=[.H42]+[.G42]+[.I42]" office:value-type="float" office:value="0">
            <text:p>0,00</text:p>
          </table:table-cell>
          <table:table-cell table:style-name="ce284"/>
          <table:table-cell table:style-name="ce321"/>
          <table:table-cell table:style-name="ce31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2" table:visibility="collapse">
          <table:table-cell table:style-name="ce3"/>
          <table:table-cell table:style-name="ce12"/>
          <table:table-cell table:style-name="ce49" office:value-type="string">
            <text:p>Auvent 2,50m</text:p>
          </table:table-cell>
          <table:table-cell table:style-name="ce87" table:number-columns-repeated="2"/>
          <table:table-cell table:style-name="ce149"/>
          <table:table-cell table:style-name="ce162"/>
          <table:table-cell table:style-name="ce185"/>
          <table:table-cell table:style-name="ce214"/>
          <table:table-cell table:style-name="ce246" table:formula="of:=[.H43]+[.G43]+[.I43]" office:value-type="float" office:value="0">
            <text:p>0,00</text:p>
          </table:table-cell>
          <table:table-cell table:style-name="ce284"/>
          <table:table-cell table:style-name="ce321"/>
          <table:table-cell table:style-name="ce31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2" table:visibility="collapse">
          <table:table-cell table:style-name="ce3"/>
          <table:table-cell table:style-name="ce12"/>
          <table:table-cell table:style-name="ce49" office:value-type="string">
            <text:p>Clos et couvert Bureaux Locaux sociaux</text:p>
          </table:table-cell>
          <table:table-cell table:style-name="ce87" table:number-columns-repeated="2"/>
          <table:table-cell table:style-name="ce149"/>
          <table:table-cell table:style-name="ce162"/>
          <table:table-cell table:style-name="ce185"/>
          <table:table-cell table:style-name="ce214"/>
          <table:table-cell table:style-name="ce246" table:formula="of:=[.H44]+[.G44]+[.I44]" office:value-type="float" office:value="0">
            <text:p>0,00</text:p>
          </table:table-cell>
          <table:table-cell table:style-name="ce284"/>
          <table:table-cell table:style-name="ce321"/>
          <table:table-cell table:style-name="ce31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2" table:visibility="collapse">
          <table:table-cell table:style-name="ce3"/>
          <table:table-cell table:style-name="ce12"/>
          <table:table-cell table:style-name="ce49" office:value-type="string">
            <text:p>Moins value bandeau polycarbonate</text:p>
          </table:table-cell>
          <table:table-cell table:style-name="ce87"/>
          <table:table-cell table:style-name="ce128"/>
          <table:table-cell table:style-name="ce149"/>
          <table:table-cell table:style-name="ce162"/>
          <table:table-cell table:style-name="ce185"/>
          <table:table-cell table:style-name="ce214"/>
          <table:table-cell table:style-name="ce246" table:formula="of:=[.H45]+[.G45]+[.I45]" office:value-type="float" office:value="0">
            <text:p>0,00</text:p>
          </table:table-cell>
          <table:table-cell table:style-name="ce284"/>
          <table:table-cell table:style-name="ce321"/>
          <table:table-cell table:style-name="ce31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2" table:visibility="collapse">
          <table:table-cell table:style-name="ce3"/>
          <table:table-cell table:style-name="ce12"/>
          <table:table-cell table:style-name="ce49" office:value-type="string">
            <text:p>Trame 17,10x23,40 dans zone de réception</text:p>
          </table:table-cell>
          <table:table-cell table:style-name="ce87"/>
          <table:table-cell table:style-name="ce128"/>
          <table:table-cell table:style-name="ce149"/>
          <table:table-cell table:style-name="ce162"/>
          <table:table-cell table:style-name="ce185"/>
          <table:table-cell table:style-name="ce214"/>
          <table:table-cell table:style-name="ce246" table:formula="of:=[.H46]+[.G46]+[.I46]" office:value-type="float" office:value="0">
            <text:p>0,00</text:p>
          </table:table-cell>
          <table:table-cell table:style-name="ce284"/>
          <table:table-cell table:style-name="ce321"/>
          <table:table-cell table:style-name="ce31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2">
          <table:table-cell/>
          <table:table-cell table:style-name="ce11" office:value-type="float" office:value="350">
            <text:p>350</text:p>
          </table:table-cell>
          <table:table-cell table:style-name="ce50" office:value-type="string">
            <text:p>COURANTS FORTS</text:p>
          </table:table-cell>
          <table:table-cell table:style-name="ce86"/>
          <table:table-cell table:style-name="ce126"/>
          <table:table-cell table:style-name="ce148"/>
          <table:table-cell table:style-name="ce164"/>
          <table:table-cell table:style-name="ce186"/>
          <table:table-cell table:style-name="ce213"/>
          <table:table-cell table:style-name="ce246" table:formula="of:=[.H47]+[.G47]+[.I47]" office:value-type="float" office:value="0">
            <text:p>0,00</text:p>
          </table:table-cell>
          <table:table-cell table:style-name="ce281"/>
          <table:table-cell table:style-name="ce321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2" office:value-type="float" office:value="350">
            <text:p>350</text:p>
          </table:table-cell>
          <table:table-cell table:style-name="ce49" office:value-type="string">
            <text:p>COURANTS FORTS</text:p>
          </table:table-cell>
          <table:table-cell table:style-name="ce86" office:value-type="float" office:value="1526794">
            <text:p>1 526 794,00</text:p>
          </table:table-cell>
          <table:table-cell table:style-name="ce129"/>
          <table:table-cell table:style-name="ce150"/>
          <table:table-cell table:style-name="ce162"/>
          <table:table-cell table:style-name="ce185"/>
          <table:table-cell table:style-name="ce210"/>
          <table:table-cell table:style-name="ce246" table:formula="of:=[.H48]+[.G48]+[.I48]" office:value-type="float" office:value="0">
            <text:p>0,00</text:p>
          </table:table-cell>
          <table:table-cell table:style-name="ce285"/>
          <table:table-cell table:style-name="ce321"/>
          <table:table-cell table:style-name="ce318"/>
          <table:table-cell table:number-columns-repeated="1006"/>
          <table:table-cell/>
          <table:table-cell table:number-columns-repeated="4"/>
        </table:table-row>
        <table:table-row table:style-name="ro2">
          <table:table-cell/>
          <table:table-cell table:style-name="ce11" office:value-type="float" office:value="351">
            <text:p>351</text:p>
          </table:table-cell>
          <table:table-cell table:style-name="ce50" office:value-type="string">
            <text:p>COURANTS FAIBLES</text:p>
          </table:table-cell>
          <table:table-cell table:style-name="ce86"/>
          <table:table-cell table:style-name="ce126"/>
          <table:table-cell table:style-name="ce148"/>
          <table:table-cell table:style-name="ce164"/>
          <table:table-cell table:style-name="ce186"/>
          <table:table-cell table:style-name="ce213"/>
          <table:table-cell table:style-name="ce246" table:formula="of:=[.H49]+[.G49]+[.I49]" office:value-type="float" office:value="0">
            <text:p>0,00</text:p>
          </table:table-cell>
          <table:table-cell table:style-name="ce281"/>
          <table:table-cell table:style-name="ce321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2" office:value-type="float" office:value="351">
            <text:p>351</text:p>
          </table:table-cell>
          <table:table-cell table:style-name="ce49" office:value-type="string">
            <text:p>COURANTS FAIBLES</text:p>
          </table:table-cell>
          <table:table-cell table:style-name="ce86" office:value-type="float" office:value="446206">
            <text:p>446 206,00</text:p>
          </table:table-cell>
          <table:table-cell table:style-name="ce129"/>
          <table:table-cell table:style-name="ce150"/>
          <table:table-cell table:style-name="ce162"/>
          <table:table-cell table:style-name="ce185"/>
          <table:table-cell table:style-name="ce210"/>
          <table:table-cell table:style-name="ce246" table:formula="of:=[.H50]+[.G50]+[.I50]" office:value-type="float" office:value="0">
            <text:p>0,00</text:p>
          </table:table-cell>
          <table:table-cell table:style-name="ce285"/>
          <table:table-cell table:style-name="ce321"/>
          <table:table-cell table:style-name="ce318"/>
          <table:table-cell table:number-columns-repeated="1006"/>
          <table:table-cell/>
          <table:table-cell table:number-columns-repeated="4"/>
        </table:table-row>
        <table:table-row table:style-name="ro2" table:visibility="collapse">
          <table:table-cell/>
          <table:table-cell table:style-name="ce13" office:value-type="string">
            <text:p>???</text:p>
          </table:table-cell>
          <table:table-cell table:style-name="ce49" office:value-type="string">
            <text:p>GTB</text:p>
          </table:table-cell>
          <table:table-cell table:style-name="ce86"/>
          <table:table-cell table:style-name="ce129"/>
          <table:table-cell table:style-name="ce150"/>
          <table:table-cell table:style-name="ce162"/>
          <table:table-cell table:style-name="ce185"/>
          <table:table-cell table:style-name="ce214"/>
          <table:table-cell table:style-name="ce246" table:formula="of:=[.H51]+[.G51]+[.I51]" office:value-type="float" office:value="0">
            <text:p>0,00</text:p>
          </table:table-cell>
          <table:table-cell table:style-name="ce285"/>
          <table:table-cell table:style-name="ce321"/>
          <table:table-cell table:style-name="ce318"/>
          <table:table-cell table:number-columns-repeated="1006"/>
          <table:table-cell/>
          <table:table-cell table:number-columns-repeated="4"/>
        </table:table-row>
        <table:table-row table:style-name="ro2">
          <table:table-cell/>
          <table:table-cell table:style-name="ce11" office:value-type="float" office:value="354">
            <text:p>354</text:p>
          </table:table-cell>
          <table:table-cell table:style-name="ce48" office:value-type="string">
            <text:p>PLOMBERIE - SANITAIRES</text:p>
          </table:table-cell>
          <table:table-cell table:style-name="ce86"/>
          <table:table-cell table:style-name="ce126"/>
          <table:table-cell table:style-name="ce148"/>
          <table:table-cell table:style-name="ce164"/>
          <table:table-cell table:style-name="ce186"/>
          <table:table-cell table:style-name="ce213"/>
          <table:table-cell table:style-name="ce246" table:formula="of:=[.H52]+[.G52]+[.I52]" office:value-type="float" office:value="0">
            <text:p>0,00</text:p>
          </table:table-cell>
          <table:table-cell table:style-name="ce281"/>
          <table:table-cell table:style-name="ce321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2" office:value-type="float" office:value="353">
            <text:p>353</text:p>
          </table:table-cell>
          <table:table-cell table:style-name="ce49" office:value-type="string">
            <text:p>CHAUFFAGE VENTILATION</text:p>
          </table:table-cell>
          <table:table-cell table:style-name="ce86" office:value-type="float" office:value="486265">
            <text:p>486 265,00</text:p>
          </table:table-cell>
          <table:table-cell table:style-name="ce86"/>
          <table:table-cell table:style-name="ce148"/>
          <table:table-cell table:style-name="ce165" table:number-columns-spanned="1" table:number-rows-spanned="2"/>
          <table:table-cell table:style-name="ce187" table:number-columns-spanned="1" table:number-rows-spanned="2"/>
          <table:table-cell table:style-name="ce215" table:number-columns-spanned="1" table:number-rows-spanned="2"/>
          <table:table-cell table:style-name="ce247" table:formula="of:=[.H53]+[.G53]+[.I53]" office:value-type="float" office:value="0" table:number-columns-spanned="1" table:number-rows-spanned="2">
            <text:p>0,00</text:p>
          </table:table-cell>
          <table:table-cell table:style-name="ce285" table:number-columns-spanned="1" table:number-rows-spanned="2"/>
          <table:table-cell table:style-name="ce149" table:number-columns-spanned="1" table:number-rows-spanned="2"/>
          <table:table-cell table:style-name="ce348"/>
          <table:table-cell table:number-columns-repeated="2"/>
          <table:table-cell table:style-name="ce203"/>
          <table:table-cell table:number-columns-repeated="1003"/>
          <table:table-cell table:number-columns-repeated="3"/>
          <table:table-cell table:number-columns-repeated="2"/>
        </table:table-row>
        <table:table-row table:style-name="ro2">
          <table:table-cell/>
          <table:table-cell table:style-name="ce12" office:value-type="float" office:value="354">
            <text:p>354</text:p>
          </table:table-cell>
          <table:table-cell table:style-name="ce49" office:value-type="string">
            <text:p>PLOMBERIE - SANITAIRES</text:p>
          </table:table-cell>
          <table:table-cell table:style-name="ce86" office:value-type="float" office:value="10250">
            <text:p>10 250,00</text:p>
          </table:table-cell>
          <table:table-cell table:style-name="ce130"/>
          <table:table-cell table:style-name="ce148"/>
          <table:covered-table-cell table:style-name="ce166"/>
          <table:covered-table-cell table:style-name="ce188"/>
          <table:covered-table-cell table:style-name="ce216"/>
          <table:covered-table-cell table:style-name="ce248"/>
          <table:covered-table-cell table:style-name="ce287"/>
          <table:covered-table-cell table:style-name="ce322"/>
          <table:table-cell table:style-name="ce348"/>
          <table:table-cell table:number-columns-repeated="2"/>
          <table:table-cell table:style-name="ce203"/>
          <table:table-cell table:number-columns-repeated="1003"/>
          <table:table-cell table:number-columns-repeated="2"/>
          <table:table-cell table:number-columns-repeated="3"/>
        </table:table-row>
        <table:table-row table:style-name="ro2" table:visibility="collapse">
          <table:table-cell/>
          <table:table-cell table:style-name="ce12"/>
          <table:table-cell table:style-name="ce49" office:value-type="string">
            <text:p>destratificateurs</text:p>
          </table:table-cell>
          <table:table-cell table:style-name="ce86"/>
          <table:table-cell table:style-name="ce130"/>
          <table:table-cell table:style-name="ce148"/>
          <table:table-cell table:style-name="ce162"/>
          <table:table-cell table:style-name="ce185"/>
          <table:table-cell table:style-name="ce214"/>
          <table:table-cell table:style-name="ce246" table:formula="of:=[.H55]+[.G55]" office:value-type="float" office:value="0">
            <text:p>0,00</text:p>
          </table:table-cell>
          <table:table-cell table:style-name="ce285"/>
          <table:table-cell table:style-name="ce323"/>
          <table:table-cell table:style-name="ce348"/>
          <table:table-cell table:number-columns-repeated="2"/>
          <table:table-cell table:style-name="ce203"/>
          <table:table-cell table:number-columns-repeated="1004"/>
          <table:table-cell/>
          <table:table-cell table:number-columns-repeated="3"/>
        </table:table-row>
        <table:table-row table:style-name="ro2" table:visibility="collapse">
          <table:table-cell/>
          <table:table-cell table:style-name="ce12"/>
          <table:table-cell table:style-name="ce49" office:value-type="string">
            <text:p>chaufferie 1800kW</text:p>
          </table:table-cell>
          <table:table-cell table:style-name="ce86"/>
          <table:table-cell table:style-name="ce130"/>
          <table:table-cell table:style-name="ce148"/>
          <table:table-cell table:style-name="ce162"/>
          <table:table-cell table:style-name="ce185"/>
          <table:table-cell table:style-name="ce214"/>
          <table:table-cell table:style-name="ce246" table:formula="of:=[.H56]+[.G56]" office:value-type="float" office:value="0">
            <text:p>0,00</text:p>
          </table:table-cell>
          <table:table-cell table:style-name="ce285"/>
          <table:table-cell table:style-name="ce323"/>
          <table:table-cell table:style-name="ce348"/>
          <table:table-cell table:number-columns-repeated="2"/>
          <table:table-cell table:style-name="ce203"/>
          <table:table-cell table:number-columns-repeated="1004"/>
          <table:table-cell/>
          <table:table-cell table:number-columns-repeated="3"/>
        </table:table-row>
        <table:table-row table:style-name="ro2">
          <table:table-cell/>
          <table:table-cell table:style-name="ce11" office:value-type="float" office:value="355">
            <text:p>355</text:p>
          </table:table-cell>
          <table:table-cell table:style-name="ce48" office:value-type="string">
            <text:p>SPRINKLER</text:p>
          </table:table-cell>
          <table:table-cell table:style-name="ce86"/>
          <table:table-cell table:style-name="ce126"/>
          <table:table-cell table:style-name="ce148"/>
          <table:table-cell table:style-name="ce164"/>
          <table:table-cell table:style-name="ce186"/>
          <table:table-cell table:style-name="ce213"/>
          <table:table-cell table:style-name="ce246" table:formula="of:=[.H57]+[.G57]+[.I57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1" office:value-type="float" office:value="355">
            <text:p>355</text:p>
          </table:table-cell>
          <table:table-cell table:style-name="ce48" office:value-type="string">
            <text:p>SPRINKLER</text:p>
          </table:table-cell>
          <table:table-cell table:style-name="ce86"/>
          <table:table-cell table:style-name="ce126"/>
          <table:table-cell table:style-name="ce148"/>
          <table:table-cell table:style-name="ce161"/>
          <table:table-cell table:style-name="ce186"/>
          <table:table-cell table:style-name="ce213"/>
          <table:table-cell table:style-name="ce246" table:formula="of:=[.H58]+[.G58]+[.I58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2" office:value-type="float" office:value="355">
            <text:p>355</text:p>
          </table:table-cell>
          <table:table-cell table:style-name="ce49" office:value-type="string">
            <text:p>RIA SPRINKLER</text:p>
          </table:table-cell>
          <table:table-cell table:style-name="ce86" office:value-type="float" office:value="577683">
            <text:p>577 683,00</text:p>
          </table:table-cell>
          <table:table-cell table:style-name="ce129"/>
          <table:table-cell table:style-name="ce150"/>
          <table:table-cell table:style-name="ce162"/>
          <table:table-cell table:style-name="ce186"/>
          <table:table-cell table:style-name="ce218"/>
          <table:table-cell table:style-name="ce246" table:formula="of:=[.H59]+[.G59]+[.I59]" office:value-type="float" office:value="0">
            <text:p>0,00</text:p>
          </table:table-cell>
          <table:table-cell table:style-name="ce282"/>
          <table:table-cell table:style-name="ce323"/>
          <table:table-cell table:style-name="ce348"/>
          <table:table-cell table:number-columns-repeated="1006"/>
          <table:table-cell/>
          <table:table-cell table:number-columns-repeated="4"/>
        </table:table-row>
        <table:table-row table:style-name="ro2">
          <table:table-cell/>
          <table:table-cell table:style-name="ce12" office:value-type="float" office:value="357">
            <text:p>357</text:p>
          </table:table-cell>
          <table:table-cell table:style-name="ce49" office:value-type="string">
            <text:p>FROID INDUSTRIEL</text:p>
          </table:table-cell>
          <table:table-cell table:style-name="ce86" office:value-type="float" office:value="2760544">
            <text:p>2 760 544,00</text:p>
          </table:table-cell>
          <table:table-cell table:style-name="ce129"/>
          <table:table-cell table:style-name="ce150"/>
          <table:table-cell table:style-name="ce162"/>
          <table:table-cell table:style-name="ce187"/>
          <table:table-cell table:style-name="ce218"/>
          <table:table-cell table:style-name="ce246" table:formula="of:=[.H60]+[.G60]+[.I60]" office:value-type="float" office:value="0">
            <text:p>0,00</text:p>
          </table:table-cell>
          <table:table-cell table:style-name="ce282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2" office:value-type="float" office:value="360">
            <text:p>360</text:p>
          </table:table-cell>
          <table:table-cell table:style-name="ce49" office:value-type="string">
            <text:p>CLOISONS / DOUBLAGES</text:p>
          </table:table-cell>
          <table:table-cell table:style-name="ce86"/>
          <table:table-cell table:style-name="ce130"/>
          <table:table-cell table:style-name="ce148"/>
          <table:table-cell table:style-name="ce162"/>
          <table:table-cell table:style-name="ce187"/>
          <table:table-cell table:style-name="ce219"/>
          <table:table-cell table:style-name="ce246" table:formula="of:=[.H61]+[.G61]+[.I61]" office:value-type="float" office:value="0">
            <text:p>0,00</text:p>
          </table:table-cell>
          <table:table-cell table:style-name="ce282"/>
          <table:table-cell table:style-name="ce323"/>
          <table:table-cell table:style-name="ce350"/>
          <table:table-cell table:number-columns-repeated="1006"/>
          <table:table-cell table:number-columns-repeated="3"/>
          <table:table-cell table:number-columns-repeated="2"/>
        </table:table-row>
        <table:table-row table:style-name="ro2">
          <table:table-cell/>
          <table:table-cell table:style-name="ce12" office:value-type="float" office:value="362">
            <text:p>362</text:p>
          </table:table-cell>
          <table:table-cell table:style-name="ce49" office:value-type="string">
            <text:p>FAUX PLAFONDS</text:p>
          </table:table-cell>
          <table:table-cell table:style-name="ce86"/>
          <table:table-cell table:style-name="ce130"/>
          <table:table-cell table:style-name="ce148"/>
          <table:table-cell table:style-name="ce162"/>
          <table:table-cell table:style-name="ce187"/>
          <table:table-cell table:style-name="ce219"/>
          <table:table-cell table:style-name="ce246" table:formula="of:=[.H62]+[.G62]+[.I62]" office:value-type="float" office:value="0">
            <text:p>0,00</text:p>
          </table:table-cell>
          <table:table-cell table:style-name="ce282"/>
          <table:table-cell table:style-name="ce323"/>
          <table:table-cell table:style-name="ce350"/>
          <table:table-cell table:number-columns-repeated="1006"/>
          <table:table-cell/>
          <table:table-cell table:number-columns-repeated="4"/>
        </table:table-row>
        <table:table-row table:style-name="ro2">
          <table:table-cell/>
          <table:table-cell table:style-name="ce12" office:value-type="float" office:value="364">
            <text:p>364</text:p>
          </table:table-cell>
          <table:table-cell table:style-name="ce49" office:value-type="string">
            <text:p>REVETEMENT DE SOL - CARRELAGE</text:p>
          </table:table-cell>
          <table:table-cell table:style-name="ce86" table:number-columns-repeated="2"/>
          <table:table-cell table:style-name="ce148"/>
          <table:table-cell table:style-name="ce161"/>
          <table:table-cell table:style-name="ce192"/>
          <table:table-cell table:style-name="ce220"/>
          <table:table-cell table:style-name="ce246" table:formula="of:=[.H63]+[.G63]+[.I63]" office:value-type="float" office:value="0">
            <text:p>0,00</text:p>
          </table:table-cell>
          <table:table-cell table:style-name="ce282"/>
          <table:table-cell table:style-name="ce323"/>
          <table:table-cell table:style-name="ce350"/>
          <table:table-cell table:number-columns-repeated="1006"/>
          <table:table-cell table:number-columns-repeated="3"/>
          <table:table-cell table:number-columns-repeated="2"/>
        </table:table-row>
        <table:table-row table:style-name="ro2">
          <table:table-cell/>
          <table:table-cell table:style-name="ce11" office:value-type="float" office:value="365">
            <text:p>365</text:p>
          </table:table-cell>
          <table:table-cell table:style-name="ce48" office:value-type="string">
            <text:p>PEINTURES + SOLS SOUPLES</text:p>
          </table:table-cell>
          <table:table-cell table:style-name="ce86"/>
          <table:table-cell table:style-name="ce126"/>
          <table:table-cell table:style-name="ce148"/>
          <table:table-cell table:style-name="ce164"/>
          <table:table-cell table:style-name="ce193"/>
          <table:table-cell table:style-name="ce209"/>
          <table:table-cell table:style-name="ce246" table:formula="of:=[.H64]+[.G64]+[.I64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 table:style-name="ce3"/>
          <table:table-cell table:style-name="ce12" office:value-type="float" office:value="365">
            <text:p>365</text:p>
          </table:table-cell>
          <table:table-cell table:style-name="ce49" office:value-type="string">
            <text:p>PEINTURE</text:p>
          </table:table-cell>
          <table:table-cell table:style-name="ce87" table:formula="of:=10714+13620" office:value-type="float" office:value="24334">
            <text:p>24 334,00</text:p>
          </table:table-cell>
          <table:table-cell table:style-name="ce87"/>
          <table:table-cell table:style-name="ce149"/>
          <table:table-cell table:style-name="ce168"/>
          <table:table-cell table:style-name="ce187"/>
          <table:table-cell table:style-name="ce210"/>
          <table:table-cell table:style-name="ce246" table:formula="of:=[.H65]+[.G65]+[.I65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2">
          <table:table-cell table:style-name="ce3"/>
          <table:table-cell table:style-name="ce12" office:value-type="float" office:value="342">
            <text:p>342</text:p>
          </table:table-cell>
          <table:table-cell table:style-name="ce49" office:value-type="string">
            <text:p>MENUISERIE INTERIEURE</text:p>
          </table:table-cell>
          <table:table-cell table:style-name="ce87" table:number-columns-repeated="2"/>
          <table:table-cell table:style-name="ce149"/>
          <table:table-cell table:style-name="ce161"/>
          <table:table-cell table:style-name="ce185"/>
          <table:table-cell table:style-name="ce214"/>
          <table:table-cell table:style-name="ce246" table:formula="of:=[.H66]+[.G66]+[.I66]" office:value-type="float" office:value="0">
            <text:p>0,00</text:p>
          </table:table-cell>
          <table:table-cell table:style-name="ce288"/>
          <table:table-cell table:style-name="ce323"/>
          <table:table-cell table:style-name="ce348"/>
          <table:table-cell table:number-columns-repeated="6"/>
          <table:table-cell table:style-name="ce3" table:number-columns-repeated="998"/>
          <table:table-cell table:number-columns-repeated="2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2" office:value-type="float" office:value="372">
            <text:p>372</text:p>
          </table:table-cell>
          <table:table-cell table:style-name="ce49" office:value-type="string">
            <text:p>ASCENSEUR</text:p>
          </table:table-cell>
          <table:table-cell table:style-name="ce86" office:value-type="float" office:value="41103.9625">
            <text:p>41 103,96</text:p>
          </table:table-cell>
          <table:table-cell table:style-name="ce126"/>
          <table:table-cell table:style-name="ce148"/>
          <table:table-cell table:style-name="ce161"/>
          <table:table-cell table:style-name="ce194"/>
          <table:table-cell table:style-name="ce212"/>
          <table:table-cell table:style-name="ce246" table:formula="of:=[.H67]+[.G67]+[.I67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2" office:value-type="float" office:value="373">
            <text:p>373</text:p>
          </table:table-cell>
          <table:table-cell table:style-name="ce49" office:value-type="string">
            <text:p>CLOTURES PORTAILS</text:p>
          </table:table-cell>
          <table:table-cell table:style-name="ce86" office:value-type="float" office:value="55395">
            <text:p>55 395,00</text:p>
          </table:table-cell>
          <table:table-cell table:style-name="ce86"/>
          <table:table-cell table:style-name="ce148"/>
          <table:table-cell table:style-name="ce161"/>
          <table:table-cell table:style-name="ce195"/>
          <table:table-cell table:style-name="ce210"/>
          <table:table-cell table:style-name="ce246" table:formula="of:=[.H68]+[.G68]+[.I68]" office:value-type="float" office:value="0">
            <text:p>0,00</text:p>
          </table:table-cell>
          <table:table-cell table:style-name="ce282"/>
          <table:table-cell table:style-name="ce323"/>
          <table:table-cell table:style-name="ce348"/>
          <table:table-cell table:number-columns-repeated="1006"/>
          <table:table-cell table:number-columns-repeated="3"/>
          <table:table-cell table:number-columns-repeated="2"/>
        </table:table-row>
        <table:table-row table:style-name="ro2">
          <table:table-cell/>
          <table:table-cell table:style-name="ce14" office:value-type="float" office:value="377">
            <text:p>377</text:p>
          </table:table-cell>
          <table:table-cell table:style-name="ce51" office:value-type="string">
            <text:p>INSTALLATIONS EQUIPEMENTS</text:p>
          </table:table-cell>
          <table:table-cell table:style-name="ce88"/>
          <table:table-cell table:style-name="ce86"/>
          <table:table-cell table:style-name="ce148"/>
          <table:table-cell table:style-name="ce161"/>
          <table:table-cell table:style-name="ce195"/>
          <table:table-cell table:style-name="ce210"/>
          <table:table-cell table:style-name="ce246" table:formula="of:=[.H69]+[.G69]+[.I69]" office:value-type="float" office:value="0">
            <text:p>0,00</text:p>
          </table:table-cell>
          <table:table-cell table:style-name="ce282"/>
          <table:table-cell table:style-name="ce321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0" office:value-type="float" office:value="378">
            <text:p>378</text:p>
          </table:table-cell>
          <table:table-cell table:style-name="ce52" office:value-type="string">
            <text:p>NETTOYAGE</text:p>
          </table:table-cell>
          <table:table-cell table:style-name="ce88"/>
          <table:table-cell table:style-name="ce86"/>
          <table:table-cell table:style-name="ce148"/>
          <table:table-cell table:style-name="ce161"/>
          <table:table-cell table:style-name="ce185"/>
          <table:table-cell table:style-name="ce214"/>
          <table:table-cell table:style-name="ce246" table:formula="of:=[.H70]+[.G70]+[.I70]" office:value-type="float" office:value="0">
            <text:p>0,00</text:p>
          </table:table-cell>
          <table:table-cell table:style-name="ce282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0" office:value-type="float" office:value="380">
            <text:p>380</text:p>
          </table:table-cell>
          <table:table-cell table:style-name="ce52" office:value-type="string">
            <text:p>ESPACES VERTS</text:p>
          </table:table-cell>
          <table:table-cell table:style-name="ce88" office:value-type="float" office:value="120762.15">
            <text:p>120 762,15</text:p>
          </table:table-cell>
          <table:table-cell table:style-name="ce130"/>
          <table:table-cell table:style-name="ce148"/>
          <table:table-cell table:style-name="ce161"/>
          <table:table-cell table:style-name="ce195"/>
          <table:table-cell table:style-name="ce210"/>
          <table:table-cell table:style-name="ce246" table:formula="of:=[.H71]+[.G71]+[.I71]" office:value-type="float" office:value="0">
            <text:p>0,00</text:p>
          </table:table-cell>
          <table:table-cell table:style-name="ce282"/>
          <table:table-cell table:style-name="ce323"/>
          <table:table-cell table:style-name="ce348"/>
          <table:table-cell table:number-columns-repeated="1006"/>
          <table:table-cell table:number-columns-repeated="3"/>
          <table:table-cell table:number-columns-repeated="2"/>
        </table:table-row>
        <table:table-row table:style-name="ro2">
          <table:table-cell/>
          <table:table-cell table:style-name="ce10" office:value-type="float" office:value="390">
            <text:p>390</text:p>
          </table:table-cell>
          <table:table-cell table:style-name="ce49" office:value-type="string">
            <text:p>DIVERS TRAVAUX NON AFFECTES</text:p>
          </table:table-cell>
          <table:table-cell table:style-name="ce88"/>
          <table:table-cell table:style-name="ce126"/>
          <table:table-cell table:style-name="ce148"/>
          <table:table-cell table:style-name="ce161"/>
          <table:table-cell table:style-name="ce194"/>
          <table:table-cell table:style-name="ce212"/>
          <table:table-cell table:style-name="ce246" table:formula="of:=[.H72]+[.G72]+[.I72]" office:value-type="float" office:value="0">
            <text:p>0,00</text:p>
          </table:table-cell>
          <table:table-cell table:style-name="ce292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0" office:value-type="float" office:value="390">
            <text:p>390</text:p>
          </table:table-cell>
          <table:table-cell table:style-name="ce49" office:value-type="string">
            <text:p>DIVERS TRAVAUX NON AFFECTES</text:p>
          </table:table-cell>
          <table:table-cell table:style-name="ce88"/>
          <table:table-cell table:style-name="ce126"/>
          <table:table-cell table:style-name="ce148"/>
          <table:table-cell table:style-name="ce162"/>
          <table:table-cell table:style-name="ce194"/>
          <table:table-cell table:style-name="ce212"/>
          <table:table-cell table:style-name="ce246" table:formula="of:=[.H73]+[.G73]+[.I73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0" office:value-type="float" office:value="390">
            <text:p>390</text:p>
          </table:table-cell>
          <table:table-cell table:style-name="ce49" office:value-type="string">
            <text:p>DIVERS TRAVAUX NON AFFECTES</text:p>
          </table:table-cell>
          <table:table-cell table:style-name="ce88"/>
          <table:table-cell table:style-name="ce126"/>
          <table:table-cell table:style-name="ce148"/>
          <table:table-cell table:style-name="ce162"/>
          <table:table-cell table:style-name="ce194"/>
          <table:table-cell table:style-name="ce212"/>
          <table:table-cell table:style-name="ce246" table:formula="of:=[.H74]+[.G74]+[.I74]" office:value-type="float" office:value="0">
            <text:p>0,00</text:p>
          </table:table-cell>
          <table:table-cell table:style-name="ce292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0" office:value-type="float" office:value="390">
            <text:p>390</text:p>
          </table:table-cell>
          <table:table-cell table:style-name="ce49" office:value-type="string">
            <text:p>DIVERS TRAVAUX NON AFFECTES</text:p>
          </table:table-cell>
          <table:table-cell table:style-name="ce88"/>
          <table:table-cell table:style-name="ce126"/>
          <table:table-cell table:style-name="ce148"/>
          <table:table-cell table:style-name="ce162"/>
          <table:table-cell table:style-name="ce194"/>
          <table:table-cell table:style-name="ce212"/>
          <table:table-cell table:style-name="ce246" table:formula="of:=[.H75]+[.G75]+[.I75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2" office:value-type="float" office:value="390">
            <text:p>390</text:p>
          </table:table-cell>
          <table:table-cell table:style-name="ce49" office:value-type="string">
            <text:p>DIVERS TRAVAUX NON AFFECTES</text:p>
          </table:table-cell>
          <table:table-cell table:style-name="ce86"/>
          <table:table-cell table:style-name="ce126"/>
          <table:table-cell table:style-name="ce148"/>
          <table:table-cell table:style-name="ce169"/>
          <table:table-cell table:style-name="ce193"/>
          <table:table-cell table:style-name="ce209"/>
          <table:table-cell table:style-name="ce246" table:formula="of:=[.H76]+[.G76]+[.I76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2" office:value-type="float" office:value="390">
            <text:p>390</text:p>
          </table:table-cell>
          <table:table-cell table:style-name="ce49" office:value-type="string">
            <text:p>DIVERS TRAVAUX NON AFFECTES</text:p>
          </table:table-cell>
          <table:table-cell table:style-name="ce86"/>
          <table:table-cell table:style-name="ce126"/>
          <table:table-cell table:style-name="ce148"/>
          <table:table-cell table:style-name="ce170"/>
          <table:table-cell table:style-name="ce194"/>
          <table:table-cell table:style-name="ce212"/>
          <table:table-cell table:style-name="ce246" table:formula="of:=[.H77]+[.G77]+[.I77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5"/>
          <table:table-cell table:style-name="ce49" office:value-type="string">
            <text:p>Global Options</text:p>
          </table:table-cell>
          <table:table-cell table:style-name="ce86"/>
          <table:table-cell table:style-name="ce126"/>
          <table:table-cell table:style-name="ce148"/>
          <table:table-cell table:style-name="ce171"/>
          <table:table-cell table:style-name="ce193"/>
          <table:table-cell table:style-name="ce209"/>
          <table:table-cell table:style-name="ce249" table:formula="of:=[.H78]+[.G78]+[.I78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5"/>
          <table:table-cell table:style-name="ce49" office:value-type="string">
            <text:p>Murs CF et écrans en béton cell</text:p>
          </table:table-cell>
          <table:table-cell table:style-name="ce86"/>
          <table:table-cell table:style-name="ce126"/>
          <table:table-cell table:style-name="ce148"/>
          <table:table-cell table:style-name="ce171"/>
          <table:table-cell table:style-name="ce193"/>
          <table:table-cell table:style-name="ce209"/>
          <table:table-cell table:style-name="ce249" table:formula="of:=[.H79]+[.G79]+[.I79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5"/>
          <table:table-cell table:style-name="ce49" office:value-type="string">
            <text:p>Optimisation murs CF</text:p>
          </table:table-cell>
          <table:table-cell table:style-name="ce86"/>
          <table:table-cell table:style-name="ce126"/>
          <table:table-cell table:style-name="ce148"/>
          <table:table-cell table:style-name="ce171"/>
          <table:table-cell table:style-name="ce193"/>
          <table:table-cell table:style-name="ce209"/>
          <table:table-cell table:style-name="ce246" table:formula="of:=[.H80]+[.G80]+[.I80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6"/>
          <table:table-cell table:style-name="ce49" office:value-type="string">
            <text:p>Reprise ponctuelle soubassements et MCF</text:p>
          </table:table-cell>
          <table:table-cell table:style-name="ce86" office:value-type="float" office:value="20000">
            <text:p>20 000,00</text:p>
          </table:table-cell>
          <table:table-cell table:style-name="ce126"/>
          <table:table-cell table:style-name="ce148"/>
          <table:table-cell table:style-name="ce172"/>
          <table:table-cell table:style-name="ce194"/>
          <table:table-cell table:style-name="ce212"/>
          <table:table-cell table:style-name="ce246" table:formula="of:=[.H81]+[.G81]+[.I81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6"/>
          <table:table-cell table:style-name="ce49" office:value-type="string">
            <text:p>Phasage</text:p>
          </table:table-cell>
          <table:table-cell table:style-name="ce86" office:value-type="float" office:value="25000">
            <text:p>25 000,00</text:p>
          </table:table-cell>
          <table:table-cell table:style-name="ce126"/>
          <table:table-cell table:style-name="ce148"/>
          <table:table-cell table:style-name="ce173"/>
          <table:table-cell table:style-name="ce194"/>
          <table:table-cell table:style-name="ce212"/>
          <table:table-cell table:style-name="ce246" table:formula="of:=[.H82]+[.G82]+[.I82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16"/>
          <table:table-cell table:style-name="ce53" office:value-type="string">
            <text:p>Etage supp sur locaux sociaux <text:span text:style-name="T2">(finitions </text:span><text:span text:style-name="T2">intérieures)</text:span></text:p>
          </table:table-cell>
          <table:table-cell table:style-name="ce86" office:value-type="float" office:value="991602.23375">
            <text:p>991 602,23</text:p>
          </table:table-cell>
          <table:table-cell table:style-name="ce126"/>
          <table:table-cell table:style-name="ce148"/>
          <table:table-cell table:style-name="ce173"/>
          <table:table-cell table:style-name="ce194"/>
          <table:table-cell table:style-name="ce212"/>
          <table:table-cell table:style-name="ce246" table:formula="of:=[.H83]+[.G83]+[.I83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6"/>
          <table:table-cell table:style-name="ce49" office:value-type="string">
            <text:p>Renouvellement enrobé</text:p>
          </table:table-cell>
          <table:table-cell table:style-name="ce86" office:value-type="float" office:value="509549.17">
            <text:p>509 549,17</text:p>
          </table:table-cell>
          <table:table-cell table:style-name="ce126"/>
          <table:table-cell table:style-name="ce148"/>
          <table:table-cell table:style-name="ce173"/>
          <table:table-cell table:style-name="ce194"/>
          <table:table-cell table:style-name="ce212"/>
          <table:table-cell table:style-name="ce246" table:formula="of:=[.H84]+[.G84]+[.I84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6"/>
          <table:table-cell table:style-name="ce49" office:value-type="string">
            <text:p>Local Economat<text:span text:style-name="T2"> (finitions intérieures)</text:span></text:p>
          </table:table-cell>
          <table:table-cell table:style-name="ce86" office:value-type="float" office:value="26244.55125">
            <text:p>26 244,55</text:p>
          </table:table-cell>
          <table:table-cell table:style-name="ce126"/>
          <table:table-cell table:style-name="ce148"/>
          <table:table-cell table:style-name="ce173"/>
          <table:table-cell table:style-name="ce194"/>
          <table:table-cell table:style-name="ce212"/>
          <table:table-cell table:style-name="ce246" table:formula="of:=[.H85]+[.G85]+[.I85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6"/>
          <table:table-cell table:style-name="ce49" office:value-type="string">
            <text:p>Modification local de charge existant</text:p>
          </table:table-cell>
          <table:table-cell table:style-name="ce86" office:value-type="float" office:value="24580.372">
            <text:p>24 580,37</text:p>
          </table:table-cell>
          <table:table-cell table:style-name="ce126"/>
          <table:table-cell table:style-name="ce148"/>
          <table:table-cell table:style-name="ce173"/>
          <table:table-cell table:style-name="ce194"/>
          <table:table-cell table:style-name="ce212"/>
          <table:table-cell table:style-name="ce246" table:formula="of:=[.H86]+[.G86]+[.I86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6"/>
          <table:table-cell table:style-name="ce49" office:value-type="string">
            <text:p>PV pour dallage aire de béquillage</text:p>
          </table:table-cell>
          <table:table-cell table:style-name="ce86" office:value-type="float" office:value="205111.8">
            <text:p>205 111,80</text:p>
          </table:table-cell>
          <table:table-cell table:style-name="ce126"/>
          <table:table-cell table:style-name="ce148"/>
          <table:table-cell table:style-name="ce173"/>
          <table:table-cell table:style-name="ce194"/>
          <table:table-cell table:style-name="ce212"/>
          <table:table-cell table:style-name="ce246" table:formula="of:=[.H87]+[.G87]+[.I87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6"/>
          <table:table-cell table:style-name="ce49" office:value-type="string">
            <text:p>Bureau F&amp;L<text:span text:style-name="T2"> (polycarbonate)</text:span></text:p>
          </table:table-cell>
          <table:table-cell table:style-name="ce86" office:value-type="float" office:value="6701.872">
            <text:p>6 701,87</text:p>
          </table:table-cell>
          <table:table-cell table:style-name="ce126"/>
          <table:table-cell table:style-name="ce148"/>
          <table:table-cell table:style-name="ce173"/>
          <table:table-cell table:style-name="ce194"/>
          <table:table-cell table:style-name="ce212"/>
          <table:table-cell table:style-name="ce246" table:formula="of:=[.H88]+[.G88]+[.I88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7"/>
          <table:table-cell table:style-name="ce50" office:value-type="string">
            <text:p>Etage supp sur bureaux de quais réception</text:p>
          </table:table-cell>
          <table:table-cell table:style-name="ce89" office:value-type="float" office:value="247574.393">
            <text:p>247 574,39</text:p>
          </table:table-cell>
          <table:table-cell table:style-name="ce126"/>
          <table:table-cell table:style-name="ce148"/>
          <table:table-cell table:style-name="ce161"/>
          <table:table-cell table:style-name="ce193"/>
          <table:table-cell table:style-name="ce209"/>
          <table:table-cell table:style-name="ce249" table:formula="of:=[.H89]+[.G89]+[.I89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7"/>
          <table:table-cell table:style-name="ce50" office:value-type="string">
            <text:p>Réaménagement Bur Quais Réception</text:p>
          </table:table-cell>
          <table:table-cell table:style-name="ce89" office:value-type="float" office:value="33854.4">
            <text:p>33 854,40</text:p>
          </table:table-cell>
          <table:table-cell table:style-name="ce126"/>
          <table:table-cell table:style-name="ce148"/>
          <table:table-cell table:style-name="ce161"/>
          <table:table-cell table:style-name="ce193"/>
          <table:table-cell table:style-name="ce209"/>
          <table:table-cell table:style-name="ce249" table:formula="of:=[.H90]+[.G90]+[.I90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8"/>
          <table:table-cell table:style-name="ce54" office:value-type="string">
            <text:p>OHEIM</text:p>
          </table:table-cell>
          <table:table-cell table:style-name="ce90"/>
          <table:table-cell table:style-name="ce126"/>
          <table:table-cell table:style-name="ce148"/>
          <table:table-cell table:style-name="ce172"/>
          <table:table-cell table:style-name="ce193"/>
          <table:table-cell table:style-name="ce209"/>
          <table:table-cell table:style-name="ce249" table:formula="of:=[.H91]+[.G91]+[.I91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2" office:value-type="float" office:value="390">
            <text:p>390</text:p>
          </table:table-cell>
          <table:table-cell table:style-name="ce49" office:value-type="string">
            <text:p>DIVERS TRAVAUX NON AFFECTES</text:p>
          </table:table-cell>
          <table:table-cell table:style-name="ce86"/>
          <table:table-cell table:style-name="ce126"/>
          <table:table-cell table:style-name="ce148"/>
          <table:table-cell table:style-name="ce171"/>
          <table:table-cell table:style-name="ce193"/>
          <table:table-cell table:style-name="ce209"/>
          <table:table-cell table:style-name="ce246" table:formula="of:=[.H92]+[.G92]+[.I92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12" office:value-type="float" office:value="395">
            <text:p>395</text:p>
          </table:table-cell>
          <table:table-cell table:style-name="ce49" office:value-type="string">
            <text:p>OBJECTIF ECONOMIQUE</text:p>
          </table:table-cell>
          <table:table-cell table:style-name="ce86"/>
          <table:table-cell table:style-name="ce126"/>
          <table:table-cell table:style-name="ce148"/>
          <table:table-cell table:style-name="ce171"/>
          <table:table-cell table:style-name="ce193"/>
          <table:table-cell table:style-name="ce209"/>
          <table:table-cell table:style-name="ce246" table:formula="of:=[.H93]+[.G93]+[.I93]" office:value-type="float" office:value="0">
            <text:p>0,00</text:p>
          </table:table-cell>
          <table:table-cell table:style-name="ce281"/>
          <table:table-cell table:style-name="ce323"/>
          <table:table-cell table:style-name="ce348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 table:style-name="ce3"/>
          <table:table-cell table:style-name="ce19"/>
          <table:table-cell table:style-name="ce55"/>
          <table:table-cell table:style-name="ce90"/>
          <table:table-cell table:style-name="ce131"/>
          <table:table-cell table:style-name="ce149"/>
          <table:table-cell table:style-name="ce173"/>
          <table:table-cell table:style-name="ce196"/>
          <table:table-cell table:style-name="ce221"/>
          <table:table-cell table:style-name="ce249" table:formula="of:=[.H94]+[.G94]+[.I94]" office:value-type="float" office:value="0">
            <text:p>0,00</text:p>
          </table:table-cell>
          <table:table-cell table:style-name="ce293"/>
          <table:table-cell table:style-name="ce323"/>
          <table:table-cell table:style-name="ce347"/>
          <table:table-cell table:number-columns-repeated="6"/>
          <table:table-cell table:style-name="ce3" table:number-columns-repeated="998"/>
          <table:table-cell table:number-columns-repeated="2"/>
          <table:table-cell table:number-columns-repeated="2"/>
          <table:table-cell table:number-columns-repeated="3"/>
        </table:table-row>
        <table:table-row table:style-name="ro1">
          <table:table-cell/>
          <table:table-cell table:style-name="ce20"/>
          <table:table-cell table:style-name="ce56" office:value-type="string">
            <text:p>Total : </text:p>
          </table:table-cell>
          <table:table-cell table:style-name="ce91" table:formula="of:=SUM([.D8:.D94])" office:value-type="float" office:value="17120356.0794371">
            <text:p>17 120 356,08</text:p>
          </table:table-cell>
          <table:table-cell table:style-name="ce132" table:formula="of:=SUM([.E13:.E94])" office:value-type="float" office:value="0">
            <text:p>0,00</text:p>
          </table:table-cell>
          <table:table-cell table:style-name="ce132" table:formula="of:=SUM([.F13:.F94])" office:value-type="float" office:value="0">
            <text:p>0,00</text:p>
          </table:table-cell>
          <table:table-cell table:style-name="ce174" table:formula="of:=SUM([.G8:.G94])" office:value-type="float" office:value="0">
            <text:p>0,00</text:p>
          </table:table-cell>
          <table:table-cell table:style-name="ce197" table:formula="of:=SUM([.H8:.H94])" office:value-type="float" office:value="0">
            <text:p>0,00</text:p>
          </table:table-cell>
          <table:table-cell table:style-name="ce222"/>
          <table:table-cell table:style-name="ce250" table:formula="of:=SUM([.J8:.J94])" office:value-type="float" office:value="0">
            <text:p>0,00</text:p>
          </table:table-cell>
          <table:table-cell table:style-name="ce294"/>
          <table:table-cell table:style-name="ce100" table:formula="of:=SUM([.L8:.L94])" office:value-type="float" office:value="0">
            <text:p>0,00</text:p>
          </table:table-cell>
          <table:table-cell table:style-name="ce351"/>
          <table:table-cell table:number-columns-repeated="1004"/>
          <table:table-cell table:number-columns-repeated="6"/>
          <table:table-cell/>
        </table:table-row>
        <table:table-row table:style-name="ro1">
          <table:table-cell table:number-columns-repeated="3"/>
          <table:table-cell table:style-name="ce92"/>
          <table:table-cell table:style-name="ce93" table:formula="of:=[.E95]-[.#REF !95]" office:value-type="float" office:value="0">
            <text:p>#REF !</text:p>
          </table:table-cell>
          <table:table-cell table:style-name="ce93" table:number-columns-repeated="2"/>
          <table:table-cell table:style-name="ce198"/>
          <table:table-cell/>
          <table:table-cell table:style-name="ce93"/>
          <table:table-cell/>
          <table:table-cell table:style-name="ce93" table:formula="of:=[.J95]-[.#REF !95]" office:value-type="float" office:value="0">
            <text:p>#REF !</text:p>
          </table:table-cell>
          <table:table-cell table:style-name="ce324"/>
          <table:table-cell table:number-columns-repeated="1011"/>
        </table:table-row>
        <table:table-row table:style-name="ro1">
          <table:table-cell table:number-columns-repeated="3"/>
          <table:table-cell table:style-name="ce93"/>
          <table:table-cell table:style-name="ce133"/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324"/>
          <table:table-cell table:style-name="ce7"/>
          <table:table-cell table:number-columns-repeated="1011"/>
        </table:table-row>
        <table:table-row table:style-name="ro1">
          <table:table-cell/>
          <table:table-cell table:style-name="ce21"/>
          <table:table-cell table:style-name="ce45" office:value-type="string">
            <text:p>Liste des lots :</text:p>
          </table:table-cell>
          <table:table-cell table:style-name="ce83" office:value-type="string">
            <text:p>ESTIRAP 17.02.2014</text:p>
          </table:table-cell>
          <table:table-cell table:style-name="ce134"/>
          <table:table-cell table:style-name="ce7" table:number-columns-repeated="3"/>
          <table:table-cell table:style-name="ce223" office:value-type="string" office:string-value="prévisions">
            <text:p><text:s/>prévisions </text:p>
          </table:table-cell>
          <table:table-cell table:style-name="ce83" office:value-type="string">
            <text:p>Marchés</text:p>
          </table:table-cell>
          <table:table-cell table:style-name="ce83" office:value-type="string">
            <text:p>Titulaire du lot</text:p>
          </table:table-cell>
          <table:table-cell table:style-name="ce325" office:value-type="string">
            <text:p>Ecart marché/budget</text:p>
          </table:table-cell>
          <table:table-cell table:style-name="ce346"/>
          <table:table-cell table:number-columns-repeated="1011"/>
        </table:table-row>
        <table:table-row table:style-name="ro1">
          <table:table-cell/>
          <table:table-cell table:style-name="ce22" office:value-type="float" office:value="201">
            <text:p>201</text:p>
          </table:table-cell>
          <table:table-cell table:style-name="ce57" office:value-type="string">
            <text:p>Géomètre</text:p>
          </table:table-cell>
          <table:table-cell table:style-name="ce94" office:value-type="float" office:value="5000">
            <text:p>5 000,00</text:p>
          </table:table-cell>
          <table:table-cell/>
          <table:table-cell table:style-name="ce135"/>
          <table:table-cell table:style-name="ce7"/>
          <table:table-cell table:style-name="ce199"/>
          <table:table-cell table:style-name="ce224"/>
          <table:table-cell table:style-name="ce251" table:formula="of:=357+1856.3+1677.5+1938.75" office:value-type="float" office:value="5829.55">
            <text:p>5 829,55</text:p>
          </table:table-cell>
          <table:table-cell table:style-name="ce295" office:value-type="string">
            <text:p>CABINET ANDRE</text:p>
          </table:table-cell>
          <table:table-cell table:style-name="ce326" table:formula="of:=([.J99]+[.I99])-[.#REF !99]" office:value-type="float" office:value="0">
            <text:p>#REF !</text:p>
          </table:table-cell>
          <table:table-cell table:style-name="ce352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2">
          <table:table-cell/>
          <table:table-cell table:style-name="ce23" office:value-type="float" office:value="202">
            <text:p>202</text:p>
          </table:table-cell>
          <table:table-cell table:style-name="ce58" office:value-type="string">
            <text:p>Architecte externalisé</text:p>
          </table:table-cell>
          <table:table-cell table:style-name="ce95"/>
          <table:table-cell table:style-name="ce135" table:number-columns-repeated="2"/>
          <table:table-cell table:style-name="ce7"/>
          <table:table-cell table:style-name="ce135"/>
          <table:table-cell table:style-name="ce225"/>
          <table:table-cell table:style-name="ce97"/>
          <table:table-cell table:style-name="ce296"/>
          <table:table-cell table:style-name="ce326"/>
          <table:table-cell table:style-name="ce352"/>
          <table:table-cell table:number-columns-repeated="1008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203">
            <text:p>203</text:p>
          </table:table-cell>
          <table:table-cell table:style-name="ce58" office:value-type="string">
            <text:p>Etudes de sols</text:p>
          </table:table-cell>
          <table:table-cell table:style-name="ce95" office:value-type="float" office:value="15000">
            <text:p>15 000,00</text:p>
          </table:table-cell>
          <table:table-cell table:style-name="ce135" table:number-columns-repeated="2"/>
          <table:table-cell table:style-name="ce7"/>
          <table:table-cell table:style-name="ce199"/>
          <table:table-cell table:style-name="ce224"/>
          <table:table-cell table:style-name="ce97" table:formula="of:=8210+(5000+9500)+3150+5970+3300+(680)" office:value-type="float" office:value="35810">
            <text:p>35 810,00</text:p>
          </table:table-cell>
          <table:table-cell table:style-name="ce296" office:value-type="string">
            <text:p>GEOTEC</text:p>
          </table:table-cell>
          <table:table-cell table:style-name="ce326" table:formula="of:=([.J101]+[.I101])-[.#REF !101]" office:value-type="float" office:value="0">
            <text:p>#REF !</text:p>
          </table:table-cell>
          <table:table-cell table:style-name="ce352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203">
            <text:p>203</text:p>
          </table:table-cell>
          <table:table-cell table:style-name="ce58" office:value-type="string">
            <text:p>Etudes de sols mission DCE</text:p>
          </table:table-cell>
          <table:table-cell table:style-name="ce95"/>
          <table:table-cell table:style-name="ce135" table:number-columns-repeated="2"/>
          <table:table-cell table:style-name="ce7"/>
          <table:table-cell table:style-name="ce199"/>
          <table:table-cell table:style-name="ce226"/>
          <table:table-cell table:style-name="ce97"/>
          <table:table-cell table:style-name="ce297"/>
          <table:table-cell table:style-name="ce326"/>
          <table:table-cell table:style-name="ce352"/>
          <table:table-cell table:number-columns-repeated="1008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203">
            <text:p>203</text:p>
          </table:table-cell>
          <table:table-cell table:style-name="ce58" office:value-type="string">
            <text:p>Etudes de sols mission G4</text:p>
          </table:table-cell>
          <table:table-cell table:style-name="ce95"/>
          <table:table-cell table:style-name="ce135" table:number-columns-repeated="2"/>
          <table:table-cell table:style-name="ce7"/>
          <table:table-cell table:style-name="ce199"/>
          <table:table-cell table:style-name="ce226"/>
          <table:table-cell table:style-name="ce252"/>
          <table:table-cell table:style-name="ce298"/>
          <table:table-cell table:style-name="ce326"/>
          <table:table-cell table:style-name="ce353"/>
          <table:table-cell table:number-columns-repeated="1008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204">
            <text:p>204</text:p>
          </table:table-cell>
          <table:table-cell table:style-name="ce58" office:value-type="string">
            <text:p>Etude VRD</text:p>
          </table:table-cell>
          <table:table-cell table:style-name="ce95" office:value-type="float" office:value="10000">
            <text:p>10 000,00</text:p>
          </table:table-cell>
          <table:table-cell table:style-name="ce135" table:number-columns-repeated="2"/>
          <table:table-cell table:style-name="ce7"/>
          <table:table-cell table:style-name="ce151"/>
          <table:table-cell table:style-name="ce227"/>
          <table:table-cell table:style-name="ce98" table:formula="of:=7550+1650" office:value-type="float" office:value="9200">
            <text:p>9 200,00</text:p>
          </table:table-cell>
          <table:table-cell table:style-name="ce296" office:value-type="string">
            <text:p>VERDI ING.</text:p>
          </table:table-cell>
          <table:table-cell table:style-name="ce326" table:formula="of:=([.J104]+[.I104])-[.#REF !104]" office:value-type="float" office:value="0">
            <text:p>#REF !</text:p>
          </table:table-cell>
          <table:table-cell table:style-name="ce352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204">
            <text:p>204</text:p>
          </table:table-cell>
          <table:table-cell table:style-name="ce58" office:value-type="string">
            <text:p>BE Technique</text:p>
          </table:table-cell>
          <table:table-cell table:style-name="ce96"/>
          <table:table-cell table:style-name="ce136"/>
          <table:table-cell table:style-name="ce151"/>
          <table:table-cell table:style-name="ce7"/>
          <table:table-cell table:style-name="ce200"/>
          <table:table-cell table:style-name="ce228"/>
          <table:table-cell table:style-name="ce98"/>
          <table:table-cell table:style-name="ce296"/>
          <table:table-cell table:style-name="ce326"/>
          <table:table-cell table:style-name="ce354"/>
          <table:table-cell table:number-columns-repeated="1008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205">
            <text:p>205</text:p>
          </table:table-cell>
          <table:table-cell table:style-name="ce58" office:value-type="string">
            <text:p>Etudes structure</text:p>
          </table:table-cell>
          <table:table-cell table:style-name="ce95" office:value-type="float" office:value="5000">
            <text:p>5 000,00</text:p>
          </table:table-cell>
          <table:table-cell table:style-name="ce135" table:number-columns-repeated="2"/>
          <table:table-cell table:style-name="ce7"/>
          <table:table-cell table:style-name="ce201"/>
          <table:table-cell table:style-name="ce229"/>
          <table:table-cell table:style-name="ce253"/>
          <table:table-cell table:style-name="ce299"/>
          <table:table-cell table:style-name="ce326" table:formula="of:=([.J106]+[.I106])-[.#REF !106]" office:value-type="float" office:value="0">
            <text:p>#REF !</text:p>
          </table:table-cell>
          <table:table-cell table:style-name="ce352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206">
            <text:p>206</text:p>
          </table:table-cell>
          <table:table-cell table:style-name="ce58" office:value-type="string">
            <text:p>Etude béton armé</text:p>
          </table:table-cell>
          <table:table-cell table:style-name="ce95" office:value-type="float" office:value="10000">
            <text:p>10 000,00</text:p>
          </table:table-cell>
          <table:table-cell table:style-name="ce135" table:number-columns-repeated="2"/>
          <table:table-cell table:style-name="ce7"/>
          <table:table-cell table:style-name="ce151"/>
          <table:table-cell table:style-name="ce227"/>
          <table:table-cell table:style-name="ce98" office:value-type="float" office:value="14000">
            <text:p>14 000,00</text:p>
          </table:table-cell>
          <table:table-cell table:style-name="ce296" office:value-type="string">
            <text:p>EDIFIS</text:p>
          </table:table-cell>
          <table:table-cell table:style-name="ce326" table:formula="of:=([.J107]+[.I107])-[.#REF !107]" office:value-type="float" office:value="0">
            <text:p>#REF !</text:p>
          </table:table-cell>
          <table:table-cell table:style-name="ce352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207">
            <text:p>207</text:p>
          </table:table-cell>
          <table:table-cell table:style-name="ce58" office:value-type="string">
            <text:p>BE Fluides</text:p>
          </table:table-cell>
          <table:table-cell table:style-name="ce95"/>
          <table:table-cell table:style-name="ce135" table:number-columns-repeated="2"/>
          <table:table-cell table:style-name="ce7"/>
          <table:table-cell table:style-name="ce151"/>
          <table:table-cell table:style-name="ce227"/>
          <table:table-cell table:style-name="ce98"/>
          <table:table-cell table:style-name="ce300"/>
          <table:table-cell table:style-name="ce326"/>
          <table:table-cell table:style-name="ce352"/>
          <table:table-cell table:number-columns-repeated="1008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209">
            <text:p>209</text:p>
          </table:table-cell>
          <table:table-cell table:style-name="ce58" office:value-type="string">
            <text:p>Convention d'étude</text:p>
          </table:table-cell>
          <table:table-cell table:style-name="ce97"/>
          <table:table-cell/>
          <table:table-cell table:style-name="ce136"/>
          <table:table-cell/>
          <table:table-cell table:style-name="ce201"/>
          <table:table-cell table:style-name="ce229" office:value-type="float" office:value="5000">
            <office:annotation draw:style-name="gr2" draw:text-style-name="P2" svg:width="3.959cm" svg:height="2.099cm" svg:x="25.156cm" svg:y="41.915cm" draw:caption-point-x="-0.482cm" draw:caption-point-y="0.301cm">
              <dc:creator>AP</dc:creator>
              <dc:date>2016-10-10T00:00:00</dc:date>
              <text:p text:style-name="P2">Audrey PARSONS:</text:p>
              <text:p text:style-name="P2"><text:span text:style-name="T1">audit environnemental</text:span></text:p>
            </office:annotation>
            <text:p><text:s/>5 000,00 <text:s text:c="3"/></text:p>
          </table:table-cell>
          <table:table-cell table:style-name="ce97" office:value-type="float" office:value="4400">
            <text:p>4 400,00</text:p>
          </table:table-cell>
          <table:table-cell table:style-name="ce296" office:value-type="string">
            <text:p>SAFEGE</text:p>
          </table:table-cell>
          <table:table-cell table:style-name="ce326" table:formula="of:=([.J109]+[.I109])-[.#REF !109]" office:value-type="float" office:value="0">
            <text:p>#REF !</text:p>
          </table:table-cell>
          <table:table-cell table:style-name="ce352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210">
            <text:p>210</text:p>
          </table:table-cell>
          <table:table-cell table:style-name="ce58" office:value-type="string">
            <text:p>Maîtrise chantier / assistance technique</text:p>
          </table:table-cell>
          <table:table-cell table:style-name="ce98" office:value-type="float" office:value="130000">
            <text:p>130 000,00</text:p>
          </table:table-cell>
          <table:table-cell table:style-name="ce136" table:number-columns-repeated="2"/>
          <table:table-cell/>
          <table:table-cell table:style-name="ce200"/>
          <table:table-cell table:style-name="ce230" office:value-type="float" office:value="20800">
            <text:p><text:s/>20 800,00 <text:s text:c="3"/></text:p>
          </table:table-cell>
          <table:table-cell table:style-name="ce254" table:formula="of:=114400+41600+2500+9150+10400+8052" office:value-type="float" office:value="186102">
            <text:p>186 102,00</text:p>
          </table:table-cell>
          <table:table-cell table:style-name="ce301" office:value-type="string">
            <text:p>ACE BTP</text:p>
          </table:table-cell>
          <table:table-cell table:style-name="ce326" table:formula="of:=([.J110]+[.I110])-[.#REF !110]" office:value-type="float" office:value="0">
            <text:p>#REF !</text:p>
          </table:table-cell>
          <table:table-cell table:style-name="ce354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211">
            <text:p>211</text:p>
          </table:table-cell>
          <table:table-cell table:style-name="ce58" office:value-type="string">
            <text:p>Dessin projeteur</text:p>
          </table:table-cell>
          <table:table-cell table:style-name="ce98" office:value-type="float" office:value="29700">
            <text:p>29 700,00</text:p>
          </table:table-cell>
          <table:table-cell table:style-name="ce136" table:number-columns-repeated="2"/>
          <table:table-cell/>
          <table:table-cell table:style-name="ce200"/>
          <table:table-cell table:style-name="ce228"/>
          <table:table-cell table:style-name="ce98" table:formula="of:=16800+1200" office:value-type="float" office:value="18000">
            <text:p>18 000,00</text:p>
          </table:table-cell>
          <table:table-cell table:style-name="ce296" office:value-type="string">
            <text:p>CDAO</text:p>
          </table:table-cell>
          <table:table-cell table:style-name="ce326" table:formula="of:=([.J111]+[.I111])-[.#REF !111]" office:value-type="float" office:value="0">
            <text:p>#REF !</text:p>
          </table:table-cell>
          <table:table-cell table:style-name="ce352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212">
            <text:p>212</text:p>
          </table:table-cell>
          <table:table-cell table:style-name="ce58" office:value-type="string">
            <text:p>Métrés</text:p>
          </table:table-cell>
          <table:table-cell table:style-name="ce98" office:value-type="float" office:value="23760">
            <text:p>23 760,00</text:p>
          </table:table-cell>
          <table:table-cell table:style-name="ce136" table:number-columns-repeated="2"/>
          <table:table-cell/>
          <table:table-cell table:style-name="ce201"/>
          <table:table-cell table:style-name="ce229"/>
          <table:table-cell table:style-name="ce253"/>
          <table:table-cell table:style-name="ce299"/>
          <table:table-cell table:style-name="ce326" table:formula="of:=([.J112]+[.I112])-[.#REF !112]" office:value-type="float" office:value="0">
            <text:p>#REF !</text:p>
          </table:table-cell>
          <table:table-cell table:style-name="ce352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4" office:value-type="float" office:value="220">
            <text:p>220</text:p>
          </table:table-cell>
          <table:table-cell table:style-name="ce59" office:value-type="string">
            <text:p>Etudes diverses</text:p>
          </table:table-cell>
          <table:table-cell table:style-name="ce97"/>
          <table:table-cell table:style-name="ce136" table:number-columns-repeated="2"/>
          <table:table-cell/>
          <table:table-cell table:style-name="ce201"/>
          <table:table-cell table:style-name="ce229"/>
          <table:table-cell table:style-name="ce98" table:formula="of:=19220+620" office:value-type="float" office:value="19840">
            <text:p>19 840,00</text:p>
          </table:table-cell>
          <table:table-cell table:style-name="ce297" office:value-type="string">
            <text:p>D3 CONSULTANT</text:p>
          </table:table-cell>
          <table:table-cell table:style-name="ce326" table:formula="of:=([.J113]+[.I113])-[.#REF !113]" office:value-type="float" office:value="0">
            <text:p>#REF !</text:p>
          </table:table-cell>
          <table:table-cell table:style-name="ce352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4" office:value-type="float" office:value="220">
            <text:p>220</text:p>
          </table:table-cell>
          <table:table-cell table:style-name="ce59" office:value-type="string">
            <text:p>Etudes diverses</text:p>
          </table:table-cell>
          <table:table-cell table:style-name="ce97"/>
          <table:table-cell table:style-name="ce136" table:number-columns-repeated="2"/>
          <table:table-cell/>
          <table:table-cell table:style-name="ce201"/>
          <table:table-cell table:style-name="ce229"/>
          <table:table-cell table:style-name="ce97" office:value-type="float" office:value="230">
            <text:p>230,00</text:p>
          </table:table-cell>
          <table:table-cell table:style-name="ce296" office:value-type="string">
            <text:p>KALITI</text:p>
          </table:table-cell>
          <table:table-cell table:style-name="ce326" table:formula="of:=[.J114]-[.#REF !114]" office:value-type="float" office:value="0">
            <text:p>#REF !</text:p>
          </table:table-cell>
          <table:table-cell table:style-name="ce352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4" office:value-type="float" office:value="220">
            <text:p>220</text:p>
          </table:table-cell>
          <table:table-cell table:style-name="ce59" office:value-type="string">
            <text:p>Etudes diverses</text:p>
          </table:table-cell>
          <table:table-cell table:style-name="ce99"/>
          <table:table-cell table:style-name="ce136" table:number-columns-repeated="2"/>
          <table:table-cell/>
          <table:table-cell table:style-name="ce201"/>
          <table:table-cell table:style-name="ce229"/>
          <table:table-cell table:style-name="ce97" table:formula="of:=6080+6030" office:value-type="float" office:value="12110">
            <text:p>12 110,00</text:p>
          </table:table-cell>
          <table:table-cell table:style-name="ce296" office:value-type="string">
            <text:p>AUXYAL</text:p>
          </table:table-cell>
          <table:table-cell table:style-name="ce326" table:formula="of:=[.J115]-[.#REF !115]" office:value-type="float" office:value="0">
            <text:p>#REF !</text:p>
          </table:table-cell>
          <table:table-cell table:style-name="ce352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4" office:value-type="float" office:value="220">
            <text:p>220</text:p>
          </table:table-cell>
          <table:table-cell table:style-name="ce59" office:value-type="string">
            <text:p>Etudes diverses</text:p>
          </table:table-cell>
          <table:table-cell table:style-name="ce99"/>
          <table:table-cell table:style-name="ce136" table:number-columns-repeated="2"/>
          <table:table-cell/>
          <table:table-cell table:style-name="ce201"/>
          <table:table-cell table:style-name="ce231"/>
          <table:table-cell table:style-name="ce255" office:value-type="float" office:value="900">
            <text:p>900,00</text:p>
          </table:table-cell>
          <table:table-cell table:style-name="ce296" office:value-type="string">
            <text:p>ALPES CONTRÔLE</text:p>
          </table:table-cell>
          <table:table-cell table:style-name="ce326" table:formula="of:=[.J116]-[.#REF !116]" office:value-type="float" office:value="0">
            <text:p>#REF !</text:p>
          </table:table-cell>
          <table:table-cell table:style-name="ce352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5"/>
          <table:table-cell table:style-name="ce60"/>
          <table:table-cell table:style-name="ce100" table:formula="of:=SUM([.D99:.D112])" office:value-type="float" office:value="228460">
            <text:p>228 460,00</text:p>
          </table:table-cell>
          <table:table-cell table:style-name="ce136"/>
          <table:table-cell table:style-name="ce136"/>
          <table:table-cell/>
          <table:table-cell table:style-name="ce175"/>
          <table:table-cell/>
          <table:table-cell table:style-name="ce100" table:formula="of:=SUM([.I99:.J116])" office:value-type="float" office:value="332221.55">
            <text:p>332 221,55</text:p>
          </table:table-cell>
          <table:table-cell table:style-name="ce302"/>
          <table:table-cell table:style-name="ce327" table:formula="of:=SUM([.L99:.L116])" office:value-type="float" office:value="0">
            <text:p>#REF !</text:p>
          </table:table-cell>
          <table:table-cell table:style-name="ce355"/>
          <table:table-cell table:number-columns-repeated="1004"/>
          <table:table-cell table:number-columns-repeated="6"/>
          <table:table-cell/>
        </table:table-row>
        <table:table-row table:style-name="ro1">
          <table:table-cell/>
          <table:table-cell table:style-name="ce26" office:value-type="float" office:value="401">
            <text:p>401</text:p>
          </table:table-cell>
          <table:table-cell table:style-name="ce61" office:value-type="string">
            <text:p>Dommages-Ouvrages / CNR</text:p>
          </table:table-cell>
          <table:table-cell table:style-name="ce101" office:value-type="float" office:value="247500.001982102">
            <text:p>247 500,00</text:p>
          </table:table-cell>
          <table:table-cell table:style-name="ce136" table:number-columns-repeated="2"/>
          <table:table-cell table:number-columns-repeated="2"/>
          <table:table-cell table:style-name="ce232"/>
          <table:table-cell table:style-name="ce101" office:value-type="float" office:value="247500.001982102">
            <text:p>247 500,00</text:p>
          </table:table-cell>
          <table:table-cell table:style-name="ce296"/>
          <table:table-cell table:style-name="ce326" table:formula="of:=[.J118]-[.#REF !118]" office:value-type="float" office:value="0">
            <text:p>#REF !</text:p>
          </table:table-cell>
          <table:table-cell table:style-name="ce356"/>
          <table:table-cell table:number-columns-repeated="1007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27" office:value-type="float" office:value="492">
            <text:p>492</text:p>
          </table:table-cell>
          <table:table-cell table:style-name="ce62" office:value-type="string">
            <text:p>Tous Risques Chantier</text:p>
          </table:table-cell>
          <table:table-cell table:style-name="ce98" office:value-type="float" office:value="49500.0003964204">
            <text:p>49 500,00</text:p>
          </table:table-cell>
          <table:table-cell table:style-name="ce136" table:number-columns-repeated="2"/>
          <table:table-cell table:number-columns-repeated="2"/>
          <table:table-cell table:style-name="ce233"/>
          <table:table-cell table:style-name="ce98" office:value-type="float" office:value="49500.0003964204">
            <text:p>49 500,00</text:p>
          </table:table-cell>
          <table:table-cell table:style-name="ce296"/>
          <table:table-cell table:style-name="ce326" table:formula="of:=[.J119]-[.#REF !119]" office:value-type="float" office:value="0">
            <text:p>#REF !</text:p>
          </table:table-cell>
          <table:table-cell table:style-name="ce356"/>
          <table:table-cell table:number-columns-repeated="1007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27" office:value-type="float" office:value="493">
            <text:p>493</text:p>
          </table:table-cell>
          <table:table-cell table:style-name="ce62" office:value-type="string">
            <text:p>RCP de GSE</text:p>
          </table:table-cell>
          <table:table-cell table:style-name="ce98" office:value-type="float" office:value="99000.0007928408">
            <text:p>99 000,00</text:p>
          </table:table-cell>
          <table:table-cell table:style-name="ce136" table:number-columns-repeated="2"/>
          <table:table-cell table:number-columns-repeated="2"/>
          <table:table-cell table:style-name="ce233"/>
          <table:table-cell table:style-name="ce98" office:value-type="float" office:value="99000.0007928408">
            <text:p>99 000,00</text:p>
          </table:table-cell>
          <table:table-cell table:style-name="ce296"/>
          <table:table-cell table:style-name="ce326" table:formula="of:=[.J120]-[.#REF !120]" office:value-type="float" office:value="0">
            <text:p>#REF !</text:p>
          </table:table-cell>
          <table:table-cell table:style-name="ce356"/>
          <table:table-cell table:number-columns-repeated="1007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27" office:value-type="float" office:value="494">
            <text:p>494</text:p>
          </table:table-cell>
          <table:table-cell table:style-name="ce62" office:value-type="string">
            <text:p>RCD de GSE</text:p>
          </table:table-cell>
          <table:table-cell table:style-name="ce98" office:value-type="float" office:value="118800.000951409">
            <text:p>118 800,00</text:p>
          </table:table-cell>
          <table:table-cell table:style-name="ce136" table:number-columns-repeated="2"/>
          <table:table-cell table:number-columns-repeated="2"/>
          <table:table-cell table:style-name="ce233"/>
          <table:table-cell table:style-name="ce98" office:value-type="float" office:value="118800.000951409">
            <text:p>118 800,00</text:p>
          </table:table-cell>
          <table:table-cell table:style-name="ce296"/>
          <table:table-cell table:style-name="ce326" table:formula="of:=[.J121]-[.#REF !121]" office:value-type="float" office:value="0">
            <text:p>#REF !</text:p>
          </table:table-cell>
          <table:table-cell table:style-name="ce356"/>
          <table:table-cell table:number-columns-repeated="1007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27" office:value-type="float" office:value="410">
            <text:p>410</text:p>
          </table:table-cell>
          <table:table-cell table:style-name="ce62" office:value-type="string">
            <text:p>Coordination de la sécurité</text:p>
          </table:table-cell>
          <table:table-cell table:style-name="ce98" office:value-type="float" office:value="29131.2801378433">
            <text:p>29 131,28</text:p>
          </table:table-cell>
          <table:table-cell table:style-name="ce136" table:number-columns-repeated="2"/>
          <table:table-cell table:style-name="ce175"/>
          <table:table-cell/>
          <table:table-cell table:style-name="ce202"/>
          <table:table-cell table:style-name="ce254" office:value-type="float" office:value="15300">
            <text:p>15 300,00</text:p>
          </table:table-cell>
          <table:table-cell table:style-name="ce296" office:value-type="string">
            <text:p>YSEIS</text:p>
          </table:table-cell>
          <table:table-cell table:style-name="ce326" table:formula="of:=([.J122]+[.I122])-[.#REF !122]" office:value-type="float" office:value="0">
            <text:p>#REF !</text:p>
          </table:table-cell>
          <table:table-cell table:style-name="ce352"/>
          <table:table-cell table:number-columns-repeated="1007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27" office:value-type="float" office:value="411">
            <text:p>411</text:p>
          </table:table-cell>
          <table:table-cell table:style-name="ce62" office:value-type="string">
            <text:p>Contrôle technique A+S'</text:p>
          </table:table-cell>
          <table:table-cell table:style-name="ce98"/>
          <table:table-cell table:style-name="ce136" table:number-columns-repeated="2"/>
          <table:table-cell table:style-name="ce175"/>
          <table:table-cell/>
          <table:table-cell table:style-name="ce202"/>
          <table:table-cell table:style-name="ce256" office:value-type="float" office:value="900">
            <text:p>900,00</text:p>
          </table:table-cell>
          <table:table-cell table:style-name="ce296" office:value-type="string">
            <text:p>QUALICONSULT</text:p>
          </table:table-cell>
          <table:table-cell table:style-name="ce326" table:formula="of:=([.J123]+[.I123])-[.#REF !123]" office:value-type="float" office:value="0">
            <text:p>#REF !</text:p>
          </table:table-cell>
          <table:table-cell table:style-name="ce352"/>
          <table:table-cell table:number-columns-repeated="1007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27" office:value-type="float" office:value="411">
            <text:p>411</text:p>
          </table:table-cell>
          <table:table-cell table:style-name="ce62" office:value-type="string">
            <text:p>Contrôle technique A+S'</text:p>
          </table:table-cell>
          <table:table-cell table:style-name="ce98" office:value-type="float" office:value="33015.4508228891">
            <text:p>33 015,45</text:p>
          </table:table-cell>
          <table:table-cell table:style-name="ce136" table:number-columns-repeated="2"/>
          <table:table-cell table:style-name="ce175"/>
          <table:table-cell/>
          <table:table-cell table:style-name="ce234"/>
          <table:table-cell table:style-name="ce257" table:formula="of:=30000+1500" office:value-type="float" office:value="31500">
            <text:p>31 500,00</text:p>
          </table:table-cell>
          <table:table-cell table:style-name="ce296" office:value-type="string">
            <text:p>QUALICONSULT</text:p>
          </table:table-cell>
          <table:table-cell table:style-name="ce326" table:formula="of:=([.J124]+[.I124])-[.#REF !124]" office:value-type="float" office:value="0">
            <text:p>#REF !</text:p>
          </table:table-cell>
          <table:table-cell table:style-name="ce352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28"/>
          <table:table-cell table:style-name="ce60"/>
          <table:table-cell table:style-name="ce100" table:formula="of:=SUM([.D118:.D124])" office:value-type="float" office:value="576946.735083504">
            <text:p>576 946,74</text:p>
          </table:table-cell>
          <table:table-cell table:style-name="ce136"/>
          <table:table-cell table:style-name="ce136"/>
          <table:table-cell table:number-columns-repeated="3"/>
          <table:table-cell table:style-name="ce100" table:formula="of:=SUM([.I118:.J124])" office:value-type="float" office:value="562500.004122772">
            <text:p>562 500,00</text:p>
          </table:table-cell>
          <table:table-cell table:style-name="ce302"/>
          <table:table-cell table:style-name="ce327" table:formula="of:=SUM([.L118:.L124])" office:value-type="float" office:value="0">
            <text:p>#REF !</text:p>
          </table:table-cell>
          <table:table-cell table:style-name="ce355"/>
          <table:table-cell table:style-name="ce122"/>
          <table:table-cell table:number-columns-repeated="1003"/>
          <table:table-cell table:number-columns-repeated="6"/>
          <table:table-cell/>
        </table:table-row>
        <table:table-row table:style-name="ro1">
          <table:table-cell/>
          <table:table-cell table:style-name="ce22" office:value-type="float" office:value="501">
            <text:p>501</text:p>
          </table:table-cell>
          <table:table-cell table:style-name="ce57" office:value-type="string">
            <text:p>Commissions apporteur affaire</text:p>
          </table:table-cell>
          <table:table-cell table:style-name="ce101"/>
          <table:table-cell table:style-name="ce136" table:number-columns-repeated="2"/>
          <table:table-cell/>
          <table:table-cell>
            <draw:custom-shape table:end-cell-address="Recap.H132" table:end-x="2.269cm" table:end-y="0.398cm" draw:z-index="0" draw:name="Accolade ouvrante 4" draw:style-name="gr1" draw:text-style-name="P1" svg:width="0.449cm" svg:height="2.709cm" svg:x="1.82cm" svg:y="0.399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232"/>
          <table:table-cell table:style-name="ce101"/>
          <table:table-cell table:style-name="ce296"/>
          <table:table-cell table:style-name="ce326"/>
          <table:table-cell table:style-name="ce352"/>
          <table:table-cell table:style-name="ce122"/>
          <table:table-cell table:number-columns-repeated="1007"/>
          <table:table-cell/>
          <table:table-cell table:number-columns-repeated="2"/>
        </table:table-row>
        <table:table-row table:style-name="ro1">
          <table:table-cell/>
          <table:table-cell table:style-name="ce29" office:value-type="float" office:value="502">
            <text:p>502</text:p>
          </table:table-cell>
          <table:table-cell table:style-name="ce63" office:value-type="string">
            <text:p>Frais de déplacement (GSE SAS)</text:p>
          </table:table-cell>
          <table:table-cell table:style-name="ce102" office:value-type="float" office:value="40000">
            <text:p>40 000,00</text:p>
          </table:table-cell>
          <table:table-cell table:style-name="ce136" table:number-columns-repeated="2"/>
          <table:table-cell table:style-name="ce176"/>
          <table:table-cell/>
          <table:table-cell table:style-name="ce202" office:value-type="float" office:value="10000">
            <text:p><text:s/>10 000,00 <text:s text:c="3"/></text:p>
          </table:table-cell>
          <table:table-cell table:style-name="ce258" office:value-type="float" office:value="40000">
            <text:p>40 000,00</text:p>
          </table:table-cell>
          <table:table-cell table:style-name="ce303"/>
          <table:table-cell table:style-name="ce328" table:formula="of:=SUM([.J127:.J133])-[.#REF !127]" office:value-type="float" office:value="0" table:number-columns-spanned="1" table:number-rows-spanned="7">
            <text:p>#REF !</text:p>
          </table:table-cell>
          <table:table-cell table:style-name="ce354"/>
          <table:table-cell table:style-name="ce122" table:number-columns-repeated="2"/>
          <table:table-cell table:number-columns-repeated="1004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02">
            <text:p>502</text:p>
          </table:table-cell>
          <table:table-cell table:style-name="ce58" office:value-type="string">
            <text:p>Frais de déplacement (GSE SAS)</text:p>
          </table:table-cell>
          <table:table-cell table:style-name="ce103"/>
          <table:table-cell table:style-name="ce136" table:number-columns-repeated="2"/>
          <table:table-cell table:style-name="ce176"/>
          <table:table-cell/>
          <table:table-cell table:style-name="ce233"/>
          <table:table-cell table:style-name="ce258" office:value-type="float" office:value="102.29">
            <text:p>102,29</text:p>
          </table:table-cell>
          <table:table-cell table:style-name="ce303" office:value-type="string">
            <text:p>AVIS</text:p>
          </table:table-cell>
          <table:covered-table-cell table:style-name="ce328"/>
          <table:table-cell table:style-name="ce354"/>
          <table:table-cell table:style-name="ce122" table:number-columns-repeated="2"/>
          <table:table-cell table:number-columns-repeated="1006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02">
            <text:p>502</text:p>
          </table:table-cell>
          <table:table-cell table:style-name="ce58" office:value-type="string">
            <text:p>Frais de déplacement (GSE SAS)</text:p>
          </table:table-cell>
          <table:table-cell table:style-name="ce103"/>
          <table:table-cell table:style-name="ce136" table:number-columns-repeated="2"/>
          <table:table-cell table:style-name="ce176"/>
          <table:table-cell/>
          <table:table-cell table:style-name="ce202"/>
          <table:table-cell table:style-name="ce259" office:value-type="float" office:value="20000">
            <text:p>20 000,00</text:p>
          </table:table-cell>
          <table:table-cell table:style-name="ce303" office:value-type="string">
            <text:p>HERTZ</text:p>
          </table:table-cell>
          <table:covered-table-cell table:style-name="ce328"/>
          <table:table-cell table:style-name="ce354"/>
          <table:table-cell table:style-name="ce122" table:number-columns-repeated="2"/>
          <table:table-cell table:number-columns-repeated="1006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02">
            <text:p>502</text:p>
          </table:table-cell>
          <table:table-cell table:style-name="ce58" office:value-type="string">
            <text:p>Frais de déplacement (GSE SAS)</text:p>
          </table:table-cell>
          <table:table-cell table:style-name="ce103"/>
          <table:table-cell table:style-name="ce136" table:number-columns-repeated="2"/>
          <table:table-cell table:style-name="ce176"/>
          <table:table-cell office:value-type="string">
            <text:p>prévisions</text:p>
          </table:table-cell>
          <table:table-cell table:style-name="ce233"/>
          <table:table-cell table:style-name="ce259" office:value-type="float" office:value="25000">
            <text:p>25 000,00</text:p>
          </table:table-cell>
          <table:table-cell table:style-name="ce304" office:value-type="string">
            <text:p>AMERICAN EXPRESS</text:p>
          </table:table-cell>
          <table:covered-table-cell table:style-name="ce328"/>
          <table:table-cell table:style-name="ce354"/>
          <table:table-cell table:style-name="ce122" table:number-columns-repeated="2"/>
          <table:table-cell table:number-columns-repeated="1006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02">
            <text:p>502</text:p>
          </table:table-cell>
          <table:table-cell table:style-name="ce58" office:value-type="string">
            <text:p>Frais de déplacement (GSE SAS)</text:p>
          </table:table-cell>
          <table:table-cell table:style-name="ce103"/>
          <table:table-cell table:style-name="ce136" table:number-columns-repeated="2"/>
          <table:table-cell table:style-name="ce176"/>
          <table:table-cell/>
          <table:table-cell table:style-name="ce233"/>
          <table:table-cell table:style-name="ce260" office:value-type="float" office:value="961.64">
            <text:p>961,64</text:p>
          </table:table-cell>
          <table:table-cell table:style-name="ce304" office:value-type="string">
            <text:p>AMERICAN EXPRESS</text:p>
          </table:table-cell>
          <table:covered-table-cell table:style-name="ce328"/>
          <table:table-cell table:style-name="ce354"/>
          <table:table-cell table:style-name="ce122" table:number-columns-repeated="2"/>
          <table:table-cell table:number-columns-repeated="1006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02">
            <text:p>502</text:p>
          </table:table-cell>
          <table:table-cell table:style-name="ce58" office:value-type="string">
            <text:p>Frais de déplacement (GSE SAS)</text:p>
          </table:table-cell>
          <table:table-cell table:style-name="ce103"/>
          <table:table-cell table:style-name="ce136" table:number-columns-repeated="2"/>
          <table:table-cell table:style-name="ce176"/>
          <table:table-cell/>
          <table:table-cell table:style-name="ce233"/>
          <table:table-cell table:style-name="ce259" office:value-type="float" office:value="15000">
            <text:p>15 000,00</text:p>
          </table:table-cell>
          <table:table-cell table:style-name="ce304" office:value-type="string">
            <text:p>AMERICAN EXPRESS</text:p>
          </table:table-cell>
          <table:covered-table-cell table:style-name="ce328"/>
          <table:table-cell table:style-name="ce354"/>
          <table:table-cell table:style-name="ce122" table:number-columns-repeated="2"/>
          <table:table-cell table:number-columns-repeated="1006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04">
            <text:p>504</text:p>
          </table:table-cell>
          <table:table-cell table:style-name="ce58" office:value-type="string">
            <text:p>Huissiers</text:p>
          </table:table-cell>
          <table:table-cell table:style-name="ce104"/>
          <table:table-cell table:style-name="ce136" table:number-columns-repeated="2"/>
          <table:table-cell table:style-name="ce175"/>
          <table:table-cell/>
          <table:table-cell table:style-name="ce233"/>
          <table:table-cell table:style-name="ce260" office:value-type="float" office:value="246.63">
            <text:p>246,63</text:p>
          </table:table-cell>
          <table:table-cell table:style-name="ce305" office:value-type="string">
            <text:p>BERAT FORESTIER GOLLIOT</text:p>
          </table:table-cell>
          <table:covered-table-cell table:style-name="ce328"/>
          <table:table-cell table:style-name="ce352"/>
          <table:table-cell table:number-columns-repeated="1008"/>
          <table:table-cell/>
          <table:table-cell table:number-columns-repeated="2"/>
        </table:table-row>
        <table:table-row table:style-name="ro1">
          <table:table-cell/>
          <table:table-cell table:style-name="ce30" office:value-type="float" office:value="505">
            <text:p>505</text:p>
          </table:table-cell>
          <table:table-cell table:style-name="ce64" office:value-type="string">
            <text:p>Panneaux chantier-communication</text:p>
          </table:table-cell>
          <table:table-cell table:style-name="ce105" office:value-type="float" office:value="5000">
            <text:p>5 000,00</text:p>
          </table:table-cell>
          <table:table-cell table:style-name="ce136" table:number-columns-repeated="2"/>
          <table:table-cell table:number-columns-repeated="2"/>
          <table:table-cell table:style-name="ce233"/>
          <table:table-cell table:style-name="ce105" office:value-type="float" office:value="3881">
            <text:p>3 881,00</text:p>
          </table:table-cell>
          <table:table-cell table:style-name="ce306" office:value-type="string">
            <text:p>ISOMATIC</text:p>
          </table:table-cell>
          <table:table-cell table:style-name="ce329" table:formula="of:=([.J134]+[.J135])-[.#REF !134]" office:value-type="float" office:value="0" table:number-columns-spanned="1" table:number-rows-spanned="2">
            <text:p>#REF !</text:p>
          </table:table-cell>
          <table:table-cell table:style-name="ce352"/>
          <table:table-cell table:number-columns-repeated="1006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05">
            <text:p>505</text:p>
          </table:table-cell>
          <table:table-cell table:style-name="ce58" office:value-type="string">
            <text:p>Panneaux chantier-communication</text:p>
          </table:table-cell>
          <table:table-cell table:style-name="ce98"/>
          <table:table-cell table:style-name="ce136" table:number-columns-repeated="2"/>
          <table:table-cell table:number-columns-repeated="2"/>
          <table:table-cell table:style-name="ce233"/>
          <table:table-cell table:style-name="ce105" office:value-type="float" office:value="107">
            <text:p>107,00</text:p>
          </table:table-cell>
          <table:table-cell table:style-name="ce306" office:value-type="string">
            <text:p>GRAPHITO</text:p>
          </table:table-cell>
          <table:covered-table-cell table:style-name="ce329"/>
          <table:table-cell table:style-name="ce352"/>
          <table:table-cell table:number-columns-repeated="1008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07">
            <text:p>507</text:p>
          </table:table-cell>
          <table:table-cell table:style-name="ce58" office:value-type="string">
            <text:p>Avocats (projets)</text:p>
          </table:table-cell>
          <table:table-cell table:style-name="ce98"/>
          <table:table-cell table:style-name="ce136" table:number-columns-repeated="2"/>
          <table:table-cell/>
          <table:table-cell table:style-name="ce175"/>
          <table:table-cell table:style-name="ce233"/>
          <table:table-cell table:style-name="ce98"/>
          <table:table-cell table:style-name="ce300"/>
          <table:table-cell table:style-name="ce326"/>
          <table:table-cell table:style-name="ce352"/>
          <table:table-cell table:number-columns-repeated="1008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08">
            <text:p>508</text:p>
          </table:table-cell>
          <table:table-cell table:style-name="ce65" office:value-type="string">
            <text:p>Honoraires avocats contentieux / pré-contentieux</text:p>
          </table:table-cell>
          <table:table-cell table:style-name="ce98"/>
          <table:table-cell table:style-name="ce136" table:number-columns-repeated="2"/>
          <table:table-cell/>
          <table:table-cell table:style-name="ce175"/>
          <table:table-cell table:style-name="ce233"/>
          <table:table-cell table:style-name="ce98"/>
          <table:table-cell table:style-name="ce300"/>
          <table:table-cell table:style-name="ce326"/>
          <table:table-cell table:style-name="ce352"/>
          <table:table-cell table:number-columns-repeated="1008"/>
          <table:table-cell/>
          <table:table-cell table:number-columns-repeated="2"/>
        </table:table-row>
        <table:table-row table:style-name="ro1">
          <table:table-cell/>
          <table:table-cell table:style-name="ce31" office:value-type="float" office:value="510">
            <text:p>510</text:p>
          </table:table-cell>
          <table:table-cell table:style-name="ce66" office:value-type="string">
            <text:p>Frais divers: GSE SAS</text:p>
          </table:table-cell>
          <table:table-cell table:style-name="ce106" office:value-type="float" office:value="10000">
            <text:p>10 000,00</text:p>
          </table:table-cell>
          <table:table-cell table:style-name="ce136" table:number-columns-repeated="2"/>
          <table:table-cell table:style-name="ce176"/>
          <table:table-cell table:style-name="ce175"/>
          <table:table-cell table:style-name="ce233"/>
          <table:table-cell table:style-name="ce261" office:value-type="float" office:value="5000">
            <office:annotation draw:style-name="gr2" draw:text-style-name="P2" svg:width="3.965cm" svg:height="2.099cm" svg:x="28.058cm" svg:y="55.012cm" draw:caption-point-x="-0.482cm" draw:caption-point-y="0.301cm">
              <dc:creator>AP</dc:creator>
              <dc:date>2016-10-10T00:00:00</dc:date>
              <text:p text:style-name="P2">Audrey PARSONS:</text:p>
              <text:p text:style-name="P2"><text:span text:style-name="T1">ya du gras...</text:span></text:p>
            </office:annotation>
            <text:p>5 000,00</text:p>
          </table:table-cell>
          <table:table-cell table:style-name="ce307" office:value-type="string">
            <text:p>GSE SAS</text:p>
          </table:table-cell>
          <table:table-cell table:style-name="ce330" table:formula="of:=SUM([.I138:.J149])-[.#REF !138]" office:value-type="float" office:value="0" table:number-columns-spanned="1" table:number-rows-spanned="12">
            <text:p>#REF !</text:p>
          </table:table-cell>
          <table:table-cell table:style-name="ce352"/>
          <table:table-cell table:style-name="ce122"/>
          <table:table-cell table:number-columns-repeated="1005"/>
          <table:table-cell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10">
            <text:p>510</text:p>
          </table:table-cell>
          <table:table-cell table:style-name="ce58" office:value-type="string">
            <text:p>Frais divers : France Télécom</text:p>
          </table:table-cell>
          <table:table-cell table:style-name="ce107"/>
          <table:table-cell table:style-name="ce136" table:number-columns-repeated="2"/>
          <table:table-cell/>
          <table:table-cell table:style-name="ce175"/>
          <table:table-cell table:style-name="ce233"/>
          <table:table-cell table:style-name="ce262" office:value-type="float" office:value="457.76">
            <text:p>457,76</text:p>
          </table:table-cell>
          <table:table-cell table:style-name="ce307" office:value-type="string">
            <text:p>ORANGE</text:p>
          </table:table-cell>
          <table:covered-table-cell table:style-name="ce330"/>
          <table:table-cell table:style-name="ce352"/>
          <table:table-cell table:style-name="ce122"/>
          <table:table-cell table:number-columns-repeated="1007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10">
            <text:p>510</text:p>
          </table:table-cell>
          <table:table-cell table:style-name="ce58" office:value-type="string">
            <text:p>Frais divers : </text:p>
          </table:table-cell>
          <table:table-cell table:style-name="ce107"/>
          <table:table-cell table:style-name="ce136" table:number-columns-repeated="2"/>
          <table:table-cell/>
          <table:table-cell table:style-name="ce175"/>
          <table:table-cell table:style-name="ce233"/>
          <table:table-cell table:style-name="ce262" office:value-type="float" office:value="1261.95">
            <text:p>1 261,95</text:p>
          </table:table-cell>
          <table:table-cell table:style-name="ce307" office:value-type="string">
            <text:p>ORANGE</text:p>
          </table:table-cell>
          <table:covered-table-cell table:style-name="ce330"/>
          <table:table-cell table:style-name="ce352"/>
          <table:table-cell table:style-name="ce122"/>
          <table:table-cell table:number-columns-repeated="1007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10">
            <text:p>510</text:p>
          </table:table-cell>
          <table:table-cell table:style-name="ce58" office:value-type="string">
            <text:p>Frais divers : Météo France</text:p>
          </table:table-cell>
          <table:table-cell table:style-name="ce107"/>
          <table:table-cell table:style-name="ce136" table:number-columns-repeated="2"/>
          <table:table-cell/>
          <table:table-cell table:style-name="ce175"/>
          <table:table-cell table:style-name="ce233"/>
          <table:table-cell table:style-name="ce262" office:value-type="float" office:value="533.5">
            <text:p>533,50</text:p>
          </table:table-cell>
          <table:table-cell table:style-name="ce307" office:value-type="string">
            <text:p>METEO France</text:p>
          </table:table-cell>
          <table:covered-table-cell table:style-name="ce330"/>
          <table:table-cell table:style-name="ce352"/>
          <table:table-cell table:style-name="ce122"/>
          <table:table-cell table:number-columns-repeated="1007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10">
            <text:p>510</text:p>
          </table:table-cell>
          <table:table-cell table:style-name="ce58" office:value-type="string">
            <text:p>Frais divers</text:p>
          </table:table-cell>
          <table:table-cell table:style-name="ce107"/>
          <table:table-cell table:style-name="ce136" table:number-columns-repeated="2"/>
          <table:table-cell/>
          <table:table-cell table:style-name="ce175"/>
          <table:table-cell table:style-name="ce233"/>
          <table:table-cell table:style-name="ce262" office:value-type="float" office:value="192.08">
            <text:p>192,08</text:p>
          </table:table-cell>
          <table:table-cell table:style-name="ce307" office:value-type="string">
            <text:p>ARP</text:p>
          </table:table-cell>
          <table:covered-table-cell table:style-name="ce330"/>
          <table:table-cell table:style-name="ce352"/>
          <table:table-cell table:style-name="ce122"/>
          <table:table-cell table:number-columns-repeated="1007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10">
            <text:p>510</text:p>
          </table:table-cell>
          <table:table-cell table:style-name="ce58" office:value-type="string">
            <text:p>Frais divers</text:p>
          </table:table-cell>
          <table:table-cell table:style-name="ce107"/>
          <table:table-cell table:style-name="ce136" table:number-columns-repeated="2"/>
          <table:table-cell/>
          <table:table-cell table:style-name="ce175"/>
          <table:table-cell table:style-name="ce233"/>
          <table:table-cell table:style-name="ce262" office:value-type="float" office:value="5360">
            <text:p>5 360,00</text:p>
          </table:table-cell>
          <table:table-cell table:style-name="ce307" office:value-type="string">
            <text:p>SNT</text:p>
          </table:table-cell>
          <table:covered-table-cell table:style-name="ce330"/>
          <table:table-cell table:style-name="ce352"/>
          <table:table-cell table:style-name="ce122"/>
          <table:table-cell table:number-columns-repeated="1007"/>
          <table:table-cell/>
          <table:table-cell table:number-columns-repeated="2"/>
        </table:table-row>
        <table:table-row table:style-name="ro1">
          <table:table-cell/>
          <table:table-cell table:style-name="ce23" office:value-type="float" office:value="510">
            <text:p>510</text:p>
          </table:table-cell>
          <table:table-cell table:style-name="ce58" office:value-type="string">
            <text:p>Frais divers</text:p>
          </table:table-cell>
          <table:table-cell table:style-name="ce107"/>
          <table:table-cell table:style-name="ce136" table:number-columns-repeated="2"/>
          <table:table-cell/>
          <table:table-cell table:style-name="ce175"/>
          <table:table-cell table:style-name="ce233"/>
          <table:table-cell table:style-name="ce262" office:value-type="float" office:value="82">
            <text:p>82,00</text:p>
          </table:table-cell>
          <table:table-cell table:style-name="ce307" office:value-type="string">
            <text:p>LEASEWARE</text:p>
          </table:table-cell>
          <table:covered-table-cell table:style-name="ce330"/>
          <table:table-cell table:style-name="ce352"/>
          <table:table-cell table:style-name="ce122"/>
          <table:table-cell table:number-columns-repeated="1007"/>
          <table:table-cell/>
          <table:table-cell table:number-columns-repeated="2"/>
        </table:table-row>
        <table:table-row table:style-name="ro1">
          <table:table-cell/>
          <table:table-cell table:style-name="ce24" office:value-type="float" office:value="510">
            <text:p>510</text:p>
          </table:table-cell>
          <table:table-cell table:style-name="ce58" office:value-type="string">
            <text:p>Frais divers</text:p>
          </table:table-cell>
          <table:table-cell table:style-name="ce107"/>
          <table:table-cell table:style-name="ce136" table:number-columns-repeated="2"/>
          <table:table-cell/>
          <table:table-cell table:style-name="ce175"/>
          <table:table-cell table:style-name="ce235" office:value-type="float" office:value="5000">
            <text:p><text:s/>5 000,00 <text:s text:c="3"/></text:p>
          </table:table-cell>
          <table:table-cell table:style-name="ce262"/>
          <table:table-cell table:style-name="ce308" office:value-type="string">
            <text:p>gardien</text:p>
          </table:table-cell>
          <table:covered-table-cell table:style-name="ce330"/>
          <table:table-cell table:style-name="ce352"/>
          <table:table-cell table:style-name="ce122"/>
          <table:table-cell table:number-columns-repeated="1010"/>
        </table:table-row>
        <table:table-row table:style-name="ro1">
          <table:table-cell/>
          <table:table-cell table:style-name="ce24" office:value-type="float" office:value="511">
            <text:p>511</text:p>
          </table:table-cell>
          <table:table-cell table:style-name="ce58" office:value-type="string">
            <text:p>Honoraires divers : Balloïde Photo</text:p>
          </table:table-cell>
          <table:table-cell table:style-name="ce107"/>
          <table:table-cell table:style-name="ce136" table:number-columns-repeated="2"/>
          <table:table-cell/>
          <table:table-cell table:style-name="ce175"/>
          <table:table-cell table:style-name="ce235" office:value-type="float" office:value="380">
            <office:annotation draw:style-name="gr2" draw:text-style-name="P2" svg:width="3.959cm" svg:height="2.099cm" svg:x="25.156cm" svg:y="58.625cm" draw:caption-point-x="-0.482cm" draw:caption-point-y="0.301cm">
              <dc:creator>AP</dc:creator>
              <dc:date>2016-10-10T00:00:00</dc:date>
              <text:p text:style-name="P2">Audrey PARSONS</text:p>
              <text:p text:style-name="P2"><text:span text:style-name="T1">reportage final</text:span></text:p>
            </office:annotation>
            <text:p><text:s/>380,00 <text:s text:c="3"/></text:p>
          </table:table-cell>
          <table:table-cell table:style-name="ce262" table:formula="of:=380*10" office:value-type="float" office:value="3800">
            <text:p>3 800,00</text:p>
          </table:table-cell>
          <table:table-cell table:style-name="ce307" office:value-type="string">
            <text:p>BALLOIDE</text:p>
          </table:table-cell>
          <table:covered-table-cell table:style-name="ce330"/>
          <table:table-cell table:style-name="ce352"/>
          <table:table-cell table:style-name="ce122"/>
          <table:table-cell table:number-columns-repeated="1007"/>
          <table:table-cell/>
          <table:table-cell table:number-columns-repeated="2"/>
        </table:table-row>
        <table:table-row table:style-name="ro1">
          <table:table-cell/>
          <table:table-cell table:style-name="ce24" office:value-type="float" office:value="562">
            <text:p>562</text:p>
          </table:table-cell>
          <table:table-cell table:style-name="ce59" office:value-type="string">
            <text:p>Frais de chantier (fournitures)</text:p>
          </table:table-cell>
          <table:table-cell table:style-name="ce107"/>
          <table:table-cell table:style-name="ce136" table:number-columns-repeated="2"/>
          <table:table-cell/>
          <table:table-cell table:style-name="ce175"/>
          <table:table-cell table:style-name="ce233"/>
          <table:table-cell table:style-name="ce262" office:value-type="float" office:value="2000">
            <text:p>2 000,00</text:p>
          </table:table-cell>
          <table:table-cell table:style-name="ce307"/>
          <table:covered-table-cell table:style-name="ce330"/>
          <table:table-cell table:style-name="ce352"/>
          <table:table-cell table:style-name="ce122"/>
          <table:table-cell table:number-columns-repeated="1007"/>
          <table:table-cell/>
          <table:table-cell table:number-columns-repeated="2"/>
        </table:table-row>
        <table:table-row table:style-name="ro1">
          <table:table-cell/>
          <table:table-cell table:style-name="ce24" office:value-type="float" office:value="599">
            <text:p>599</text:p>
          </table:table-cell>
          <table:table-cell table:style-name="ce59" office:value-type="string">
            <text:p>Intragroupe</text:p>
          </table:table-cell>
          <table:table-cell table:style-name="ce107"/>
          <table:table-cell table:style-name="ce136" table:number-columns-repeated="2"/>
          <table:table-cell/>
          <table:table-cell table:style-name="ce175"/>
          <table:table-cell table:style-name="ce233"/>
          <table:table-cell table:style-name="ce262" office:value-type="float" office:value="2349.13">
            <text:p>2 349,13</text:p>
          </table:table-cell>
          <table:table-cell table:style-name="ce307" office:value-type="string">
            <text:p>GSE Espagne</text:p>
          </table:table-cell>
          <table:covered-table-cell table:style-name="ce330"/>
          <table:table-cell table:style-name="ce352"/>
          <table:table-cell table:style-name="ce122"/>
          <table:table-cell table:number-columns-repeated="1007"/>
          <table:table-cell/>
          <table:table-cell table:number-columns-repeated="2"/>
        </table:table-row>
        <table:table-row table:style-name="ro1">
          <table:table-cell/>
          <table:table-cell table:style-name="ce24" office:value-type="float" office:value="599">
            <text:p>599</text:p>
          </table:table-cell>
          <table:table-cell table:style-name="ce59" office:value-type="string">
            <text:p>Intragroupe</text:p>
          </table:table-cell>
          <table:table-cell table:style-name="ce107"/>
          <table:table-cell table:style-name="ce136" table:number-columns-repeated="2"/>
          <table:table-cell/>
          <table:table-cell table:style-name="ce175"/>
          <table:table-cell table:style-name="ce233"/>
          <table:table-cell table:style-name="ce262" office:value-type="float" office:value="2723.91">
            <text:p>2 723,91</text:p>
          </table:table-cell>
          <table:table-cell table:style-name="ce307" office:value-type="string">
            <text:p>GSE Allemagne</text:p>
          </table:table-cell>
          <table:covered-table-cell table:style-name="ce330"/>
          <table:table-cell table:style-name="ce352"/>
          <table:table-cell table:style-name="ce122"/>
          <table:table-cell table:number-columns-repeated="1007"/>
          <table:table-cell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7"/>
          <table:table-cell table:style-name="ce136" table:number-columns-repeated="2"/>
          <table:table-cell table:number-columns-repeated="2"/>
          <table:table-cell table:style-name="ce233"/>
          <table:table-cell table:style-name="ce263" table:formula="of:=690.2+785.3+114.9+129.3" office:value-type="float" office:value="1719.7">
            <office:annotation draw:style-name="gr3" draw:text-style-name="P2" svg:width="3.965cm" svg:height="1.035cm" svg:x="28.296cm" svg:y="60.804cm" draw:caption-point-x="-0.72cm" draw:caption-point-y="-0.071cm">
              <dc:creator>AP</dc:creator>
              <dc:date>2016-10-10T00:00:00</dc:date>
              <text:p text:style-name="P2">Audrey PARSONS:</text:p>
              <text:p text:style-name="P2"><text:span text:style-name="T1">WC chimique</text:span></text:p>
            </office:annotation>
            <text:p>1 719,70</text:p>
          </table:table-cell>
          <table:table-cell table:style-name="ce309" office:value-type="string">
            <text:p>HERTZ EQT</text:p>
          </table:table-cell>
          <table:table-cell table:style-name="ce331" table:formula="of:=[.J150]-[.#REF !150]" office:value-type="float" office:value="0">
            <text:p>#REF !</text:p>
          </table:table-cell>
          <table:table-cell table:style-name="ce352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7"/>
          <table:table-cell table:style-name="ce136" table:number-columns-repeated="2"/>
          <table:table-cell table:number-columns-repeated="2"/>
          <table:table-cell table:style-name="ce233"/>
          <table:table-cell table:style-name="ce264" table:formula="of:=1016.6+431+9690.01+1015.88+1339+800.6+1808+1755" office:value-type="float" office:value="17856.09">
            <text:p>17 856,09</text:p>
          </table:table-cell>
          <table:table-cell table:style-name="ce309" office:value-type="string">
            <text:p>CEME</text:p>
          </table:table-cell>
          <table:table-cell table:style-name="ce331" table:formula="of:=[.J151]-[.#REF !151]" office:value-type="float" office:value="0">
            <text:p>#REF !</text:p>
          </table:table-cell>
          <table:table-cell table:style-name="ce352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7"/>
          <table:table-cell table:style-name="ce136" table:number-columns-repeated="2"/>
          <table:table-cell table:number-columns-repeated="2"/>
          <table:table-cell table:style-name="ce236"/>
          <table:table-cell table:style-name="ce264" table:formula="of:=64016+3005+2508.08+(4068.1*5)+591+643-4724.3" office:value-type="float" office:value="86379.28">
            <office:annotation draw:style-name="gr2" draw:text-style-name="P2" svg:width="3.965cm" svg:height="2.099cm" svg:x="28.058cm" svg:y="61.335cm" draw:caption-point-x="-0.482cm" draw:caption-point-y="0.301cm">
              <dc:creator>AP</dc:creator>
              <dc:date>2016-10-10T00:00:00</dc:date>
              <text:p text:style-name="P2">Audrey PARSONS:</text:p>
              <text:p text:style-name="P2"><text:span text:style-name="T1">+ 5 mois de loc supp</text:span></text:p>
            </office:annotation>
            <text:p>86 379,28</text:p>
          </table:table-cell>
          <table:table-cell table:style-name="ce309" office:value-type="string">
            <text:p>COUGNAUD</text:p>
          </table:table-cell>
          <table:table-cell table:style-name="ce331" table:formula="of:=([.J152]+[.I152])-[.#REF !152]" office:value-type="float" office:value="0">
            <text:p>#REF !</text:p>
          </table:table-cell>
          <table:table-cell table:style-name="ce352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7"/>
          <table:table-cell table:style-name="ce136" table:number-columns-repeated="2"/>
          <table:table-cell table:number-columns-repeated="2"/>
          <table:table-cell table:style-name="ce237"/>
          <table:table-cell table:style-name="ce264" office:value-type="float" office:value="616">
            <text:p>616,00</text:p>
          </table:table-cell>
          <table:table-cell table:style-name="ce309" office:value-type="string">
            <text:p>ONET</text:p>
          </table:table-cell>
          <table:table-cell table:style-name="ce331" table:formula="of:=[.J153]-[.#REF !153]" office:value-type="float" office:value="0">
            <text:p>#REF !</text:p>
          </table:table-cell>
          <table:table-cell table:style-name="ce352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7"/>
          <table:table-cell table:style-name="ce136" table:number-columns-repeated="2"/>
          <table:table-cell table:number-columns-repeated="2"/>
          <table:table-cell table:style-name="ce237"/>
          <table:table-cell table:style-name="ce264" office:value-type="float" office:value="1090.43">
            <text:p>1 090,43</text:p>
          </table:table-cell>
          <table:table-cell table:style-name="ce309" office:value-type="string">
            <text:p>INPRO SECU</text:p>
          </table:table-cell>
          <table:table-cell table:style-name="ce331" table:formula="of:=[.J154]-[.#REF !154]" office:value-type="float" office:value="0">
            <text:p>#REF !</text:p>
          </table:table-cell>
          <table:table-cell table:style-name="ce352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7"/>
          <table:table-cell table:style-name="ce136" table:number-columns-repeated="2"/>
          <table:table-cell table:number-columns-repeated="2"/>
          <table:table-cell table:style-name="ce237"/>
          <table:table-cell table:style-name="ce264" table:formula="of:=3472.55+1108.72+4410+480+163.1+230" office:value-type="float" office:value="9864.37">
            <text:p>9 864,37</text:p>
          </table:table-cell>
          <table:table-cell table:style-name="ce309" office:value-type="string">
            <text:p>CITY MAT</text:p>
          </table:table-cell>
          <table:table-cell table:style-name="ce331" table:formula="of:=[.J155]-[.#REF !155]" office:value-type="float" office:value="0">
            <text:p>#REF !</text:p>
          </table:table-cell>
          <table:table-cell table:style-name="ce352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7"/>
          <table:table-cell table:style-name="ce136" table:number-columns-repeated="2"/>
          <table:table-cell table:number-columns-repeated="2"/>
          <table:table-cell table:style-name="ce236"/>
          <table:table-cell table:style-name="ce264" table:formula="of:=29.5+204.7+1867.22+1164.78+1512.6+15000+16240.98" office:value-type="float" office:value="36019.78">
            <text:p>36 019,78</text:p>
          </table:table-cell>
          <table:table-cell table:style-name="ce309" office:value-type="string">
            <text:p>VEOLIA</text:p>
          </table:table-cell>
          <table:table-cell table:style-name="ce331" table:formula="of:=([.J156]+[.I156])-[.#REF !156]" office:value-type="float" office:value="0">
            <text:p>#REF !</text:p>
          </table:table-cell>
          <table:table-cell table:style-name="ce352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7"/>
          <table:table-cell table:style-name="ce136" table:number-columns-repeated="2"/>
          <table:table-cell table:number-columns-repeated="2"/>
          <table:table-cell table:style-name="ce236"/>
          <table:table-cell table:style-name="ce264" table:formula="of:=2800+4935.6" office:value-type="float" office:value="7735.6">
            <text:p>7 735,60</text:p>
          </table:table-cell>
          <table:table-cell table:style-name="ce309" office:value-type="string">
            <text:p>COUVREST</text:p>
          </table:table-cell>
          <table:table-cell table:style-name="ce331" table:formula="of:=([.J157]+[.I157])-[.#REF !157]" office:value-type="float" office:value="0">
            <text:p>#REF !</text:p>
          </table:table-cell>
          <table:table-cell table:style-name="ce352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7"/>
          <table:table-cell table:style-name="ce136" table:number-columns-repeated="2"/>
          <table:table-cell table:number-columns-repeated="2"/>
          <table:table-cell table:style-name="ce236"/>
          <table:table-cell table:style-name="ce264" table:formula="of:=6202.75+9875+43570+27385+3530" office:value-type="float" office:value="90562.75">
            <text:p>90 562,75</text:p>
          </table:table-cell>
          <table:table-cell table:style-name="ce309" office:value-type="string">
            <text:p>MELFERS</text:p>
          </table:table-cell>
          <table:table-cell table:style-name="ce331" table:formula="of:=([.J158]+[.I158])-[.#REF !158]" office:value-type="float" office:value="0">
            <text:p>#REF !</text:p>
          </table:table-cell>
          <table:table-cell table:style-name="ce352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7"/>
          <table:table-cell table:style-name="ce136" table:number-columns-repeated="2"/>
          <table:table-cell table:number-columns-repeated="2"/>
          <table:table-cell table:style-name="ce236"/>
          <table:table-cell table:style-name="ce264" table:formula="of:=1888.48+3954.46" office:value-type="float" office:value="5842.94">
            <text:p>5 842,94</text:p>
          </table:table-cell>
          <table:table-cell table:style-name="ce309" office:value-type="string">
            <text:p>VEOLIA</text:p>
          </table:table-cell>
          <table:table-cell table:style-name="ce331" table:formula="of:=([.J159]+[.I159])-[.#REF !159]" office:value-type="float" office:value="0">
            <text:p>#REF !</text:p>
          </table:table-cell>
          <table:table-cell table:style-name="ce352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7"/>
          <table:table-cell table:style-name="ce136" table:number-columns-repeated="2"/>
          <table:table-cell table:number-columns-repeated="2"/>
          <table:table-cell table:style-name="ce235"/>
          <table:table-cell table:style-name="ce264" office:value-type="float" office:value="71768.5">
            <text:p>71 768,50</text:p>
          </table:table-cell>
          <table:table-cell table:style-name="ce309" office:value-type="string">
            <text:p>PRO CLEAN</text:p>
          </table:table-cell>
          <table:table-cell table:style-name="ce331" table:formula="of:=([.J160]+[.I160])-[.#REF !160]" office:value-type="float" office:value="0">
            <text:p>#REF !</text:p>
          </table:table-cell>
          <table:table-cell table:style-name="ce352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7"/>
          <table:table-cell table:style-name="ce136" table:number-columns-repeated="2"/>
          <table:table-cell/>
          <table:table-cell table:style-name="ce202" table:formula="of:=3000+1237.48" office:value-type="float" office:value="4237.48">
            <office:annotation draw:style-name="gr2" draw:text-style-name="P2" svg:width="3.94cm" svg:height="2.099cm" svg:x="22.645cm" svg:y="65.399cm" draw:caption-point-x="-0.482cm" draw:caption-point-y="0.302cm">
              <dc:creator>AP</dc:creator>
              <dc:date>2016-10-10T00:00:00</dc:date>
              <text:p text:style-name="P2">Audrey PARSONS:</text:p>
              <text:p text:style-name="P2"><text:span text:style-name="T1">- devis N°3+6+9+10+16</text:span></text:p>
              <text:p text:style-name="P2"><text:span text:style-name="T1">- prévisons</text:span></text:p>
            </office:annotation>
            <text:p><text:s/>4 237,48 <text:s text:c="3"/></text:p>
          </table:table-cell>
          <table:table-cell table:style-name="ce235"/>
          <table:table-cell table:style-name="ce264" table:formula="of:=5729.07+8561.25+2100" office:value-type="float" office:value="16390.32">
            <office:annotation draw:style-name="gr2" draw:text-style-name="P2" svg:width="3.965cm" svg:height="2.099cm" svg:x="28.058cm" svg:y="65.399cm" draw:caption-point-x="-0.482cm" draw:caption-point-y="0.302cm">
              <dc:creator>AP</dc:creator>
              <dc:date>2016-10-10T00:00:00</dc:date>
              <text:p text:style-name="P2">Audrey PARSONS:</text:p>
              <text:p text:style-name="P2"><text:span text:style-name="T1">2100=HERAS</text:span></text:p>
            </office:annotation>
            <text:p>16 390,32</text:p>
          </table:table-cell>
          <table:table-cell table:style-name="ce309" office:value-type="string">
            <text:p>MEDINGER</text:p>
          </table:table-cell>
          <table:table-cell table:style-name="ce331" table:formula="of:=([.J161]+[.I161])-[.#REF !161]" office:value-type="float" office:value="0">
            <text:p>#REF !</text:p>
          </table:table-cell>
          <table:table-cell table:style-name="ce352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98"/>
          <table:table-cell table:style-name="ce136" table:number-columns-repeated="2"/>
          <table:table-cell table:number-columns-repeated="2"/>
          <table:table-cell table:style-name="ce233"/>
          <table:table-cell table:style-name="ce264" office:value-type="float" office:value="2000">
            <text:p>2 000,00</text:p>
          </table:table-cell>
          <table:table-cell table:style-name="ce310" office:value-type="string">
            <text:p>ISOSUD</text:p>
          </table:table-cell>
          <table:table-cell table:style-name="ce331" table:formula="of:=[.J162]-[.#REF !162]" office:value-type="float" office:value="0">
            <text:p>#REF !</text:p>
          </table:table-cell>
          <table:table-cell table:style-name="ce357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8"/>
          <table:table-cell table:style-name="ce136" table:number-columns-repeated="2"/>
          <table:table-cell table:number-columns-repeated="2"/>
          <table:table-cell table:style-name="ce233"/>
          <table:table-cell table:style-name="ce264" office:value-type="float" office:value="3752">
            <text:p>3 752,00</text:p>
          </table:table-cell>
          <table:table-cell table:style-name="ce310" office:value-type="string">
            <text:p>FET BLINDAGE</text:p>
          </table:table-cell>
          <table:table-cell table:style-name="ce331" table:formula="of:=[.J163]-[.#REF !163]" office:value-type="float" office:value="0">
            <text:p>#REF !</text:p>
          </table:table-cell>
          <table:table-cell table:style-name="ce357"/>
          <table:table-cell table:style-name="ce122"/>
          <table:table-cell table:number-columns-repeated="1006"/>
          <table:table-cell table:number-columns-repeated="2"/>
          <table:table-cell table:number-columns-repeated="2"/>
        </table:table-row>
        <table:table-row table:style-name="ro1">
          <table:table-cell/>
          <table:table-cell table:style-name="ce32" office:value-type="float" office:value="601">
            <text:p>601</text:p>
          </table:table-cell>
          <table:table-cell table:style-name="ce67" office:value-type="string">
            <text:p>Dépenses de Prorata</text:p>
          </table:table-cell>
          <table:table-cell table:style-name="ce108"/>
          <table:table-cell table:style-name="ce136" table:number-columns-repeated="2"/>
          <table:table-cell table:number-columns-repeated="2"/>
          <table:table-cell table:style-name="ce233"/>
          <table:table-cell table:style-name="ce265" office:value-type="float" office:value="11660.38">
            <text:p>11 660,38</text:p>
          </table:table-cell>
          <table:table-cell table:style-name="ce311" office:value-type="string">
            <text:p>LIDL</text:p>
          </table:table-cell>
          <table:table-cell table:style-name="ce332" table:formula="of:=[.J164]-[.#REF !164]" office:value-type="float" office:value="0">
            <text:p>#REF !</text:p>
          </table:table-cell>
          <table:table-cell table:style-name="ce357"/>
          <table:table-cell table:style-name="ce122"/>
          <table:table-cell table:number-columns-repeated="1006"/>
          <table:table-cell/>
          <table:table-cell table:number-columns-repeated="3"/>
        </table:table-row>
        <table:table-row table:style-name="ro1">
          <table:table-cell/>
          <table:table-cell table:style-name="ce33"/>
          <table:table-cell table:style-name="ce68"/>
          <table:table-cell table:style-name="ce109"/>
          <table:table-cell table:style-name="ce136" table:number-columns-repeated="2"/>
          <table:table-cell table:number-columns-repeated="2"/>
          <table:table-cell table:style-name="ce238"/>
          <table:table-cell table:style-name="ce266"/>
          <table:table-cell table:style-name="ce297"/>
          <table:table-cell table:style-name="ce333"/>
          <table:table-cell table:style-name="ce357"/>
          <table:table-cell table:style-name="ce122"/>
          <table:table-cell table:number-columns-repeated="1010"/>
        </table:table-row>
        <table:table-row table:style-name="ro1">
          <table:table-cell/>
          <table:table-cell table:style-name="ce25"/>
          <table:table-cell table:style-name="ce60"/>
          <table:table-cell table:style-name="ce100" table:formula="of:=SUM([.D126:.D162])" office:value-type="float" office:value="55000">
            <text:p>55 000,00</text:p>
          </table:table-cell>
          <table:table-cell table:style-name="ce137"/>
          <table:table-cell table:style-name="ce136"/>
          <table:table-cell/>
          <table:table-cell table:style-name="ce175"/>
          <table:table-cell/>
          <table:table-cell table:style-name="ce100" table:formula="of:=SUM([.I126:.J165])" office:value-type="float" office:value="507697.03">
            <text:p>507 697,03</text:p>
          </table:table-cell>
          <table:table-cell table:style-name="ce302"/>
          <table:table-cell table:style-name="ce334" table:formula="of:=SUM([.L126:.L165])" office:value-type="float" office:value="0">
            <text:p>#REF !</text:p>
          </table:table-cell>
          <table:table-cell table:style-name="ce358"/>
          <table:table-cell table:style-name="ce122"/>
          <table:table-cell table:number-columns-repeated="1003"/>
          <table:table-cell table:number-columns-repeated="6"/>
          <table:table-cell/>
        </table:table-row>
        <table:table-row table:style-name="ro1">
          <table:table-cell/>
          <table:table-cell table:style-name="ce34"/>
          <table:table-cell table:style-name="ce69"/>
          <table:table-cell table:style-name="ce110" table:formula="of:=[.D117]+[.D125]+[.D166]" office:value-type="float" office:value="860406.735083504">
            <text:p>860 406,74</text:p>
          </table:table-cell>
          <table:table-cell table:style-name="ce138" table:formula="of:=[.E117]+[.E125]+[.E166]" office:value-type="float" office:value="0">
            <text:p>0,00</text:p>
          </table:table-cell>
          <table:table-cell table:style-name="ce151"/>
          <table:table-cell/>
          <table:table-cell table:style-name="ce175"/>
          <table:table-cell/>
          <table:table-cell table:style-name="ce110" table:formula="of:=[.J117]+[.J125]+[.J166]" office:value-type="float" office:value="1402418.58412277">
            <text:p>1 402 418,58</text:p>
          </table:table-cell>
          <table:table-cell table:style-name="ce312"/>
          <table:table-cell table:style-name="ce335" table:formula="of:=[.L117]+[.L125]+[.L166]" office:value-type="float" office:value="0">
            <text:p>#REF !</text:p>
          </table:table-cell>
          <table:table-cell table:style-name="ce359"/>
          <table:table-cell table:style-name="ce122"/>
          <table:table-cell table:number-columns-repeated="1003"/>
          <table:table-cell table:number-columns-repeated="6"/>
          <table:table-cell/>
        </table:table-row>
        <table:table-row table:style-name="ro1">
          <table:table-cell/>
          <table:table-cell table:style-name="ce35"/>
          <table:table-cell table:style-name="ce70"/>
          <table:table-cell table:style-name="ce111"/>
          <table:table-cell table:style-name="ce139"/>
          <table:table-cell table:style-name="ce7"/>
          <table:table-cell table:number-columns-repeated="3"/>
          <table:table-cell table:style-name="ce267"/>
          <table:table-cell table:style-name="ce313"/>
          <table:table-cell table:style-name="ce336" office:value-type="string">
            <text:p>Ecart marché / budget</text:p>
          </table:table-cell>
          <table:table-cell table:style-name="ce360"/>
          <table:table-cell table:style-name="ce122"/>
          <table:table-cell table:number-columns-repeated="1010"/>
        </table:table-row>
        <table:table-row table:style-name="ro1">
          <table:table-cell/>
          <table:table-cell table:style-name="ce36"/>
          <table:table-cell table:style-name="ce71" office:value-type="string">
            <text:p>Total</text:p>
          </table:table-cell>
          <table:table-cell table:style-name="ce112" table:formula="of:=[.D95]+[.D167]" office:value-type="float" office:value="17980762.8145206">
            <text:p>17 980 763</text:p>
          </table:table-cell>
          <table:table-cell table:style-name="ce140" table:formula="of:=[.E95]+[.E167]" office:value-type="float" office:value="0">
            <text:p>0</text:p>
          </table:table-cell>
          <table:table-cell table:style-name="ce152"/>
          <table:table-cell table:number-columns-repeated="3"/>
          <table:table-cell table:style-name="ce112" table:formula="of:=[.J95]+[.J167]" office:value-type="float" office:value="1402418.58412277">
            <text:p>1 402 419</text:p>
          </table:table-cell>
          <table:table-cell table:style-name="ce314"/>
          <table:table-cell table:style-name="ce337" table:formula="of:=[.L95]+[.L167]" office:value-type="float" office:value="0">
            <text:p>#REF !</text:p>
          </table:table-cell>
          <table:table-cell table:style-name="ce361"/>
          <table:table-cell table:style-name="ce122"/>
          <table:table-cell table:number-columns-repeated="1003"/>
          <table:table-cell table:number-columns-repeated="5"/>
          <table:table-cell table:number-columns-repeated="2"/>
        </table:table-row>
        <table:table-row table:style-name="ro1">
          <table:table-cell/>
          <table:table-cell table:style-name="ce36"/>
          <table:table-cell table:style-name="ce72" office:value-type="string">
            <text:p>Avenants entreprises</text:p>
          </table:table-cell>
          <table:table-cell table:style-name="ce113"/>
          <table:table-cell table:style-name="ce141"/>
          <table:table-cell table:style-name="ce153"/>
          <table:table-cell table:number-columns-repeated="3"/>
          <table:table-cell table:style-name="ce268"/>
          <table:table-cell table:style-name="ce297"/>
          <table:table-cell table:style-name="ce111"/>
          <table:table-cell table:style-name="ce362"/>
          <table:table-cell table:style-name="ce122"/>
          <table:table-cell table:number-columns-repeated="1003"/>
          <table:table-cell table:number-columns-repeated="5"/>
          <table:table-cell table:number-columns-repeated="2"/>
        </table:table-row>
        <table:table-row table:style-name="ro1">
          <table:table-cell/>
          <table:table-cell table:style-name="ce36"/>
          <table:table-cell table:style-name="ce72"/>
          <table:table-cell table:style-name="ce113"/>
          <table:table-cell table:style-name="ce141"/>
          <table:table-cell table:style-name="ce153"/>
          <table:table-cell table:style-name="ce7"/>
          <table:table-cell table:number-columns-repeated="2"/>
          <table:table-cell table:style-name="ce268"/>
          <table:table-cell table:style-name="ce315"/>
          <table:table-cell table:style-name="ce338"/>
          <table:table-cell table:style-name="ce362"/>
          <table:table-cell table:style-name="ce122" table:number-columns-repeated="2"/>
          <table:table-cell table:number-columns-repeated="1009"/>
        </table:table-row>
        <table:table-row table:style-name="ro1">
          <table:table-cell/>
          <table:table-cell table:style-name="ce36" office:value-type="string">
            <text:p>700</text:p>
          </table:table-cell>
          <table:table-cell table:style-name="ce72" office:value-type="string">
            <text:p>Aléas de réalisation</text:p>
          </table:table-cell>
          <table:table-cell table:style-name="ce114" office:value-type="float" office:value="179807.630149487">
            <text:p>179 808</text:p>
          </table:table-cell>
          <table:table-cell table:style-name="ce142"/>
          <table:table-cell table:style-name="ce154"/>
          <table:table-cell table:style-name="ce177"/>
          <table:table-cell table:style-name="ce175"/>
          <table:table-cell/>
          <table:table-cell table:style-name="ce269" office:value-type="float" office:value="115049">
            <text:p>115 049,00</text:p>
          </table:table-cell>
          <table:table-cell table:style-name="ce297"/>
          <table:table-cell table:style-name="ce111"/>
          <table:table-cell table:style-name="ce362"/>
          <table:table-cell table:number-columns-repeated="1004"/>
          <table:table-cell table:number-columns-repeated="5"/>
          <table:table-cell table:number-columns-repeated="2"/>
        </table:table-row>
        <table:table-row table:style-name="ro1">
          <table:table-cell/>
          <table:table-cell table:style-name="ce36" office:value-type="string">
            <text:p>701</text:p>
          </table:table-cell>
          <table:table-cell table:style-name="ce72" office:value-type="string">
            <text:p>Aléas post-réception</text:p>
          </table:table-cell>
          <table:table-cell table:style-name="ce114"/>
          <table:table-cell table:style-name="ce143"/>
          <table:table-cell table:style-name="ce155"/>
          <table:table-cell table:style-name="ce7"/>
          <table:table-cell table:number-columns-repeated="2"/>
          <table:table-cell table:style-name="ce269" office:value-type="float" office:value="65000">
            <text:p>65 000,00</text:p>
          </table:table-cell>
          <table:table-cell table:style-name="ce297"/>
          <table:table-cell table:style-name="ce339" office:value-type="string">
            <text:p>avec libération aléas :</text:p>
          </table:table-cell>
          <table:table-cell table:style-name="ce363"/>
          <table:table-cell table:style-name="ce122"/>
          <table:table-cell table:number-columns-repeated="1003"/>
          <table:table-cell table:number-columns-repeated="5"/>
          <table:table-cell table:number-columns-repeated="2"/>
        </table:table-row>
        <table:table-row table:style-name="ro1">
          <table:table-cell table:style-name="ce5"/>
          <table:table-cell table:style-name="ce37"/>
          <table:table-cell table:style-name="ce73" office:value-type="string">
            <text:p>TOTAL Achats</text:p>
          </table:table-cell>
          <table:table-cell table:style-name="ce115" table:formula="of:=[.D173]+[.D172]+[.D170]+[.D169]" office:value-type="float" office:value="18160570.4446701">
            <text:p>18 160 570</text:p>
          </table:table-cell>
          <table:table-cell table:style-name="ce144" table:formula="of:=[.E173]+[.E172]+[.E170]+[.E169]" office:value-type="float" office:value="0">
            <text:p>0</text:p>
          </table:table-cell>
          <table:table-cell table:style-name="ce156"/>
          <table:table-cell table:style-name="ce44"/>
          <table:table-cell table:style-name="ce5"/>
          <table:table-cell table:style-name="ce239"/>
          <table:table-cell table:style-name="ce115" table:formula="of:=[.J173]+[.J172]+[.J170]+[.J169]" office:value-type="float" office:value="1582467.58412277">
            <text:p>1 582 468</text:p>
          </table:table-cell>
          <table:table-cell table:style-name="ce316"/>
          <table:table-cell table:style-name="ce340" office:value-type="string">
            <text:p>GAIN (€)</text:p>
          </table:table-cell>
          <table:table-cell table:style-name="ce364"/>
          <table:table-cell table:style-name="ce369"/>
          <table:table-cell table:style-name="ce5" table:number-columns-repeated="1003"/>
          <table:table-cell table:number-columns-repeated="7"/>
        </table:table-row>
        <table:table-row table:style-name="ro1">
          <table:table-cell/>
          <table:table-cell table:style-name="ce36"/>
          <table:table-cell table:style-name="ce72" office:value-type="string">
            <text:p>Marge contributive</text:p>
          </table:table-cell>
          <table:table-cell table:style-name="ce116" table:formula="of:=[.D259]-[.D169]-[.D172]-[.D173]" office:value-type="float" office:value="1639429.55532992">
            <text:p>1 639 430</text:p>
          </table:table-cell>
          <table:table-cell table:style-name="ce145" table:formula="of:=[.E259]-[.E169]-[.E172]-[.E173]" office:value-type="float" office:value="19800000">
            <text:p>19 800 000</text:p>
          </table:table-cell>
          <table:table-cell table:style-name="ce157"/>
          <table:table-cell table:style-name="ce7"/>
          <table:table-cell table:number-columns-repeated="2"/>
          <table:table-cell table:style-name="ce118" table:formula="of:=[.J259]-[.J174]" office:value-type="float" office:value="0">
            <text:p>#REF !</text:p>
          </table:table-cell>
          <table:table-cell table:style-name="ce314"/>
          <table:table-cell table:style-name="ce341" table:formula="of:=[.#REF !175]-[.J175]" office:value-type="float" office:value="0">
            <text:p>#REF !</text:p>
          </table:table-cell>
          <table:table-cell table:style-name="ce363"/>
          <table:table-cell table:style-name="ce370"/>
          <table:table-cell table:number-columns-repeated="1003"/>
          <table:table-cell table:number-columns-repeated="5"/>
          <table:table-cell/>
          <table:table-cell/>
        </table:table-row>
        <table:table-row table:style-name="ro1">
          <table:table-cell/>
          <table:table-cell table:style-name="ce38"/>
          <table:table-cell table:style-name="ce74"/>
          <table:table-cell table:style-name="ce117"/>
          <table:table-cell table:style-name="ce145"/>
          <table:table-cell table:style-name="ce157"/>
          <table:table-cell table:style-name="ce7"/>
          <table:table-cell table:number-columns-repeated="2"/>
          <table:table-cell table:style-name="ce270"/>
          <table:table-cell table:style-name="ce297"/>
          <table:table-cell table:style-name="ce339"/>
          <table:table-cell table:style-name="ce362"/>
          <table:table-cell table:style-name="ce175"/>
          <table:table-cell table:style-name="ce371"/>
          <table:table-cell table:number-columns-repeated="1009"/>
        </table:table-row>
        <table:table-row table:style-name="ro1">
          <table:table-cell/>
          <table:table-cell table:style-name="ce36"/>
          <table:table-cell table:style-name="ce72" office:value-type="string">
            <text:p>Temps passés réalisation</text:p>
          </table:table-cell>
          <table:table-cell table:style-name="ce116" office:value-type="float" office:value="296233.333333333">
            <text:p>296 233</text:p>
          </table:table-cell>
          <table:table-cell table:style-name="ce145"/>
          <table:table-cell table:style-name="ce157"/>
          <table:table-cell table:style-name="ce7"/>
          <table:table-cell table:style-name="ce203"/>
          <table:table-cell/>
          <table:table-cell table:style-name="ce116" office:value-type="float" office:value="420000">
            <text:p>420 000</text:p>
          </table:table-cell>
          <table:table-cell table:style-name="ce313" office:value-type="string">
            <text:p>Réalisation</text:p>
          </table:table-cell>
          <table:table-cell table:style-name="ce111"/>
          <table:table-cell table:style-name="ce362"/>
          <table:table-cell table:style-name="ce122" table:number-columns-repeated="2"/>
          <table:table-cell table:number-columns-repeated="1002"/>
          <table:table-cell table:number-columns-repeated="5"/>
          <table:table-cell table:number-columns-repeated="2"/>
        </table:table-row>
        <table:table-row table:style-name="ro1">
          <table:table-cell/>
          <table:table-cell table:style-name="ce36"/>
          <table:table-cell table:style-name="ce72" office:value-type="string">
            <text:p>Temps passés commerce</text:p>
          </table:table-cell>
          <table:table-cell table:style-name="ce116"/>
          <table:table-cell table:style-name="ce145"/>
          <table:table-cell table:style-name="ce157"/>
          <table:table-cell table:style-name="ce7"/>
          <table:table-cell table:style-name="ce203"/>
          <table:table-cell/>
          <table:table-cell table:style-name="ce116" office:value-type="float" office:value="10000">
            <text:p>10 000</text:p>
          </table:table-cell>
          <table:table-cell table:style-name="ce313" office:value-type="string">
            <text:p>Commerce</text:p>
          </table:table-cell>
          <table:table-cell table:style-name="ce111"/>
          <table:table-cell table:style-name="ce362"/>
          <table:table-cell table:style-name="ce122" table:number-columns-repeated="2"/>
          <table:table-cell table:number-columns-repeated="1006"/>
          <table:table-cell/>
          <table:table-cell table:number-columns-repeated="2"/>
        </table:table-row>
        <table:table-row table:style-name="ro1">
          <table:table-cell/>
          <table:table-cell table:style-name="ce36"/>
          <table:table-cell table:style-name="ce72" office:value-type="string">
            <text:p>Temps passés technique</text:p>
          </table:table-cell>
          <table:table-cell table:style-name="ce116"/>
          <table:table-cell table:style-name="ce145"/>
          <table:table-cell table:style-name="ce157"/>
          <table:table-cell table:style-name="ce7"/>
          <table:table-cell table:style-name="ce203"/>
          <table:table-cell/>
          <table:table-cell table:style-name="ce116" office:value-type="float" office:value="90000">
            <text:p>90 000</text:p>
          </table:table-cell>
          <table:table-cell table:style-name="ce313" office:value-type="string">
            <text:p>Technique</text:p>
          </table:table-cell>
          <table:table-cell table:style-name="ce111"/>
          <table:table-cell table:style-name="ce362"/>
          <table:table-cell table:style-name="ce122" table:number-columns-repeated="2"/>
          <table:table-cell table:number-columns-repeated="1006"/>
          <table:table-cell/>
          <table:table-cell table:number-columns-repeated="2"/>
        </table:table-row>
        <table:table-row table:style-name="ro1">
          <table:table-cell/>
          <table:table-cell table:style-name="ce36"/>
          <table:table-cell table:style-name="ce72" office:value-type="string">
            <text:p>Temps passés autres</text:p>
          </table:table-cell>
          <table:table-cell table:style-name="ce116"/>
          <table:table-cell table:style-name="ce145"/>
          <table:table-cell table:style-name="ce157"/>
          <table:table-cell table:style-name="ce7"/>
          <table:table-cell table:style-name="ce203"/>
          <table:table-cell/>
          <table:table-cell table:style-name="ce116" office:value-type="float" office:value="20000">
            <text:p>20 000</text:p>
          </table:table-cell>
          <table:table-cell table:style-name="ce313" office:value-type="string">
            <text:p>Autres</text:p>
          </table:table-cell>
          <table:table-cell table:style-name="ce111"/>
          <table:table-cell table:style-name="ce362"/>
          <table:table-cell table:style-name="ce122" table:number-columns-repeated="2"/>
          <table:table-cell table:number-columns-repeated="1006"/>
          <table:table-cell/>
          <table:table-cell table:number-columns-repeated="2"/>
        </table:table-row>
        <table:table-row table:style-name="ro1">
          <table:table-cell/>
          <table:table-cell table:style-name="ce36"/>
          <table:table-cell table:style-name="ce72" office:value-type="string">
            <text:p>Temps passés réalisés</text:p>
          </table:table-cell>
          <table:table-cell table:style-name="ce116"/>
          <table:table-cell table:style-name="ce145"/>
          <table:table-cell table:style-name="ce157"/>
          <table:table-cell table:style-name="ce7"/>
          <table:table-cell table:number-columns-repeated="2"/>
          <table:table-cell table:style-name="ce116"/>
          <table:table-cell table:style-name="ce297"/>
          <table:table-cell table:style-name="ce342"/>
          <table:table-cell table:style-name="ce362"/>
          <table:table-cell table:style-name="ce122" table:number-columns-repeated="2"/>
          <table:table-cell table:number-columns-repeated="1009"/>
        </table:table-row>
        <table:table-row table:style-name="ro1">
          <table:table-cell/>
          <table:table-cell table:style-name="ce36"/>
          <table:table-cell table:style-name="ce72" office:value-type="string">
            <text:p>Temps passés</text:p>
          </table:table-cell>
          <table:table-cell table:style-name="ce116"/>
          <table:table-cell table:style-name="ce145"/>
          <table:table-cell table:style-name="ce157"/>
          <table:table-cell table:style-name="ce7"/>
          <table:table-cell table:number-columns-repeated="2"/>
          <table:table-cell table:style-name="ce116" office:value-type="float" office:value="29106">
            <text:p>29 106</text:p>
          </table:table-cell>
          <table:table-cell table:style-name="ce313" office:value-type="string">
            <text:p>GSE Espagne</text:p>
          </table:table-cell>
          <table:table-cell table:style-name="ce342"/>
          <table:table-cell table:style-name="ce362"/>
          <table:table-cell table:style-name="ce122" table:number-columns-repeated="2"/>
          <table:table-cell table:number-columns-repeated="1006"/>
          <table:table-cell/>
          <table:table-cell table:number-columns-repeated="2"/>
        </table:table-row>
        <table:table-row table:style-name="ro1">
          <table:table-cell/>
          <table:table-cell table:style-name="ce36"/>
          <table:table-cell table:style-name="ce72" office:value-type="string">
            <text:p>Temps passés</text:p>
          </table:table-cell>
          <table:table-cell table:style-name="ce116"/>
          <table:table-cell table:style-name="ce145"/>
          <table:table-cell table:style-name="ce157"/>
          <table:table-cell table:style-name="ce7"/>
          <table:table-cell table:number-columns-repeated="2"/>
          <table:table-cell table:style-name="ce116" office:value-type="float" office:value="36868">
            <text:p>36 868</text:p>
          </table:table-cell>
          <table:table-cell table:style-name="ce313" office:value-type="string">
            <text:p>GSE Allemagne</text:p>
          </table:table-cell>
          <table:table-cell table:style-name="ce342"/>
          <table:table-cell table:style-name="ce362"/>
          <table:table-cell table:style-name="ce122" table:number-columns-repeated="2"/>
          <table:table-cell table:number-columns-repeated="1006"/>
          <table:table-cell/>
          <table:table-cell table:number-columns-repeated="2"/>
        </table:table-row>
        <table:table-row table:style-name="ro1">
          <table:table-cell/>
          <table:table-cell table:style-name="ce36"/>
          <table:table-cell table:style-name="ce72"/>
          <table:table-cell table:style-name="ce116"/>
          <table:table-cell table:style-name="ce145"/>
          <table:table-cell table:style-name="ce157"/>
          <table:table-cell table:style-name="ce7"/>
          <table:table-cell table:number-columns-repeated="2"/>
          <table:table-cell table:style-name="ce116"/>
          <table:table-cell table:style-name="ce297"/>
          <table:table-cell table:style-name="ce342"/>
          <table:table-cell table:style-name="ce362"/>
          <table:table-cell table:style-name="ce122" table:number-columns-repeated="2"/>
          <table:table-cell table:number-columns-repeated="1009"/>
        </table:table-row>
        <table:table-row table:style-name="ro1">
          <table:table-cell/>
          <table:table-cell table:style-name="ce39"/>
          <table:table-cell table:style-name="ce75" office:value-type="string">
            <text:p>Marge brute</text:p>
          </table:table-cell>
          <table:table-cell table:style-name="ce118" table:formula="of:=[.D259]-[.D169]-[.D172]-[.D173]-[.D177]" office:value-type="float" office:value="1343196.22199659">
            <text:p>1 343 196</text:p>
          </table:table-cell>
          <table:table-cell table:style-name="ce145" table:formula="of:=[.E259]-[.E169]-[.E172]-[.E173]-[.E177]" office:value-type="float" office:value="19800000">
            <text:p>19 800 000</text:p>
          </table:table-cell>
          <table:table-cell table:style-name="ce157"/>
          <table:table-cell table:style-name="ce7"/>
          <table:table-cell table:number-columns-repeated="2"/>
          <table:table-cell table:style-name="ce118" table:formula="of:=[.J259]-[.J169]-[.J172]-[.J173]-[.J177]-[.J179]-[.J178]-[.J180]-[.J182]-[.J183]" office:value-type="float" office:value="0">
            <text:p>#REF !</text:p>
          </table:table-cell>
          <table:table-cell table:style-name="ce314"/>
          <table:table-cell table:style-name="ce343"/>
          <table:table-cell table:style-name="ce362"/>
          <table:table-cell table:style-name="ce122" table:number-columns-repeated="2"/>
          <table:table-cell table:number-columns-repeated="1002"/>
          <table:table-cell table:number-columns-repeated="4"/>
          <table:table-cell table:number-columns-repeated="3"/>
        </table:table-row>
        <table:table-row table:style-name="ro1">
          <table:table-cell/>
          <table:table-cell table:style-name="ce36"/>
          <table:table-cell table:style-name="ce72"/>
          <table:table-cell table:style-name="ce116"/>
          <table:table-cell table:style-name="ce145"/>
          <table:table-cell table:style-name="ce157"/>
          <table:table-cell table:style-name="ce7"/>
          <table:table-cell table:number-columns-repeated="2"/>
          <table:table-cell table:style-name="ce116"/>
          <table:table-cell table:style-name="ce314"/>
          <table:table-cell table:style-name="ce342"/>
          <table:table-cell table:style-name="ce362"/>
          <table:table-cell table:style-name="ce122" table:number-columns-repeated="2"/>
          <table:table-cell table:number-columns-repeated="1009"/>
        </table:table-row>
        <table:table-row table:style-name="ro1">
          <table:table-cell/>
          <table:table-cell table:style-name="ce36"/>
          <table:table-cell table:style-name="ce72" office:value-type="string">
            <text:p>Allocation frais généraux</text:p>
          </table:table-cell>
          <table:table-cell table:style-name="ce116" office:value-type="float" office:value="1241460.00994222">
            <text:p>1 241 460</text:p>
          </table:table-cell>
          <table:table-cell table:style-name="ce145"/>
          <table:table-cell table:style-name="ce157"/>
          <table:table-cell table:style-name="ce7"/>
          <table:table-cell table:number-columns-repeated="2"/>
          <table:table-cell table:style-name="ce116"/>
          <table:table-cell table:style-name="ce297"/>
          <table:table-cell table:style-name="ce342"/>
          <table:table-cell table:style-name="ce362"/>
          <table:table-cell table:style-name="ce122" table:number-columns-repeated="2"/>
          <table:table-cell table:number-columns-repeated="1002"/>
          <table:table-cell table:number-columns-repeated="3"/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39"/>
          <table:table-cell table:style-name="ce75" office:value-type="string">
            <text:p>Marge nette</text:p>
          </table:table-cell>
          <table:table-cell table:style-name="ce118" table:formula="of:=[.D259]-[.D169]-[.D172]-[.D173]-[.D177]-[.D187]" office:value-type="float" office:value="101736.212054364">
            <text:p>101 736</text:p>
          </table:table-cell>
          <table:table-cell table:style-name="ce145"/>
          <table:table-cell table:style-name="ce157"/>
          <table:table-cell table:style-name="ce7"/>
          <table:table-cell table:number-columns-repeated="2"/>
          <table:table-cell table:style-name="ce118" table:formula="of:=[.J259]-[.J169]-[.J172]-[.J173]-[.J177]-[.J187]-[.J178]-[.J179]-[.J180]" office:value-type="float" office:value="0">
            <text:p>#REF !</text:p>
          </table:table-cell>
          <table:table-cell table:style-name="ce297"/>
          <table:table-cell table:style-name="ce343"/>
          <table:table-cell table:style-name="ce362"/>
          <table:table-cell table:style-name="ce122" table:number-columns-repeated="2"/>
          <table:table-cell table:number-columns-repeated="1002"/>
          <table:table-cell table:number-columns-repeated="3"/>
          <table:table-cell table:number-columns-repeated="4"/>
        </table:table-row>
        <table:table-row table:style-name="ro1">
          <table:table-cell/>
          <table:table-cell table:style-name="ce36"/>
          <table:table-cell table:style-name="ce72"/>
          <table:table-cell table:style-name="ce116"/>
          <table:table-cell table:style-name="ce145"/>
          <table:table-cell table:style-name="ce157"/>
          <table:table-cell table:style-name="ce7"/>
          <table:table-cell table:number-columns-repeated="2"/>
          <table:table-cell table:style-name="ce270"/>
          <table:table-cell table:style-name="ce297"/>
          <table:table-cell table:style-name="ce111"/>
          <table:table-cell table:style-name="ce362"/>
          <table:table-cell table:style-name="ce122" table:number-columns-repeated="2"/>
          <table:table-cell table:number-columns-repeated="1009"/>
        </table:table-row>
        <table:table-row table:style-name="ro1">
          <table:table-cell/>
          <table:table-cell table:style-name="ce40" office:value-type="string">
            <text:p>820</text:p>
          </table:table-cell>
          <table:table-cell table:style-name="ce76" office:value-type="string">
            <text:p>Refacturation prorata</text:p>
          </table:table-cell>
          <table:table-cell table:style-name="ce116"/>
          <table:table-cell table:style-name="ce145"/>
          <table:table-cell table:style-name="ce157"/>
          <table:table-cell table:style-name="ce7"/>
          <table:table-cell table:number-columns-repeated="2"/>
          <table:table-cell table:style-name="ce271" table:formula="of:=(SUM([.I150:.J164])-[.L158]/2-[.L160]/2)*(1+0.1)" office:value-type="float" office:value="0">
            <text:p>#REF !</text:p>
          </table:table-cell>
          <table:table-cell table:style-name="ce317"/>
          <table:table-cell table:style-name="ce111"/>
          <table:table-cell table:style-name="ce362"/>
          <table:table-cell table:style-name="ce122" table:number-columns-repeated="2"/>
          <table:table-cell table:number-columns-repeated="1009"/>
        </table:table-row>
        <table:table-row table:style-name="ro1" table:number-rows-repeated="3">
          <table:table-cell/>
          <table:table-cell table:style-name="ce40"/>
          <table:table-cell table:style-name="ce76"/>
          <table:table-cell table:style-name="ce116"/>
          <table:table-cell table:style-name="ce145"/>
          <table:table-cell table:style-name="ce157"/>
          <table:table-cell table:style-name="ce7"/>
          <table:table-cell table:number-columns-repeated="2"/>
          <table:table-cell table:style-name="ce271"/>
          <table:table-cell table:style-name="ce317"/>
          <table:table-cell table:style-name="ce111"/>
          <table:table-cell table:style-name="ce362"/>
          <table:table-cell table:style-name="ce122" table:number-columns-repeated="2"/>
          <table:table-cell table:number-columns-repeated="1009"/>
        </table:table-row>
        <table:table-row table:style-name="ro1">
          <table:table-cell/>
          <table:table-cell table:style-name="ce40"/>
          <table:table-cell table:style-name="ce76"/>
          <table:table-cell table:style-name="ce116"/>
          <table:table-cell table:style-name="ce145"/>
          <table:table-cell table:style-name="ce157"/>
          <table:table-cell table:style-name="ce7"/>
          <table:table-cell table:style-name="ce204" table:formula="of:=[.L158]/2" office:value-type="float" office:value="0">
            <text:p>#REF !</text:p>
          </table:table-cell>
          <table:table-cell/>
          <table:table-cell table:style-name="ce271"/>
          <table:table-cell table:style-name="ce317"/>
          <table:table-cell table:style-name="ce111"/>
          <table:table-cell table:style-name="ce362"/>
          <table:table-cell table:style-name="ce122" table:number-columns-repeated="2"/>
          <table:table-cell table:number-columns-repeated="1009"/>
        </table:table-row>
        <table:table-row table:style-name="ro1">
          <table:table-cell/>
          <table:table-cell table:style-name="ce40"/>
          <table:table-cell table:style-name="ce76"/>
          <table:table-cell table:style-name="ce116"/>
          <table:table-cell table:style-name="ce145"/>
          <table:table-cell table:style-name="ce157"/>
          <table:table-cell table:style-name="ce7"/>
          <table:table-cell table:style-name="ce204" table:formula="of:=[.L160]/2" office:value-type="float" office:value="0">
            <text:p>#REF !</text:p>
          </table:table-cell>
          <table:table-cell/>
          <table:table-cell table:style-name="ce271"/>
          <table:table-cell table:style-name="ce317"/>
          <table:table-cell table:style-name="ce111"/>
          <table:table-cell table:style-name="ce362"/>
          <table:table-cell table:style-name="ce122" table:number-columns-repeated="2"/>
          <table:table-cell table:number-columns-repeated="1009"/>
        </table:table-row>
        <table:table-row table:style-name="ro1" table:number-rows-repeated="14">
          <table:table-cell/>
          <table:table-cell table:style-name="ce40"/>
          <table:table-cell table:style-name="ce76"/>
          <table:table-cell table:style-name="ce116"/>
          <table:table-cell table:style-name="ce145"/>
          <table:table-cell table:style-name="ce157"/>
          <table:table-cell table:style-name="ce7"/>
          <table:table-cell table:number-columns-repeated="2"/>
          <table:table-cell table:style-name="ce271"/>
          <table:table-cell table:style-name="ce317"/>
          <table:table-cell table:style-name="ce111"/>
          <table:table-cell table:style-name="ce362"/>
          <table:table-cell table:style-name="ce122" table:number-columns-repeated="2"/>
          <table:table-cell table:number-columns-repeated="1009"/>
        </table:table-row>
        <table:table-row table:style-name="ro1">
          <table:table-cell/>
          <table:table-cell table:style-name="ce36"/>
          <table:table-cell table:style-name="ce72"/>
          <table:table-cell table:style-name="ce116"/>
          <table:table-cell table:style-name="ce145"/>
          <table:table-cell table:style-name="ce157"/>
          <table:table-cell table:style-name="ce7"/>
          <table:table-cell table:number-columns-repeated="2"/>
          <table:table-cell table:style-name="ce270"/>
          <table:table-cell table:style-name="ce317"/>
          <table:table-cell table:style-name="ce111"/>
          <table:table-cell table:style-name="ce362"/>
          <table:table-cell table:style-name="ce122" table:number-columns-repeated="2"/>
          <table:table-cell table:number-columns-repeated="1009"/>
        </table:table-row>
        <table:table-row table:style-name="ro1">
          <table:table-cell/>
          <table:table-cell table:style-name="ce41" office:value-type="string">
            <text:p>801</text:p>
          </table:table-cell>
          <table:table-cell table:style-name="ce72" office:value-type="string">
            <text:p>Avenants client</text:p>
          </table:table-cell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1</text:p>
          </table:table-cell>
          <table:table-cell table:style-name="ce240"/>
          <table:table-cell table:style-name="ce270" office:value-type="float" office:value="2600">
            <text:p>2 600,00</text:p>
          </table:table-cell>
          <table:table-cell table:style-name="ce122" office:value-type="string">
            <text:p>Modif cloisons Brx Récep</text:p>
          </table:table-cell>
          <table:table-cell table:style-name="ce344"/>
          <table:table-cell table:style-name="ce365"/>
          <table:table-cell table:style-name="ce370"/>
          <table:table-cell table:number-columns-repeated="1003"/>
          <table:table-cell table:number-columns-repeated="4"/>
          <table:table-cell table:number-columns-repeated="3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2 Ind 3</text:p>
          </table:table-cell>
          <table:table-cell table:style-name="ce240"/>
          <table:table-cell table:style-name="ce270" office:value-type="float" office:value="14750">
            <text:p>14 750,00</text:p>
          </table:table-cell>
          <table:table-cell table:style-name="ce122" office:value-type="string">
            <text:p>LED Brx Récep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4 Ind 2</text:p>
          </table:table-cell>
          <table:table-cell table:style-name="ce240"/>
          <table:table-cell table:style-name="ce270" office:value-type="float" office:value="4845">
            <text:p>4 845,00</text:p>
          </table:table-cell>
          <table:table-cell table:style-name="ce122" office:value-type="string">
            <text:p>Supp. Cloison brx Récep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7 Ind 2</text:p>
          </table:table-cell>
          <table:table-cell table:style-name="ce240"/>
          <table:table-cell table:style-name="ce270" office:value-type="float" office:value="45000">
            <text:p>45 000,00</text:p>
          </table:table-cell>
          <table:table-cell table:style-name="ce122" office:value-type="string">
            <text:p>Ajout ISOTEK+I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5a + 8b à 22a</text:p>
          </table:table-cell>
          <table:table-cell table:style-name="ce240"/>
          <table:table-cell table:style-name="ce270" office:value-type="float" office:value="590000">
            <text:p>590 000,00</text:p>
          </table:table-cell>
          <table:table-cell table:style-name="ce122" office:value-type="string">
            <text:p>Diver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23b + 26a</text:p>
          </table:table-cell>
          <table:table-cell table:style-name="ce240"/>
          <table:table-cell table:style-name="ce270" office:value-type="float" office:value="-15000">
            <text:p>-15 000,00</text:p>
          </table:table-cell>
          <table:table-cell table:style-name="ce122" office:value-type="string">
            <text:p>Chaudière+CVC local TGBT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27+28b+29a</text:p>
          </table:table-cell>
          <table:table-cell table:style-name="ce240"/>
          <table:table-cell table:style-name="ce270" table:formula="of:=-16000+70000" office:value-type="float" office:value="54000">
            <text:p>54 000,00</text:p>
          </table:table-cell>
          <table:table-cell table:style-name="ce122" office:value-type="string">
            <text:p>Supp. Peinture axima + dallage armé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19a + 24a + 25a + 30a</text:p>
          </table:table-cell>
          <table:table-cell table:style-name="ce240"/>
          <table:table-cell table:style-name="ce270" office:value-type="float" office:value="270000">
            <text:p>270 000,00</text:p>
          </table:table-cell>
          <table:table-cell table:style-name="ce122" office:value-type="string">
            <text:p>Base vie+modifs portes CF/rapides+ventil comble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33a v2</text:p>
          </table:table-cell>
          <table:table-cell table:style-name="ce240"/>
          <table:table-cell table:style-name="ce270" office:value-type="float" office:value="15000">
            <text:p>15 000,00</text:p>
          </table:table-cell>
          <table:table-cell table:style-name="ce122" office:value-type="string">
            <text:p>Vidéosurveillance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31a v2</text:p>
          </table:table-cell>
          <table:table-cell table:style-name="ce240"/>
          <table:table-cell table:style-name="ce270" office:value-type="float" office:value="49000">
            <text:p>49 000,00</text:p>
          </table:table-cell>
          <table:table-cell table:style-name="ce122" office:value-type="string">
            <text:p>Poste HTA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32 v3</text:p>
          </table:table-cell>
          <table:table-cell table:style-name="ce240"/>
          <table:table-cell table:style-name="ce270" office:value-type="float" office:value="38000">
            <text:p>38 000,00</text:p>
          </table:table-cell>
          <table:table-cell table:style-name="ce122" office:value-type="string">
            <text:p>Tranchées fibre optique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38+40</text:p>
          </table:table-cell>
          <table:table-cell table:style-name="ce240"/>
          <table:table-cell table:style-name="ce270" table:formula="of:=5729.58+22115.07" office:value-type="float" office:value="27844.65">
            <text:p>27 844,65</text:p>
          </table:table-cell>
          <table:table-cell table:style-name="ce122" office:value-type="string">
            <text:p>Prorata+Assurance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52A</text:p>
          </table:table-cell>
          <table:table-cell table:style-name="ce240"/>
          <table:table-cell table:style-name="ce270" office:value-type="float" office:value="150000">
            <text:p>150 000,00</text:p>
          </table:table-cell>
          <table:table-cell table:style-name="ce122" office:value-type="string">
            <text:p>Diver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55</text:p>
          </table:table-cell>
          <table:table-cell table:style-name="ce240"/>
          <table:table-cell table:style-name="ce270" office:value-type="float" office:value="750">
            <text:p>750,00</text:p>
          </table:table-cell>
          <table:table-cell table:style-name="ce122" office:value-type="string">
            <text:p>Départs TD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56</text:p>
          </table:table-cell>
          <table:table-cell table:style-name="ce240"/>
          <table:table-cell table:style-name="ce270" office:value-type="float" office:value="160000">
            <text:p>160 000,00</text:p>
          </table:table-cell>
          <table:table-cell table:style-name="ce122" office:value-type="string">
            <text:p>Modifs bureaux + L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58-1b</text:p>
          </table:table-cell>
          <table:table-cell table:style-name="ce240"/>
          <table:table-cell table:style-name="ce270" office:value-type="float" office:value="64000">
            <text:p>64 000,00</text:p>
          </table:table-cell>
          <table:table-cell table:style-name="ce122" office:value-type="string">
            <text:p>SPK in-racks C4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53a</text:p>
          </table:table-cell>
          <table:table-cell table:style-name="ce240"/>
          <table:table-cell table:style-name="ce270" office:value-type="float" office:value="7000">
            <text:p>7 000,00</text:p>
          </table:table-cell>
          <table:table-cell table:style-name="ce122" office:value-type="string">
            <text:p>Peinture pool palette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53b</text:p>
          </table:table-cell>
          <table:table-cell table:style-name="ce240"/>
          <table:table-cell table:style-name="ce270" office:value-type="float" office:value="1800">
            <text:p>1 800,00</text:p>
          </table:table-cell>
          <table:table-cell table:style-name="ce122" office:value-type="string">
            <text:p>PV travail de nuit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54a</text:p>
          </table:table-cell>
          <table:table-cell table:style-name="ce240"/>
          <table:table-cell table:style-name="ce270" office:value-type="float" office:value="8132.38">
            <text:p>8 132,38</text:p>
          </table:table-cell>
          <table:table-cell table:style-name="ce122" office:value-type="string">
            <text:p>reprise dalle LC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57</text:p>
          </table:table-cell>
          <table:table-cell table:style-name="ce240"/>
          <table:table-cell table:style-name="ce270" office:value-type="float" office:value="18000">
            <text:p>18 000,00</text:p>
          </table:table-cell>
          <table:table-cell table:style-name="ce122" office:value-type="string">
            <text:p>location base vie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59</text:p>
          </table:table-cell>
          <table:table-cell table:style-name="ce240"/>
          <table:table-cell table:style-name="ce270" office:value-type="float" office:value="2500">
            <text:p>2 500,00</text:p>
          </table:table-cell>
          <table:table-cell table:style-name="ce122" office:value-type="string">
            <text:p>contrôle accès I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60</text:p>
          </table:table-cell>
          <table:table-cell table:style-name="ce240"/>
          <table:table-cell table:style-name="ce270" office:value-type="float" office:value="2500">
            <text:p>2 500,00</text:p>
          </table:table-cell>
          <table:table-cell table:style-name="ce122" office:value-type="string">
            <text:p>cloisons cuisine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61-1</text:p>
          </table:table-cell>
          <table:table-cell table:style-name="ce240"/>
          <table:table-cell table:style-name="ce270" office:value-type="float" office:value="2500">
            <text:p>2 500,00</text:p>
          </table:table-cell>
          <table:table-cell table:style-name="ce122" office:value-type="string">
            <text:p>racks magasin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62a</text:p>
          </table:table-cell>
          <table:table-cell table:style-name="ce240"/>
          <table:table-cell table:style-name="ce270" office:value-type="float" office:value="6500">
            <text:p>6 500,00</text:p>
          </table:table-cell>
          <table:table-cell table:style-name="ce122" office:value-type="string">
            <text:p>pose éclairage déco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63</text:p>
          </table:table-cell>
          <table:table-cell table:style-name="ce240"/>
          <table:table-cell table:style-name="ce270" office:value-type="float" office:value="2000">
            <text:p>2 000,00</text:p>
          </table:table-cell>
          <table:table-cell table:style-name="ce122" office:value-type="string">
            <text:p>diagnostic CFO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67</text:p>
          </table:table-cell>
          <table:table-cell table:style-name="ce240"/>
          <table:table-cell table:style-name="ce270" office:value-type="float" office:value="2250">
            <text:p>2 250,00</text:p>
          </table:table-cell>
          <table:table-cell table:style-name="ce122" office:value-type="string">
            <text:p>déplacement cloison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69b</text:p>
          </table:table-cell>
          <table:table-cell table:style-name="ce240"/>
          <table:table-cell table:style-name="ce270" office:value-type="float" office:value="-29918.88">
            <text:p>-29 918,88</text:p>
          </table:table-cell>
          <table:table-cell table:style-name="ce122" office:value-type="string">
            <text:p>modifs protection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70a</text:p>
          </table:table-cell>
          <table:table-cell table:style-name="ce240"/>
          <table:table-cell table:style-name="ce270" office:value-type="float" office:value="1608.42">
            <text:p>1 608,42</text:p>
          </table:table-cell>
          <table:table-cell table:style-name="ce122" office:value-type="string">
            <text:p>ajout faience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74</text:p>
          </table:table-cell>
          <table:table-cell table:style-name="ce240"/>
          <table:table-cell table:style-name="ce270" office:value-type="float" office:value="2238.3">
            <text:p>2 238,30</text:p>
          </table:table-cell>
          <table:table-cell table:style-name="ce122" office:value-type="string">
            <text:p>robinets WC RDC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64b</text:p>
          </table:table-cell>
          <table:table-cell table:style-name="ce240"/>
          <table:table-cell table:style-name="ce270" office:value-type="float" office:value="19000">
            <text:p>19 000,00</text:p>
          </table:table-cell>
          <table:table-cell table:style-name="ce122" office:value-type="string">
            <text:p>modif élec brx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71a</text:p>
          </table:table-cell>
          <table:table-cell table:style-name="ce240"/>
          <table:table-cell table:style-name="ce270" office:value-type="float" office:value="4000">
            <text:p>4 000,00</text:p>
          </table:table-cell>
          <table:table-cell table:style-name="ce122" office:value-type="string">
            <text:p>acoustique salles réu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73a</text:p>
          </table:table-cell>
          <table:table-cell table:style-name="ce240"/>
          <table:table-cell table:style-name="ce270" office:value-type="float" office:value="11000">
            <text:p>11 000,00</text:p>
          </table:table-cell>
          <table:table-cell table:style-name="ce122" office:value-type="string">
            <text:p>modif WC existant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75</text:p>
          </table:table-cell>
          <table:table-cell table:style-name="ce240"/>
          <table:table-cell table:style-name="ce270" office:value-type="float" office:value="3500">
            <text:p>3 500,00</text:p>
          </table:table-cell>
          <table:table-cell table:style-name="ce122" office:value-type="string">
            <text:p>peinture pool palette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85</text:p>
          </table:table-cell>
          <table:table-cell table:style-name="ce240"/>
          <table:table-cell table:style-name="ce270" office:value-type="float" office:value="900">
            <text:p>900,00</text:p>
          </table:table-cell>
          <table:table-cell table:style-name="ce122" office:value-type="string">
            <text:p>PVC rigide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86</text:p>
          </table:table-cell>
          <table:table-cell table:style-name="ce240"/>
          <table:table-cell table:style-name="ce270" office:value-type="float" office:value="2500">
            <text:p>2 500,00</text:p>
          </table:table-cell>
          <table:table-cell table:style-name="ce122" office:value-type="string">
            <text:p>lasure escalier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78</text:p>
          </table:table-cell>
          <table:table-cell table:style-name="ce240"/>
          <table:table-cell table:style-name="ce270" office:value-type="float" office:value="1500">
            <text:p>1 500,00</text:p>
          </table:table-cell>
          <table:table-cell table:style-name="ce122" office:value-type="string">
            <text:p>peinture brx RDC exist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87</text:p>
          </table:table-cell>
          <table:table-cell table:style-name="ce240"/>
          <table:table-cell table:style-name="ce272" office:value-type="float" office:value="-354130.6">
            <text:p>-354 130,60</text:p>
          </table:table-cell>
          <table:table-cell table:style-name="ce205" office:value-type="string">
            <text:p>MV marché de trvx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91</text:p>
          </table:table-cell>
          <table:table-cell table:style-name="ce240"/>
          <table:table-cell table:style-name="ce270" office:value-type="float" office:value="339">
            <text:p>339,00</text:p>
          </table:table-cell>
          <table:table-cell table:style-name="ce122" office:value-type="string">
            <text:p>signalétique Brx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92</text:p>
          </table:table-cell>
          <table:table-cell table:style-name="ce240"/>
          <table:table-cell table:style-name="ce270" office:value-type="float" office:value="177">
            <text:p>177,00</text:p>
          </table:table-cell>
          <table:table-cell table:style-name="ce122" office:value-type="string">
            <text:p>peinture grise R+1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94</text:p>
          </table:table-cell>
          <table:table-cell table:style-name="ce240"/>
          <table:table-cell table:style-name="ce270" office:value-type="float" office:value="746">
            <text:p>746,00</text:p>
          </table:table-cell>
          <table:table-cell table:style-name="ce122" office:value-type="string">
            <text:p>2 robinets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205" office:value-type="string">
            <text:p>New Contrat de Travaux</text:p>
          </table:table-cell>
          <table:table-cell table:style-name="ce241"/>
          <table:table-cell table:style-name="ce272" office:value-type="float" office:value="313571.6">
            <text:p>313 571,60</text:p>
          </table:table-cell>
          <table:table-cell table:style-name="ce205"/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80b</text:p>
          </table:table-cell>
          <table:table-cell table:style-name="ce240"/>
          <table:table-cell table:style-name="ce270" office:value-type="float" office:value="15500">
            <text:p>15 500,00</text:p>
          </table:table-cell>
          <table:table-cell table:style-name="ce122" office:value-type="string">
            <text:p>armaflex têtesSPK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90b</text:p>
          </table:table-cell>
          <table:table-cell table:style-name="ce240"/>
          <table:table-cell table:style-name="ce270" office:value-type="float" office:value="49500">
            <text:p>49 500,00</text:p>
          </table:table-cell>
          <table:table-cell table:style-name="ce122" office:value-type="string">
            <text:p>remplacement portes CF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95a</text:p>
          </table:table-cell>
          <table:table-cell table:style-name="ce240"/>
          <table:table-cell table:style-name="ce270" office:value-type="float" office:value="25500">
            <text:p>25 500,00</text:p>
          </table:table-cell>
          <table:table-cell table:style-name="ce122" office:value-type="string">
            <text:p>marquage supp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96</text:p>
          </table:table-cell>
          <table:table-cell table:style-name="ce240"/>
          <table:table-cell table:style-name="ce270" office:value-type="float" office:value="8400">
            <text:p>8 400,00</text:p>
          </table:table-cell>
          <table:table-cell table:style-name="ce122" office:value-type="string">
            <text:p>modif RIA C1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122" office:value-type="string">
            <text:p>Av N°97</text:p>
          </table:table-cell>
          <table:table-cell table:style-name="ce240"/>
          <table:table-cell table:style-name="ce270" office:value-type="float" office:value="-11660.38">
            <text:p>-11 660,38</text:p>
          </table:table-cell>
          <table:table-cell table:style-name="ce122" office:value-type="string">
            <text:p>conso chantier</text:p>
          </table:table-cell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1"/>
          <table:table-cell table:style-name="ce72"/>
          <table:table-cell table:style-name="ce116"/>
          <table:table-cell table:style-name="ce145"/>
          <table:table-cell table:style-name="ce157"/>
          <table:table-cell table:style-name="ce178"/>
          <table:table-cell table:style-name="ce79"/>
          <table:table-cell table:style-name="ce242"/>
          <table:table-cell table:style-name="ce270"/>
          <table:table-cell table:style-name="ce122"/>
          <table:table-cell table:style-name="ce344"/>
          <table:table-cell table:style-name="ce365"/>
          <table:table-cell table:style-name="ce370"/>
          <table:table-cell table:number-columns-repeated="1010"/>
        </table:table-row>
        <table:table-row table:style-name="ro1">
          <table:table-cell/>
          <table:table-cell table:style-name="ce42" office:value-type="string">
            <text:p>801</text:p>
          </table:table-cell>
          <table:table-cell table:style-name="ce77" office:value-type="string">
            <text:p>Vente Marché de base</text:p>
          </table:table-cell>
          <table:table-cell table:style-name="ce119" office:value-type="float" office:value="19800000">
            <text:p>19 800 000</text:p>
          </table:table-cell>
          <table:table-cell table:style-name="ce143" office:value-type="float" office:value="19800000">
            <text:p>19 800 000</text:p>
          </table:table-cell>
          <table:table-cell table:style-name="ce155"/>
          <table:table-cell table:style-name="ce179"/>
          <table:table-cell table:style-name="ce180"/>
          <table:table-cell table:style-name="ce243"/>
          <table:table-cell table:style-name="ce273" office:value-type="float" office:value="19800000">
            <text:p>19 800 000,00</text:p>
          </table:table-cell>
          <table:table-cell table:style-name="ce179"/>
          <table:table-cell table:style-name="ce345"/>
          <table:table-cell table:style-name="ce358"/>
          <table:table-cell table:number-columns-repeated="1004"/>
          <table:table-cell table:number-columns-repeated="5"/>
          <table:table-cell table:number-columns-repeated="2"/>
        </table:table-row>
        <table:table-row table:style-name="ro1">
          <table:table-cell table:style-name="ce5"/>
          <table:table-cell table:style-name="ce43"/>
          <table:table-cell table:style-name="ce78" office:value-type="string">
            <text:p>Total Vente</text:p>
          </table:table-cell>
          <table:table-cell table:style-name="ce120" table:formula="of:=[.D258]+[.D211]" office:value-type="float" office:value="19800000">
            <text:p>19 800 000</text:p>
          </table:table-cell>
          <table:table-cell table:style-name="ce144" table:formula="of:=[.E258]+[.E211]" office:value-type="float" office:value="19800000">
            <text:p>19 800 000</text:p>
          </table:table-cell>
          <table:table-cell table:style-name="ce156"/>
          <table:table-cell table:style-name="ce180" table:number-columns-repeated="2"/>
          <table:table-cell table:style-name="ce243"/>
          <table:table-cell table:style-name="ce274" table:formula="of:=[.J258]+SUM([.J189:.J257])" office:value-type="float" office:value="0">
            <text:p>#REF !</text:p>
          </table:table-cell>
          <table:table-cell table:style-name="ce180"/>
          <table:table-cell table:style-name="ce334"/>
          <table:table-cell table:style-name="ce366"/>
          <table:table-cell table:style-name="ce5" table:number-columns-repeated="1004"/>
          <table:table-cell table:number-columns-repeated="5"/>
          <table:table-cell table:number-columns-repeated="2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3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72" office:value-type="string">
            <text:p>Marge contributive %</text:p>
          </table:table-cell>
          <table:table-cell table:style-name="ce121" table:formula="of:=[.D175]/[.D259]*100" office:value-type="float" office:value="8.279947249141">
            <text:p>8,28</text:p>
          </table:table-cell>
          <table:table-cell table:style-name="ce121" table:formula="of:=[.E175]/[.E259]*100" office:value-type="float" office:value="100">
            <text:p>100,00</text:p>
          </table:table-cell>
          <table:table-cell table:style-name="ce121"/>
          <table:table-cell table:number-columns-repeated="3"/>
          <table:table-cell table:style-name="ce121" table:formula="of:=[.J175]/[.J259]*100" office:value-type="float" office:value="0">
            <text:p>#REF !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2" office:value-type="string">
            <text:p>Marge brute %</text:p>
          </table:table-cell>
          <table:table-cell table:style-name="ce121" table:formula="of:=[.D185]/[.D259]*100" office:value-type="float" office:value="6.78381930301306">
            <text:p>6,78</text:p>
          </table:table-cell>
          <table:table-cell table:style-name="ce121" table:formula="of:=[.E185]/[.E259]*100" office:value-type="float" office:value="100">
            <text:p>100,00</text:p>
          </table:table-cell>
          <table:table-cell table:number-columns-repeated="4"/>
          <table:table-cell table:style-name="ce121"/>
          <table:table-cell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table:style-name="ce79" office:value-type="string">
            <text:p>Marge <text:s/>nette %</text:p>
          </table:table-cell>
          <table:table-cell table:style-name="ce121" table:formula="of:=[.D188]/[.D259]*100" office:value-type="float" office:value="0.513819252799817">
            <text:p>0,51</text:p>
          </table:table-cell>
          <table:table-cell table:number-columns-repeated="5"/>
          <table:table-cell table:style-name="ce121"/>
          <table:table-cell/>
          <table:table-cell table:style-name="ce7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/>
          <table:table-cell table:style-name="ce122"/>
          <table:table-cell table:number-columns-repeated="5"/>
          <table:table-cell table:style-name="ce275" office:value-type="string">
            <text:p>total avenants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79"/>
          <table:table-cell table:style-name="ce122"/>
          <table:table-cell table:number-columns-repeated="5"/>
          <table:table-cell table:style-name="ce276" table:formula="of:=SUM([.J211:.J257])" office:value-type="float" office:value="1588242.49">
            <text:p>1 588 242,49</text:p>
          </table:table-cell>
          <table:table-cell table:number-columns-repeated="2"/>
          <table:table-cell table:style-name="ce7" table:number-columns-repeated="3"/>
          <table:table-cell table:number-columns-repeated="1009"/>
        </table:table-row>
        <table:table-row table:style-name="ro1" table:number-rows-repeated="5">
          <table:table-cell table:number-columns-repeated="2"/>
          <table:table-cell table:style-name="ce79"/>
          <table:table-cell table:style-name="ce1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75"/>
          <table:table-cell table:number-columns-repeated="1014"/>
        </table:table-row>
        <table:table-row table:style-name="ro1">
          <table:table-cell table:number-columns-repeated="9"/>
          <table:table-cell table:style-name="ce277"/>
          <table:table-cell table:number-columns-repeated="1014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Feuil1" table:style-name="ta2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72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5"/>
          <table:table-cell table:style-name="ce373"/>
          <table:table-cell table:number-columns-repeated="1018"/>
        </table:table-row>
        <table:named-expressions/>
      </table:table>
      <table:named-expressions>
        <table:named-expression table:name="_2662_2663" table:base-cell-address="$Recap.$A$1" table:expression="['file:///C:/MesDocs/7980%20-%20Yvan%20BEAL/4%20-%20DCE/303%20-%20VRD/Documents%20pour%20DCE/7980-%20Yvan%20BEAL%20ESTIRAP%20Compa%20GEOVAL_2011-01-07.xls'#$'AFF.HYP'.$K$10]"/>
        <table:named-expression table:name="_dep10" table:base-cell-address="$Recap.$A$1" table:expression=""/>
        <table:named-expression table:name="_dep11" table:base-cell-address="$Recap.$A$1" table:expression=""/>
        <table:named-expression table:name="_dep12" table:base-cell-address="$Recap.$A$1" table:expression=""/>
        <table:named-expression table:name="_dep13" table:base-cell-address="$Recap.$A$1" table:expression="[2]reaffectation!#REF!"/>
        <table:named-expression table:name="_dep13" table:base-cell-address="$Recap.$A$1" table:expression="[2]reaffectation!#REF!"/>
        <table:named-expression table:name="_dep13" table:base-cell-address="$Recap.$A$1" table:expression="[2]reaffectation!#REF!"/>
        <table:named-expression table:name="_dep14" table:base-cell-address="$Recap.$A$1" table:expression="[2]reaffectation!#REF!"/>
        <table:named-expression table:name="_dep14" table:base-cell-address="$Recap.$A$1" table:expression="[2]reaffectation!#REF!"/>
        <table:named-expression table:name="_dep14" table:base-cell-address="$Recap.$A$1" table:expression="[2]reaffectation!#REF!"/>
        <table:named-expression table:name="_dep15" table:base-cell-address="$Recap.$A$1" table:expression="[2]reaffectation!#REF!"/>
        <table:named-expression table:name="_dep15" table:base-cell-address="$Recap.$A$1" table:expression="[2]reaffectation!#REF!"/>
        <table:named-expression table:name="_dep15" table:base-cell-address="$Recap.$A$1" table:expression="[2]reaffectation!#REF!"/>
        <table:named-expression table:name="_dep16" table:base-cell-address="$Recap.$A$1" table:expression="[2]reaffectation!#REF!"/>
        <table:named-expression table:name="_dep16" table:base-cell-address="$Recap.$A$1" table:expression="[2]reaffectation!#REF!"/>
        <table:named-expression table:name="_dep16" table:base-cell-address="$Recap.$A$1" table:expression="[2]reaffectation!#REF!"/>
        <table:named-expression table:name="_dep17" table:base-cell-address="$Recap.$A$1" table:expression=""/>
        <table:named-expression table:name="_dep7" table:base-cell-address="$Recap.$A$1" table:expression=""/>
        <table:named-expression table:name="_dep8" table:base-cell-address="$Recap.$A$1" table:expression=""/>
        <table:named-expression table:name="_Dev1" table:base-cell-address="$Recap.$A$1" table:expression="['file:///C:/MesDocs/7980%20-%20Yvan%20BEAL/4%20-%20DCE/303%20-%20VRD/Documents%20pour%20DCE/7980%20-%20AV%20AHA_2010-12-21.xls'#$Para.$B$20]"/>
        <table:named-expression table:name="ACHAT__ADAPTATION_AU_SOL" table:base-cell-address="$Recap.$A$1" table:expression="['file:///C:/MesDocs/7980%20-%20Yvan%20BEAL/4%20-%20DCE/303%20-%20VRD/Documents%20pour%20DCE/7980-%20Yvan%20BEAL%20ESTIRAP%20Compa%20GEOVAL_2011-01-07.xls'#$'AFF.GO'.$K$211]"/>
        <table:named-expression table:name="ACHAT_VOIES_FERREES" table:base-cell-address="$Recap.$A$1" table:expression="['file:///C:/MesDocs/7980%20-%20Yvan%20BEAL/4%20-%20DCE/303%20-%20VRD/Documents%20pour%20DCE/7980-%20Yvan%20BEAL%20ESTIRAP%20Compa%20GEOVAL_2011-01-07.xls'#$'AFF.VRD'.$K$231]"/>
        <table:named-expression table:name="ACHATBARDAGE" table:base-cell-address="$Recap.$A$1" table:expression="['file:///C:/MesDocs/7980%20-%20Yvan%20BEAL/4%20-%20DCE/303%20-%20VRD/Documents%20pour%20DCE/7980-%20Yvan%20BEAL%20ESTIRAP%20Compa%20GEOVAL_2011-01-07.xls'#$'AFF.COU'.$K$132]"/>
        <table:named-expression table:name="ACHATCB" table:base-cell-address="$Recap.$A$1" table:expression="['file:///C:/MesDocs/7980%20-%20Yvan%20BEAL/4%20-%20DCE/303%20-%20VRD/Documents%20pour%20DCE/7980-%20Yvan%20BEAL%20ESTIRAP%20Compa%20GEOVAL_2011-01-07.xls'#$'AFF.COU'.$K$45]"/>
        <table:named-expression table:name="ACHATCLOTURE" table:base-cell-address="$Recap.$A$1" table:expression="['file:///C:/MesDocs/7980%20-%20Yvan%20BEAL/4%20-%20DCE/303%20-%20VRD/Documents%20pour%20DCE/7980-%20Yvan%20BEAL%20ESTIRAP%20Compa%20GEOVAL_2011-01-07.xls'#$'AFF.VRD'.$K$261]"/>
        <table:named-expression table:name="ACHATCM" table:base-cell-address="$Recap.$A$1" table:expression="['file:///C:/MesDocs/7980%20-%20Yvan%20BEAL/4%20-%20DCE/303%20-%20VRD/Documents%20pour%20DCE/7980-%20Yvan%20BEAL%20ESTIRAP%20Compa%20GEOVAL_2011-01-07.xls'#$'AFF.COU'.$K$30]"/>
        <table:named-expression table:name="ACHATCOUVBACSEC" table:base-cell-address="$Recap.$A$1" table:expression="['file:///C:/MesDocs/7980%20-%20Yvan%20BEAL/4%20-%20DCE/303%20-%20VRD/Documents%20pour%20DCE/7980-%20Yvan%20BEAL%20ESTIRAP%20Compa%20GEOVAL_2011-01-07.xls'#$'AFF.COU'.$K$71]"/>
        <table:named-expression table:name="ACHATCOUVETANCHEE" table:base-cell-address="$Recap.$A$1" table:expression="['file:///C:/MesDocs/7980%20-%20Yvan%20BEAL/4%20-%20DCE/303%20-%20VRD/Documents%20pour%20DCE/7980-%20Yvan%20BEAL%20ESTIRAP%20Compa%20GEOVAL_2011-01-07.xls'#$'AFF.COU'.$K$106]"/>
        <table:named-expression table:name="ACHATDALLAGE" table:base-cell-address="$Recap.$A$1" table:expression="['file:///C:/MesDocs/7980%20-%20Yvan%20BEAL/4%20-%20DCE/303%20-%20VRD/Documents%20pour%20DCE/7980-%20Yvan%20BEAL%20ESTIRAP%20Compa%20GEOVAL_2011-01-07.xls'#$'AFF.GO'.$K$225]"/>
        <table:named-expression table:name="ACHATDEMOL" table:base-cell-address="$Recap.$A$1" table:expression="['file:///C:/MesDocs/7980%20-%20Yvan%20BEAL/4%20-%20DCE/303%20-%20VRD/Documents%20pour%20DCE/7980-%20Yvan%20BEAL%20ESTIRAP%20Compa%20GEOVAL_2011-01-07.xls'#$'AFF.GO'.$K$234]"/>
        <table:named-expression table:name="ACHATEQUIPQUAIS" table:base-cell-address="$Recap.$A$1" table:expression="['file:///C:/MesDocs/7980%20-%20Yvan%20BEAL/4%20-%20DCE/303%20-%20VRD/Documents%20pour%20DCE/7980-%20Yvan%20BEAL%20ESTIRAP%20Compa%20GEOVAL_2011-01-07.xls'#$'AFF.COU'.$K$182]"/>
        <table:named-expression table:name="ACHATESPVERTS" table:base-cell-address="$Recap.$A$1" table:expression="['file:///C:/MesDocs/7980%20-%20Yvan%20BEAL/4%20-%20DCE/303%20-%20VRD/Documents%20pour%20DCE/7980-%20Yvan%20BEAL%20ESTIRAP%20Compa%20GEOVAL_2011-01-07.xls'#$'AFF.VRD'.$K$245]"/>
        <table:named-expression table:name="ACHATFERMINDUS" table:base-cell-address="$Recap.$A$1" table:expression="['file:///C:/MesDocs/7980%20-%20Yvan%20BEAL/4%20-%20DCE/303%20-%20VRD/Documents%20pour%20DCE/7980-%20Yvan%20BEAL%20ESTIRAP%20Compa%20GEOVAL_2011-01-07.xls'#$'AFF.COU'.$K$168]"/>
        <table:named-expression table:name="ACHATGO" table:base-cell-address="$Recap.$A$1" table:expression="['file:///C:/MesDocs/7980%20-%20Yvan%20BEAL/4%20-%20DCE/303%20-%20VRD/Documents%20pour%20DCE/7980-%20Yvan%20BEAL%20ESTIRAP%20Compa%20GEOVAL_2011-01-07.xls'#$'AFF.GO'.$K$170]"/>
        <table:named-expression table:name="ACHATMENALU" table:base-cell-address="$Recap.$A$1" table:expression="['file:///C:/MesDocs/7980%20-%20Yvan%20BEAL/4%20-%20DCE/303%20-%20VRD/Documents%20pour%20DCE/7980-%20Yvan%20BEAL%20ESTIRAP%20Compa%20GEOVAL_2011-01-07.xls'#$'AFF.COU'.$K$227]"/>
        <table:named-expression table:name="ACHATMETALLERIE" table:base-cell-address="$Recap.$A$1" table:expression="['file:///C:/MesDocs/7980%20-%20Yvan%20BEAL/4%20-%20DCE/303%20-%20VRD/Documents%20pour%20DCE/7980-%20Yvan%20BEAL%20ESTIRAP%20Compa%20GEOVAL_2011-01-07.xls'#$'AFF.COU'.$K$213]"/>
        <table:named-expression table:name="ACHATSECUTOITURE" table:base-cell-address="$Recap.$A$1" table:expression="['file:///C:/MesDocs/7980%20-%20Yvan%20BEAL/4%20-%20DCE/303%20-%20VRD/Documents%20pour%20DCE/7980-%20Yvan%20BEAL%20ESTIRAP%20Compa%20GEOVAL_2011-01-07.xls'#$'AFF.COU'.$K$50]"/>
        <table:named-expression table:name="ACHATVRD" table:base-cell-address="$Recap.$A$1" table:expression="['file:///C:/MesDocs/7980%20-%20Yvan%20BEAL/4%20-%20DCE/303%20-%20VRD/Documents%20pour%20DCE/7980-%20Yvan%20BEAL%20ESTIRAP%20Compa%20GEOVAL_2011-01-07.xls'#$'AFF.VRD'.$K$218]"/>
        <table:named-expression table:name="AFFAIRE" table:base-cell-address="$Recap.$A$1" table:expression="['file:///C:/MesDocs/7980%20-%20Yvan%20BEAL/4%20-%20DCE/303%20-%20VRD/Documents%20pour%20DCE/7980-%20Yvan%20BEAL%20ESTIRAP%20Compa%20GEOVAL_2011-01-07.xls'#$'AFF.HYP'.$A$2]"/>
        <table:named-expression table:name="aire_lav" table:base-cell-address="$Recap.$A$1" table:expression=""/>
        <table:named-expression table:name="ALEAS" table:base-cell-address="$Recap.$A$1" table:expression="['file:///C:/MesDocs/7980%20-%20Yvan%20BEAL/4%20-%20DCE/303%20-%20VRD/Documents%20pour%20DCE/7980%20-%20AV%20AHA_2010-12-21.xls'#$Achat.$Q$4]"/>
        <table:named-expression table:name="archiind" table:base-cell-address="$Recap.$A$1" table:expression="['file://Veutrope/c/Budget%20Achat%20Vente/budgetmodele.xls'#$HonorairesExt.$H$62]"/>
        <table:named-expression table:name="assistant" table:base-cell-address="$Recap.$A$1" table:expression="['file://Veutrope/c/Budget%20Achat%20Vente/budgetmodele.xls'#$HonorairesExt.$H$42]"/>
        <table:named-expression table:name="assistech" table:base-cell-address="$Recap.$A$1" table:expression="['file:///C:/MesDocs/7980%20-%20Yvan%20BEAL/4%20-%20DCE/303%20-%20VRD/Documents%20pour%20DCE/7980%20-%20AV%20AHA_2010-12-21.xls'#$HonorairesExt.$H$35]"/>
        <table:named-expression table:name="assurance" table:base-cell-address="$Recap.$A$1" table:expression="[1]aff.recap!#REF!"/>
        <table:named-expression table:name="assurance" table:base-cell-address="$Recap.$A$1" table:expression="[1]aff.recap!#REF!"/>
        <table:named-expression table:name="assurance" table:base-cell-address="$Recap.$A$1" table:expression="[1]aff.recap!#REF!"/>
        <table:named-expression table:name="assurancec" table:base-cell-address="$Recap.$A$1" table:expression="[1]aff.recap!#REF!"/>
        <table:named-expression table:name="assurancec" table:base-cell-address="$Recap.$A$1" table:expression="[1]aff.recap!#REF!"/>
        <table:named-expression table:name="assurancec" table:base-cell-address="$Recap.$A$1" table:expression="[1]aff.recap!#REF!"/>
        <table:named-expression table:name="AUTODOCK1" table:base-cell-address="$Recap.$A$1" table:expression="['file:///C:/MesDocs/7980%20-%20Yvan%20BEAL/4%20-%20DCE/303%20-%20VRD/Documents%20pour%20DCE/7980-%20Yvan%20BEAL%20ESTIRAP%20Compa%20GEOVAL_2011-01-07.xls'#$'AFF.HYP'.$I$68]"/>
        <table:named-expression table:name="AUTODOCK2" table:base-cell-address="$Recap.$A$1" table:expression="['file:///C:/MesDocs/7980%20-%20Yvan%20BEAL/4%20-%20DCE/303%20-%20VRD/Documents%20pour%20DCE/7980-%20Yvan%20BEAL%20ESTIRAP%20Compa%20GEOVAL_2011-01-07.xls'#$'AFF.HYP'.$I$69]"/>
        <table:named-expression table:name="BA13DIVERS" table:base-cell-address="$Recap.$A$1" table:expression="['file:///C:/MesDocs/7980%20-%20Yvan%20BEAL/4%20-%20DCE/303%20-%20VRD/Documents%20pour%20DCE/7980-%20Yvan%20BEAL%20ESTIRAP%20Compa%20GEOVAL_2011-01-07.xls'#$'AFF.FIN'.$C$26]"/>
        <table:named-expression table:name="BA13ETAGE" table:base-cell-address="$Recap.$A$1" table:expression="['file:///C:/MesDocs/7980%20-%20Yvan%20BEAL/4%20-%20DCE/303%20-%20VRD/Documents%20pour%20DCE/7980-%20Yvan%20BEAL%20ESTIRAP%20Compa%20GEOVAL_2011-01-07.xls'#$'AFF.FIN'.$C$25]"/>
        <table:named-expression table:name="BA13RdCH" table:base-cell-address="$Recap.$A$1" table:expression="['file:///C:/MesDocs/7980%20-%20Yvan%20BEAL/4%20-%20DCE/303%20-%20VRD/Documents%20pour%20DCE/7980-%20Yvan%20BEAL%20ESTIRAP%20Compa%20GEOVAL_2011-01-07.xls'#$'AFF.FIN'.$C$24]"/>
        <table:named-expression table:name="BASSIN_TAMPON" table:base-cell-address="$Recap.$A$1" table:expression="['file:///C:/MesDocs/7980%20-%20Yvan%20BEAL/4%20-%20DCE/303%20-%20VRD/Documents%20pour%20DCE/7980-%20Yvan%20BEAL%20ESTIRAP%20Compa%20GEOVAL_2011-01-07.xls'#$'AFF.HYP'.$E$21]"/>
        <table:named-expression table:name="BIDIM" table:base-cell-address="$Recap.$A$1" table:expression="['file:///C:/MesDocs/7980%20-%20Yvan%20BEAL/4%20-%20DCE/303%20-%20VRD/Documents%20pour%20DCE/7980-%20Yvan%20BEAL%20ESTIRAP%20Compa%20GEOVAL_2011-01-07.xls'#$'AFF.HYP'.$J$12]"/>
        <table:named-expression table:name="BORNESINCENDIE" table:base-cell-address="$Recap.$A$1" table:expression="['file:///C:/MesDocs/7980%20-%20Yvan%20BEAL/4%20-%20DCE/303%20-%20VRD/Documents%20pour%20DCE/7980-%20Yvan%20BEAL%20ESTIRAP%20Compa%20GEOVAL_2011-01-07.xls'#$'AFF.HYP'.$E$31]"/>
        <table:named-expression table:name="CARREAUX100DIVERS" table:base-cell-address="$Recap.$A$1" table:expression="['file:///C:/MesDocs/7980%20-%20Yvan%20BEAL/4%20-%20DCE/303%20-%20VRD/Documents%20pour%20DCE/7980-%20Yvan%20BEAL%20ESTIRAP%20Compa%20GEOVAL_2011-01-07.xls'#$'AFF.FIN'.$C$46]"/>
        <table:named-expression table:name="CARREAUX100ETAGE" table:base-cell-address="$Recap.$A$1" table:expression="['file:///C:/MesDocs/7980%20-%20Yvan%20BEAL/4%20-%20DCE/303%20-%20VRD/Documents%20pour%20DCE/7980-%20Yvan%20BEAL%20ESTIRAP%20Compa%20GEOVAL_2011-01-07.xls'#$'AFF.FIN'.$C$45]"/>
        <table:named-expression table:name="CARREAUX100RdC" table:base-cell-address="$Recap.$A$1" table:expression="['file:///C:/MesDocs/7980%20-%20Yvan%20BEAL/4%20-%20DCE/303%20-%20VRD/Documents%20pour%20DCE/7980-%20Yvan%20BEAL%20ESTIRAP%20Compa%20GEOVAL_2011-01-07.xls'#$'AFF.FIN'.$C$44]"/>
        <table:named-expression table:name="CARREAUX70DIVERS" table:base-cell-address="$Recap.$A$1" table:expression="['file:///C:/MesDocs/7980%20-%20Yvan%20BEAL/4%20-%20DCE/303%20-%20VRD/Documents%20pour%20DCE/7980-%20Yvan%20BEAL%20ESTIRAP%20Compa%20GEOVAL_2011-01-07.xls'#$'AFF.FIN'.$C$41]"/>
        <table:named-expression table:name="CARREAUX70ETAGE" table:base-cell-address="$Recap.$A$1" table:expression="['file:///C:/MesDocs/7980%20-%20Yvan%20BEAL/4%20-%20DCE/303%20-%20VRD/Documents%20pour%20DCE/7980-%20Yvan%20BEAL%20ESTIRAP%20Compa%20GEOVAL_2011-01-07.xls'#$'AFF.FIN'.$C$40]"/>
        <table:named-expression table:name="CARREAUX70RdC" table:base-cell-address="$Recap.$A$1" table:expression="['file:///C:/MesDocs/7980%20-%20Yvan%20BEAL/4%20-%20DCE/303%20-%20VRD/Documents%20pour%20DCE/7980-%20Yvan%20BEAL%20ESTIRAP%20Compa%20GEOVAL_2011-01-07.xls'#$'AFF.FIN'.$C$39]"/>
        <table:named-expression table:name="CB" table:base-cell-address="$Recap.$A$1" table:expression="['file:///C:/MesDocs/7980%20-%20Yvan%20BEAL/4%20-%20DCE/303%20-%20VRD/Documents%20pour%20DCE/7980-%20Yvan%20BEAL%20ESTIRAP%20Compa%20GEOVAL_2011-01-07.xls'#$'AFF.HYP'.$C$58]"/>
        <table:named-expression table:name="cgcnr2000" table:base-cell-address="$Recap.$A$1" table:expression=""/>
        <table:named-expression table:name="cgpuc2000" table:base-cell-address="$Recap.$A$1" table:expression=""/>
        <table:named-expression table:name="cgrcd2000" table:base-cell-address="$Recap.$A$1" table:expression=""/>
        <table:named-expression table:name="cgrcddo2000" table:base-cell-address="$Recap.$A$1" table:expression=""/>
        <table:named-expression table:name="cgrcp2000" table:base-cell-address="$Recap.$A$1" table:expression=""/>
        <table:named-expression table:name="cgtrc2000" table:base-cell-address="$Recap.$A$1" table:expression=""/>
        <table:named-expression table:name="CHAUF_A_PLUS_DE_12" table:base-cell-address="$Recap.$A$1" table:expression="['file:///C:/MesDocs/7980%20-%20Yvan%20BEAL/4%20-%20DCE/303%20-%20VRD/Documents%20pour%20DCE/7980-%20Yvan%20BEAL%20ESTIRAP%20Compa%20GEOVAL_2011-01-07.xls'#$'AFF.HYP'.$K$58]"/>
        <table:named-expression table:name="CHAUFFERIE" table:base-cell-address="$Recap.$A$1" table:expression="['file:///C:/MesDocs/7980%20-%20Yvan%20BEAL/4%20-%20DCE/303%20-%20VRD/Documents%20pour%20DCE/7980-%20Yvan%20BEAL%20ESTIRAP%20Compa%20GEOVAL_2011-01-07.xls'#$'AFF.HYP'.$J$33]"/>
        <table:named-expression table:name="CLOISSTYLDIVERS" table:base-cell-address="$Recap.$A$1" table:expression="['file:///C:/MesDocs/7980%20-%20Yvan%20BEAL/4%20-%20DCE/303%20-%20VRD/Documents%20pour%20DCE/7980-%20Yvan%20BEAL%20ESTIRAP%20Compa%20GEOVAL_2011-01-07.xls'#$'AFF.FIN'.$C$31]"/>
        <table:named-expression table:name="CLOISSTYLETAGE" table:base-cell-address="$Recap.$A$1" table:expression="['file:///C:/MesDocs/7980%20-%20Yvan%20BEAL/4%20-%20DCE/303%20-%20VRD/Documents%20pour%20DCE/7980-%20Yvan%20BEAL%20ESTIRAP%20Compa%20GEOVAL_2011-01-07.xls'#$'AFF.FIN'.$C$30]"/>
        <table:named-expression table:name="CLOISSTYLRdC" table:base-cell-address="$Recap.$A$1" table:expression="['file:///C:/MesDocs/7980%20-%20Yvan%20BEAL/4%20-%20DCE/303%20-%20VRD/Documents%20pour%20DCE/7980-%20Yvan%20BEAL%20ESTIRAP%20Compa%20GEOVAL_2011-01-07.xls'#$'AFF.FIN'.$C$29]"/>
        <table:named-expression table:name="CLOTURE" table:base-cell-address="$Recap.$A$1" table:expression="['file:///C:/MesDocs/7980%20-%20Yvan%20BEAL/4%20-%20DCE/303%20-%20VRD/Documents%20pour%20DCE/7980-%20Yvan%20BEAL%20ESTIRAP%20Compa%20GEOVAL_2011-01-07.xls'#$'AFF.HYP'.$E$12]"/>
        <table:named-expression table:name="CM" table:base-cell-address="$Recap.$A$1" table:expression="['file:///C:/MesDocs/7980%20-%20Yvan%20BEAL/4%20-%20DCE/303%20-%20VRD/Documents%20pour%20DCE/7980-%20Yvan%20BEAL%20ESTIRAP%20Compa%20GEOVAL_2011-01-07.xls'#$'AFF.HYP'.$C$56]"/>
        <table:named-expression table:name="CMEURO" table:base-cell-address="$Recap.$A$1" table:expression="#REF!"/>
        <table:named-expression table:name="CMEURO" table:base-cell-address="$Recap.$A$1" table:expression="#REF!"/>
        <table:named-expression table:name="CMEURO" table:base-cell-address="$Recap.$A$1" table:expression="#REF!"/>
        <table:named-expression table:name="coCOU" table:base-cell-address="$Recap.$A$1" table:expression="[4]aff.hyp!#REF!"/>
        <table:named-expression table:name="coCOU" table:base-cell-address="$Recap.$A$1" table:expression="[4]aff.hyp!#REF!"/>
        <table:named-expression table:name="coCOU" table:base-cell-address="$Recap.$A$1" table:expression="[4]aff.hyp!#REF!"/>
        <table:named-expression table:name="CODELOT" table:base-cell-address="$Recap.$A$1" table:expression="#REF!"/>
        <table:named-expression table:name="CODELOT" table:base-cell-address="$Recap.$A$1" table:expression="#REF!"/>
        <table:named-expression table:name="CODELOT" table:base-cell-address="$Recap.$A$1" table:expression="#REF!"/>
        <table:named-expression table:name="coef201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72]"/>
        <table:named-expression table:name="coef202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73]"/>
        <table:named-expression table:name="coef203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74]"/>
        <table:named-expression table:name="coef204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75]"/>
        <table:named-expression table:name="coef205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76]"/>
        <table:named-expression table:name="coef302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59]"/>
        <table:named-expression table:name="coef303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60]"/>
        <table:named-expression table:name="coef304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14]"/>
        <table:named-expression table:name="coef306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90]"/>
        <table:named-expression table:name="coef310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15]"/>
        <table:named-expression table:name="coef311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16]"/>
        <table:named-expression table:name="coef320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18]"/>
        <table:named-expression table:name="coef321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19]"/>
        <table:named-expression table:name="coef322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20]"/>
        <table:named-expression table:name="coef330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21]"/>
        <table:named-expression table:name="coef331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22]"/>
        <table:named-expression table:name="coef332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23]"/>
        <table:named-expression table:name="coef340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24]"/>
        <table:named-expression table:name="coef341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25]"/>
        <table:named-expression table:name="coef343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26]"/>
        <table:named-expression table:name="coef350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30]"/>
        <table:named-expression table:name="coef351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31]"/>
        <table:named-expression table:name="coef352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32]"/>
        <table:named-expression table:name="coef353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33]"/>
        <table:named-expression table:name="coef354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34]"/>
        <table:named-expression table:name="coef355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35]"/>
        <table:named-expression table:name="coef357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36]"/>
        <table:named-expression table:name="coef358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40]"/>
        <table:named-expression table:name="coef359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41]"/>
        <table:named-expression table:name="coef365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44]"/>
        <table:named-expression table:name="coef371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49]"/>
        <table:named-expression table:name="coef373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62]"/>
        <table:named-expression table:name="coef374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63]"/>
        <table:named-expression table:name="coef377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52]"/>
        <table:named-expression table:name="coef378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45]"/>
        <table:named-expression table:name="coef380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64]"/>
        <table:named-expression table:name="coefbase" table:base-cell-address="$Recap.$A$1" table:expression="['file:///C:/MesDocs/7980%20-%20Yvan%20BEAL/4%20-%20DCE/303%20-%20VRD/Documents%20pour%20DCE/7980%20-%20AV%20AHA_2010-12-21.xls'#$Achat.$W$12]"/>
        <table:named-expression table:name="CoefCertivea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77]"/>
        <table:named-expression table:name="CoefhonosuiviHQE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78]"/>
        <table:named-expression table:name="CoefHQE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27]"/>
        <table:named-expression table:name="CoefHQEChantier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RECAP'.$K$66]"/>
        <table:named-expression table:name="coefvariante" table:base-cell-address="$Recap.$A$1" table:expression="['file:///C:/MesDocs/7980%20-%20Yvan%20BEAL/4%20-%20DCE/303%20-%20VRD/Documents%20pour%20DCE/7980%20-%20AV%20AHA_2010-12-21.xls'#$Achat.$X$12]"/>
        <table:named-expression table:name="coFIN" table:base-cell-address="$Recap.$A$1" table:expression="[4]aff.hyp!#REF!"/>
        <table:named-expression table:name="coFIN" table:base-cell-address="$Recap.$A$1" table:expression="[4]aff.hyp!#REF!"/>
        <table:named-expression table:name="coFIN" table:base-cell-address="$Recap.$A$1" table:expression="[4]aff.hyp!#REF!"/>
        <table:named-expression table:name="coGO" table:base-cell-address="$Recap.$A$1" table:expression="[4]aff.hyp!#REF!"/>
        <table:named-expression table:name="coGO" table:base-cell-address="$Recap.$A$1" table:expression="[4]aff.hyp!#REF!"/>
        <table:named-expression table:name="coGO" table:base-cell-address="$Recap.$A$1" table:expression="[4]aff.hyp!#REF!"/>
        <table:named-expression table:name="COL_SOUS_APPUIS" table:base-cell-address="$Recap.$A$1" table:expression="['file:///C:/MesDocs/7980%20-%20Yvan%20BEAL/4%20-%20DCE/303%20-%20VRD/Documents%20pour%20DCE/7980-%20Yvan%20BEAL%20ESTIRAP%20Compa%20GEOVAL_2011-01-07.xls'#$'AFF.GO'.$B$174]"/>
        <table:named-expression table:name="COL_SOUS_CHAUSSEES" table:base-cell-address="$Recap.$A$1" table:expression="['file:///C:/MesDocs/7980%20-%20Yvan%20BEAL/4%20-%20DCE/303%20-%20VRD/Documents%20pour%20DCE/7980-%20Yvan%20BEAL%20ESTIRAP%20Compa%20GEOVAL_2011-01-07.xls'#$'AFF.GO'.$B$188]"/>
        <table:named-expression table:name="COL_SOUS_DALLAGE" table:base-cell-address="$Recap.$A$1" table:expression="['file:///C:/MesDocs/7980%20-%20Yvan%20BEAL/4%20-%20DCE/303%20-%20VRD/Documents%20pour%20DCE/7980-%20Yvan%20BEAL%20ESTIRAP%20Compa%20GEOVAL_2011-01-07.xls'#$'AFF.GO'.$B$184]"/>
        <table:named-expression table:name="Complément_d_info" table:base-cell-address="$Recap.$A$1" table:expression="#REF!"/>
        <table:named-expression table:name="Complément_d_info" table:base-cell-address="$Recap.$A$1" table:expression="#REF!"/>
        <table:named-expression table:name="Complément_d_info" table:base-cell-address="$Recap.$A$1" table:expression="#REF!"/>
        <table:named-expression table:name="CONSTCHLOUR" table:base-cell-address="$Recap.$A$1" table:expression="['file:///C:/MesDocs/7980%20-%20Yvan%20BEAL/4%20-%20DCE/303%20-%20VRD/Documents%20pour%20DCE/7980-%20Yvan%20BEAL%20ESTIRAP%20Compa%20GEOVAL_2011-01-07.xls'#$'AFF.HYP'.$E$25]"/>
        <table:named-expression table:name="Contratcg" table:base-cell-address="$Recap.$A$1" table:expression="#REF!"/>
        <table:named-expression table:name="Contratcg" table:base-cell-address="$Recap.$A$1" table:expression="#REF!"/>
        <table:named-expression table:name="Contratcg" table:base-cell-address="$Recap.$A$1" table:expression="#REF!"/>
        <table:named-expression table:name="CONTRO2000" table:base-cell-address="$Recap.$A$1" table:expression=""/>
        <table:named-expression table:name="COSNTBAT" table:base-cell-address="$Recap.$A$1" table:expression="['file:///C:/MesDocs/7980%20-%20Yvan%20BEAL/4%20-%20DCE/303%20-%20VRD/Documents%20pour%20DCE/7980-%20Yvan%20BEAL%20ESTIRAP%20Compa%20GEOVAL_2011-01-07.xls'#$'AFF.HYP'.$E$26]"/>
        <table:named-expression table:name="COTESEMCB" table:base-cell-address="$Recap.$A$1" table:expression="['file:///C:/MesDocs/7980%20-%20Yvan%20BEAL/4%20-%20DCE/303%20-%20VRD/Documents%20pour%20DCE/7980-%20Yvan%20BEAL%20ESTIRAP%20Compa%20GEOVAL_2011-01-07.xls'#$'AFF.FON'.$G$28]"/>
        <table:named-expression table:name="COTESEMCM" table:base-cell-address="$Recap.$A$1" table:expression="['file:///C:/MesDocs/7980%20-%20Yvan%20BEAL/4%20-%20DCE/303%20-%20VRD/Documents%20pour%20DCE/7980-%20Yvan%20BEAL%20ESTIRAP%20Compa%20GEOVAL_2011-01-07.xls'#$'AFF.FON'.$G$38]"/>
        <table:named-expression table:name="COUVBACSEC" table:base-cell-address="$Recap.$A$1" table:expression="['file:///C:/MesDocs/7980%20-%20Yvan%20BEAL/4%20-%20DCE/303%20-%20VRD/Documents%20pour%20DCE/7980-%20Yvan%20BEAL%20ESTIRAP%20Compa%20GEOVAL_2011-01-07.xls'#$'AFF.HYP'.$J$56]"/>
        <table:named-expression table:name="COUVETANCHEE" table:base-cell-address="$Recap.$A$1" table:expression="['file:///C:/MesDocs/7980%20-%20Yvan%20BEAL/4%20-%20DCE/303%20-%20VRD/Documents%20pour%20DCE/7980-%20Yvan%20BEAL%20ESTIRAP%20Compa%20GEOVAL_2011-01-07.xls'#$'AFF.HYP'.$J$57]"/>
        <table:named-expression table:name="couvmemb" table:base-cell-address="$Recap.$A$1" table:expression="[1]aff.hyp!#REF!"/>
        <table:named-expression table:name="couvmemb" table:base-cell-address="$Recap.$A$1" table:expression="[1]aff.hyp!#REF!"/>
        <table:named-expression table:name="couvmemb" table:base-cell-address="$Recap.$A$1" table:expression="[1]aff.hyp!#REF!"/>
        <table:named-expression table:name="CUBE_350_kgFLCB" table:base-cell-address="$Recap.$A$1" table:expression="['file:///C:/MesDocs/7980%20-%20Yvan%20BEAL/4%20-%20DCE/303%20-%20VRD/Documents%20pour%20DCE/7980-%20Yvan%20BEAL%20ESTIRAP%20Compa%20GEOVAL_2011-01-07.xls'#$'AFF.GO'.$F$42]"/>
        <table:named-expression table:name="CUBE_350_kgFLCM" table:base-cell-address="$Recap.$A$1" table:expression="['file:///C:/MesDocs/7980%20-%20Yvan%20BEAL/4%20-%20DCE/303%20-%20VRD/Documents%20pour%20DCE/7980-%20Yvan%20BEAL%20ESTIRAP%20Compa%20GEOVAL_2011-01-07.xls'#$'AFF.GO'.$F$41]"/>
        <table:named-expression table:name="CUBE_350_kgFONDA1" table:base-cell-address="$Recap.$A$1" table:expression="['file:///C:/MesDocs/7980%20-%20Yvan%20BEAL/4%20-%20DCE/303%20-%20VRD/Documents%20pour%20DCE/7980-%20Yvan%20BEAL%20ESTIRAP%20Compa%20GEOVAL_2011-01-07.xls'#$'AFF.GO'.$F$43]"/>
        <table:named-expression table:name="CUBE_350_kgFONDA2" table:base-cell-address="$Recap.$A$1" table:expression="['file:///C:/MesDocs/7980%20-%20Yvan%20BEAL/4%20-%20DCE/303%20-%20VRD/Documents%20pour%20DCE/7980-%20Yvan%20BEAL%20ESTIRAP%20Compa%20GEOVAL_2011-01-07.xls'#$'AFF.GO'.$F$44]"/>
        <table:named-expression table:name="CUBE_350_kgFONDA3" table:base-cell-address="$Recap.$A$1" table:expression="['file:///C:/MesDocs/7980%20-%20Yvan%20BEAL/4%20-%20DCE/303%20-%20VRD/Documents%20pour%20DCE/7980-%20Yvan%20BEAL%20ESTIRAP%20Compa%20GEOVAL_2011-01-07.xls'#$'AFF.GO'.$F$45]"/>
        <table:named-expression table:name="CUBE_350_kgFONDAAGGLOS" table:base-cell-address="$Recap.$A$1" table:expression="['file:///C:/MesDocs/7980%20-%20Yvan%20BEAL/4%20-%20DCE/303%20-%20VRD/Documents%20pour%20DCE/7980-%20Yvan%20BEAL%20ESTIRAP%20Compa%20GEOVAL_2011-01-07.xls'#$'AFF.GO'.$F$48]"/>
        <table:named-expression table:name="CUBE_350_kgFONDAMSO" table:base-cell-address="$Recap.$A$1" table:expression="['file:///C:/MesDocs/7980%20-%20Yvan%20BEAL/4%20-%20DCE/303%20-%20VRD/Documents%20pour%20DCE/7980-%20Yvan%20BEAL%20ESTIRAP%20Compa%20GEOVAL_2011-01-07.xls'#$'AFF.GO'.$F$47]"/>
        <table:named-expression table:name="CUBE_350_kgFONDAVB" table:base-cell-address="$Recap.$A$1" table:expression="[1]aff.go!#REF!"/>
        <table:named-expression table:name="CUBE_350_kgFONDAVB" table:base-cell-address="$Recap.$A$1" table:expression="[1]aff.go!#REF!"/>
        <table:named-expression table:name="CUBE_350_kgFONDAVB" table:base-cell-address="$Recap.$A$1" table:expression="[1]aff.go!#REF!"/>
        <table:named-expression table:name="CUBE_350_kgFQCB" table:base-cell-address="$Recap.$A$1" table:expression="['file:///C:/MesDocs/7980%20-%20Yvan%20BEAL/4%20-%20DCE/303%20-%20VRD/Documents%20pour%20DCE/7980-%20Yvan%20BEAL%20ESTIRAP%20Compa%20GEOVAL_2011-01-07.xls'#$'AFF.GO'.$F$40]"/>
        <table:named-expression table:name="CUBE_350_kgFQCM" table:base-cell-address="$Recap.$A$1" table:expression="['file:///C:/MesDocs/7980%20-%20Yvan%20BEAL/4%20-%20DCE/303%20-%20VRD/Documents%20pour%20DCE/7980-%20Yvan%20BEAL%20ESTIRAP%20Compa%20GEOVAL_2011-01-07.xls'#$'AFF.GO'.$F$39]"/>
        <table:named-expression table:name="CUBE_350_kgLONGRINE" table:base-cell-address="$Recap.$A$1" table:expression="['file:///C:/MesDocs/7980%20-%20Yvan%20BEAL/4%20-%20DCE/303%20-%20VRD/Documents%20pour%20DCE/7980-%20Yvan%20BEAL%20ESTIRAP%20Compa%20GEOVAL_2011-01-07.xls'#$'AFF.GO'.$F$52]"/>
        <table:named-expression table:name="CUBE_350_kgMASSINTER" table:base-cell-address="$Recap.$A$1" table:expression="['file:///C:/MesDocs/7980%20-%20Yvan%20BEAL/4%20-%20DCE/303%20-%20VRD/Documents%20pour%20DCE/7980-%20Yvan%20BEAL%20ESTIRAP%20Compa%20GEOVAL_2011-01-07.xls'#$'AFF.GO'.$F$46]"/>
        <table:named-expression table:name="CUBE_350_kgVBANCHE" table:base-cell-address="$Recap.$A$1" table:expression="[1]aff.go!#REF!"/>
        <table:named-expression table:name="CUBE_350_kgVBANCHE" table:base-cell-address="$Recap.$A$1" table:expression="[1]aff.go!#REF!"/>
        <table:named-expression table:name="CUBE_350_kgVBANCHE" table:base-cell-address="$Recap.$A$1" table:expression="[1]aff.go!#REF!"/>
        <table:named-expression table:name="CUBE_350_kgVQUAI" table:base-cell-address="$Recap.$A$1" table:expression="['file:///C:/MesDocs/7980%20-%20Yvan%20BEAL/4%20-%20DCE/303%20-%20VRD/Documents%20pour%20DCE/7980-%20Yvan%20BEAL%20ESTIRAP%20Compa%20GEOVAL_2011-01-07.xls'#$'AFF.GO'.$F$53]"/>
        <table:named-expression table:name="DAL5T" table:base-cell-address="$Recap.$A$1" table:expression="['file:///C:/MesDocs/7980%20-%20Yvan%20BEAL/4%20-%20DCE/303%20-%20VRD/Documents%20pour%20DCE/7980-%20Yvan%20BEAL%20ESTIRAP%20Compa%20GEOVAL_2011-01-07.xls'#$'AFF.HYP'.$G$34]"/>
        <table:named-expression table:name="DAL5TP" table:base-cell-address="$Recap.$A$1" table:expression="['file:///C:/MesDocs/7980%20-%20Yvan%20BEAL/4%20-%20DCE/303%20-%20VRD/Documents%20pour%20DCE/7980-%20Yvan%20BEAL%20ESTIRAP%20Compa%20GEOVAL_2011-01-07.xls'#$'AFF.HYP'.$G$35]"/>
        <table:named-expression table:name="DATEVALEUR" table:base-cell-address="$Recap.$A$1" table:expression="#REF!"/>
        <table:named-expression table:name="DATEVALEUR" table:base-cell-address="$Recap.$A$1" table:expression="#REF!"/>
        <table:named-expression table:name="DATEVALEUR" table:base-cell-address="$Recap.$A$1" table:expression="#REF!"/>
        <table:named-expression table:name="DEBL_CHAUSLOU_REMBLAIS_BAT" table:base-cell-address="$Recap.$A$1" table:expression="['file:///C:/MesDocs/7980%20-%20Yvan%20BEAL/4%20-%20DCE/303%20-%20VRD/Documents%20pour%20DCE/7980-%20Yvan%20BEAL%20ESTIRAP%20Compa%20GEOVAL_2011-01-07.xls'#$'AFF.HYP'.$E$23]"/>
        <table:named-expression table:name="dépenses" table:base-cell-address="$Recap.$A$1" table:expression="[2]reaffectation!#REF!"/>
        <table:named-expression table:name="dépenses" table:base-cell-address="$Recap.$A$1" table:expression="[2]reaffectation!#REF!"/>
        <table:named-expression table:name="dépenses" table:base-cell-address="$Recap.$A$1" table:expression="[2]reaffectation!#REF!"/>
        <table:named-expression table:name="depex" table:base-cell-address="$Recap.$A$1" table:expression="[1]aff.recap!#REF!"/>
        <table:named-expression table:name="depex" table:base-cell-address="$Recap.$A$1" table:expression="[1]aff.recap!#REF!"/>
        <table:named-expression table:name="depex" table:base-cell-address="$Recap.$A$1" table:expression="[1]aff.recap!#REF!"/>
        <table:named-expression table:name="DISTBAT.BRANCH" table:base-cell-address="$Recap.$A$1" table:expression="['file:///C:/MesDocs/7980%20-%20Yvan%20BEAL/4%20-%20DCE/303%20-%20VRD/Documents%20pour%20DCE/7980-%20Yvan%20BEAL%20ESTIRAP%20Compa%20GEOVAL_2011-01-07.xls'#$'AFF.HYP'.$E$29]"/>
        <table:named-expression table:name="DOUBLSTYLDIVERS" table:base-cell-address="$Recap.$A$1" table:expression="['file:///C:/MesDocs/7980%20-%20Yvan%20BEAL/4%20-%20DCE/303%20-%20VRD/Documents%20pour%20DCE/7980-%20Yvan%20BEAL%20ESTIRAP%20Compa%20GEOVAL_2011-01-07.xls'#$'AFF.FIN'.$C$21]"/>
        <table:named-expression table:name="DOUBLSTYLETAGE" table:base-cell-address="$Recap.$A$1" table:expression="['file:///C:/MesDocs/7980%20-%20Yvan%20BEAL/4%20-%20DCE/303%20-%20VRD/Documents%20pour%20DCE/7980-%20Yvan%20BEAL%20ESTIRAP%20Compa%20GEOVAL_2011-01-07.xls'#$'AFF.FIN'.$C$20]"/>
        <table:named-expression table:name="DOUBLSTYLRdCH" table:base-cell-address="$Recap.$A$1" table:expression="['file:///C:/MesDocs/7980%20-%20Yvan%20BEAL/4%20-%20DCE/303%20-%20VRD/Documents%20pour%20DCE/7980-%20Yvan%20BEAL%20ESTIRAP%20Compa%20GEOVAL_2011-01-07.xls'#$'AFF.FIN'.$C$19]"/>
        <table:named-expression table:name="ECLAIRZEN" table:base-cell-address="$Recap.$A$1" table:expression="['file:///C:/MesDocs/7980%20-%20Yvan%20BEAL/4%20-%20DCE/303%20-%20VRD/Documents%20pour%20DCE/7980-%20Yvan%20BEAL%20ESTIRAP%20Compa%20GEOVAL_2011-01-07.xls'#$'AFF.HYP'.$H$65]"/>
        <table:named-expression table:name="ECOLIGHT" table:base-cell-address="$Recap.$A$1" table:expression="['file:///C:/MesDocs/7980%20-%20Yvan%20BEAL/4%20-%20DCE/303%20-%20VRD/Documents%20pour%20DCE/7980-%20Yvan%20BEAL%20ESTIRAP%20Compa%20GEOVAL_2011-01-07.xls'#$'AFF.LT'.$F$49]"/>
        <table:named-expression table:name="EPRTV" table:base-cell-address="$Recap.$A$1" table:expression="['file:///C:/MesDocs/7980%20-%20Yvan%20BEAL/4%20-%20DCE/303%20-%20VRD/Documents%20pour%20DCE/7980-%20Yvan%20BEAL%20ESTIRAP%20Compa%20GEOVAL_2011-01-07.xls'#$'AFF.HYP'.$E$22]"/>
        <table:named-expression table:name="F14CMEURO" table:base-cell-address="$Recap.$A$1" table:expression="#REF!"/>
        <table:named-expression table:name="F14CMEURO" table:base-cell-address="$Recap.$A$1" table:expression="#REF!"/>
        <table:named-expression table:name="F14CMEURO" table:base-cell-address="$Recap.$A$1" table:expression="#REF!"/>
        <table:named-expression table:name="FAIENCE" table:base-cell-address="$Recap.$A$1" table:expression="['file:///C:/MesDocs/7980%20-%20Yvan%20BEAL/4%20-%20DCE/303%20-%20VRD/Documents%20pour%20DCE/7980-%20Yvan%20BEAL%20ESTIRAP%20Compa%20GEOVAL_2011-01-07.xls'#$'AFF.FIN'.$E$251]"/>
        <table:named-expression table:name="FOND.N_1" table:base-cell-address="$Recap.$A$1" table:expression="['file:///C:/MesDocs/7980%20-%20Yvan%20BEAL/4%20-%20DCE/303%20-%20VRD/Documents%20pour%20DCE/7980-%20Yvan%20BEAL%20ESTIRAP%20Compa%20GEOVAL_2011-01-07.xls'#$'AFF.HYP'.$B$49]"/>
        <table:named-expression table:name="FOND.N_2" table:base-cell-address="$Recap.$A$1" table:expression="['file:///C:/MesDocs/7980%20-%20Yvan%20BEAL/4%20-%20DCE/303%20-%20VRD/Documents%20pour%20DCE/7980-%20Yvan%20BEAL%20ESTIRAP%20Compa%20GEOVAL_2011-01-07.xls'#$'AFF.HYP'.$B$50]"/>
        <table:named-expression table:name="FOND.N_3" table:base-cell-address="$Recap.$A$1" table:expression="['file:///C:/MesDocs/7980%20-%20Yvan%20BEAL/4%20-%20DCE/303%20-%20VRD/Documents%20pour%20DCE/7980-%20Yvan%20BEAL%20ESTIRAP%20Compa%20GEOVAL_2011-01-07.xls'#$'AFF.HYP'.$B$51]"/>
        <table:named-expression table:name="FUTS_LONGRINES_C.B." table:base-cell-address="$Recap.$A$1" table:expression="['file:///C:/MesDocs/7980%20-%20Yvan%20BEAL/4%20-%20DCE/303%20-%20VRD/Documents%20pour%20DCE/7980-%20Yvan%20BEAL%20ESTIRAP%20Compa%20GEOVAL_2011-01-07.xls'#$'AFF.FON'.$C$21]"/>
        <table:named-expression table:name="FUTS_QUAIS_C.B." table:base-cell-address="$Recap.$A$1" table:expression="['file:///C:/MesDocs/7980%20-%20Yvan%20BEAL/4%20-%20DCE/303%20-%20VRD/Documents%20pour%20DCE/7980-%20Yvan%20BEAL%20ESTIRAP%20Compa%20GEOVAL_2011-01-07.xls'#$'AFF.FON'.$C$20]"/>
        <table:named-expression table:name="GALVA" table:base-cell-address="$Recap.$A$1" table:expression="['file:///C:/MesDocs/7980%20-%20Yvan%20BEAL/4%20-%20DCE/303%20-%20VRD/Documents%20pour%20DCE/7980-%20Yvan%20BEAL%20ESTIRAP%20Compa%20GEOVAL_2011-01-07.xls'#$'AFF.HYP'.$C$57]"/>
        <table:named-expression table:name="GBCHLEG" table:base-cell-address="$Recap.$A$1" table:expression="['file:///C:/MesDocs/7980%20-%20Yvan%20BEAL/4%20-%20DCE/303%20-%20VRD/Documents%20pour%20DCE/7980-%20Yvan%20BEAL%20ESTIRAP%20Compa%20GEOVAL_2011-01-07.xls'#$'AFF.HYP'.$K$24]"/>
        <table:named-expression table:name="GBCHLOU" table:base-cell-address="$Recap.$A$1" table:expression="['file:///C:/MesDocs/7980%20-%20Yvan%20BEAL/4%20-%20DCE/303%20-%20VRD/Documents%20pour%20DCE/7980-%20Yvan%20BEAL%20ESTIRAP%20Compa%20GEOVAL_2011-01-07.xls'#$'AFF.HYP'.$K$23]"/>
        <table:named-expression table:name="GCCHLEG" table:base-cell-address="$Recap.$A$1" table:expression="['file:///C:/MesDocs/7980%20-%20Yvan%20BEAL/4%20-%20DCE/303%20-%20VRD/Documents%20pour%20DCE/7980-%20Yvan%20BEAL%20ESTIRAP%20Compa%20GEOVAL_2011-01-07.xls'#$'AFF.HYP'.$J$24]"/>
        <table:named-expression table:name="GCCHLOU" table:base-cell-address="$Recap.$A$1" table:expression="['file:///C:/MesDocs/7980%20-%20Yvan%20BEAL/4%20-%20DCE/303%20-%20VRD/Documents%20pour%20DCE/7980-%20Yvan%20BEAL%20ESTIRAP%20Compa%20GEOVAL_2011-01-07.xls'#$'AFF.HYP'.$J$23]"/>
        <table:named-expression table:name="GCVPIET" table:base-cell-address="$Recap.$A$1" table:expression="['file:///C:/MesDocs/7980%20-%20Yvan%20BEAL/4%20-%20DCE/303%20-%20VRD/Documents%20pour%20DCE/7980-%20Yvan%20BEAL%20ESTIRAP%20Compa%20GEOVAL_2011-01-07.xls'#$'AFF.HYP'.$J$25]"/>
        <table:named-expression table:name="GCVPOMP" table:base-cell-address="$Recap.$A$1" table:expression="['file:///C:/MesDocs/7980%20-%20Yvan%20BEAL/4%20-%20DCE/303%20-%20VRD/Documents%20pour%20DCE/7980-%20Yvan%20BEAL%20ESTIRAP%20Compa%20GEOVAL_2011-01-07.xls'#$'AFF.HYP'.$J$26]"/>
        <table:named-expression table:name="GCZBET" table:base-cell-address="$Recap.$A$1" table:expression="['file:///C:/MesDocs/7980%20-%20Yvan%20BEAL/4%20-%20DCE/303%20-%20VRD/Documents%20pour%20DCE/7980-%20Yvan%20BEAL%20ESTIRAP%20Compa%20GEOVAL_2011-01-07.xls'#$'AFF.HYP'.$J$27]"/>
        <table:named-expression table:name="GRAVE_BITUME" table:base-cell-address="$Recap.$A$1" table:expression="['file:///C:/MesDocs/7980%20-%20Yvan%20BEAL/4%20-%20DCE/303%20-%20VRD/Documents%20pour%20DCE/7980-%20Yvan%20BEAL%20ESTIRAP%20Compa%20GEOVAL_2011-01-07.xls'#$'AFF.HYP'.$K$22]"/>
        <table:named-expression table:name="GRAVE_CIMENT" table:base-cell-address="$Recap.$A$1" table:expression="['file:///C:/MesDocs/7980%20-%20Yvan%20BEAL/4%20-%20DCE/303%20-%20VRD/Documents%20pour%20DCE/7980-%20Yvan%20BEAL%20ESTIRAP%20Compa%20GEOVAL_2011-01-07.xls'#$'AFF.HYP'.$J$22]"/>
        <table:named-expression table:name="H_1" table:base-cell-address="$Recap.$A$1" table:expression="['file:///C:/MesDocs/7980%20-%20Yvan%20BEAL/4%20-%20DCE/303%20-%20VRD/Documents%20pour%20DCE/7980-%20Yvan%20BEAL%20ESTIRAP%20Compa%20GEOVAL_2011-01-07.xls'#$'AFF.DRB'.$F$11]"/>
        <table:named-expression table:name="H_2" table:base-cell-address="$Recap.$A$1" table:expression="['file:///C:/MesDocs/7980%20-%20Yvan%20BEAL/4%20-%20DCE/303%20-%20VRD/Documents%20pour%20DCE/7980-%20Yvan%20BEAL%20ESTIRAP%20Compa%20GEOVAL_2011-01-07.xls'#$'AFF.DRB'.$N$11]"/>
        <table:named-expression table:name="H_250_kgF1" table:base-cell-address="$Recap.$A$1" table:expression="['file:///C:/MesDocs/7980%20-%20Yvan%20BEAL/4%20-%20DCE/303%20-%20VRD/Documents%20pour%20DCE/7980-%20Yvan%20BEAL%20ESTIRAP%20Compa%20GEOVAL_2011-01-07.xls'#$'AFF.HYP'.$D$49]"/>
        <table:named-expression table:name="H_250_kgF2" table:base-cell-address="$Recap.$A$1" table:expression="['file:///C:/MesDocs/7980%20-%20Yvan%20BEAL/4%20-%20DCE/303%20-%20VRD/Documents%20pour%20DCE/7980-%20Yvan%20BEAL%20ESTIRAP%20Compa%20GEOVAL_2011-01-07.xls'#$'AFF.HYP'.$D$50]"/>
        <table:named-expression table:name="H_250_kgF3" table:base-cell-address="$Recap.$A$1" table:expression="['file:///C:/MesDocs/7980%20-%20Yvan%20BEAL/4%20-%20DCE/303%20-%20VRD/Documents%20pour%20DCE/7980-%20Yvan%20BEAL%20ESTIRAP%20Compa%20GEOVAL_2011-01-07.xls'#$'AFF.HYP'.$D$51]"/>
        <table:named-expression table:name="H_250_kgFLCB" table:base-cell-address="$Recap.$A$1" table:expression="['file:///C:/MesDocs/7980%20-%20Yvan%20BEAL/4%20-%20DCE/303%20-%20VRD/Documents%20pour%20DCE/7980-%20Yvan%20BEAL%20ESTIRAP%20Compa%20GEOVAL_2011-01-07.xls'#$'AFF.HYP'.$D$48]"/>
        <table:named-expression table:name="H_250_kgFLCM" table:base-cell-address="$Recap.$A$1" table:expression="['file:///C:/MesDocs/7980%20-%20Yvan%20BEAL/4%20-%20DCE/303%20-%20VRD/Documents%20pour%20DCE/7980-%20Yvan%20BEAL%20ESTIRAP%20Compa%20GEOVAL_2011-01-07.xls'#$'AFF.HYP'.$D$47]"/>
        <table:named-expression table:name="H_250_kgFQCB" table:base-cell-address="$Recap.$A$1" table:expression="['file:///C:/MesDocs/7980%20-%20Yvan%20BEAL/4%20-%20DCE/303%20-%20VRD/Documents%20pour%20DCE/7980-%20Yvan%20BEAL%20ESTIRAP%20Compa%20GEOVAL_2011-01-07.xls'#$'AFF.HYP'.$D$46]"/>
        <table:named-expression table:name="H_250_kgFQCM" table:base-cell-address="$Recap.$A$1" table:expression="['file:///C:/MesDocs/7980%20-%20Yvan%20BEAL/4%20-%20DCE/303%20-%20VRD/Documents%20pour%20DCE/7980-%20Yvan%20BEAL%20ESTIRAP%20Compa%20GEOVAL_2011-01-07.xls'#$'AFF.HYP'.$D$45]"/>
        <table:named-expression table:name="H_250_kgMAGGLO" table:base-cell-address="$Recap.$A$1" table:expression="['file:///C:/MesDocs/7980%20-%20Yvan%20BEAL/4%20-%20DCE/303%20-%20VRD/Documents%20pour%20DCE/7980-%20Yvan%20BEAL%20ESTIRAP%20Compa%20GEOVAL_2011-01-07.xls'#$'AFF.HYP'.$F$41]"/>
        <table:named-expression table:name="H_250_kgMASSINTER" table:base-cell-address="$Recap.$A$1" table:expression="['file:///C:/MesDocs/7980%20-%20Yvan%20BEAL/4%20-%20DCE/303%20-%20VRD/Documents%20pour%20DCE/7980-%20Yvan%20BEAL%20ESTIRAP%20Compa%20GEOVAL_2011-01-07.xls'#$'AFF.HYP'.$D$52]"/>
        <table:named-expression table:name="H_250_kgMSO" table:base-cell-address="$Recap.$A$1" table:expression="['file:///C:/MesDocs/7980%20-%20Yvan%20BEAL/4%20-%20DCE/303%20-%20VRD/Documents%20pour%20DCE/7980-%20Yvan%20BEAL%20ESTIRAP%20Compa%20GEOVAL_2011-01-07.xls'#$'AFF.HYP'.$F$40]"/>
        <table:named-expression table:name="h_250_kgVB" table:base-cell-address="$Recap.$A$1" table:expression="[1]aff.hyp!#REF!"/>
        <table:named-expression table:name="h_250_kgVB" table:base-cell-address="$Recap.$A$1" table:expression="[1]aff.hyp!#REF!"/>
        <table:named-expression table:name="h_250_kgVB" table:base-cell-address="$Recap.$A$1" table:expression="[1]aff.hyp!#REF!"/>
        <table:named-expression table:name="H_3" table:base-cell-address="$Recap.$A$1" table:expression="['file:///C:/MesDocs/7980%20-%20Yvan%20BEAL/4%20-%20DCE/303%20-%20VRD/Documents%20pour%20DCE/7980-%20Yvan%20BEAL%20ESTIRAP%20Compa%20GEOVAL_2011-01-07.xls'#$'AFF.DRB'.$F$33]"/>
        <table:named-expression table:name="H_4" table:base-cell-address="$Recap.$A$1" table:expression="['file:///C:/MesDocs/7980%20-%20Yvan%20BEAL/4%20-%20DCE/303%20-%20VRD/Documents%20pour%20DCE/7980-%20Yvan%20BEAL%20ESTIRAP%20Compa%20GEOVAL_2011-01-07.xls'#$'AFF.DRB'.$N$33]"/>
        <table:named-expression table:name="HAGGLO" table:base-cell-address="$Recap.$A$1" table:expression="['file:///C:/MesDocs/7980%20-%20Yvan%20BEAL/4%20-%20DCE/303%20-%20VRD/Documents%20pour%20DCE/7980-%20Yvan%20BEAL%20ESTIRAP%20Compa%20GEOVAL_2011-01-07.xls'#$'AFF.HYP'.$E$41]"/>
        <table:named-expression table:name="HAGGLOSMSO" table:base-cell-address="$Recap.$A$1" table:expression="['file:///C:/MesDocs/7980%20-%20Yvan%20BEAL/4%20-%20DCE/303%20-%20VRD/Documents%20pour%20DCE/7980-%20Yvan%20BEAL%20ESTIRAP%20Compa%20GEOVAL_2011-01-07.xls'#$'AFF.HYP'.$E$40]"/>
        <table:named-expression table:name="HBARDAGE" table:base-cell-address="$Recap.$A$1" table:expression="['file:///C:/MesDocs/7980%20-%20Yvan%20BEAL/4%20-%20DCE/303%20-%20VRD/Documents%20pour%20DCE/7980-%20Yvan%20BEAL%20ESTIRAP%20Compa%20GEOVAL_2011-01-07.xls'#$'AFF.HYP'.$E$63]"/>
        <table:named-expression table:name="hCFneg" table:base-cell-address="$Recap.$A$1" table:expression="['file:///C:/MesDocs/7980%20-%20Yvan%20BEAL/4%20-%20DCE/303%20-%20VRD/Documents%20pour%20DCE/7980-%20Yvan%20BEAL%20ESTIRAP%20Compa%20GEOVAL_2011-01-07.xls'#$'AFF.LT'.$B$157]"/>
        <table:named-expression table:name="HCFpos" table:base-cell-address="$Recap.$A$1" table:expression="['file:///C:/MesDocs/7980%20-%20Yvan%20BEAL/4%20-%20DCE/303%20-%20VRD/Documents%20pour%20DCE/7980-%20Yvan%20BEAL%20ESTIRAP%20Compa%20GEOVAL_2011-01-07.xls'#$'AFF.LT'.$B$151]"/>
        <table:named-expression table:name="HDALLEETAG" table:base-cell-address="$Recap.$A$1" table:expression="['file:///C:/MesDocs/7980%20-%20Yvan%20BEAL/4%20-%20DCE/303%20-%20VRD/Documents%20pour%20DCE/7980-%20Yvan%20BEAL%20ESTIRAP%20Compa%20GEOVAL_2011-01-07.xls'#$'AFF.FIN'.$E$3]"/>
        <table:named-expression table:name="HDALLERDCH" table:base-cell-address="$Recap.$A$1" table:expression="['file:///C:/MesDocs/7980%20-%20Yvan%20BEAL/4%20-%20DCE/303%20-%20VRD/Documents%20pour%20DCE/7980-%20Yvan%20BEAL%20ESTIRAP%20Compa%20GEOVAL_2011-01-07.xls'#$'AFF.FIN'.$E$2]"/>
        <table:named-expression table:name="HFLCB" table:base-cell-address="$Recap.$A$1" table:expression="['file:///C:/MesDocs/7980%20-%20Yvan%20BEAL/4%20-%20DCE/303%20-%20VRD/Documents%20pour%20DCE/7980-%20Yvan%20BEAL%20ESTIRAP%20Compa%20GEOVAL_2011-01-07.xls'#$'AFF.HYP'.$G$48]"/>
        <table:named-expression table:name="HFLCM" table:base-cell-address="$Recap.$A$1" table:expression="['file:///C:/MesDocs/7980%20-%20Yvan%20BEAL/4%20-%20DCE/303%20-%20VRD/Documents%20pour%20DCE/7980-%20Yvan%20BEAL%20ESTIRAP%20Compa%20GEOVAL_2011-01-07.xls'#$'AFF.HYP'.$G$47]"/>
        <table:named-expression table:name="HFONAGGLO" table:base-cell-address="$Recap.$A$1" table:expression="['file:///C:/MesDocs/7980%20-%20Yvan%20BEAL/4%20-%20DCE/303%20-%20VRD/Documents%20pour%20DCE/7980-%20Yvan%20BEAL%20ESTIRAP%20Compa%20GEOVAL_2011-01-07.xls'#$'AFF.HYP'.$H$41]"/>
        <table:named-expression table:name="HFONDA1" table:base-cell-address="$Recap.$A$1" table:expression="['file:///C:/MesDocs/7980%20-%20Yvan%20BEAL/4%20-%20DCE/303%20-%20VRD/Documents%20pour%20DCE/7980-%20Yvan%20BEAL%20ESTIRAP%20Compa%20GEOVAL_2011-01-07.xls'#$'AFF.HYP'.$G$49]"/>
        <table:named-expression table:name="HFONDA2" table:base-cell-address="$Recap.$A$1" table:expression="['file:///C:/MesDocs/7980%20-%20Yvan%20BEAL/4%20-%20DCE/303%20-%20VRD/Documents%20pour%20DCE/7980-%20Yvan%20BEAL%20ESTIRAP%20Compa%20GEOVAL_2011-01-07.xls'#$'AFF.HYP'.$G$50]"/>
        <table:named-expression table:name="HFONDA3" table:base-cell-address="$Recap.$A$1" table:expression="['file:///C:/MesDocs/7980%20-%20Yvan%20BEAL/4%20-%20DCE/303%20-%20VRD/Documents%20pour%20DCE/7980-%20Yvan%20BEAL%20ESTIRAP%20Compa%20GEOVAL_2011-01-07.xls'#$'AFF.HYP'.$G$51]"/>
        <table:named-expression table:name="HFONMSO" table:base-cell-address="$Recap.$A$1" table:expression="['file:///C:/MesDocs/7980%20-%20Yvan%20BEAL/4%20-%20DCE/303%20-%20VRD/Documents%20pour%20DCE/7980-%20Yvan%20BEAL%20ESTIRAP%20Compa%20GEOVAL_2011-01-07.xls'#$'AFF.HYP'.$H$40]"/>
        <table:named-expression table:name="HFONVBANCH" table:base-cell-address="$Recap.$A$1" table:expression="[1]aff.hyp!#REF!"/>
        <table:named-expression table:name="HFONVBANCH" table:base-cell-address="$Recap.$A$1" table:expression="[1]aff.hyp!#REF!"/>
        <table:named-expression table:name="HFONVBANCH" table:base-cell-address="$Recap.$A$1" table:expression="[1]aff.hyp!#REF!"/>
        <table:named-expression table:name="HFQCB" table:base-cell-address="$Recap.$A$1" table:expression="['file:///C:/MesDocs/7980%20-%20Yvan%20BEAL/4%20-%20DCE/303%20-%20VRD/Documents%20pour%20DCE/7980-%20Yvan%20BEAL%20ESTIRAP%20Compa%20GEOVAL_2011-01-07.xls'#$'AFF.HYP'.$G$46]"/>
        <table:named-expression table:name="HFQCM" table:base-cell-address="$Recap.$A$1" table:expression="['file:///C:/MesDocs/7980%20-%20Yvan%20BEAL/4%20-%20DCE/303%20-%20VRD/Documents%20pour%20DCE/7980-%20Yvan%20BEAL%20ESTIRAP%20Compa%20GEOVAL_2011-01-07.xls'#$'AFF.HYP'.$G$45]"/>
        <table:named-expression table:name="HFUTF1" table:base-cell-address="$Recap.$A$1" table:expression="['file:///C:/MesDocs/7980%20-%20Yvan%20BEAL/4%20-%20DCE/303%20-%20VRD/Documents%20pour%20DCE/7980-%20Yvan%20BEAL%20ESTIRAP%20Compa%20GEOVAL_2011-01-07.xls'#$'AFF.HYP'.$J$49]"/>
        <table:named-expression table:name="HFUTF2" table:base-cell-address="$Recap.$A$1" table:expression="['file:///C:/MesDocs/7980%20-%20Yvan%20BEAL/4%20-%20DCE/303%20-%20VRD/Documents%20pour%20DCE/7980-%20Yvan%20BEAL%20ESTIRAP%20Compa%20GEOVAL_2011-01-07.xls'#$'AFF.HYP'.$J$50]"/>
        <table:named-expression table:name="HFUTF3" table:base-cell-address="$Recap.$A$1" table:expression="['file:///C:/MesDocs/7980%20-%20Yvan%20BEAL/4%20-%20DCE/303%20-%20VRD/Documents%20pour%20DCE/7980-%20Yvan%20BEAL%20ESTIRAP%20Compa%20GEOVAL_2011-01-07.xls'#$'AFF.HYP'.$J$51]"/>
        <table:named-expression table:name="HFUTLCB" table:base-cell-address="$Recap.$A$1" table:expression="['file:///C:/MesDocs/7980%20-%20Yvan%20BEAL/4%20-%20DCE/303%20-%20VRD/Documents%20pour%20DCE/7980-%20Yvan%20BEAL%20ESTIRAP%20Compa%20GEOVAL_2011-01-07.xls'#$'AFF.HYP'.$J$48]"/>
        <table:named-expression table:name="HFUTLCM" table:base-cell-address="$Recap.$A$1" table:expression="['file:///C:/MesDocs/7980%20-%20Yvan%20BEAL/4%20-%20DCE/303%20-%20VRD/Documents%20pour%20DCE/7980-%20Yvan%20BEAL%20ESTIRAP%20Compa%20GEOVAL_2011-01-07.xls'#$'AFF.HYP'.$J$47]"/>
        <table:named-expression table:name="HFUTMINTER" table:base-cell-address="$Recap.$A$1" table:expression="['file:///C:/MesDocs/7980%20-%20Yvan%20BEAL/4%20-%20DCE/303%20-%20VRD/Documents%20pour%20DCE/7980-%20Yvan%20BEAL%20ESTIRAP%20Compa%20GEOVAL_2011-01-07.xls'#$'AFF.HYP'.$J$52]"/>
        <table:named-expression table:name="HFUTQCB" table:base-cell-address="$Recap.$A$1" table:expression="['file:///C:/MesDocs/7980%20-%20Yvan%20BEAL/4%20-%20DCE/303%20-%20VRD/Documents%20pour%20DCE/7980-%20Yvan%20BEAL%20ESTIRAP%20Compa%20GEOVAL_2011-01-07.xls'#$'AFF.HYP'.$J$46]"/>
        <table:named-expression table:name="HFUTQCM" table:base-cell-address="$Recap.$A$1" table:expression="['file:///C:/MesDocs/7980%20-%20Yvan%20BEAL/4%20-%20DCE/303%20-%20VRD/Documents%20pour%20DCE/7980-%20Yvan%20BEAL%20ESTIRAP%20Compa%20GEOVAL_2011-01-07.xls'#$'AFF.HYP'.$J$45]"/>
        <table:named-expression table:name="HLIBAT" table:base-cell-address="$Recap.$A$1" table:expression="['file:///C:/MesDocs/7980%20-%20Yvan%20BEAL/4%20-%20DCE/303%20-%20VRD/Documents%20pour%20DCE/7980-%20Yvan%20BEAL%20ESTIRAP%20Compa%20GEOVAL_2011-01-07.xls'#$'AFF.HYP'.$D$59]"/>
        <table:named-expression table:name="HLONG" table:base-cell-address="$Recap.$A$1" table:expression="['file:///C:/MesDocs/7980%20-%20Yvan%20BEAL/4%20-%20DCE/303%20-%20VRD/Documents%20pour%20DCE/7980-%20Yvan%20BEAL%20ESTIRAP%20Compa%20GEOVAL_2011-01-07.xls'#$'AFF.HYP'.$E$37]"/>
        <table:named-expression table:name="HMASINTER" table:base-cell-address="$Recap.$A$1" table:expression="['file:///C:/MesDocs/7980%20-%20Yvan%20BEAL/4%20-%20DCE/303%20-%20VRD/Documents%20pour%20DCE/7980-%20Yvan%20BEAL%20ESTIRAP%20Compa%20GEOVAL_2011-01-07.xls'#$'AFF.HYP'.$G$52]"/>
        <table:named-expression table:name="hono" table:base-cell-address="$Recap.$A$1" table:expression="[1]aff.recap!#REF!"/>
        <table:named-expression table:name="hono" table:base-cell-address="$Recap.$A$1" table:expression="[1]aff.recap!#REF!"/>
        <table:named-expression table:name="hono" table:base-cell-address="$Recap.$A$1" table:expression="[1]aff.recap!#REF!"/>
        <table:named-expression table:name="honoc" table:base-cell-address="$Recap.$A$1" table:expression="[1]aff.recap!#REF!"/>
        <table:named-expression table:name="honoc" table:base-cell-address="$Recap.$A$1" table:expression="[1]aff.recap!#REF!"/>
        <table:named-expression table:name="honoc" table:base-cell-address="$Recap.$A$1" table:expression="[1]aff.recap!#REF!"/>
        <table:named-expression table:name="honovente" table:base-cell-address="$Recap.$A$1" table:expression="#REF!"/>
        <table:named-expression table:name="honovente" table:base-cell-address="$Recap.$A$1" table:expression="#REF!"/>
        <table:named-expression table:name="honovente" table:base-cell-address="$Recap.$A$1" table:expression="#REF!"/>
        <table:named-expression table:name="HPLAFETAG" table:base-cell-address="$Recap.$A$1" table:expression="['file:///C:/MesDocs/7980%20-%20Yvan%20BEAL/4%20-%20DCE/303%20-%20VRD/Documents%20pour%20DCE/7980-%20Yvan%20BEAL%20ESTIRAP%20Compa%20GEOVAL_2011-01-07.xls'#$'AFF.FIN'.$E$6]"/>
        <table:named-expression table:name="HPLAFRDCH" table:base-cell-address="$Recap.$A$1" table:expression="['file:///C:/MesDocs/7980%20-%20Yvan%20BEAL/4%20-%20DCE/303%20-%20VRD/Documents%20pour%20DCE/7980-%20Yvan%20BEAL%20ESTIRAP%20Compa%20GEOVAL_2011-01-07.xls'#$'AFF.FIN'.$E$5]"/>
        <table:named-expression table:name="HQE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YP'.$G$5]"/>
        <table:named-expression table:name="HVBANCH" table:base-cell-address="$Recap.$A$1" table:expression="[1]aff.hyp!#REF!"/>
        <table:named-expression table:name="HVBANCH" table:base-cell-address="$Recap.$A$1" table:expression="[1]aff.hyp!#REF!"/>
        <table:named-expression table:name="HVBANCH" table:base-cell-address="$Recap.$A$1" table:expression="[1]aff.hyp!#REF!"/>
        <table:named-expression table:name="HVQUAIS" table:base-cell-address="$Recap.$A$1" table:expression="['file:///C:/MesDocs/7980%20-%20Yvan%20BEAL/4%20-%20DCE/303%20-%20VRD/Documents%20pour%20DCE/7980-%20Yvan%20BEAL%20ESTIRAP%20Compa%20GEOVAL_2011-01-07.xls'#$'AFF.HYP'.$E$39]"/>
        <table:named-expression table:name="LARGBAT" table:base-cell-address="$Recap.$A$1" table:expression="['file:///C:/MesDocs/7980%20-%20Yvan%20BEAL/4%20-%20DCE/303%20-%20VRD/Documents%20pour%20DCE/7980-%20Yvan%20BEAL%20ESTIRAP%20Compa%20GEOVAL_2011-01-07.xls'#$'AFF.HYP'.$I$58]"/>
        <table:named-expression table:name="LARGFONAGGLO" table:base-cell-address="$Recap.$A$1" table:expression="['file:///C:/MesDocs/7980%20-%20Yvan%20BEAL/4%20-%20DCE/303%20-%20VRD/Documents%20pour%20DCE/7980-%20Yvan%20BEAL%20ESTIRAP%20Compa%20GEOVAL_2011-01-07.xls'#$'AFF.HYP'.$G$41]"/>
        <table:named-expression table:name="LARGFONDA1" table:base-cell-address="$Recap.$A$1" table:expression="['file:///C:/MesDocs/7980%20-%20Yvan%20BEAL/4%20-%20DCE/303%20-%20VRD/Documents%20pour%20DCE/7980-%20Yvan%20BEAL%20ESTIRAP%20Compa%20GEOVAL_2011-01-07.xls'#$'AFF.HYP'.$F$49]"/>
        <table:named-expression table:name="LARGFONDA2" table:base-cell-address="$Recap.$A$1" table:expression="['file:///C:/MesDocs/7980%20-%20Yvan%20BEAL/4%20-%20DCE/303%20-%20VRD/Documents%20pour%20DCE/7980-%20Yvan%20BEAL%20ESTIRAP%20Compa%20GEOVAL_2011-01-07.xls'#$'AFF.HYP'.$F$50]"/>
        <table:named-expression table:name="LARGFONDA3" table:base-cell-address="$Recap.$A$1" table:expression="['file:///C:/MesDocs/7980%20-%20Yvan%20BEAL/4%20-%20DCE/303%20-%20VRD/Documents%20pour%20DCE/7980-%20Yvan%20BEAL%20ESTIRAP%20Compa%20GEOVAL_2011-01-07.xls'#$'AFF.HYP'.$F$51]"/>
        <table:named-expression table:name="LARGFONMSO" table:base-cell-address="$Recap.$A$1" table:expression="['file:///C:/MesDocs/7980%20-%20Yvan%20BEAL/4%20-%20DCE/303%20-%20VRD/Documents%20pour%20DCE/7980-%20Yvan%20BEAL%20ESTIRAP%20Compa%20GEOVAL_2011-01-07.xls'#$'AFF.HYP'.$G$40]"/>
        <table:named-expression table:name="LARGFONVBANCH" table:base-cell-address="$Recap.$A$1" table:expression="[1]aff.hyp!#REF!"/>
        <table:named-expression table:name="LARGFONVBANCH" table:base-cell-address="$Recap.$A$1" table:expression="[1]aff.hyp!#REF!"/>
        <table:named-expression table:name="LARGFONVBANCH" table:base-cell-address="$Recap.$A$1" table:expression="[1]aff.hyp!#REF!"/>
        <table:named-expression table:name="LARGFUTF1" table:base-cell-address="$Recap.$A$1" table:expression="['file:///C:/MesDocs/7980%20-%20Yvan%20BEAL/4%20-%20DCE/303%20-%20VRD/Documents%20pour%20DCE/7980-%20Yvan%20BEAL%20ESTIRAP%20Compa%20GEOVAL_2011-01-07.xls'#$'AFF.HYP'.$I$49]"/>
        <table:named-expression table:name="LARGFUTF2" table:base-cell-address="$Recap.$A$1" table:expression="['file:///C:/MesDocs/7980%20-%20Yvan%20BEAL/4%20-%20DCE/303%20-%20VRD/Documents%20pour%20DCE/7980-%20Yvan%20BEAL%20ESTIRAP%20Compa%20GEOVAL_2011-01-07.xls'#$'AFF.HYP'.$I$50]"/>
        <table:named-expression table:name="LARGFUTF3" table:base-cell-address="$Recap.$A$1" table:expression="['file:///C:/MesDocs/7980%20-%20Yvan%20BEAL/4%20-%20DCE/303%20-%20VRD/Documents%20pour%20DCE/7980-%20Yvan%20BEAL%20ESTIRAP%20Compa%20GEOVAL_2011-01-07.xls'#$'AFF.HYP'.$I$51]"/>
        <table:named-expression table:name="LARGFUTLCB" table:base-cell-address="$Recap.$A$1" table:expression="['file:///C:/MesDocs/7980%20-%20Yvan%20BEAL/4%20-%20DCE/303%20-%20VRD/Documents%20pour%20DCE/7980-%20Yvan%20BEAL%20ESTIRAP%20Compa%20GEOVAL_2011-01-07.xls'#$'AFF.HYP'.$I$48]"/>
        <table:named-expression table:name="LARGFUTLCM" table:base-cell-address="$Recap.$A$1" table:expression="['file:///C:/MesDocs/7980%20-%20Yvan%20BEAL/4%20-%20DCE/303%20-%20VRD/Documents%20pour%20DCE/7980-%20Yvan%20BEAL%20ESTIRAP%20Compa%20GEOVAL_2011-01-07.xls'#$'AFF.HYP'.$I$47]"/>
        <table:named-expression table:name="LARGFUTMINTER" table:base-cell-address="$Recap.$A$1" table:expression="['file:///C:/MesDocs/7980%20-%20Yvan%20BEAL/4%20-%20DCE/303%20-%20VRD/Documents%20pour%20DCE/7980-%20Yvan%20BEAL%20ESTIRAP%20Compa%20GEOVAL_2011-01-07.xls'#$'AFF.HYP'.$I$52]"/>
        <table:named-expression table:name="LARGFUTQCB" table:base-cell-address="$Recap.$A$1" table:expression="['file:///C:/MesDocs/7980%20-%20Yvan%20BEAL/4%20-%20DCE/303%20-%20VRD/Documents%20pour%20DCE/7980-%20Yvan%20BEAL%20ESTIRAP%20Compa%20GEOVAL_2011-01-07.xls'#$'AFF.HYP'.$I$46]"/>
        <table:named-expression table:name="LARGFUTQCM" table:base-cell-address="$Recap.$A$1" table:expression="['file:///C:/MesDocs/7980%20-%20Yvan%20BEAL/4%20-%20DCE/303%20-%20VRD/Documents%20pour%20DCE/7980-%20Yvan%20BEAL%20ESTIRAP%20Compa%20GEOVAL_2011-01-07.xls'#$'AFF.HYP'.$I$45]"/>
        <table:named-expression table:name="LARGLONG" table:base-cell-address="$Recap.$A$1" table:expression="['file:///C:/MesDocs/7980%20-%20Yvan%20BEAL/4%20-%20DCE/303%20-%20VRD/Documents%20pour%20DCE/7980-%20Yvan%20BEAL%20ESTIRAP%20Compa%20GEOVAL_2011-01-07.xls'#$'AFF.HYP'.$D$37]"/>
        <table:named-expression table:name="LARGMASINTER" table:base-cell-address="$Recap.$A$1" table:expression="['file:///C:/MesDocs/7980%20-%20Yvan%20BEAL/4%20-%20DCE/303%20-%20VRD/Documents%20pour%20DCE/7980-%20Yvan%20BEAL%20ESTIRAP%20Compa%20GEOVAL_2011-01-07.xls'#$'AFF.HYP'.$F$52]"/>
        <table:named-expression table:name="LARGVBANCH" table:base-cell-address="$Recap.$A$1" table:expression="[1]aff.hyp!#REF!"/>
        <table:named-expression table:name="LARGVBANCH" table:base-cell-address="$Recap.$A$1" table:expression="[1]aff.hyp!#REF!"/>
        <table:named-expression table:name="LARGVBANCH" table:base-cell-address="$Recap.$A$1" table:expression="[1]aff.hyp!#REF!"/>
        <table:named-expression table:name="LARGVQUAIS" table:base-cell-address="$Recap.$A$1" table:expression="['file:///C:/MesDocs/7980%20-%20Yvan%20BEAL/4%20-%20DCE/303%20-%20VRD/Documents%20pour%20DCE/7980-%20Yvan%20BEAL%20ESTIRAP%20Compa%20GEOVAL_2011-01-07.xls'#$'AFF.HYP'.$D$39]"/>
        <table:named-expression table:name="LARTER" table:base-cell-address="$Recap.$A$1" table:expression="['file:///C:/MesDocs/7980%20-%20Yvan%20BEAL/4%20-%20DCE/303%20-%20VRD/Documents%20pour%20DCE/7980-%20Yvan%20BEAL%20ESTIRAP%20Compa%20GEOVAL_2011-01-07.xls'#$'AFF.HYP'.$I$11]"/>
        <table:named-expression table:name="lFLCB" table:base-cell-address="$Recap.$A$1" table:expression="['file:///C:/MesDocs/7980%20-%20Yvan%20BEAL/4%20-%20DCE/303%20-%20VRD/Documents%20pour%20DCE/7980-%20Yvan%20BEAL%20ESTIRAP%20Compa%20GEOVAL_2011-01-07.xls'#$'AFF.HYP'.$F$48]"/>
        <table:named-expression table:name="lFLCM" table:base-cell-address="$Recap.$A$1" table:expression="['file:///C:/MesDocs/7980%20-%20Yvan%20BEAL/4%20-%20DCE/303%20-%20VRD/Documents%20pour%20DCE/7980-%20Yvan%20BEAL%20ESTIRAP%20Compa%20GEOVAL_2011-01-07.xls'#$'AFF.HYP'.$F$47]"/>
        <table:named-expression table:name="lFQCB" table:base-cell-address="$Recap.$A$1" table:expression="['file:///C:/MesDocs/7980%20-%20Yvan%20BEAL/4%20-%20DCE/303%20-%20VRD/Documents%20pour%20DCE/7980-%20Yvan%20BEAL%20ESTIRAP%20Compa%20GEOVAL_2011-01-07.xls'#$'AFF.HYP'.$F$46]"/>
        <table:named-expression table:name="lFQCM" table:base-cell-address="$Recap.$A$1" table:expression="['file:///C:/MesDocs/7980%20-%20Yvan%20BEAL/4%20-%20DCE/303%20-%20VRD/Documents%20pour%20DCE/7980-%20Yvan%20BEAL%20ESTIRAP%20Compa%20GEOVAL_2011-01-07.xls'#$'AFF.HYP'.$F$45]"/>
        <table:named-expression table:name="LIEU" table:base-cell-address="$Recap.$A$1" table:expression="['file:///C:/MesDocs/7980%20-%20Yvan%20BEAL/4%20-%20DCE/303%20-%20VRD/Documents%20pour%20DCE/7980-%20Yvan%20BEAL%20ESTIRAP%20Compa%20GEOVAL_2011-01-07.xls'#$'AFF.HYP'.$A$3]"/>
        <table:named-expression table:name="LIN_CLOTURE_BASSIN_TAMPON" table:base-cell-address="$Recap.$A$1" table:expression="['file:///C:/MesDocs/etudes%20outils/gazeley/ESTIRAP%20GAZELEY%20VERSION%20DE%20TRAVAIL%20007%20temporaire.xls'#$'AFF.HYP'.$K$14]"/>
        <table:named-expression table:name="LIN_RESEAU_EP" table:base-cell-address="$Recap.$A$1" table:expression="['file:///C:/MesDocs/7980%20-%20Yvan%20BEAL/4%20-%20DCE/303%20-%20VRD/Documents%20pour%20DCE/7980-%20Yvan%20BEAL%20ESTIRAP%20Compa%20GEOVAL_2011-01-07.xls'#$'AFF.HYP'.$E$30]"/>
        <table:named-expression table:name="LINAGGLO" table:base-cell-address="$Recap.$A$1" table:expression="['file:///C:/MesDocs/7980%20-%20Yvan%20BEAL/4%20-%20DCE/303%20-%20VRD/Documents%20pour%20DCE/7980-%20Yvan%20BEAL%20ESTIRAP%20Compa%20GEOVAL_2011-01-07.xls'#$'AFF.HYP'.$C$41]"/>
        <table:named-expression table:name="LINBORDURES" table:base-cell-address="$Recap.$A$1" table:expression="['file:///C:/MesDocs/7980%20-%20Yvan%20BEAL/4%20-%20DCE/303%20-%20VRD/Documents%20pour%20DCE/7980-%20Yvan%20BEAL%20ESTIRAP%20Compa%20GEOVAL_2011-01-07.xls'#$'AFF.HYP'.$E$27]"/>
        <table:named-expression table:name="LINCANTONS" table:base-cell-address="$Recap.$A$1" table:expression="['file:///C:/MesDocs/7980%20-%20Yvan%20BEAL/4%20-%20DCE/303%20-%20VRD/Documents%20pour%20DCE/7980-%20Yvan%20BEAL%20ESTIRAP%20Compa%20GEOVAL_2011-01-07.xls'#$'AFF.HYP'.$H$63]"/>
        <table:named-expression table:name="LINCHENOUES" table:base-cell-address="$Recap.$A$1" table:expression="['file:///C:/MesDocs/7980%20-%20Yvan%20BEAL/4%20-%20DCE/303%20-%20VRD/Documents%20pour%20DCE/7980-%20Yvan%20BEAL%20ESTIRAP%20Compa%20GEOVAL_2011-01-07.xls'#$'AFF.HYP'.$E$62]"/>
        <table:named-expression table:name="LINECRAN" table:base-cell-address="$Recap.$A$1" table:expression="['file:///C:/MesDocs/7980%20-%20Yvan%20BEAL/4%20-%20DCE/303%20-%20VRD/Documents%20pour%20DCE/7980-%20Yvan%20BEAL%20ESTIRAP%20Compa%20GEOVAL_2011-01-07.xls'#$'AFF.HYP'.$C$38]"/>
        <table:named-expression table:name="LINFACADE" table:base-cell-address="$Recap.$A$1" table:expression="['file:///C:/MesDocs/7980%20-%20Yvan%20BEAL/4%20-%20DCE/303%20-%20VRD/Documents%20pour%20DCE/7980-%20Yvan%20BEAL%20ESTIRAP%20Compa%20GEOVAL_2011-01-07.xls'#$'AFF.HYP'.$E$60]"/>
        <table:named-expression table:name="LINFAITAGE" table:base-cell-address="$Recap.$A$1" table:expression="['file:///C:/MesDocs/7980%20-%20Yvan%20BEAL/4%20-%20DCE/303%20-%20VRD/Documents%20pour%20DCE/7980-%20Yvan%20BEAL%20ESTIRAP%20Compa%20GEOVAL_2011-01-07.xls'#$'AFF.HYP'.$E$61]"/>
        <table:named-expression table:name="LINLONG" table:base-cell-address="$Recap.$A$1" table:expression="['file:///C:/MesDocs/7980%20-%20Yvan%20BEAL/4%20-%20DCE/303%20-%20VRD/Documents%20pour%20DCE/7980-%20Yvan%20BEAL%20ESTIRAP%20Compa%20GEOVAL_2011-01-07.xls'#$'AFF.HYP'.$C$37]"/>
        <table:named-expression table:name="LINMSO" table:base-cell-address="$Recap.$A$1" table:expression="['file:///C:/MesDocs/7980%20-%20Yvan%20BEAL/4%20-%20DCE/303%20-%20VRD/Documents%20pour%20DCE/7980-%20Yvan%20BEAL%20ESTIRAP%20Compa%20GEOVAL_2011-01-07.xls'#$'AFF.HYP'.$C$40]"/>
        <table:named-expression table:name="LINVBANCH" table:base-cell-address="$Recap.$A$1" table:expression="[1]aff.hyp!#REF!"/>
        <table:named-expression table:name="LINVBANCH" table:base-cell-address="$Recap.$A$1" table:expression="[1]aff.hyp!#REF!"/>
        <table:named-expression table:name="LINVBANCH" table:base-cell-address="$Recap.$A$1" table:expression="[1]aff.hyp!#REF!"/>
        <table:named-expression table:name="LINVQUAIS" table:base-cell-address="$Recap.$A$1" table:expression="['file:///C:/MesDocs/7980%20-%20Yvan%20BEAL/4%20-%20DCE/303%20-%20VRD/Documents%20pour%20DCE/7980-%20Yvan%20BEAL%20ESTIRAP%20Compa%20GEOVAL_2011-01-07.xls'#$'AFF.HYP'.$C$39]"/>
        <table:named-expression table:name="LOCCHARGE" table:base-cell-address="$Recap.$A$1" table:expression="['file:///C:/MesDocs/7980%20-%20Yvan%20BEAL/4%20-%20DCE/303%20-%20VRD/Documents%20pour%20DCE/7980-%20Yvan%20BEAL%20ESTIRAP%20Compa%20GEOVAL_2011-01-07.xls'#$'AFF.HYP'.$J$35]"/>
        <table:named-expression table:name="LOCSPK" table:base-cell-address="$Recap.$A$1" table:expression="['file:///C:/MesDocs/7980%20-%20Yvan%20BEAL/4%20-%20DCE/303%20-%20VRD/Documents%20pour%20DCE/7980-%20Yvan%20BEAL%20ESTIRAP%20Compa%20GEOVAL_2011-01-07.xls'#$'AFF.HYP'.$J$34]"/>
        <table:named-expression table:name="LONFLCB" table:base-cell-address="$Recap.$A$1" table:expression="['file:///C:/MesDocs/7980%20-%20Yvan%20BEAL/4%20-%20DCE/303%20-%20VRD/Documents%20pour%20DCE/7980-%20Yvan%20BEAL%20ESTIRAP%20Compa%20GEOVAL_2011-01-07.xls'#$'AFF.HYP'.$E$48]"/>
        <table:named-expression table:name="LONFLCM" table:base-cell-address="$Recap.$A$1" table:expression="['file:///C:/MesDocs/7980%20-%20Yvan%20BEAL/4%20-%20DCE/303%20-%20VRD/Documents%20pour%20DCE/7980-%20Yvan%20BEAL%20ESTIRAP%20Compa%20GEOVAL_2011-01-07.xls'#$'AFF.HYP'.$E$47]"/>
        <table:named-expression table:name="LONFQCB" table:base-cell-address="$Recap.$A$1" table:expression="['file:///C:/MesDocs/7980%20-%20Yvan%20BEAL/4%20-%20DCE/303%20-%20VRD/Documents%20pour%20DCE/7980-%20Yvan%20BEAL%20ESTIRAP%20Compa%20GEOVAL_2011-01-07.xls'#$'AFF.HYP'.$E$46]"/>
        <table:named-expression table:name="LONFQCM" table:base-cell-address="$Recap.$A$1" table:expression="['file:///C:/MesDocs/7980%20-%20Yvan%20BEAL/4%20-%20DCE/303%20-%20VRD/Documents%20pour%20DCE/7980-%20Yvan%20BEAL%20ESTIRAP%20Compa%20GEOVAL_2011-01-07.xls'#$'AFF.HYP'.$E$45]"/>
        <table:named-expression table:name="LONGBAT" table:base-cell-address="$Recap.$A$1" table:expression="['file:///C:/MesDocs/7980%20-%20Yvan%20BEAL/4%20-%20DCE/303%20-%20VRD/Documents%20pour%20DCE/7980-%20Yvan%20BEAL%20ESTIRAP%20Compa%20GEOVAL_2011-01-07.xls'#$'AFF.HYP'.$F$58]"/>
        <table:named-expression table:name="LONGCOLONNES" table:base-cell-address="$Recap.$A$1" table:expression="['file:///C:/MesDocs/7980%20-%20Yvan%20BEAL/4%20-%20DCE/303%20-%20VRD/Documents%20pour%20DCE/7980-%20Yvan%20BEAL%20ESTIRAP%20Compa%20GEOVAL_2011-01-07.xls'#$'AFF.GO'.$E$172]"/>
        <table:named-expression table:name="LONGFONDA1" table:base-cell-address="$Recap.$A$1" table:expression="['file:///C:/MesDocs/7980%20-%20Yvan%20BEAL/4%20-%20DCE/303%20-%20VRD/Documents%20pour%20DCE/7980-%20Yvan%20BEAL%20ESTIRAP%20Compa%20GEOVAL_2011-01-07.xls'#$'AFF.HYP'.$E$49]"/>
        <table:named-expression table:name="LONGFONDA2" table:base-cell-address="$Recap.$A$1" table:expression="['file:///C:/MesDocs/7980%20-%20Yvan%20BEAL/4%20-%20DCE/303%20-%20VRD/Documents%20pour%20DCE/7980-%20Yvan%20BEAL%20ESTIRAP%20Compa%20GEOVAL_2011-01-07.xls'#$'AFF.HYP'.$E$50]"/>
        <table:named-expression table:name="LONGFONDA3" table:base-cell-address="$Recap.$A$1" table:expression="['file:///C:/MesDocs/7980%20-%20Yvan%20BEAL/4%20-%20DCE/303%20-%20VRD/Documents%20pour%20DCE/7980-%20Yvan%20BEAL%20ESTIRAP%20Compa%20GEOVAL_2011-01-07.xls'#$'AFF.HYP'.$E$51]"/>
        <table:named-expression table:name="LONGFUTF1" table:base-cell-address="$Recap.$A$1" table:expression="['file:///C:/MesDocs/7980%20-%20Yvan%20BEAL/4%20-%20DCE/303%20-%20VRD/Documents%20pour%20DCE/7980-%20Yvan%20BEAL%20ESTIRAP%20Compa%20GEOVAL_2011-01-07.xls'#$'AFF.HYP'.$H$49]"/>
        <table:named-expression table:name="LONGFUTF2" table:base-cell-address="$Recap.$A$1" table:expression="['file:///C:/MesDocs/7980%20-%20Yvan%20BEAL/4%20-%20DCE/303%20-%20VRD/Documents%20pour%20DCE/7980-%20Yvan%20BEAL%20ESTIRAP%20Compa%20GEOVAL_2011-01-07.xls'#$'AFF.HYP'.$H$50]"/>
        <table:named-expression table:name="LONGFUTF3" table:base-cell-address="$Recap.$A$1" table:expression="['file:///C:/MesDocs/7980%20-%20Yvan%20BEAL/4%20-%20DCE/303%20-%20VRD/Documents%20pour%20DCE/7980-%20Yvan%20BEAL%20ESTIRAP%20Compa%20GEOVAL_2011-01-07.xls'#$'AFF.HYP'.$H$51]"/>
        <table:named-expression table:name="LONGFUTLCB" table:base-cell-address="$Recap.$A$1" table:expression="['file:///C:/MesDocs/7980%20-%20Yvan%20BEAL/4%20-%20DCE/303%20-%20VRD/Documents%20pour%20DCE/7980-%20Yvan%20BEAL%20ESTIRAP%20Compa%20GEOVAL_2011-01-07.xls'#$'AFF.HYP'.$H$48]"/>
        <table:named-expression table:name="LONGFUTLCM" table:base-cell-address="$Recap.$A$1" table:expression="['file:///C:/MesDocs/7980%20-%20Yvan%20BEAL/4%20-%20DCE/303%20-%20VRD/Documents%20pour%20DCE/7980-%20Yvan%20BEAL%20ESTIRAP%20Compa%20GEOVAL_2011-01-07.xls'#$'AFF.HYP'.$H$47]"/>
        <table:named-expression table:name="LONGFUTMINTER" table:base-cell-address="$Recap.$A$1" table:expression="['file:///C:/MesDocs/7980%20-%20Yvan%20BEAL/4%20-%20DCE/303%20-%20VRD/Documents%20pour%20DCE/7980-%20Yvan%20BEAL%20ESTIRAP%20Compa%20GEOVAL_2011-01-07.xls'#$'AFF.HYP'.$H$52]"/>
        <table:named-expression table:name="LONGFUTQCB" table:base-cell-address="$Recap.$A$1" table:expression="['file:///C:/MesDocs/7980%20-%20Yvan%20BEAL/4%20-%20DCE/303%20-%20VRD/Documents%20pour%20DCE/7980-%20Yvan%20BEAL%20ESTIRAP%20Compa%20GEOVAL_2011-01-07.xls'#$'AFF.HYP'.$H$46]"/>
        <table:named-expression table:name="LONGFUTQCM" table:base-cell-address="$Recap.$A$1" table:expression="['file:///C:/MesDocs/7980%20-%20Yvan%20BEAL/4%20-%20DCE/303%20-%20VRD/Documents%20pour%20DCE/7980-%20Yvan%20BEAL%20ESTIRAP%20Compa%20GEOVAL_2011-01-07.xls'#$'AFF.HYP'.$H$45]"/>
        <table:named-expression table:name="LONGMASINTER" table:base-cell-address="$Recap.$A$1" table:expression="['file:///C:/MesDocs/7980%20-%20Yvan%20BEAL/4%20-%20DCE/303%20-%20VRD/Documents%20pour%20DCE/7980-%20Yvan%20BEAL%20ESTIRAP%20Compa%20GEOVAL_2011-01-07.xls'#$'AFF.HYP'.$E$52]"/>
        <table:named-expression table:name="LONGTER" table:base-cell-address="$Recap.$A$1" table:expression="['file:///C:/MesDocs/7980%20-%20Yvan%20BEAL/4%20-%20DCE/303%20-%20VRD/Documents%20pour%20DCE/7980-%20Yvan%20BEAL%20ESTIRAP%20Compa%20GEOVAL_2011-01-07.xls'#$'AFF.HYP'.$G$11]"/>
        <table:named-expression table:name="MAILLAGE" table:base-cell-address="$Recap.$A$1" table:expression="['file:///C:/MesDocs/7980%20-%20Yvan%20BEAL/4%20-%20DCE/303%20-%20VRD/Documents%20pour%20DCE/7980-%20Yvan%20BEAL%20ESTIRAP%20Compa%20GEOVAL_2011-01-07.xls'#$'AFF.GO'.$E$184]"/>
        <table:named-expression table:name="metres" table:base-cell-address="$Recap.$A$1" table:expression="['file:///C:/MesDocs/7980%20-%20Yvan%20BEAL/4%20-%20DCE/303%20-%20VRD/Documents%20pour%20DCE/7980%20-%20AV%20AHA_2010-12-21.xls'#$HonorairesExt.$H$26]"/>
        <table:named-expression table:name="metreur" table:base-cell-address="$Recap.$A$1" table:expression="['file://Veutrope/c/Budget%20Achat%20Vente/budgetmodele.xls'#$HonorairesExt.$H$33]"/>
        <table:named-expression table:name="mission2" table:base-cell-address="$Recap.$A$1" table:expression="['file:///C:/MesDocs/7980%20-%20Yvan%20BEAL/4%20-%20DCE/303%20-%20VRD/Documents%20pour%20DCE/7980%20-%20AV%20AHA_2010-12-21.xls'#$HonorairesExt.$D$5]"/>
        <table:named-expression table:name="mission3" table:base-cell-address="$Recap.$A$1" table:expression="['file:///C:/MesDocs/7980%20-%20Yvan%20BEAL/4%20-%20DCE/303%20-%20VRD/Documents%20pour%20DCE/7980%20-%20AV%20AHA_2010-12-21.xls'#$HonorairesExt.$F$5]"/>
        <table:named-expression table:name="missions456" table:base-cell-address="$Recap.$A$1" table:expression="['file:///C:/MesDocs/7980%20-%20Yvan%20BEAL/4%20-%20DCE/303%20-%20VRD/Documents%20pour%20DCE/7980%20-%20AV%20AHA_2010-12-21.xls'#$HonorairesExt.$H$5]"/>
        <table:named-expression table:name="N__AFFAIRE" table:base-cell-address="$Recap.$A$1" table:expression="['file:///C:/MesDocs/7980%20-%20Yvan%20BEAL/4%20-%20DCE/303%20-%20VRD/Documents%20pour%20DCE/7980-%20Yvan%20BEAL%20ESTIRAP%20Compa%20GEOVAL_2011-01-07.xls'#$'AFF.HYP'.$A$1]"/>
        <table:named-expression table:name="NATURE" table:base-cell-address="$Recap.$A$1" table:expression="[1]aff.drb!#REF!"/>
        <table:named-expression table:name="NATURE" table:base-cell-address="$Recap.$A$1" table:expression="[1]aff.drb!#REF!"/>
        <table:named-expression table:name="NATURE" table:base-cell-address="$Recap.$A$1" table:expression="[1]aff.drb!#REF!"/>
        <table:named-expression table:name="NBAUGE" table:base-cell-address="$Recap.$A$1" table:expression="['file:///C:/MesDocs/7980%20-%20Yvan%20BEAL/4%20-%20DCE/303%20-%20VRD/Documents%20pour%20DCE/7980-%20Yvan%20BEAL%20ESTIRAP%20Compa%20GEOVAL_2011-01-07.xls'#$'AFF.FIN'.$F$301]"/>
        <table:named-expression table:name="NBDOUCHES" table:base-cell-address="$Recap.$A$1" table:expression="['file:///C:/MesDocs/7980%20-%20Yvan%20BEAL/4%20-%20DCE/303%20-%20VRD/Documents%20pour%20DCE/7980-%20Yvan%20BEAL%20ESTIRAP%20Compa%20GEOVAL_2011-01-07.xls'#$'AFF.FIN'.$F$298]"/>
        <table:named-expression table:name="NBESCQUAIS" table:base-cell-address="$Recap.$A$1" table:expression="['file:///C:/MesDocs/7980%20-%20Yvan%20BEAL/4%20-%20DCE/303%20-%20VRD/Documents%20pour%20DCE/7980-%20Yvan%20BEAL%20ESTIRAP%20Compa%20GEOVAL_2011-01-07.xls'#$'AFF.HYP'.$D$33]"/>
        <table:named-expression table:name="NBEVIER" table:base-cell-address="$Recap.$A$1" table:expression="['file:///C:/MesDocs/7980%20-%20Yvan%20BEAL/4%20-%20DCE/303%20-%20VRD/Documents%20pour%20DCE/7980-%20Yvan%20BEAL%20ESTIRAP%20Compa%20GEOVAL_2011-01-07.xls'#$'AFF.FIN'.$F$303]"/>
        <table:named-expression table:name="NBFONDA1" table:base-cell-address="$Recap.$A$1" table:expression="['file:///C:/MesDocs/7980%20-%20Yvan%20BEAL/4%20-%20DCE/303%20-%20VRD/Documents%20pour%20DCE/7980-%20Yvan%20BEAL%20ESTIRAP%20Compa%20GEOVAL_2011-01-07.xls'#$'AFF.HYP'.$C$49]"/>
        <table:named-expression table:name="NBFONDA2" table:base-cell-address="$Recap.$A$1" table:expression="['file:///C:/MesDocs/7980%20-%20Yvan%20BEAL/4%20-%20DCE/303%20-%20VRD/Documents%20pour%20DCE/7980-%20Yvan%20BEAL%20ESTIRAP%20Compa%20GEOVAL_2011-01-07.xls'#$'AFF.HYP'.$C$50]"/>
        <table:named-expression table:name="NBFONDA3" table:base-cell-address="$Recap.$A$1" table:expression="['file:///C:/MesDocs/7980%20-%20Yvan%20BEAL/4%20-%20DCE/303%20-%20VRD/Documents%20pour%20DCE/7980-%20Yvan%20BEAL%20ESTIRAP%20Compa%20GEOVAL_2011-01-07.xls'#$'AFF.HYP'.$C$51]"/>
        <table:named-expression table:name="NBFONLCB" table:base-cell-address="$Recap.$A$1" table:expression="['file:///C:/MesDocs/7980%20-%20Yvan%20BEAL/4%20-%20DCE/303%20-%20VRD/Documents%20pour%20DCE/7980-%20Yvan%20BEAL%20ESTIRAP%20Compa%20GEOVAL_2011-01-07.xls'#$'AFF.HYP'.$C$48]"/>
        <table:named-expression table:name="NBFONLCM" table:base-cell-address="$Recap.$A$1" table:expression="['file:///C:/MesDocs/7980%20-%20Yvan%20BEAL/4%20-%20DCE/303%20-%20VRD/Documents%20pour%20DCE/7980-%20Yvan%20BEAL%20ESTIRAP%20Compa%20GEOVAL_2011-01-07.xls'#$'AFF.HYP'.$C$47]"/>
        <table:named-expression table:name="NBFONQCB" table:base-cell-address="$Recap.$A$1" table:expression="['file:///C:/MesDocs/7980%20-%20Yvan%20BEAL/4%20-%20DCE/303%20-%20VRD/Documents%20pour%20DCE/7980-%20Yvan%20BEAL%20ESTIRAP%20Compa%20GEOVAL_2011-01-07.xls'#$'AFF.HYP'.$C$46]"/>
        <table:named-expression table:name="NBFONQCM" table:base-cell-address="$Recap.$A$1" table:expression="['file:///C:/MesDocs/7980%20-%20Yvan%20BEAL/4%20-%20DCE/303%20-%20VRD/Documents%20pour%20DCE/7980-%20Yvan%20BEAL%20ESTIRAP%20Compa%20GEOVAL_2011-01-07.xls'#$'AFF.HYP'.$C$45]"/>
        <table:named-expression table:name="NBLANT1.4x1.4" table:base-cell-address="$Recap.$A$1" table:expression="['file:///C:/MesDocs/7980%20-%20Yvan%20BEAL/4%20-%20DCE/303%20-%20VRD/Documents%20pour%20DCE/7980-%20Yvan%20BEAL%20ESTIRAP%20Compa%20GEOVAL_2011-01-07.xls'#$'AFF.HYP'.$I$64]"/>
        <table:named-expression table:name="NBLANT2x3" table:base-cell-address="$Recap.$A$1" table:expression="['file:///C:/MesDocs/7980%20-%20Yvan%20BEAL/4%20-%20DCE/303%20-%20VRD/Documents%20pour%20DCE/7980-%20Yvan%20BEAL%20ESTIRAP%20Compa%20GEOVAL_2011-01-07.xls'#$'AFF.HYP'.$E$64]"/>
        <table:named-expression table:name="NBLANTERNEAUXFIXES" table:base-cell-address="$Recap.$A$1" table:expression="['file:///C:/MesDocs/7980%20-%20Yvan%20BEAL/4%20-%20DCE/303%20-%20VRD/Documents%20pour%20DCE/7980-%20Yvan%20BEAL%20ESTIRAP%20Compa%20GEOVAL_2011-01-07.xls'#$'AFF.COU'.$G$78]"/>
        <table:named-expression table:name="NBLAVABO" table:base-cell-address="$Recap.$A$1" table:expression="['file:///C:/MesDocs/7980%20-%20Yvan%20BEAL/4%20-%20DCE/303%20-%20VRD/Documents%20pour%20DCE/7980-%20Yvan%20BEAL%20ESTIRAP%20Compa%20GEOVAL_2011-01-07.xls'#$'AFF.FIN'.$F$299]"/>
        <table:named-expression table:name="NBMASINTER" table:base-cell-address="$Recap.$A$1" table:expression="['file:///C:/MesDocs/7980%20-%20Yvan%20BEAL/4%20-%20DCE/303%20-%20VRD/Documents%20pour%20DCE/7980-%20Yvan%20BEAL%20ESTIRAP%20Compa%20GEOVAL_2011-01-07.xls'#$'AFF.HYP'.$C$52]"/>
        <table:named-expression table:name="NBPOSTESRIA" table:base-cell-address="$Recap.$A$1" table:expression="['file:///C:/MesDocs/7980%20-%20Yvan%20BEAL/4%20-%20DCE/303%20-%20VRD/Documents%20pour%20DCE/7980-%20Yvan%20BEAL%20ESTIRAP%20Compa%20GEOVAL_2011-01-07.xls'#$'AFF.LT'.$F$143]"/>
        <table:named-expression table:name="NBRAMPE" table:base-cell-address="$Recap.$A$1" table:expression="['file:///C:/MesDocs/7980%20-%20Yvan%20BEAL/4%20-%20DCE/303%20-%20VRD/Documents%20pour%20DCE/7980-%20Yvan%20BEAL%20ESTIRAP%20Compa%20GEOVAL_2011-01-07.xls'#$'AFF.HYP'.$D$34]"/>
        <table:named-expression table:name="NBRPERSONNE" table:base-cell-address="$Recap.$A$1" table:expression="['file:///C:/MesDocs/7980%20-%20Yvan%20BEAL/4%20-%20DCE/303%20-%20VRD/Documents%20pour%20DCE/7980-%20Yvan%20BEAL%20ESTIRAP%20Compa%20GEOVAL_2011-01-07.xls'#$'AFF.LT'.$F$127]"/>
        <table:named-expression table:name="NBURINOIR" table:base-cell-address="$Recap.$A$1" table:expression="['file:///C:/MesDocs/7980%20-%20Yvan%20BEAL/4%20-%20DCE/303%20-%20VRD/Documents%20pour%20DCE/7980-%20Yvan%20BEAL%20ESTIRAP%20Compa%20GEOVAL_2011-01-07.xls'#$'AFF.FIN'.$F$302]"/>
        <table:named-expression table:name="NBVASQUE" table:base-cell-address="$Recap.$A$1" table:expression="['file:///C:/MesDocs/7980%20-%20Yvan%20BEAL/4%20-%20DCE/303%20-%20VRD/Documents%20pour%20DCE/7980-%20Yvan%20BEAL%20ESTIRAP%20Compa%20GEOVAL_2011-01-07.xls'#$'AFF.FIN'.$F$300]"/>
        <table:named-expression table:name="NBVIDOIR" table:base-cell-address="$Recap.$A$1" table:expression="['file:///C:/MesDocs/7980%20-%20Yvan%20BEAL/4%20-%20DCE/303%20-%20VRD/Documents%20pour%20DCE/7980-%20Yvan%20BEAL%20ESTIRAP%20Compa%20GEOVAL_2011-01-07.xls'#$'AFF.FIN'.$F$304]"/>
        <table:named-expression table:name="NBWC" table:base-cell-address="$Recap.$A$1" table:expression="['file:///C:/MesDocs/7980%20-%20Yvan%20BEAL/4%20-%20DCE/303%20-%20VRD/Documents%20pour%20DCE/7980-%20Yvan%20BEAL%20ESTIRAP%20Compa%20GEOVAL_2011-01-07.xls'#$'AFF.FIN'.$F$297]"/>
        <table:named-expression table:name="NDESCEP" table:base-cell-address="$Recap.$A$1" table:expression="['file:///C:/MesDocs/7980%20-%20Yvan%20BEAL/4%20-%20DCE/303%20-%20VRD/Documents%20pour%20DCE/7980-%20Yvan%20BEAL%20ESTIRAP%20Compa%20GEOVAL_2011-01-07.xls'#$'AFF.HYP'.$E$65]"/>
        <table:named-expression table:name="NIVBONSOL" table:base-cell-address="$Recap.$A$1" table:expression="['file:///C:/MesDocs/7980%20-%20Yvan%20BEAL/4%20-%20DCE/303%20-%20VRD/Documents%20pour%20DCE/7980-%20Yvan%20BEAL%20ESTIRAP%20Compa%20GEOVAL_2011-01-07.xls'#$'AFF.HYP'.$I$54]"/>
        <table:named-expression table:name="NIVEAU_DE_REFERENCE" table:base-cell-address="$Recap.$A$1" table:expression="['file:///C:/MesDocs/7980%20-%20Yvan%20BEAL/4%20-%20DCE/303%20-%20VRD/Documents%20pour%20DCE/7980-%20Yvan%20BEAL%20ESTIRAP%20Compa%20GEOVAL_2011-01-07.xls'#$'AFF.DRB'.$F$8]"/>
        <table:named-expression table:name="NIVFUTS" table:base-cell-address="$Recap.$A$1" table:expression="['file:///C:/MesDocs/7980%20-%20Yvan%20BEAL/4%20-%20DCE/303%20-%20VRD/Documents%20pour%20DCE/7980-%20Yvan%20BEAL%20ESTIRAP%20Compa%20GEOVAL_2011-01-07.xls'#$'AFF.HYP'.$E$54]"/>
        <table:named-expression table:name="NIVHYDRAU1" table:base-cell-address="$Recap.$A$1" table:expression="['file:///C:/MesDocs/7980%20-%20Yvan%20BEAL/4%20-%20DCE/303%20-%20VRD/Documents%20pour%20DCE/7980-%20Yvan%20BEAL%20ESTIRAP%20Compa%20GEOVAL_2011-01-07.xls'#$'AFF.HYP'.$G$68]"/>
        <table:named-expression table:name="NIVHYDRAU2" table:base-cell-address="$Recap.$A$1" table:expression="['file:///C:/MesDocs/7980%20-%20Yvan%20BEAL/4%20-%20DCE/303%20-%20VRD/Documents%20pour%20DCE/7980-%20Yvan%20BEAL%20ESTIRAP%20Compa%20GEOVAL_2011-01-07.xls'#$'AFF.HYP'.$G$69]"/>
        <table:named-expression table:name="NIVMECA1" table:base-cell-address="$Recap.$A$1" table:expression="['file:///C:/MesDocs/7980%20-%20Yvan%20BEAL/4%20-%20DCE/303%20-%20VRD/Documents%20pour%20DCE/7980-%20Yvan%20BEAL%20ESTIRAP%20Compa%20GEOVAL_2011-01-07.xls'#$'AFF.HYP'.$F$68]"/>
        <table:named-expression table:name="NIVMECA2" table:base-cell-address="$Recap.$A$1" table:expression="['file:///C:/MesDocs/7980%20-%20Yvan%20BEAL/4%20-%20DCE/303%20-%20VRD/Documents%20pour%20DCE/7980-%20Yvan%20BEAL%20ESTIRAP%20Compa%20GEOVAL_2011-01-07.xls'#$'AFF.HYP'.$F$69]"/>
        <table:named-expression table:name="NOM" table:base-cell-address="$Recap.$A$1" table:expression="[1]aff.drb!#REF!"/>
        <table:named-expression table:name="NOM" table:base-cell-address="$Recap.$A$1" table:expression="[1]aff.drb!#REF!"/>
        <table:named-expression table:name="NOM" table:base-cell-address="$Recap.$A$1" table:expression="[1]aff.drb!#REF!"/>
        <table:named-expression table:name="nomfichv" table:base-cell-address="$Recap.$A$1" table:expression="[1]aff.recap!#REF!"/>
        <table:named-expression table:name="nomfichv" table:base-cell-address="$Recap.$A$1" table:expression="[1]aff.recap!#REF!"/>
        <table:named-expression table:name="nomfichv" table:base-cell-address="$Recap.$A$1" table:expression="[1]aff.recap!#REF!"/>
        <table:named-expression table:name="NPALU1V" table:base-cell-address="$Recap.$A$1" table:expression="['file:///C:/MesDocs/7980%20-%20Yvan%20BEAL/4%20-%20DCE/303%20-%20VRD/Documents%20pour%20DCE/7980-%20Yvan%20BEAL%20ESTIRAP%20Compa%20GEOVAL_2011-01-07.xls'#$'AFF.HYP'.$H$73]"/>
        <table:named-expression table:name="NPALU2V" table:base-cell-address="$Recap.$A$1" table:expression="['file:///C:/MesDocs/7980%20-%20Yvan%20BEAL/4%20-%20DCE/303%20-%20VRD/Documents%20pour%20DCE/7980-%20Yvan%20BEAL%20ESTIRAP%20Compa%20GEOVAL_2011-01-07.xls'#$'AFF.HYP'.$J$73]"/>
        <table:named-expression table:name="NPCF2V" table:base-cell-address="$Recap.$A$1" table:expression="['file:///C:/MesDocs/7980%20-%20Yvan%20BEAL/4%20-%20DCE/303%20-%20VRD/Documents%20pour%20DCE/7980-%20Yvan%20BEAL%20ESTIRAP%20Compa%20GEOVAL_2011-01-07.xls'#$'AFF.HYP'.$J$72]"/>
        <table:named-expression table:name="NPCFCOUL" table:base-cell-address="$Recap.$A$1" table:expression="['file:///C:/MesDocs/7980%20-%20Yvan%20BEAL/4%20-%20DCE/303%20-%20VRD/Documents%20pour%20DCE/7980-%20Yvan%20BEAL%20ESTIRAP%20Compa%20GEOVAL_2011-01-07.xls'#$'AFF.HYP'.$H$71]"/>
        <table:named-expression table:name="NPCFPIET" table:base-cell-address="$Recap.$A$1" table:expression="['file:///C:/MesDocs/7980%20-%20Yvan%20BEAL/4%20-%20DCE/303%20-%20VRD/Documents%20pour%20DCE/7980-%20Yvan%20BEAL%20ESTIRAP%20Compa%20GEOVAL_2011-01-07.xls'#$'AFF.HYP'.$H$72]"/>
        <table:named-expression table:name="NPIS" table:base-cell-address="$Recap.$A$1" table:expression="['file:///C:/MesDocs/7980%20-%20Yvan%20BEAL/4%20-%20DCE/303%20-%20VRD/Documents%20pour%20DCE/7980-%20Yvan%20BEAL%20ESTIRAP%20Compa%20GEOVAL_2011-01-07.xls'#$'AFF.HYP'.$E$71]"/>
        <table:named-expression table:name="NPSEC1" table:base-cell-address="$Recap.$A$1" table:expression="['file:///C:/MesDocs/7980%20-%20Yvan%20BEAL/4%20-%20DCE/303%20-%20VRD/Documents%20pour%20DCE/7980-%20Yvan%20BEAL%20ESTIRAP%20Compa%20GEOVAL_2011-01-07.xls'#$'AFF.HYP'.$E$68]"/>
        <table:named-expression table:name="NPSEC2" table:base-cell-address="$Recap.$A$1" table:expression="['file:///C:/MesDocs/7980%20-%20Yvan%20BEAL/4%20-%20DCE/303%20-%20VRD/Documents%20pour%20DCE/7980-%20Yvan%20BEAL%20ESTIRAP%20Compa%20GEOVAL_2011-01-07.xls'#$'AFF.HYP'.$E$69]"/>
        <table:named-expression table:name="NPSEC3" table:base-cell-address="$Recap.$A$1" table:expression="['file:///C:/MesDocs/7980%20-%20Yvan%20BEAL/4%20-%20DCE/303%20-%20VRD/Documents%20pour%20DCE/7980-%20Yvan%20BEAL%20ESTIRAP%20Compa%20GEOVAL_2011-01-07.xls'#$'AFF.HYP'.$E$70]"/>
        <table:named-expression table:name="NTRAVTOIT" table:base-cell-address="$Recap.$A$1" table:expression="['file:///C:/MesDocs/7980%20-%20Yvan%20BEAL/4%20-%20DCE/303%20-%20VRD/Documents%20pour%20DCE/7980-%20Yvan%20BEAL%20ESTIRAP%20Compa%20GEOVAL_2011-01-07.xls'#$'AFF.HYP'.$E$66]"/>
        <table:named-expression table:name="NUMSOL" table:base-cell-address="$Recap.$A$1" table:expression="[7]aff.hyp!#REF!"/>
        <table:named-expression table:name="NUMSOL" table:base-cell-address="$Recap.$A$1" table:expression="[7]aff.hyp!#REF!"/>
        <table:named-expression table:name="NUMSOL" table:base-cell-address="$Recap.$A$1" table:expression="[7]aff.hyp!#REF!"/>
        <table:named-expression table:name="optbarriere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YP'.$M$59]"/>
        <table:named-expression table:name="optbassin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YP'.$M$61]"/>
        <table:named-expression table:name="optchaussée" table:base-cell-address="$Recap.$A$1" table:expression="#REF!"/>
        <table:named-expression table:name="optchaussée" table:base-cell-address="$Recap.$A$1" table:expression="#REF!"/>
        <table:named-expression table:name="optchaussée" table:base-cell-address="$Recap.$A$1" table:expression="#REF!"/>
        <table:named-expression table:name="optecran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YP'.$M$68]"/>
        <table:named-expression table:name="Optima" table:base-cell-address="$Recap.$A$1" table:expression="['file:///C:/MesDocs/7980%20-%20Yvan%20BEAL/4%20-%20DCE/303%20-%20VRD/Documents%20pour%20DCE/7980-%20Yvan%20BEAL%20ESTIRAP%20Compa%20GEOVAL_2011-01-07.xls'#$'AFF.HYP'.$I$10]"/>
        <table:named-expression table:name="optps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YP'.$M$102]"/>
        <table:named-expression table:name="optreseauexistant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YP'.$M$60]"/>
        <table:named-expression table:name="optspk" table:base-cell-address="$Recap.$A$1" table:expression="#REF!"/>
        <table:named-expression table:name="optspk" table:base-cell-address="$Recap.$A$1" table:expression="#REF!"/>
        <table:named-expression table:name="optspk" table:base-cell-address="$Recap.$A$1" table:expression="#REF!"/>
        <table:named-expression table:name="P_Client" table:base-cell-address="$Recap.$A$1" table:expression="['file:///C:/MesDocs/7980%20-%20Yvan%20BEAL/4%20-%20DCE/303%20-%20VRD/Documents%20pour%20DCE/7980%20-%20AV%20AHA_2010-12-21.xls'#$Para.$B$3]"/>
        <table:named-expression table:name="P_CONTR1" table:base-cell-address="$Recap.$A$1" table:expression="[3]para!#REF!"/>
        <table:named-expression table:name="P_CONTR1" table:base-cell-address="$Recap.$A$1" table:expression="[3]para!#REF!"/>
        <table:named-expression table:name="P_CONTR1" table:base-cell-address="$Recap.$A$1" table:expression="[3]para!#REF!"/>
        <table:named-expression table:name="P_CONTR2" table:base-cell-address="$Recap.$A$1" table:expression="[3]para!#REF!"/>
        <table:named-expression table:name="P_CONTR2" table:base-cell-address="$Recap.$A$1" table:expression="[3]para!#REF!"/>
        <table:named-expression table:name="P_CONTR2" table:base-cell-address="$Recap.$A$1" table:expression="[3]para!#REF!"/>
        <table:named-expression table:name="P_COORD2" table:base-cell-address="$Recap.$A$1" table:expression="[3]para!#REF!"/>
        <table:named-expression table:name="P_COORD2" table:base-cell-address="$Recap.$A$1" table:expression="[3]para!#REF!"/>
        <table:named-expression table:name="P_COORD2" table:base-cell-address="$Recap.$A$1" table:expression="[3]para!#REF!"/>
        <table:named-expression table:name="P_DateRemise" table:base-cell-address="$Recap.$A$1" table:expression="['file:///C:/MesDocs/7980%20-%20Yvan%20BEAL/4%20-%20DCE/303%20-%20VRD/Documents%20pour%20DCE/7980%20-%20AV%20AHA_2010-12-21.xls'#$Para.$B$12]"/>
        <table:named-expression table:name="P_DateValidite" table:base-cell-address="$Recap.$A$1" table:expression="['file:///C:/MesDocs/7980%20-%20Yvan%20BEAL/4%20-%20DCE/303%20-%20VRD/Documents%20pour%20DCE/7980%20-%20AV%20AHA_2010-12-21.xls'#$Para.$B$14]"/>
        <table:named-expression table:name="P_Designe" table:base-cell-address="$Recap.$A$1" table:expression="['file:///C:/MesDocs/7980%20-%20Yvan%20BEAL/4%20-%20DCE/303%20-%20VRD/Documents%20pour%20DCE/7980%20-%20AV%20AHA_2010-12-21.xls'#$Para.$B$4]"/>
        <table:named-expression table:name="P_FAchat" table:base-cell-address="$Recap.$A$1" table:expression="['file:///C:/MesDocs/7980%20-%20Yvan%20BEAL/4%20-%20DCE/303%20-%20VRD/Documents%20pour%20DCE/7980%20-%20AV%20AHA_2010-12-21.xls'#$Para.$B$10]"/>
        <table:named-expression table:name="P_FGedeon" table:base-cell-address="$Recap.$A$1" table:expression="['file:///C:/MesDocs/7980%20-%20Yvan%20BEAL/4%20-%20DCE/303%20-%20VRD/Documents%20pour%20DCE/7980%20-%20AV%20AHA_2010-12-21.xls'#$Para.$B$11]"/>
        <table:named-expression table:name="P_Info" table:base-cell-address="$Recap.$A$1" table:expression="['file:///C:/MesDocs/7980%20-%20Yvan%20BEAL/4%20-%20DCE/303%20-%20VRD/Documents%20pour%20DCE/7980%20-%20AV%20AHA_2010-12-21.xls'#$Para.$B$7]"/>
        <table:named-expression table:name="P_LbStade" table:base-cell-address="$Recap.$A$1" table:expression="['file:///C:/MesDocs/7980%20-%20Yvan%20BEAL/4%20-%20DCE/303%20-%20VRD/Documents%20pour%20DCE/7980%20-%20AV%20AHA_2010-12-21.xls'#$Para.$B$16]"/>
        <table:named-expression table:name="P_Lieu" table:base-cell-address="$Recap.$A$1" table:expression="['file:///C:/MesDocs/7980%20-%20Yvan%20BEAL/4%20-%20DCE/303%20-%20VRD/Documents%20pour%20DCE/7980%20-%20AV%20AHA_2010-12-21.xls'#$Para.$B$5]"/>
        <table:named-expression table:name="P_NAffaire" table:base-cell-address="$Recap.$A$1" table:expression="['file:///C:/MesDocs/7980%20-%20Yvan%20BEAL/4%20-%20DCE/303%20-%20VRD/Documents%20pour%20DCE/7980%20-%20AV%20AHA_2010-12-21.xls'#$Para.$B$2]"/>
        <table:named-expression table:name="P_NomAuteur" table:base-cell-address="$Recap.$A$1" table:expression="['file:///C:/MesDocs/7980%20-%20Yvan%20BEAL/4%20-%20DCE/303%20-%20VRD/Documents%20pour%20DCE/7980%20-%20AV%20AHA_2010-12-21.xls'#$Para.$B$9]"/>
        <table:named-expression table:name="P_Pays" table:base-cell-address="$Recap.$A$1" table:expression="['file:///C:/MesDocs/7980%20-%20Yvan%20BEAL/4%20-%20DCE/303%20-%20VRD/Documents%20pour%20DCE/7980%20-%20AV%20AHA_2010-12-21.xls'#$Para.$B$6]"/>
        <table:named-expression table:name="P_RCD1" table:base-cell-address="$Recap.$A$1" table:expression="[3]para!#REF!"/>
        <table:named-expression table:name="P_RCD1" table:base-cell-address="$Recap.$A$1" table:expression="[3]para!#REF!"/>
        <table:named-expression table:name="P_RCD1" table:base-cell-address="$Recap.$A$1" table:expression="[3]para!#REF!"/>
        <table:named-expression table:name="PACIERFF1" table:base-cell-address="$Recap.$A$1" table:expression="['file:///C:/MesDocs/7980%20-%20Yvan%20BEAL/4%20-%20DCE/303%20-%20VRD/Documents%20pour%20DCE/7980-%20Yvan%20BEAL%20ESTIRAP%20Compa%20GEOVAL_2011-01-07.xls'#$'AFF.HYP'.$K$49]"/>
        <table:named-expression table:name="PACIERFF2" table:base-cell-address="$Recap.$A$1" table:expression="['file:///C:/MesDocs/7980%20-%20Yvan%20BEAL/4%20-%20DCE/303%20-%20VRD/Documents%20pour%20DCE/7980-%20Yvan%20BEAL%20ESTIRAP%20Compa%20GEOVAL_2011-01-07.xls'#$'AFF.HYP'.$K$50]"/>
        <table:named-expression table:name="PACIERFF3" table:base-cell-address="$Recap.$A$1" table:expression="['file:///C:/MesDocs/7980%20-%20Yvan%20BEAL/4%20-%20DCE/303%20-%20VRD/Documents%20pour%20DCE/7980-%20Yvan%20BEAL%20ESTIRAP%20Compa%20GEOVAL_2011-01-07.xls'#$'AFF.HYP'.$K$51]"/>
        <table:named-expression table:name="PACIERFLCB" table:base-cell-address="$Recap.$A$1" table:expression="['file:///C:/MesDocs/7980%20-%20Yvan%20BEAL/4%20-%20DCE/303%20-%20VRD/Documents%20pour%20DCE/7980-%20Yvan%20BEAL%20ESTIRAP%20Compa%20GEOVAL_2011-01-07.xls'#$'AFF.HYP'.$K$48]"/>
        <table:named-expression table:name="PACIERFLCM" table:base-cell-address="$Recap.$A$1" table:expression="['file:///C:/MesDocs/7980%20-%20Yvan%20BEAL/4%20-%20DCE/303%20-%20VRD/Documents%20pour%20DCE/7980-%20Yvan%20BEAL%20ESTIRAP%20Compa%20GEOVAL_2011-01-07.xls'#$'AFF.HYP'.$K$47]"/>
        <table:named-expression table:name="PACIERFMINTER" table:base-cell-address="$Recap.$A$1" table:expression="['file:///C:/MesDocs/7980%20-%20Yvan%20BEAL/4%20-%20DCE/303%20-%20VRD/Documents%20pour%20DCE/7980-%20Yvan%20BEAL%20ESTIRAP%20Compa%20GEOVAL_2011-01-07.xls'#$'AFF.HYP'.$K$52]"/>
        <table:named-expression table:name="PACIERFONAGGLO" table:base-cell-address="$Recap.$A$1" table:expression="['file:///C:/MesDocs/7980%20-%20Yvan%20BEAL/4%20-%20DCE/303%20-%20VRD/Documents%20pour%20DCE/7980-%20Yvan%20BEAL%20ESTIRAP%20Compa%20GEOVAL_2011-01-07.xls'#$'AFF.HYP'.$I$41]"/>
        <table:named-expression table:name="PACIERFONMSO" table:base-cell-address="$Recap.$A$1" table:expression="['file:///C:/MesDocs/7980%20-%20Yvan%20BEAL/4%20-%20DCE/303%20-%20VRD/Documents%20pour%20DCE/7980-%20Yvan%20BEAL%20ESTIRAP%20Compa%20GEOVAL_2011-01-07.xls'#$'AFF.HYP'.$I$40]"/>
        <table:named-expression table:name="PACIERFONVBANCH" table:base-cell-address="$Recap.$A$1" table:expression="[1]aff.hyp!#REF!"/>
        <table:named-expression table:name="PACIERFONVBANCH" table:base-cell-address="$Recap.$A$1" table:expression="[1]aff.hyp!#REF!"/>
        <table:named-expression table:name="PACIERFONVBANCH" table:base-cell-address="$Recap.$A$1" table:expression="[1]aff.hyp!#REF!"/>
        <table:named-expression table:name="PACIERFQCB" table:base-cell-address="$Recap.$A$1" table:expression="['file:///C:/MesDocs/7980%20-%20Yvan%20BEAL/4%20-%20DCE/303%20-%20VRD/Documents%20pour%20DCE/7980-%20Yvan%20BEAL%20ESTIRAP%20Compa%20GEOVAL_2011-01-07.xls'#$'AFF.HYP'.$K$46]"/>
        <table:named-expression table:name="PACIERFQCM" table:base-cell-address="$Recap.$A$1" table:expression="['file:///C:/MesDocs/7980%20-%20Yvan%20BEAL/4%20-%20DCE/303%20-%20VRD/Documents%20pour%20DCE/7980-%20Yvan%20BEAL%20ESTIRAP%20Compa%20GEOVAL_2011-01-07.xls'#$'AFF.HYP'.$K$45]"/>
        <table:named-expression table:name="panneauquai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GO'.$D$102]"/>
        <table:named-expression table:name="panneaux_beton_ecran" table:base-cell-address="$Recap.$A$1" table:expression="['file:///C:/MesDocs/7980%20-%20Yvan%20BEAL/4%20-%20DCE/303%20-%20VRD/Documents%20pour%20DCE/7980-%20Yvan%20BEAL%20ESTIRAP%20Compa%20GEOVAL_2011-01-07.xls'#$'AFF.HYP'.$E$38]"/>
        <table:named-expression table:name="panneaux_pied_bardage" table:base-cell-address="$Recap.$A$1" table:expression="[1]aff.go!#REF!"/>
        <table:named-expression table:name="panneaux_pied_bardage" table:base-cell-address="$Recap.$A$1" table:expression="[1]aff.go!#REF!"/>
        <table:named-expression table:name="panneaux_pied_bardage" table:base-cell-address="$Recap.$A$1" table:expression="[1]aff.go!#REF!"/>
        <table:named-expression table:name="PCF1V" table:base-cell-address="$Recap.$A$1" table:expression="['file:///C:/MesDocs/7980%20-%20Yvan%20BEAL/4%20-%20DCE/303%20-%20VRD/Documents%20pour%20DCE/7980-%20Yvan%20BEAL%20ESTIRAP%20Compa%20GEOVAL_2011-01-07.xls'#$'AFF.FIN'.$F$150]"/>
        <table:named-expression table:name="PCF2V" table:base-cell-address="$Recap.$A$1" table:expression="['file:///C:/MesDocs/7980%20-%20Yvan%20BEAL/4%20-%20DCE/303%20-%20VRD/Documents%20pour%20DCE/7980-%20Yvan%20BEAL%20ESTIRAP%20Compa%20GEOVAL_2011-01-07.xls'#$'AFF.FIN'.$F$155]"/>
        <table:named-expression table:name="PCFneg" table:base-cell-address="$Recap.$A$1" table:expression="['file:///C:/MesDocs/7980%20-%20Yvan%20BEAL/4%20-%20DCE/303%20-%20VRD/Documents%20pour%20DCE/7980-%20Yvan%20BEAL%20ESTIRAP%20Compa%20GEOVAL_2011-01-07.xls'#$'AFF.LT'.$B$159]"/>
        <table:named-expression table:name="PCFpos" table:base-cell-address="$Recap.$A$1" table:expression="['file:///C:/MesDocs/7980%20-%20Yvan%20BEAL/4%20-%20DCE/303%20-%20VRD/Documents%20pour%20DCE/7980-%20Yvan%20BEAL%20ESTIRAP%20Compa%20GEOVAL_2011-01-07.xls'#$'AFF.LT'.$B$153]"/>
        <table:named-expression table:name="PEINTSOL" table:base-cell-address="$Recap.$A$1" table:expression="['file:///C:/MesDocs/7980%20-%20Yvan%20BEAL/4%20-%20DCE/303%20-%20VRD/Documents%20pour%20DCE/7980-%20Yvan%20BEAL%20ESTIRAP%20Compa%20GEOVAL_2011-01-07.xls'#$'AFF.HYP'.$E$28]"/>
        <table:named-expression table:name="PENTECOUV" table:base-cell-address="$Recap.$A$1" table:expression="['file:///C:/MesDocs/7980%20-%20Yvan%20BEAL/4%20-%20DCE/303%20-%20VRD/Documents%20pour%20DCE/7980-%20Yvan%20BEAL%20ESTIRAP%20Compa%20GEOVAL_2011-01-07.xls'#$'AFF.HYP'.$F$59]"/>
        <table:named-expression table:name="pilote" table:base-cell-address="$Recap.$A$1" table:expression="['file://Veutrope/c/Budget%20Achat%20Vente/budgetmodele.xls'#$HonorairesExt.$H$46]"/>
        <table:named-expression table:name="PLACOMURDIVERS" table:base-cell-address="$Recap.$A$1" table:expression="['file:///C:/MesDocs/7980%20-%20Yvan%20BEAL/4%20-%20DCE/303%20-%20VRD/Documents%20pour%20DCE/7980-%20Yvan%20BEAL%20ESTIRAP%20Compa%20GEOVAL_2011-01-07.xls'#$'AFF.FIN'.$C$16]"/>
        <table:named-expression table:name="PLACOMURETAGE" table:base-cell-address="$Recap.$A$1" table:expression="['file:///C:/MesDocs/7980%20-%20Yvan%20BEAL/4%20-%20DCE/303%20-%20VRD/Documents%20pour%20DCE/7980-%20Yvan%20BEAL%20ESTIRAP%20Compa%20GEOVAL_2011-01-07.xls'#$'AFF.FIN'.$C$15]"/>
        <table:named-expression table:name="PLACOMURRdCH" table:base-cell-address="$Recap.$A$1" table:expression="['file:///C:/MesDocs/7980%20-%20Yvan%20BEAL/4%20-%20DCE/303%20-%20VRD/Documents%20pour%20DCE/7980-%20Yvan%20BEAL%20ESTIRAP%20Compa%20GEOVAL_2011-01-07.xls'#$'AFF.FIN'.$C$14]"/>
        <table:named-expression table:name="projeteur" table:base-cell-address="$Recap.$A$1" table:expression="['file://Veutrope/c/Budget%20Achat%20Vente/budgetmodele.xls'#$HonorairesExt.$H$13]"/>
        <table:named-expression table:name="promocnr2000" table:base-cell-address="$Recap.$A$1" table:expression=""/>
        <table:named-expression table:name="promopuc" table:base-cell-address="$Recap.$A$1" table:expression="#REF!"/>
        <table:named-expression table:name="promopuc" table:base-cell-address="$Recap.$A$1" table:expression="#REF!"/>
        <table:named-expression table:name="promopuc" table:base-cell-address="$Recap.$A$1" table:expression="#REF!"/>
        <table:named-expression table:name="promopuc2000" table:base-cell-address="$Recap.$A$1" table:expression=""/>
        <table:named-expression table:name="promorcd2000" table:base-cell-address="$Recap.$A$1" table:expression=""/>
        <table:named-expression table:name="promorcddo2000" table:base-cell-address="$Recap.$A$1" table:expression=""/>
        <table:named-expression table:name="promorcp2000" table:base-cell-address="$Recap.$A$1" table:expression=""/>
        <table:named-expression table:name="promotrc2000" table:base-cell-address="$Recap.$A$1" table:expression=""/>
        <table:named-expression table:name="PSTRAT1V" table:base-cell-address="$Recap.$A$1" table:expression="['file:///C:/MesDocs/7980%20-%20Yvan%20BEAL/4%20-%20DCE/303%20-%20VRD/Documents%20pour%20DCE/7980-%20Yvan%20BEAL%20ESTIRAP%20Compa%20GEOVAL_2011-01-07.xls'#$'AFF.FIN'.$F$140]"/>
        <table:named-expression table:name="PSTRAT2V" table:base-cell-address="$Recap.$A$1" table:expression="['file:///C:/MesDocs/7980%20-%20Yvan%20BEAL/4%20-%20DCE/303%20-%20VRD/Documents%20pour%20DCE/7980-%20Yvan%20BEAL%20ESTIRAP%20Compa%20GEOVAL_2011-01-07.xls'#$'AFF.FIN'.$F$145]"/>
        <table:named-expression table:name="PT0_100BAT" table:base-cell-address="$Recap.$A$1" table:expression="['file:///C:/MesDocs/7980%20-%20Yvan%20BEAL/4%20-%20DCE/303%20-%20VRD/Documents%20pour%20DCE/7980-%20Yvan%20BEAL%20ESTIRAP%20Compa%20GEOVAL_2011-01-07.xls'#$'AFF.VRD'.$K$26]"/>
        <table:named-expression table:name="PT0_100CHAUS" table:base-cell-address="$Recap.$A$1" table:expression="['file:///C:/MesDocs/7980%20-%20Yvan%20BEAL/4%20-%20DCE/303%20-%20VRD/Documents%20pour%20DCE/7980-%20Yvan%20BEAL%20ESTIRAP%20Compa%20GEOVAL_2011-01-07.xls'#$'AFF.VRD'.$K$25]"/>
        <table:named-expression table:name="PT0_30BAT" table:base-cell-address="$Recap.$A$1" table:expression="['file:///C:/MesDocs/7980%20-%20Yvan%20BEAL/4%20-%20DCE/303%20-%20VRD/Documents%20pour%20DCE/7980-%20Yvan%20BEAL%20ESTIRAP%20Compa%20GEOVAL_2011-01-07.xls'#$'AFF.VRD'.$K$34]"/>
        <table:named-expression table:name="PT0_30CHAUS" table:base-cell-address="$Recap.$A$1" table:expression="['file:///C:/MesDocs/7980%20-%20Yvan%20BEAL/4%20-%20DCE/303%20-%20VRD/Documents%20pour%20DCE/7980-%20Yvan%20BEAL%20ESTIRAP%20Compa%20GEOVAL_2011-01-07.xls'#$'AFF.VRD'.$K$33]"/>
        <table:named-expression table:name="PTAGGLOSMSO" table:base-cell-address="$Recap.$A$1" table:expression="['file:///C:/MesDocs/7980%20-%20Yvan%20BEAL/4%20-%20DCE/303%20-%20VRD/Documents%20pour%20DCE/7980-%20Yvan%20BEAL%20ESTIRAP%20Compa%20GEOVAL_2011-01-07.xls'#$'AFF.GO'.$K$84]"/>
        <table:named-expression table:name="PTBACSEC" table:base-cell-address="$Recap.$A$1" table:expression="['file:///C:/MesDocs/7980%20-%20Yvan%20BEAL/4%20-%20DCE/303%20-%20VRD/Documents%20pour%20DCE/7980-%20Yvan%20BEAL%20ESTIRAP%20Compa%20GEOVAL_2011-01-07.xls'#$'AFF.COU'.$K$52]"/>
        <table:named-expression table:name="PTBICOUCHE" table:base-cell-address="$Recap.$A$1" table:expression="['file:///C:/MesDocs/7980%20-%20Yvan%20BEAL/4%20-%20DCE/303%20-%20VRD/Documents%20pour%20DCE/7980-%20Yvan%20BEAL%20ESTIRAP%20Compa%20GEOVAL_2011-01-07.xls'#$'AFF.VRD'.$K$75]"/>
        <table:named-expression table:name="PTBIDIMBAT" table:base-cell-address="$Recap.$A$1" table:expression="['file:///C:/MesDocs/7980%20-%20Yvan%20BEAL/4%20-%20DCE/303%20-%20VRD/Documents%20pour%20DCE/7980-%20Yvan%20BEAL%20ESTIRAP%20Compa%20GEOVAL_2011-01-07.xls'#$'AFF.VRD'.$K$17]"/>
        <table:named-expression table:name="PTBIDIMCHAUS" table:base-cell-address="$Recap.$A$1" table:expression="['file:///C:/MesDocs/7980%20-%20Yvan%20BEAL/4%20-%20DCE/303%20-%20VRD/Documents%20pour%20DCE/7980-%20Yvan%20BEAL%20ESTIRAP%20Compa%20GEOVAL_2011-01-07.xls'#$'AFF.VRD'.$K$18]"/>
        <table:named-expression table:name="PTBORDURES" table:base-cell-address="$Recap.$A$1" table:expression="['file:///C:/MesDocs/7980%20-%20Yvan%20BEAL/4%20-%20DCE/303%20-%20VRD/Documents%20pour%20DCE/7980-%20Yvan%20BEAL%20ESTIRAP%20Compa%20GEOVAL_2011-01-07.xls'#$'AFF.VRD'.$K$78]"/>
        <table:named-expression table:name="PTCHENEAUX" table:base-cell-address="$Recap.$A$1" table:expression="['file:///C:/MesDocs/7980%20-%20Yvan%20BEAL/4%20-%20DCE/303%20-%20VRD/Documents%20pour%20DCE/7980-%20Yvan%20BEAL%20ESTIRAP%20Compa%20GEOVAL_2011-01-07.xls'#$'AFF.COU'.$K$58]"/>
        <table:named-expression table:name="PTCLOUTAGEBAT" table:base-cell-address="$Recap.$A$1" table:expression="['file:///C:/MesDocs/7980%20-%20Yvan%20BEAL/4%20-%20DCE/303%20-%20VRD/Documents%20pour%20DCE/7980-%20Yvan%20BEAL%20ESTIRAP%20Compa%20GEOVAL_2011-01-07.xls'#$'AFF.VRD'.$K$62]"/>
        <table:named-expression table:name="PTCLOUTAGECHAUS" table:base-cell-address="$Recap.$A$1" table:expression="['file:///C:/MesDocs/7980%20-%20Yvan%20BEAL/4%20-%20DCE/303%20-%20VRD/Documents%20pour%20DCE/7980-%20Yvan%20BEAL%20ESTIRAP%20Compa%20GEOVAL_2011-01-07.xls'#$'AFF.VRD'.$K$65]"/>
        <table:named-expression table:name="PTCO2ETANCH" table:base-cell-address="$Recap.$A$1" table:expression="['file:///C:/MesDocs/7980%20-%20Yvan%20BEAL/4%20-%20DCE/303%20-%20VRD/Documents%20pour%20DCE/7980-%20Yvan%20BEAL%20ESTIRAP%20Compa%20GEOVAL_2011-01-07.xls'#$'AFF.COU'.$K$77]"/>
        <table:named-expression table:name="PTCO2SEC" table:base-cell-address="$Recap.$A$1" table:expression="['file:///C:/MesDocs/7980%20-%20Yvan%20BEAL/4%20-%20DCE/303%20-%20VRD/Documents%20pour%20DCE/7980-%20Yvan%20BEAL%20ESTIRAP%20Compa%20GEOVAL_2011-01-07.xls'#$'AFF.COU'.$K$54]"/>
        <table:named-expression table:name="PTCOFORDIN" table:base-cell-address="$Recap.$A$1" table:expression="['file:///C:/MesDocs/7980%20-%20Yvan%20BEAL/4%20-%20DCE/303%20-%20VRD/Documents%20pour%20DCE/7980-%20Yvan%20BEAL%20ESTIRAP%20Compa%20GEOVAL_2011-01-07.xls'#$'AFF.GO'.$K$64]"/>
        <table:named-expression table:name="PTCOUVAUVENT" table:base-cell-address="$Recap.$A$1" table:expression="['file:///C:/MesDocs/7980%20-%20Yvan%20BEAL/4%20-%20DCE/303%20-%20VRD/Documents%20pour%20DCE/7980-%20Yvan%20BEAL%20ESTIRAP%20Compa%20GEOVAL_2011-01-07.xls'#$'AFF.COU'.$K$65]"/>
        <table:named-expression table:name="PTDALBETON" table:base-cell-address="$Recap.$A$1" table:expression="['file:///C:/MesDocs/7980%20-%20Yvan%20BEAL/4%20-%20DCE/303%20-%20VRD/Documents%20pour%20DCE/7980-%20Yvan%20BEAL%20ESTIRAP%20Compa%20GEOVAL_2011-01-07.xls'#$'AFF.VRD'.$K$76]"/>
        <table:named-expression table:name="PTDAUPHETANCH" table:base-cell-address="$Recap.$A$1" table:expression="['file:///C:/MesDocs/7980%20-%20Yvan%20BEAL/4%20-%20DCE/303%20-%20VRD/Documents%20pour%20DCE/7980-%20Yvan%20BEAL%20ESTIRAP%20Compa%20GEOVAL_2011-01-07.xls'#$'AFF.COU'.$K$91]"/>
        <table:named-expression table:name="PTDAUPHSEC" table:base-cell-address="$Recap.$A$1" table:expression="['file:///C:/MesDocs/7980%20-%20Yvan%20BEAL/4%20-%20DCE/303%20-%20VRD/Documents%20pour%20DCE/7980-%20Yvan%20BEAL%20ESTIRAP%20Compa%20GEOVAL_2011-01-07.xls'#$'AFF.COU'.$K$64]"/>
        <table:named-expression table:name="PTDEBEVAC" table:base-cell-address="$Recap.$A$1" table:expression="['file:///C:/MesDocs/7980%20-%20Yvan%20BEAL/4%20-%20DCE/303%20-%20VRD/Documents%20pour%20DCE/7980-%20Yvan%20BEAL%20ESTIRAP%20Compa%20GEOVAL_2011-01-07.xls'#$'AFF.VRD'.$K$15]"/>
        <table:named-expression table:name="PTDEBREMB_1" table:base-cell-address="$Recap.$A$1" table:expression="['file:///C:/MesDocs/7980%20-%20Yvan%20BEAL/4%20-%20DCE/303%20-%20VRD/Documents%20pour%20DCE/7980-%20Yvan%20BEAL%20ESTIRAP%20Compa%20GEOVAL_2011-01-07.xls'#$'AFF.VRD'.$K$12]"/>
        <table:named-expression table:name="PTDEBREMB_2" table:base-cell-address="$Recap.$A$1" table:expression="['file:///C:/MesDocs/7980%20-%20Yvan%20BEAL/4%20-%20DCE/303%20-%20VRD/Documents%20pour%20DCE/7980-%20Yvan%20BEAL%20ESTIRAP%20Compa%20GEOVAL_2011-01-07.xls'#$'AFF.VRD'.$K$14]"/>
        <table:named-expression table:name="PTDESCEPSEC" table:base-cell-address="$Recap.$A$1" table:expression="['file:///C:/MesDocs/7980%20-%20Yvan%20BEAL/4%20-%20DCE/303%20-%20VRD/Documents%20pour%20DCE/7980-%20Yvan%20BEAL%20ESTIRAP%20Compa%20GEOVAL_2011-01-07.xls'#$'AFF.COU'.$K$60]"/>
        <table:named-expression table:name="PTDESCETANCH" table:base-cell-address="$Recap.$A$1" table:expression="['file:///C:/MesDocs/7980%20-%20Yvan%20BEAL/4%20-%20DCE/303%20-%20VRD/Documents%20pour%20DCE/7980-%20Yvan%20BEAL%20ESTIRAP%20Compa%20GEOVAL_2011-01-07.xls'#$'AFF.COU'.$K$87]"/>
        <table:named-expression table:name="PTDESENFETANCH" table:base-cell-address="$Recap.$A$1" table:expression="['file:///C:/MesDocs/7980%20-%20Yvan%20BEAL/4%20-%20DCE/303%20-%20VRD/Documents%20pour%20DCE/7980-%20Yvan%20BEAL%20ESTIRAP%20Compa%20GEOVAL_2011-01-07.xls'#$'AFF.COU'.$K$76]"/>
        <table:named-expression table:name="PTDESENFSEC" table:base-cell-address="$Recap.$A$1" table:expression="['file:///C:/MesDocs/7980%20-%20Yvan%20BEAL/4%20-%20DCE/303%20-%20VRD/Documents%20pour%20DCE/7980-%20Yvan%20BEAL%20ESTIRAP%20Compa%20GEOVAL_2011-01-07.xls'#$'AFF.COU'.$K$53]"/>
        <table:named-expression table:name="PTECLAIRETANCH" table:base-cell-address="$Recap.$A$1" table:expression="['file:///C:/MesDocs/7980%20-%20Yvan%20BEAL/4%20-%20DCE/303%20-%20VRD/Documents%20pour%20DCE/7980-%20Yvan%20BEAL%20ESTIRAP%20Compa%20GEOVAL_2011-01-07.xls'#$'AFF.COU'.$K$78]"/>
        <table:named-expression table:name="PTECLAIRSEC" table:base-cell-address="$Recap.$A$1" table:expression="['file:///C:/MesDocs/7980%20-%20Yvan%20BEAL/4%20-%20DCE/303%20-%20VRD/Documents%20pour%20DCE/7980-%20Yvan%20BEAL%20ESTIRAP%20Compa%20GEOVAL_2011-01-07.xls'#$'AFF.COU'.$K$55]"/>
        <table:named-expression table:name="PTENROBES4" table:base-cell-address="$Recap.$A$1" table:expression="['file:///C:/MesDocs/7980%20-%20Yvan%20BEAL/4%20-%20DCE/303%20-%20VRD/Documents%20pour%20DCE/7980-%20Yvan%20BEAL%20ESTIRAP%20Compa%20GEOVAL_2011-01-07.xls'#$'AFF.VRD'.$K$74]"/>
        <table:named-expression table:name="PTENROBES6" table:base-cell-address="$Recap.$A$1" table:expression="['file:///C:/MesDocs/7980%20-%20Yvan%20BEAL/4%20-%20DCE/303%20-%20VRD/Documents%20pour%20DCE/7980-%20Yvan%20BEAL%20ESTIRAP%20Compa%20GEOVAL_2011-01-07.xls'#$'AFF.VRD'.$K$71]"/>
        <table:named-expression table:name="PTESPLAQUEBAT" table:base-cell-address="$Recap.$A$1" table:expression="['file:///C:/MesDocs/7980%20-%20Yvan%20BEAL/4%20-%20DCE/303%20-%20VRD/Documents%20pour%20DCE/7980-%20Yvan%20BEAL%20ESTIRAP%20Compa%20GEOVAL_2011-01-07.xls'#$'AFF.VRD'.$K$67]"/>
        <table:named-expression table:name="PTESPLAQUECHAUS" table:base-cell-address="$Recap.$A$1" table:expression="['file:///C:/MesDocs/7980%20-%20Yvan%20BEAL/4%20-%20DCE/303%20-%20VRD/Documents%20pour%20DCE/7980-%20Yvan%20BEAL%20ESTIRAP%20Compa%20GEOVAL_2011-01-07.xls'#$'AFF.VRD'.$K$68]"/>
        <table:named-expression table:name="PTFAITETRIVE" table:base-cell-address="$Recap.$A$1" table:expression="['file:///C:/MesDocs/7980%20-%20Yvan%20BEAL/4%20-%20DCE/303%20-%20VRD/Documents%20pour%20DCE/7980-%20Yvan%20BEAL%20ESTIRAP%20Compa%20GEOVAL_2011-01-07.xls'#$'AFF.COU'.$K$57]"/>
        <table:named-expression table:name="PTFEUTRE" table:base-cell-address="$Recap.$A$1" table:expression="['file:///C:/MesDocs/7980%20-%20Yvan%20BEAL/4%20-%20DCE/303%20-%20VRD/Documents%20pour%20DCE/7980-%20Yvan%20BEAL%20ESTIRAP%20Compa%20GEOVAL_2011-01-07.xls'#$'AFF.COU'.$K$56]"/>
        <table:named-expression table:name="PTFOUILLESPUITS" table:base-cell-address="$Recap.$A$1" table:expression="['file:///C:/MesDocs/7980%20-%20Yvan%20BEAL/4%20-%20DCE/303%20-%20VRD/Documents%20pour%20DCE/7980-%20Yvan%20BEAL%20ESTIRAP%20Compa%20GEOVAL_2011-01-07.xls'#$'AFF.GO'.$K$17]"/>
        <table:named-expression table:name="PTGBCHAUS" table:base-cell-address="$Recap.$A$1" table:expression="['file:///C:/MesDocs/7980%20-%20Yvan%20BEAL/4%20-%20DCE/303%20-%20VRD/Documents%20pour%20DCE/7980-%20Yvan%20BEAL%20ESTIRAP%20Compa%20GEOVAL_2011-01-07.xls'#$'AFF.VRD'.$K$61]"/>
        <table:named-expression table:name="PTGCCHAUS" table:base-cell-address="$Recap.$A$1" table:expression="['file:///C:/MesDocs/7980%20-%20Yvan%20BEAL/4%20-%20DCE/303%20-%20VRD/Documents%20pour%20DCE/7980-%20Yvan%20BEAL%20ESTIRAP%20Compa%20GEOVAL_2011-01-07.xls'#$'AFF.VRD'.$K$56]"/>
        <table:named-expression table:name="PTIMPRECHAUS" table:base-cell-address="$Recap.$A$1" table:expression="[1]aff.vrd!#REF!"/>
        <table:named-expression table:name="PTIMPRECHAUS" table:base-cell-address="$Recap.$A$1" table:expression="[1]aff.vrd!#REF!"/>
        <table:named-expression table:name="PTIMPRECHAUS" table:base-cell-address="$Recap.$A$1" table:expression="[1]aff.vrd!#REF!"/>
        <table:named-expression table:name="PTNAISETANCH" table:base-cell-address="$Recap.$A$1" table:expression="['file:///C:/MesDocs/7980%20-%20Yvan%20BEAL/4%20-%20DCE/303%20-%20VRD/Documents%20pour%20DCE/7980-%20Yvan%20BEAL%20ESTIRAP%20Compa%20GEOVAL_2011-01-07.xls'#$'AFF.COU'.$K$86]"/>
        <table:named-expression table:name="PTNAISSANCESEC" table:base-cell-address="$Recap.$A$1" table:expression="['file:///C:/MesDocs/7980%20-%20Yvan%20BEAL/4%20-%20DCE/303%20-%20VRD/Documents%20pour%20DCE/7980-%20Yvan%20BEAL%20ESTIRAP%20Compa%20GEOVAL_2011-01-07.xls'#$'AFF.COU'.$K$59]"/>
        <table:named-expression table:name="PTNOUES" table:base-cell-address="$Recap.$A$1" table:expression="['file:///C:/MesDocs/7980%20-%20Yvan%20BEAL/4%20-%20DCE/303%20-%20VRD/Documents%20pour%20DCE/7980-%20Yvan%20BEAL%20ESTIRAP%20Compa%20GEOVAL_2011-01-07.xls'#$'AFF.COU'.$K$83]"/>
        <table:named-expression table:name="PTPAVESVPIET" table:base-cell-address="$Recap.$A$1" table:expression="['file:///C:/MesDocs/7980%20-%20Yvan%20BEAL/4%20-%20DCE/303%20-%20VRD/Documents%20pour%20DCE/7980-%20Yvan%20BEAL%20ESTIRAP%20Compa%20GEOVAL_2011-01-07.xls'#$'AFF.VRD'.$K$77]"/>
        <table:named-expression table:name="PTPCETANCH" table:base-cell-address="$Recap.$A$1" table:expression="['file:///C:/MesDocs/7980%20-%20Yvan%20BEAL/4%20-%20DCE/303%20-%20VRD/Documents%20pour%20DCE/7980-%20Yvan%20BEAL%20ESTIRAP%20Compa%20GEOVAL_2011-01-07.xls'#$'AFF.COU'.$K$73]"/>
        <table:named-expression table:name="PTPEINTSOL" table:base-cell-address="$Recap.$A$1" table:expression="['file:///C:/MesDocs/7980%20-%20Yvan%20BEAL/4%20-%20DCE/303%20-%20VRD/Documents%20pour%20DCE/7980-%20Yvan%20BEAL%20ESTIRAP%20Compa%20GEOVAL_2011-01-07.xls'#$'AFF.VRD'.$K$81]"/>
        <table:named-expression table:name="PTPVANTICON" table:base-cell-address="$Recap.$A$1" table:expression="['file:///C:/MesDocs/7980%20-%20Yvan%20BEAL/4%20-%20DCE/303%20-%20VRD/Documents%20pour%20DCE/7980-%20Yvan%20BEAL%20ESTIRAP%20Compa%20GEOVAL_2011-01-07.xls'#$'AFF.COU'.$K$69]"/>
        <table:named-expression table:name="PTPVBACPERF" table:base-cell-address="$Recap.$A$1" table:expression="['file:///C:/MesDocs/7980%20-%20Yvan%20BEAL/4%20-%20DCE/303%20-%20VRD/Documents%20pour%20DCE/7980-%20Yvan%20BEAL%20ESTIRAP%20Compa%20GEOVAL_2011-01-07.xls'#$'AFF.COU'.$K$96]"/>
        <table:named-expression table:name="PTPVBACPREL" table:base-cell-address="$Recap.$A$1" table:expression="['file:///C:/MesDocs/7980%20-%20Yvan%20BEAL/4%20-%20DCE/303%20-%20VRD/Documents%20pour%20DCE/7980-%20Yvan%20BEAL%20ESTIRAP%20Compa%20GEOVAL_2011-01-07.xls'#$'AFF.COU'.$K$95]"/>
        <table:named-expression table:name="PTPVISOL" table:base-cell-address="$Recap.$A$1" table:expression="['file:///C:/MesDocs/7980%20-%20Yvan%20BEAL/4%20-%20DCE/303%20-%20VRD/Documents%20pour%20DCE/7980-%20Yvan%20BEAL%20ESTIRAP%20Compa%20GEOVAL_2011-01-07.xls'#$'AFF.COU'.$K$94]"/>
        <table:named-expression table:name="PTPVPLASTISOL" table:base-cell-address="$Recap.$A$1" table:expression="['file:///C:/MesDocs/7980%20-%20Yvan%20BEAL/4%20-%20DCE/303%20-%20VRD/Documents%20pour%20DCE/7980-%20Yvan%20BEAL%20ESTIRAP%20Compa%20GEOVAL_2011-01-07.xls'#$'AFF.COU'.$K$68]"/>
        <table:named-expression table:name="PTRELEVES" table:base-cell-address="$Recap.$A$1" table:expression="['file:///C:/MesDocs/7980%20-%20Yvan%20BEAL/4%20-%20DCE/303%20-%20VRD/Documents%20pour%20DCE/7980-%20Yvan%20BEAL%20ESTIRAP%20Compa%20GEOVAL_2011-01-07.xls'#$'AFF.COU'.$K$82]"/>
        <table:named-expression table:name="PTRENFFAIT" table:base-cell-address="$Recap.$A$1" table:expression="[1]aff.cou!#REF!"/>
        <table:named-expression table:name="PTRENFFAIT" table:base-cell-address="$Recap.$A$1" table:expression="[1]aff.cou!#REF!"/>
        <table:named-expression table:name="PTRENFFAIT" table:base-cell-address="$Recap.$A$1" table:expression="[1]aff.cou!#REF!"/>
        <table:named-expression table:name="PTRESERVAT" table:base-cell-address="$Recap.$A$1" table:expression="['file:///C:/MesDocs/7980%20-%20Yvan%20BEAL/4%20-%20DCE/303%20-%20VRD/Documents%20pour%20DCE/7980-%20Yvan%20BEAL%20ESTIRAP%20Compa%20GEOVAL_2011-01-07.xls'#$'AFF.GO'.$K$83]"/>
        <table:named-expression table:name="PTSABLONBAT" table:base-cell-address="$Recap.$A$1" table:expression="['file:///C:/MesDocs/7980%20-%20Yvan%20BEAL/4%20-%20DCE/303%20-%20VRD/Documents%20pour%20DCE/7980-%20Yvan%20BEAL%20ESTIRAP%20Compa%20GEOVAL_2011-01-07.xls'#$'AFF.VRD'.$K$49]"/>
        <table:named-expression table:name="PTSECUHORIZETANCH" table:base-cell-address="$Recap.$A$1" table:expression="['file:///C:/MesDocs/7980%20-%20Yvan%20BEAL/4%20-%20DCE/303%20-%20VRD/Documents%20pour%20DCE/7980-%20Yvan%20BEAL%20ESTIRAP%20Compa%20GEOVAL_2011-01-07.xls'#$'AFF.COU'.$K$88]"/>
        <table:named-expression table:name="PTSECUHORIZSEC" table:base-cell-address="$Recap.$A$1" table:expression="['file:///C:/MesDocs/7980%20-%20Yvan%20BEAL/4%20-%20DCE/303%20-%20VRD/Documents%20pour%20DCE/7980-%20Yvan%20BEAL%20ESTIRAP%20Compa%20GEOVAL_2011-01-07.xls'#$'AFF.COU'.$K$61]"/>
        <table:named-expression table:name="PTSIPOMSO" table:base-cell-address="$Recap.$A$1" table:expression="['file:///C:/MesDocs/7980%20-%20Yvan%20BEAL/4%20-%20DCE/303%20-%20VRD/Documents%20pour%20DCE/7980-%20Yvan%20BEAL%20ESTIRAP%20Compa%20GEOVAL_2011-01-07.xls'#$'AFF.GO'.$K$85]"/>
        <table:named-expression table:name="PTTOUREETANCH" table:base-cell-address="$Recap.$A$1" table:expression="['file:///C:/MesDocs/7980%20-%20Yvan%20BEAL/4%20-%20DCE/303%20-%20VRD/Documents%20pour%20DCE/7980-%20Yvan%20BEAL%20ESTIRAP%20Compa%20GEOVAL_2011-01-07.xls'#$'AFF.COU'.$K$89]"/>
        <table:named-expression table:name="PTTOURESEC" table:base-cell-address="$Recap.$A$1" table:expression="['file:///C:/MesDocs/7980%20-%20Yvan%20BEAL/4%20-%20DCE/303%20-%20VRD/Documents%20pour%20DCE/7980-%20Yvan%20BEAL%20ESTIRAP%20Compa%20GEOVAL_2011-01-07.xls'#$'AFF.COU'.$K$62]"/>
        <table:named-expression table:name="PTTRAITBAT" table:base-cell-address="$Recap.$A$1" table:expression="['file:///C:/MesDocs/7980%20-%20Yvan%20BEAL/4%20-%20DCE/303%20-%20VRD/Documents%20pour%20DCE/7980-%20Yvan%20BEAL%20ESTIRAP%20Compa%20GEOVAL_2011-01-07.xls'#$'AFF.VRD'.$K$48]"/>
        <table:named-expression table:name="PTTRAITCHAUS" table:base-cell-address="$Recap.$A$1" table:expression="['file:///C:/MesDocs/7980%20-%20Yvan%20BEAL/4%20-%20DCE/303%20-%20VRD/Documents%20pour%20DCE/7980-%20Yvan%20BEAL%20ESTIRAP%20Compa%20GEOVAL_2011-01-07.xls'#$'AFF.VRD'.$K$47]"/>
        <table:named-expression table:name="PTTRAVETANCH" table:base-cell-address="$Recap.$A$1" table:expression="['file:///C:/MesDocs/7980%20-%20Yvan%20BEAL/4%20-%20DCE/303%20-%20VRD/Documents%20pour%20DCE/7980-%20Yvan%20BEAL%20ESTIRAP%20Compa%20GEOVAL_2011-01-07.xls'#$'AFF.COU'.$K$90]"/>
        <table:named-expression table:name="PTTRAVSEC" table:base-cell-address="$Recap.$A$1" table:expression="['file:///C:/MesDocs/7980%20-%20Yvan%20BEAL/4%20-%20DCE/303%20-%20VRD/Documents%20pour%20DCE/7980-%20Yvan%20BEAL%20ESTIRAP%20Compa%20GEOVAL_2011-01-07.xls'#$'AFF.COU'.$K$63]"/>
        <table:named-expression table:name="PUACIERS" table:base-cell-address="$Recap.$A$1" table:expression="['file:///C:/MesDocs/7980%20-%20Yvan%20BEAL/4%20-%20DCE/303%20-%20VRD/Documents%20pour%20DCE/7980-%20Yvan%20BEAL%20ESTIRAP%20Compa%20GEOVAL_2011-01-07.xls'#$'AFF.GO'.$J$82]"/>
        <table:named-expression table:name="PUBET_250_kg" table:base-cell-address="$Recap.$A$1" table:expression="['file:///C:/MesDocs/7980%20-%20Yvan%20BEAL/4%20-%20DCE/303%20-%20VRD/Documents%20pour%20DCE/7980-%20Yvan%20BEAL%20ESTIRAP%20Compa%20GEOVAL_2011-01-07.xls'#$'AFF.GO'.$J$37]"/>
        <table:named-expression table:name="PUBET_350_kgELEVATIONS" table:base-cell-address="$Recap.$A$1" table:expression="['file:///C:/MesDocs/7980%20-%20Yvan%20BEAL/4%20-%20DCE/303%20-%20VRD/Documents%20pour%20DCE/7980-%20Yvan%20BEAL%20ESTIRAP%20Compa%20GEOVAL_2011-01-07.xls'#$'AFF.GO'.$J$54]"/>
        <table:named-expression table:name="PUBET_350_kgFONDA" table:base-cell-address="$Recap.$A$1" table:expression="['file:///C:/MesDocs/7980%20-%20Yvan%20BEAL/4%20-%20DCE/303%20-%20VRD/Documents%20pour%20DCE/7980-%20Yvan%20BEAL%20ESTIRAP%20Compa%20GEOVAL_2011-01-07.xls'#$'AFF.GO'.$J$49]"/>
        <table:named-expression table:name="PUCM" table:base-cell-address="$Recap.$A$1" table:expression="['file:///C:/MesDocs/7980%20-%20Yvan%20BEAL/4%20-%20DCE/303%20-%20VRD/Documents%20pour%20DCE/7980-%20Yvan%20BEAL%20ESTIRAP%20Compa%20GEOVAL_2011-01-07.xls'#$'AFF.COU'.$J$10]"/>
        <table:named-expression table:name="PUCOFSOIGNE" table:base-cell-address="$Recap.$A$1" table:expression="['file:///C:/MesDocs/7980%20-%20Yvan%20BEAL/4%20-%20DCE/303%20-%20VRD/Documents%20pour%20DCE/7980-%20Yvan%20BEAL%20ESTIRAP%20Compa%20GEOVAL_2011-01-07.xls'#$'AFF.GO'.$J$68]"/>
        <table:named-expression table:name="PUDECAPTV" table:base-cell-address="$Recap.$A$1" table:expression="['file:///C:/MesDocs/7980%20-%20Yvan%20BEAL/4%20-%20DCE/303%20-%20VRD/Documents%20pour%20DCE/7980-%20Yvan%20BEAL%20ESTIRAP%20Compa%20GEOVAL_2011-01-07.xls'#$'AFF.VRD'.$J$10]"/>
        <table:named-expression table:name="PUFOUILLESTRANCHEE" table:base-cell-address="$Recap.$A$1" table:expression="['file:///C:/MesDocs/7980%20-%20Yvan%20BEAL/4%20-%20DCE/303%20-%20VRD/Documents%20pour%20DCE/7980-%20Yvan%20BEAL%20ESTIRAP%20Compa%20GEOVAL_2011-01-07.xls'#$'AFF.GO'.$J$23]"/>
        <table:named-expression table:name="pv" table:base-cell-address="$Recap.$A$1" table:expression="[1]aff.recap!#REF!"/>
        <table:named-expression table:name="pv" table:base-cell-address="$Recap.$A$1" table:expression="[1]aff.recap!#REF!"/>
        <table:named-expression table:name="pv" table:base-cell-address="$Recap.$A$1" table:expression="[1]aff.recap!#REF!"/>
        <table:named-expression table:name="R0_100BAT" table:base-cell-address="$Recap.$A$1" table:expression="['file:///C:/MesDocs/7980%20-%20Yvan%20BEAL/4%20-%20DCE/303%20-%20VRD/Documents%20pour%20DCE/7980-%20Yvan%20BEAL%20ESTIRAP%20Compa%20GEOVAL_2011-01-07.xls'#$'AFF.HYP'.$I$20]"/>
        <table:named-expression table:name="R0_100CHLEG" table:base-cell-address="$Recap.$A$1" table:expression="['file:///C:/MesDocs/7980%20-%20Yvan%20BEAL/4%20-%20DCE/303%20-%20VRD/Documents%20pour%20DCE/7980-%20Yvan%20BEAL%20ESTIRAP%20Compa%20GEOVAL_2011-01-07.xls'#$'AFF.HYP'.$I$15]"/>
        <table:named-expression table:name="R0_100CHLOU" table:base-cell-address="$Recap.$A$1" table:expression="['file:///C:/MesDocs/7980%20-%20Yvan%20BEAL/4%20-%20DCE/303%20-%20VRD/Documents%20pour%20DCE/7980-%20Yvan%20BEAL%20ESTIRAP%20Compa%20GEOVAL_2011-01-07.xls'#$'AFF.HYP'.$I$14]"/>
        <table:named-expression table:name="R0_100VPIET" table:base-cell-address="$Recap.$A$1" table:expression="['file:///C:/MesDocs/7980%20-%20Yvan%20BEAL/4%20-%20DCE/303%20-%20VRD/Documents%20pour%20DCE/7980-%20Yvan%20BEAL%20ESTIRAP%20Compa%20GEOVAL_2011-01-07.xls'#$'AFF.HYP'.$I$16]"/>
        <table:named-expression table:name="R0_100VPOMP" table:base-cell-address="$Recap.$A$1" table:expression="['file:///C:/MesDocs/7980%20-%20Yvan%20BEAL/4%20-%20DCE/303%20-%20VRD/Documents%20pour%20DCE/7980-%20Yvan%20BEAL%20ESTIRAP%20Compa%20GEOVAL_2011-01-07.xls'#$'AFF.HYP'.$I$17]"/>
        <table:named-expression table:name="R0_100ZBET" table:base-cell-address="$Recap.$A$1" table:expression="['file:///C:/MesDocs/7980%20-%20Yvan%20BEAL/4%20-%20DCE/303%20-%20VRD/Documents%20pour%20DCE/7980-%20Yvan%20BEAL%20ESTIRAP%20Compa%20GEOVAL_2011-01-07.xls'#$'AFF.HYP'.$I$18]"/>
        <table:named-expression table:name="R0_30BAT" table:base-cell-address="$Recap.$A$1" table:expression="['file:///C:/MesDocs/7980%20-%20Yvan%20BEAL/4%20-%20DCE/303%20-%20VRD/Documents%20pour%20DCE/7980-%20Yvan%20BEAL%20ESTIRAP%20Compa%20GEOVAL_2011-01-07.xls'#$'AFF.HYP'.$J$20]"/>
        <table:named-expression table:name="R0_30CHLEG" table:base-cell-address="$Recap.$A$1" table:expression="['file:///C:/MesDocs/7980%20-%20Yvan%20BEAL/4%20-%20DCE/303%20-%20VRD/Documents%20pour%20DCE/7980-%20Yvan%20BEAL%20ESTIRAP%20Compa%20GEOVAL_2011-01-07.xls'#$'AFF.HYP'.$J$15]"/>
        <table:named-expression table:name="R0_30CHLOU" table:base-cell-address="$Recap.$A$1" table:expression="['file:///C:/MesDocs/7980%20-%20Yvan%20BEAL/4%20-%20DCE/303%20-%20VRD/Documents%20pour%20DCE/7980-%20Yvan%20BEAL%20ESTIRAP%20Compa%20GEOVAL_2011-01-07.xls'#$'AFF.HYP'.$J$14]"/>
        <table:named-expression table:name="R0_30VPIET" table:base-cell-address="$Recap.$A$1" table:expression="['file:///C:/MesDocs/7980%20-%20Yvan%20BEAL/4%20-%20DCE/303%20-%20VRD/Documents%20pour%20DCE/7980-%20Yvan%20BEAL%20ESTIRAP%20Compa%20GEOVAL_2011-01-07.xls'#$'AFF.HYP'.$J$16]"/>
        <table:named-expression table:name="R0_30VPOMP" table:base-cell-address="$Recap.$A$1" table:expression="['file:///C:/MesDocs/7980%20-%20Yvan%20BEAL/4%20-%20DCE/303%20-%20VRD/Documents%20pour%20DCE/7980-%20Yvan%20BEAL%20ESTIRAP%20Compa%20GEOVAL_2011-01-07.xls'#$'AFF.HYP'.$J$17]"/>
        <table:named-expression table:name="R0_30ZBET" table:base-cell-address="$Recap.$A$1" table:expression="['file:///C:/MesDocs/7980%20-%20Yvan%20BEAL/4%20-%20DCE/303%20-%20VRD/Documents%20pour%20DCE/7980-%20Yvan%20BEAL%20ESTIRAP%20Compa%20GEOVAL_2011-01-07.xls'#$'AFF.HYP'.$J$18]"/>
        <table:named-expression table:name="RATIOCMSTUCPRINCIP" table:base-cell-address="$Recap.$A$1" table:expression="['file:///C:/MesDocs/7980%20-%20Yvan%20BEAL/4%20-%20DCE/303%20-%20VRD/Documents%20pour%20DCE/7980-%20Yvan%20BEAL%20ESTIRAP%20Compa%20GEOVAL_2011-01-07.xls'#$'AFF.HYP'.$G$56]"/>
        <table:named-expression table:name="Rec_EP" table:base-cell-address="$Recap.$A$1" table:expression=""/>
        <table:named-expression table:name="RECAP_DEBLAIS" table:base-cell-address="$Recap.$A$1" table:expression="['file:///C:/MesDocs/7980%20-%20Yvan%20BEAL/4%20-%20DCE/303%20-%20VRD/Documents%20pour%20DCE/7980-%20Yvan%20BEAL%20ESTIRAP%20Compa%20GEOVAL_2011-01-07.xls'#$'AFF.DRB'.$L$9]"/>
        <table:named-expression table:name="RECAP_REMBLAIS" table:base-cell-address="$Recap.$A$1" table:expression="['file:///C:/MesDocs/7980%20-%20Yvan%20BEAL/4%20-%20DCE/303%20-%20VRD/Documents%20pour%20DCE/7980-%20Yvan%20BEAL%20ESTIRAP%20Compa%20GEOVAL_2011-01-07.xls'#$'AFF.DRB'.$M$9]"/>
        <table:named-expression table:name="REMBLAIS" table:base-cell-address="$Recap.$A$1" table:expression="['file:///C:/MesDocs/7980%20-%20Yvan%20BEAL/4%20-%20DCE/303%20-%20VRD/Documents%20pour%20DCE/7980-%20Yvan%20BEAL%20ESTIRAP%20Compa%20GEOVAL_2011-01-07.xls'#$'AFF.HYP'.$H$13]"/>
        <table:named-expression table:name="remugse" table:base-cell-address="$Recap.$A$1" table:expression="#REF!"/>
        <table:named-expression table:name="remugse" table:base-cell-address="$Recap.$A$1" table:expression="#REF!"/>
        <table:named-expression table:name="remugse" table:base-cell-address="$Recap.$A$1" table:expression="#REF!"/>
        <table:named-expression table:name="SABLONBAT" table:base-cell-address="$Recap.$A$1" table:expression="['file:///C:/MesDocs/7980%20-%20Yvan%20BEAL/4%20-%20DCE/303%20-%20VRD/Documents%20pour%20DCE/7980-%20Yvan%20BEAL%20ESTIRAP%20Compa%20GEOVAL_2011-01-07.xls'#$'AFF.HYP'.$J$30]"/>
        <table:named-expression table:name="SASBACHE1" table:base-cell-address="$Recap.$A$1" table:expression="['file:///C:/MesDocs/7980%20-%20Yvan%20BEAL/4%20-%20DCE/303%20-%20VRD/Documents%20pour%20DCE/7980-%20Yvan%20BEAL%20ESTIRAP%20Compa%20GEOVAL_2011-01-07.xls'#$'AFF.HYP'.$H$68]"/>
        <table:named-expression table:name="SASBACHE2" table:base-cell-address="$Recap.$A$1" table:expression="['file:///C:/MesDocs/7980%20-%20Yvan%20BEAL/4%20-%20DCE/303%20-%20VRD/Documents%20pour%20DCE/7980-%20Yvan%20BEAL%20ESTIRAP%20Compa%20GEOVAL_2011-01-07.xls'#$'AFF.HYP'.$H$69]"/>
        <table:named-expression table:name="SDev1" table:base-cell-address="$Recap.$A$1" table:expression="['file:///C:/MesDocs/7980%20-%20Yvan%20BEAL/4%20-%20DCE/303%20-%20VRD/Documents%20pour%20DCE/7980%20-%20AV%20AHA_2010-12-21.xls'#$Para.$C$20]"/>
        <table:named-expression table:name="SECU2000" table:base-cell-address="$Recap.$A$1" table:expression=""/>
        <table:named-expression table:name="SHORDCH" table:base-cell-address="$Recap.$A$1" table:expression="['file:///C:/MesDocs/7980%20-%20Yvan%20BEAL/4%20-%20DCE/303%20-%20VRD/Documents%20pour%20DCE/7980-%20Yvan%20BEAL%20ESTIRAP%20Compa%20GEOVAL_2011-01-07.xls'#$'AFF.HYP'.$E$13]"/>
        <table:named-expression table:name="SOLUTION_N" table:base-cell-address="$Recap.$A$1" table:expression="['file:///C:/MesDocs/7980%20-%20Yvan%20BEAL/4%20-%20DCE/303%20-%20VRD/Documents%20pour%20DCE/7980-%20Yvan%20BEAL%20ESTIRAP%20Compa%20GEOVAL_2011-01-07.xls'#$'AFF.HYP'.$A$7]"/>
        <table:named-expression table:name="Sta_carbu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carburant.$F$56]"/>
        <table:named-expression table:name="STADE" table:base-cell-address="$Recap.$A$1" table:expression="['file:///C:/MesDocs/7980%20-%20Yvan%20BEAL/4%20-%20DCE/303%20-%20VRD/Documents%20pour%20DCE/7980-%20Yvan%20BEAL%20ESTIRAP%20Compa%20GEOVAL_2011-01-07.xls'#$'AFF.HYP'.$B$10]"/>
        <table:named-expression table:name="STYLISODIVERS" table:base-cell-address="$Recap.$A$1" table:expression="['file:///C:/MesDocs/7980%20-%20Yvan%20BEAL/4%20-%20DCE/303%20-%20VRD/Documents%20pour%20DCE/7980-%20Yvan%20BEAL%20ESTIRAP%20Compa%20GEOVAL_2011-01-07.xls'#$'AFF.FIN'.$C$36]"/>
        <table:named-expression table:name="STYLISOETAGE" table:base-cell-address="$Recap.$A$1" table:expression="['file:///C:/MesDocs/7980%20-%20Yvan%20BEAL/4%20-%20DCE/303%20-%20VRD/Documents%20pour%20DCE/7980-%20Yvan%20BEAL%20ESTIRAP%20Compa%20GEOVAL_2011-01-07.xls'#$'AFF.FIN'.$C$35]"/>
        <table:named-expression table:name="STYLISORdC" table:base-cell-address="$Recap.$A$1" table:expression="['file:///C:/MesDocs/7980%20-%20Yvan%20BEAL/4%20-%20DCE/303%20-%20VRD/Documents%20pour%20DCE/7980-%20Yvan%20BEAL%20ESTIRAP%20Compa%20GEOVAL_2011-01-07.xls'#$'AFF.FIN'.$C$34]"/>
        <table:named-expression table:name="SURF_ETANCHEE" table:base-cell-address="$Recap.$A$1" table:expression="['file:///C:/MesDocs/7980%20-%20Yvan%20BEAL/4%20-%20DCE/303%20-%20VRD/Documents%20pour%20DCE/7980-%20Yvan%20BEAL%20ESTIRAP%20Compa%20GEOVAL_2011-01-07.xls'#$'AFF.VRD'.$D$10]"/>
        <table:named-expression table:name="SURFACETRANSLUC" table:base-cell-address="$Recap.$A$1" table:expression="['file:///C:/MesDocs/7980%20-%20Yvan%20BEAL/4%20-%20DCE/303%20-%20VRD/Documents%20pour%20DCE/7980-%20Yvan%20BEAL%20ESTIRAP%20Compa%20GEOVAL_2011-01-07.xls'#$'AFF.COU'.$D$55]"/>
        <table:named-expression table:name="SURFAUVENTF" table:base-cell-address="$Recap.$A$1" table:expression="['file:///C:/MesDocs/7980%20-%20Yvan%20BEAL/4%20-%20DCE/303%20-%20VRD/Documents%20pour%20DCE/7980-%20Yvan%20BEAL%20ESTIRAP%20Compa%20GEOVAL_2011-01-07.xls'#$'AFF.HYP'.$H$61]"/>
        <table:named-expression table:name="SURFAUVENTR" table:base-cell-address="$Recap.$A$1" table:expression="['file:///C:/MesDocs/7980%20-%20Yvan%20BEAL/4%20-%20DCE/303%20-%20VRD/Documents%20pour%20DCE/7980-%20Yvan%20BEAL%20ESTIRAP%20Compa%20GEOVAL_2011-01-07.xls'#$'AFF.HYP'.$H$62]"/>
        <table:named-expression table:name="SURFBARDAGE" table:base-cell-address="$Recap.$A$1" table:expression="['file:///C:/MesDocs/7980%20-%20Yvan%20BEAL/4%20-%20DCE/303%20-%20VRD/Documents%20pour%20DCE/7980-%20Yvan%20BEAL%20ESTIRAP%20Compa%20GEOVAL_2011-01-07.xls'#$'AFF.COU'.$D$108]"/>
        <table:named-expression table:name="Surfbureau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YP'.$K$23]"/>
        <table:named-expression table:name="surfbureau1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YP'.$K$26]"/>
        <table:named-expression table:name="surfCFneg" table:base-cell-address="$Recap.$A$1" table:expression="['file:///C:/MesDocs/7980%20-%20Yvan%20BEAL/4%20-%20DCE/303%20-%20VRD/Documents%20pour%20DCE/7980-%20Yvan%20BEAL%20ESTIRAP%20Compa%20GEOVAL_2011-01-07.xls'#$'AFF.LT'.$B$156]"/>
        <table:named-expression table:name="surfCFpos" table:base-cell-address="$Recap.$A$1" table:expression="['file:///C:/MesDocs/7980%20-%20Yvan%20BEAL/4%20-%20DCE/303%20-%20VRD/Documents%20pour%20DCE/7980-%20Yvan%20BEAL%20ESTIRAP%20Compa%20GEOVAL_2011-01-07.xls'#$'AFF.LT'.$B$150]"/>
        <table:named-expression table:name="SURFCHASENT" table:base-cell-address="$Recap.$A$1" table:expression="['file:///C:/MesDocs/7980%20-%20Yvan%20BEAL/4%20-%20DCE/303%20-%20VRD/Documents%20pour%20DCE/7980-%20Yvan%20BEAL%20ESTIRAP%20Compa%20GEOVAL_2011-01-07.xls'#$'AFF.HYP'.$E$72]"/>
        <table:named-expression table:name="SURFCHLEG" table:base-cell-address="$Recap.$A$1" table:expression="['file:///C:/MesDocs/7980%20-%20Yvan%20BEAL/4%20-%20DCE/303%20-%20VRD/Documents%20pour%20DCE/7980-%20Yvan%20BEAL%20ESTIRAP%20Compa%20GEOVAL_2011-01-07.xls'#$'AFF.HYP'.$E$15]"/>
        <table:named-expression table:name="SURFCHLOU" table:base-cell-address="$Recap.$A$1" table:expression="['file:///C:/MesDocs/7980%20-%20Yvan%20BEAL/4%20-%20DCE/303%20-%20VRD/Documents%20pour%20DCE/7980-%20Yvan%20BEAL%20ESTIRAP%20Compa%20GEOVAL_2011-01-07.xls'#$'AFF.HYP'.$E$14]"/>
        <table:named-expression table:name="SURFESPVERTS" table:base-cell-address="$Recap.$A$1" table:expression="['file:///C:/MesDocs/7980%20-%20Yvan%20BEAL/4%20-%20DCE/303%20-%20VRD/Documents%20pour%20DCE/7980-%20Yvan%20BEAL%20ESTIRAP%20Compa%20GEOVAL_2011-01-07.xls'#$'AFF.HYP'.$E$20]"/>
        <table:named-expression table:name="SURFETAGE" table:base-cell-address="$Recap.$A$1" table:expression="['file:///C:/MesDocs/7980%20-%20Yvan%20BEAL/4%20-%20DCE/303%20-%20VRD/Documents%20pour%20DCE/7980-%20Yvan%20BEAL%20ESTIRAP%20Compa%20GEOVAL_2011-01-07.xls'#$'AFF.HYP'.$H$60]"/>
        <table:named-expression table:name="surfloctech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YP'.$K$21]"/>
        <table:named-expression table:name="SURFMENALU" table:base-cell-address="$Recap.$A$1" table:expression="['file:///C:/MesDocs/7980%20-%20Yvan%20BEAL/4%20-%20DCE/303%20-%20VRD/Documents%20pour%20DCE/7980-%20Yvan%20BEAL%20ESTIRAP%20Compa%20GEOVAL_2011-01-07.xls'#$'AFF.HYP'.$E$73]"/>
        <table:named-expression table:name="SURFSIPOMSO" table:base-cell-address="$Recap.$A$1" table:expression="['file:///C:/MesDocs/7980%20-%20Yvan%20BEAL/4%20-%20DCE/303%20-%20VRD/Documents%20pour%20DCE/7980-%20Yvan%20BEAL%20ESTIRAP%20Compa%20GEOVAL_2011-01-07.xls'#$'AFF.GO'.$D$85]"/>
        <table:named-expression table:name="SURFTER" table:base-cell-address="$Recap.$A$1" table:expression="['file:///C:/MesDocs/7980%20-%20Yvan%20BEAL/4%20-%20DCE/303%20-%20VRD/Documents%20pour%20DCE/7980-%20Yvan%20BEAL%20ESTIRAP%20Compa%20GEOVAL_2011-01-07.xls'#$'AFF.HYP'.$E$11]"/>
        <table:named-expression table:name="SURFTOTALEBASERATIO" table:base-cell-address="$Recap.$A$1" table:expression="['file:///C:/MesDocs/7980%20-%20Yvan%20BEAL/4%20-%20DCE/303%20-%20VRD/Documents%20pour%20DCE/7980-%20Yvan%20BEAL%20ESTIRAP%20Compa%20GEOVAL_2011-01-07.xls'#$'AFF.RECAP'.$J$3]"/>
        <table:named-expression table:name="SURFVPIET" table:base-cell-address="$Recap.$A$1" table:expression="['file:///C:/MesDocs/7980%20-%20Yvan%20BEAL/4%20-%20DCE/303%20-%20VRD/Documents%20pour%20DCE/7980-%20Yvan%20BEAL%20ESTIRAP%20Compa%20GEOVAL_2011-01-07.xls'#$'AFF.HYP'.$E$16]"/>
        <table:named-expression table:name="SURFVPOMP" table:base-cell-address="$Recap.$A$1" table:expression="['file:///C:/MesDocs/7980%20-%20Yvan%20BEAL/4%20-%20DCE/303%20-%20VRD/Documents%20pour%20DCE/7980-%20Yvan%20BEAL%20ESTIRAP%20Compa%20GEOVAL_2011-01-07.xls'#$'AFF.HYP'.$E$17]"/>
        <table:named-expression table:name="SURFZBETON" table:base-cell-address="$Recap.$A$1" table:expression="['file:///C:/MesDocs/7980%20-%20Yvan%20BEAL/4%20-%20DCE/303%20-%20VRD/Documents%20pour%20DCE/7980-%20Yvan%20BEAL%20ESTIRAP%20Compa%20GEOVAL_2011-01-07.xls'#$'AFF.HYP'.$E$18]"/>
        <table:named-expression table:name="tauxarchi" table:base-cell-address="$Recap.$A$1" table:expression="#REF!"/>
        <table:named-expression table:name="tauxarchi" table:base-cell-address="$Recap.$A$1" table:expression="#REF!"/>
        <table:named-expression table:name="tauxarchi" table:base-cell-address="$Recap.$A$1" table:expression="#REF!"/>
        <table:named-expression table:name="tauxassis" table:base-cell-address="$Recap.$A$1" table:expression="['file://Veutrope/c/Budget%20Achat%20Vente/budgetmodele.xls'#$HonorairesExt.$I$42]"/>
        <table:named-expression table:name="tauxgse" table:base-cell-address="$Recap.$A$1" table:expression="#REF!"/>
        <table:named-expression table:name="tauxgse" table:base-cell-address="$Recap.$A$1" table:expression="#REF!"/>
        <table:named-expression table:name="tauxgse" table:base-cell-address="$Recap.$A$1" table:expression="#REF!"/>
        <table:named-expression table:name="tauxmetreur" table:base-cell-address="$Recap.$A$1" table:expression="['file://Veutrope/c/Budget%20Achat%20Vente/budgetmodele.xls'#$HonorairesExt.$I$33]"/>
        <table:named-expression table:name="tauxproj" table:base-cell-address="$Recap.$A$1" table:expression="['file://Veutrope/c/Budget%20Achat%20Vente/budgetmodele.xls'#$HonorairesExt.$I$13]"/>
        <table:named-expression table:name="TAUXTVA1" table:base-cell-address="$Recap.$A$1" table:expression="#REF!"/>
        <table:named-expression table:name="TAUXTVA1" table:base-cell-address="$Recap.$A$1" table:expression="#REF!"/>
        <table:named-expression table:name="TAUXTVA1" table:base-cell-address="$Recap.$A$1" table:expression="#REF!"/>
        <table:named-expression table:name="TAUXTVA2" table:base-cell-address="$Recap.$A$1" table:expression="#REF!"/>
        <table:named-expression table:name="TAUXTVA2" table:base-cell-address="$Recap.$A$1" table:expression="#REF!"/>
        <table:named-expression table:name="TAUXTVA2" table:base-cell-address="$Recap.$A$1" table:expression="#REF!"/>
        <table:named-expression table:name="TAUXTVA3" table:base-cell-address="$Recap.$A$1" table:expression="#REF!"/>
        <table:named-expression table:name="TAUXTVA3" table:base-cell-address="$Recap.$A$1" table:expression="#REF!"/>
        <table:named-expression table:name="TAUXTVA3" table:base-cell-address="$Recap.$A$1" table:expression="#REF!"/>
        <table:named-expression table:name="TAUXTVA4" table:base-cell-address="$Recap.$A$1" table:expression="#REF!"/>
        <table:named-expression table:name="TAUXTVA4" table:base-cell-address="$Recap.$A$1" table:expression="#REF!"/>
        <table:named-expression table:name="TAUXTVA4" table:base-cell-address="$Recap.$A$1" table:expression="#REF!"/>
        <table:named-expression table:name="TITREDOC" table:base-cell-address="$Recap.$A$1" table:expression="#REF!"/>
        <table:named-expression table:name="TITREDOC" table:base-cell-address="$Recap.$A$1" table:expression="#REF!"/>
        <table:named-expression table:name="TITREDOC" table:base-cell-address="$Recap.$A$1" table:expression="#REF!"/>
        <table:named-expression table:name="TITREDOSSIER" table:base-cell-address="$Recap.$A$1" table:expression="#REF!"/>
        <table:named-expression table:name="TITREDOSSIER" table:base-cell-address="$Recap.$A$1" table:expression="#REF!"/>
        <table:named-expression table:name="TITREDOSSIER" table:base-cell-address="$Recap.$A$1" table:expression="#REF!"/>
        <table:named-expression table:name="TITRELOT" table:base-cell-address="$Recap.$A$1" table:expression="#REF!"/>
        <table:named-expression table:name="TITRELOT" table:base-cell-address="$Recap.$A$1" table:expression="#REF!"/>
        <table:named-expression table:name="TITRELOT" table:base-cell-address="$Recap.$A$1" table:expression="#REF!"/>
        <table:named-expression table:name="TOTAL_ASSURANCES_CONTROLE" table:base-cell-address="$Recap.$A$1" table:expression="[1]aff.recap!#REF!"/>
        <table:named-expression table:name="TOTAL_ASSURANCES_CONTROLE" table:base-cell-address="$Recap.$A$1" table:expression="[1]aff.recap!#REF!"/>
        <table:named-expression table:name="TOTAL_ASSURANCES_CONTROLE" table:base-cell-address="$Recap.$A$1" table:expression="[1]aff.recap!#REF!"/>
        <table:named-expression table:name="TOTAL_ELECTRICITE_BUREAUX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LT'.$J$81]"/>
        <table:named-expression table:name="TOTAL_ELECTRICITE_ENTREPOT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LT'.$J$67]"/>
        <table:named-expression table:name="TOTAL_ENCEINTES_ISOLANTES" table:base-cell-address="$Recap.$A$1" table:expression="['file:///C:/MesDocs/7980%20-%20Yvan%20BEAL/4%20-%20DCE/303%20-%20VRD/Documents%20pour%20DCE/7980-%20Yvan%20BEAL%20ESTIRAP%20Compa%20GEOVAL_2011-01-07.xls'#$'AFF.COU'.$K$156]"/>
        <table:named-expression table:name="TOTAL_EQUIPEMENTS" table:base-cell-address="$Recap.$A$1" table:expression="['file:///C:/MesDocs/7980%20-%20Yvan%20BEAL/4%20-%20DCE/303%20-%20VRD/Documents%20pour%20DCE/7980-%20Yvan%20BEAL%20ESTIRAP%20Compa%20GEOVAL_2011-01-07.xls'#$'AFF.FIN'.$J$343]"/>
        <table:named-expression table:name="TOTAL_FINITIONS_BUREAUX_ET_LOCAUX_SOCIAUX" table:base-cell-address="$Recap.$A$1" table:expression="#REF!"/>
        <table:named-expression table:name="TOTAL_FINITIONS_BUREAUX_ET_LOCAUX_SOCIAUX" table:base-cell-address="$Recap.$A$1" table:expression="#REF!"/>
        <table:named-expression table:name="TOTAL_FINITIONS_BUREAUX_ET_LOCAUX_SOCIAUX" table:base-cell-address="$Recap.$A$1" table:expression="#REF!"/>
        <table:named-expression table:name="TOTAL_HONO_CERTIVEA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QE'.$M$640]"/>
        <table:named-expression table:name="TOTAL_HONORAIRES" table:base-cell-address="$Recap.$A$1" table:expression="[1]aff.recap!#REF!"/>
        <table:named-expression table:name="TOTAL_HONORAIRES" table:base-cell-address="$Recap.$A$1" table:expression="[1]aff.recap!#REF!"/>
        <table:named-expression table:name="TOTAL_HONORAIRES" table:base-cell-address="$Recap.$A$1" table:expression="[1]aff.recap!#REF!"/>
        <table:named-expression table:name="TOTAL_HQE_CHANTIER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QE'.$M$566]"/>
        <table:named-expression table:name="TOTAL_HQE_HONO_SUIVI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QE'.$M$626]"/>
        <table:named-expression table:name="TOTAL_HQE_THEMES_A_B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QE'.$M$556]"/>
        <table:named-expression table:name="TOTAL_Plomberie_entrepôt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LT'.$J$160]"/>
        <table:named-expression table:name="TOTAL_R.I.A.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LT'.$J$193]"/>
        <table:named-expression table:name="TOTAL_SPRINKLER_BUREAU" table:base-cell-address="$Recap.$A$1" table:expression="['file:///C:/MesDocs/7980%20-%20Yvan%20BEAL/4%20-%20DCE/303%20-%20VRD/Documents%20pour%20DCE/7980-%20Yvan%20BEAL%20ESTIRAP%20Compa%20GEOVAL_2011-01-07.xls'#$'AFF.LT'.$J$108]"/>
        <table:named-expression table:name="TOTAL_SPRINKLER_ENTREPOT" table:base-cell-address="$Recap.$A$1" table:expression="['file:///C:/MesDocs/7980%20-%20Yvan%20BEAL/4%20-%20DCE/303%20-%20VRD/Documents%20pour%20DCE/7980-%20Yvan%20BEAL%20ESTIRAP%20Compa%20GEOVAL_2011-01-07.xls'#$'AFF.LT'.$J$101]"/>
        <table:named-expression table:name="TOTAL_TX_HQE_CIBLES" table:base-cell-address="$Recap.$A$1" table:expression="['file:///C:/Documents%20and%20Settings/ahadjidj/Local%20Settings/Temporary%20Internet%20Files/Content.Outlook/XLH8LFDX/9855%20ID%20GENLIS%20ESTIRAP%20VERSION%202%20cellules%20VEUT%20DVER_2012-02-07%20transferts%20SCha.xlsx'#$'AFF.HQE'.$M$535]"/>
        <table:named-expression table:name="totaldep4" table:base-cell-address="$Recap.$A$1" table:expression=""/>
        <table:named-expression table:name="totaldepext" table:base-cell-address="$Recap.$A$1" table:expression=""/>
        <table:named-expression table:name="TOTDIVERS" table:base-cell-address="$Recap.$A$1" table:expression="#REF!"/>
        <table:named-expression table:name="TOTDIVERS" table:base-cell-address="$Recap.$A$1" table:expression="#REF!"/>
        <table:named-expression table:name="TOTDIVERS" table:base-cell-address="$Recap.$A$1" table:expression="#REF!"/>
        <table:named-expression table:name="TRAITBAT" table:base-cell-address="$Recap.$A$1" table:expression="['file:///C:/MesDocs/7980%20-%20Yvan%20BEAL/4%20-%20DCE/303%20-%20VRD/Documents%20pour%20DCE/7980-%20Yvan%20BEAL%20ESTIRAP%20Compa%20GEOVAL_2011-01-07.xls'#$'AFF.HYP'.$I$30]"/>
        <table:named-expression table:name="TRAITCHLEG" table:base-cell-address="$Recap.$A$1" table:expression="['file:///C:/MesDocs/7980%20-%20Yvan%20BEAL/4%20-%20DCE/303%20-%20VRD/Documents%20pour%20DCE/7980-%20Yvan%20BEAL%20ESTIRAP%20Compa%20GEOVAL_2011-01-07.xls'#$'AFF.HYP'.$I$24]"/>
        <table:named-expression table:name="TRAITCHLOU" table:base-cell-address="$Recap.$A$1" table:expression="['file:///C:/MesDocs/7980%20-%20Yvan%20BEAL/4%20-%20DCE/303%20-%20VRD/Documents%20pour%20DCE/7980-%20Yvan%20BEAL%20ESTIRAP%20Compa%20GEOVAL_2011-01-07.xls'#$'AFF.HYP'.$I$23]"/>
        <table:named-expression table:name="TRAITEMENT" table:base-cell-address="$Recap.$A$1" table:expression="['file:///C:/MesDocs/7980%20-%20Yvan%20BEAL/4%20-%20DCE/303%20-%20VRD/Documents%20pour%20DCE/7980-%20Yvan%20BEAL%20ESTIRAP%20Compa%20GEOVAL_2011-01-07.xls'#$'AFF.HYP'.$H$21]"/>
        <table:named-expression table:name="TRAITVPIET" table:base-cell-address="$Recap.$A$1" table:expression="['file:///C:/MesDocs/7980%20-%20Yvan%20BEAL/4%20-%20DCE/303%20-%20VRD/Documents%20pour%20DCE/7980-%20Yvan%20BEAL%20ESTIRAP%20Compa%20GEOVAL_2011-01-07.xls'#$'AFF.HYP'.$I$25]"/>
        <table:named-expression table:name="TRAITVPOMP" table:base-cell-address="$Recap.$A$1" table:expression="['file:///C:/MesDocs/7980%20-%20Yvan%20BEAL/4%20-%20DCE/303%20-%20VRD/Documents%20pour%20DCE/7980-%20Yvan%20BEAL%20ESTIRAP%20Compa%20GEOVAL_2011-01-07.xls'#$'AFF.HYP'.$I$26]"/>
        <table:named-expression table:name="TRAITZBET" table:base-cell-address="$Recap.$A$1" table:expression="['file:///C:/MesDocs/7980%20-%20Yvan%20BEAL/4%20-%20DCE/303%20-%20VRD/Documents%20pour%20DCE/7980-%20Yvan%20BEAL%20ESTIRAP%20Compa%20GEOVAL_2011-01-07.xls'#$'AFF.HYP'.$I$27]"/>
        <table:named-expression table:name="transfo" table:base-cell-address="$Recap.$A$1" table:expression="#REF!"/>
        <table:named-expression table:name="transfo" table:base-cell-address="$Recap.$A$1" table:expression="#REF!"/>
        <table:named-expression table:name="transfo" table:base-cell-address="$Recap.$A$1" table:expression="#REF!"/>
        <table:named-expression table:name="tvxbatvente" table:base-cell-address="$Recap.$A$1" table:expression="#REF!"/>
        <table:named-expression table:name="tvxbatvente" table:base-cell-address="$Recap.$A$1" table:expression="#REF!"/>
        <table:named-expression table:name="tvxbatvente" table:base-cell-address="$Recap.$A$1" table:expression="#REF!"/>
        <table:named-expression table:name="tvxextvente" table:base-cell-address="$Recap.$A$1" table:expression="#REF!"/>
        <table:named-expression table:name="tvxextvente" table:base-cell-address="$Recap.$A$1" table:expression="#REF!"/>
        <table:named-expression table:name="tvxextvente" table:base-cell-address="$Recap.$A$1" table:expression="#REF!"/>
        <table:named-expression table:name="Tx_1" table:base-cell-address="$Recap.$A$1" table:expression="['file:///C:/MesDocs/7980%20-%20Yvan%20BEAL/4%20-%20DCE/303%20-%20VRD/Documents%20pour%20DCE/7980%20-%20AV%20AHA_2010-12-21.xls'#$Para.$B$22]"/>
        <table:named-expression table:name="tx2000contro" table:base-cell-address="$Recap.$A$1" table:expression=""/>
        <table:named-expression table:name="tx2000secu" table:base-cell-address="$Recap.$A$1" table:expression=""/>
        <table:named-expression table:name="txcgcnr2000" table:base-cell-address="$Recap.$A$1" table:expression=""/>
        <table:named-expression table:name="txcgpuc2000" table:base-cell-address="$Recap.$A$1" table:expression=""/>
        <table:named-expression table:name="txcgrcd2000" table:base-cell-address="$Recap.$A$1" table:expression=""/>
        <table:named-expression table:name="txcgrcddo2000" table:base-cell-address="$Recap.$A$1" table:expression=""/>
        <table:named-expression table:name="txcgrcp2000" table:base-cell-address="$Recap.$A$1" table:expression=""/>
        <table:named-expression table:name="txcgtrc2000" table:base-cell-address="$Recap.$A$1" table:expression=""/>
        <table:named-expression table:name="txfrs" table:base-cell-address="$Recap.$A$1" table:expression="['file:///C:/MesDocs/7980%20-%20Yvan%20BEAL/4%20-%20DCE/303%20-%20VRD/Documents%20pour%20DCE/7980%20-%20AV%20AHA_2010-12-21.xls'#$Achat.$U$2]"/>
        <table:named-expression table:name="txpromocnr2000" table:base-cell-address="$Recap.$A$1" table:expression=""/>
        <table:named-expression table:name="txpromopuc2000" table:base-cell-address="$Recap.$A$1" table:expression=""/>
        <table:named-expression table:name="txpromorcd2000" table:base-cell-address="$Recap.$A$1" table:expression=""/>
        <table:named-expression table:name="txpromorcddo2000" table:base-cell-address="$Recap.$A$1" table:expression=""/>
        <table:named-expression table:name="txpromorcp2000" table:base-cell-address="$Recap.$A$1" table:expression=""/>
        <table:named-expression table:name="txpromotrc2000" table:base-cell-address="$Recap.$A$1" table:expression=""/>
        <table:named-expression table:name="type" table:base-cell-address="$Recap.$A$1" table:expression="['file:///C:/MesDocs/7980%20-%20Yvan%20BEAL/4%20-%20DCE/303%20-%20VRD/Documents%20pour%20DCE/7980%20-%20AV%20AHA_2010-12-21.xls'#$HonorairesExt.$E$3]"/>
        <table:named-expression table:name="VDEURO" table:base-cell-address="$Recap.$A$1" table:expression="#REF!"/>
        <table:named-expression table:name="VDEURO" table:base-cell-address="$Recap.$A$1" table:expression="#REF!"/>
        <table:named-expression table:name="VDEURO" table:base-cell-address="$Recap.$A$1" table:expression="#REF!"/>
        <table:named-expression table:name="VDVARIANTE" table:base-cell-address="$Recap.$A$1" table:expression="#REF!"/>
        <table:named-expression table:name="VDVARIANTE" table:base-cell-address="$Recap.$A$1" table:expression="#REF!"/>
        <table:named-expression table:name="VDVARIANTE" table:base-cell-address="$Recap.$A$1" table:expression="#REF!"/>
        <table:named-expression table:name="VDVARIANTE2" table:base-cell-address="$Recap.$A$1" table:expression="#REF!"/>
        <table:named-expression table:name="VDVARIANTE2" table:base-cell-address="$Recap.$A$1" table:expression="#REF!"/>
        <table:named-expression table:name="VDVARIANTE2" table:base-cell-address="$Recap.$A$1" table:expression="#REF!"/>
        <table:named-expression table:name="vente" table:base-cell-address="$Recap.$A$1" table:expression="[1]aff.recap!#REF!"/>
        <table:named-expression table:name="vente" table:base-cell-address="$Recap.$A$1" table:expression="[1]aff.recap!#REF!"/>
        <table:named-expression table:name="vente" table:base-cell-address="$Recap.$A$1" table:expression="[1]aff.recap!#REF!"/>
        <table:named-expression table:name="VENTE_ADASOL" table:base-cell-address="$Recap.$A$1" table:expression=""/>
        <table:named-expression table:name="VENTE_BACETANCHE" table:base-cell-address="$Recap.$A$1" table:expression=""/>
        <table:named-expression table:name="VENTE_BACSEC" table:base-cell-address="$Recap.$A$1" table:expression=""/>
        <table:named-expression table:name="VENTE_BARDAGE" table:base-cell-address="$Recap.$A$1" table:expression=""/>
        <table:named-expression table:name="VENTE_CB" table:base-cell-address="$Recap.$A$1" table:expression=""/>
        <table:named-expression table:name="VENTE_CE_SOLAIRE" table:base-cell-address="$Recap.$A$1" table:expression=""/>
        <table:named-expression table:name="VENTE_CHAUFF" table:base-cell-address="$Recap.$A$1" table:expression=""/>
        <table:named-expression table:name="VENTE_CLOTPORT" table:base-cell-address="$Recap.$A$1" table:expression=""/>
        <table:named-expression table:name="VENTE_CM" table:base-cell-address="$Recap.$A$1" table:expression=""/>
        <table:named-expression table:name="VENTE_DALLAGE" table:base-cell-address="$Recap.$A$1" table:expression=""/>
        <table:named-expression table:name="VENTE_DEMOL" table:base-cell-address="$Recap.$A$1" table:expression=""/>
        <table:named-expression table:name="VENTE_ELECBRX" table:base-cell-address="$Recap.$A$1" table:expression=""/>
        <table:named-expression table:name="VENTE_ELECENTR" table:base-cell-address="$Recap.$A$1" table:expression=""/>
        <table:named-expression table:name="VENTE_ENCISOL" table:base-cell-address="$Recap.$A$1" table:expression=""/>
        <table:named-expression table:name="VENTE_EQPMQUAIS" table:base-cell-address="$Recap.$A$1" table:expression=""/>
        <table:named-expression table:name="VENTE_EQUIPEMENTS" table:base-cell-address="$Recap.$A$1" table:expression=""/>
        <table:named-expression table:name="VENTE_EV" table:base-cell-address="$Recap.$A$1" table:expression=""/>
        <table:named-expression table:name="VENTE_FERMINDUS" table:base-cell-address="$Recap.$A$1" table:expression=""/>
        <table:named-expression table:name="VENTE_FROID" table:base-cell-address="$Recap.$A$1" table:expression=""/>
        <table:named-expression table:name="VENTE_GO" table:base-cell-address="$Recap.$A$1" table:expression=""/>
        <table:named-expression table:name="VENTE_HONO_CERTIVEA" table:base-cell-address="$Recap.$A$1" table:expression=""/>
        <table:named-expression table:name="VENTE_HQE_CHANTIER" table:base-cell-address="$Recap.$A$1" table:expression=""/>
        <table:named-expression table:name="VENTE_HQE_THEME_A_B" table:base-cell-address="$Recap.$A$1" table:expression=""/>
        <table:named-expression table:name="VENTE_MENALU" table:base-cell-address="$Recap.$A$1" table:expression=""/>
        <table:named-expression table:name="VENTE_MET" table:base-cell-address="$Recap.$A$1" table:expression=""/>
        <table:named-expression table:name="VENTE_PLOMBBRX" table:base-cell-address="$Recap.$A$1" table:expression=""/>
        <table:named-expression table:name="VENTE_PLOMBENTR" table:base-cell-address="$Recap.$A$1" table:expression=""/>
        <table:named-expression table:name="VENTE_RECUPEP" table:base-cell-address="$Recap.$A$1" table:expression=""/>
        <table:named-expression table:name="VENTE_RIA" table:base-cell-address="$Recap.$A$1" table:expression=""/>
        <table:named-expression table:name="VENTE_SECTOITURE" table:base-cell-address="$Recap.$A$1" table:expression=""/>
        <table:named-expression table:name="VENTE_SPKBRX" table:base-cell-address="$Recap.$A$1" table:expression=""/>
        <table:named-expression table:name="VENTE_SPKENTR" table:base-cell-address="$Recap.$A$1" table:expression=""/>
        <table:named-expression table:name="VENTE_TX_HQE_CIBLES" table:base-cell-address="$Recap.$A$1" table:expression=""/>
        <table:named-expression table:name="VENTE_VENTILBRX" table:base-cell-address="$Recap.$A$1" table:expression=""/>
        <table:named-expression table:name="VENTE_VOIES" table:base-cell-address="$Recap.$A$1" table:expression=""/>
        <table:named-expression table:name="VENTE_VRD" table:base-cell-address="$Recap.$A$1" table:expression=""/>
        <table:named-expression table:name="ventedet" table:base-cell-address="$Recap.$A$1" table:expression="#REF!"/>
        <table:named-expression table:name="ventedet" table:base-cell-address="$Recap.$A$1" table:expression="#REF!"/>
        <table:named-expression table:name="ventedet" table:base-cell-address="$Recap.$A$1" table:expression="#REF!"/>
        <table:named-expression table:name="ventesimple" table:base-cell-address="$Recap.$A$1" table:expression="#REF!"/>
        <table:named-expression table:name="ventesimple" table:base-cell-address="$Recap.$A$1" table:expression="#REF!"/>
        <table:named-expression table:name="ventesimple" table:base-cell-address="$Recap.$A$1" table:expression="#REF!"/>
        <table:named-expression table:name="ventesr" table:base-cell-address="$Recap.$A$1" table:expression="[1]aff.recap!#REF!"/>
        <table:named-expression table:name="ventesr" table:base-cell-address="$Recap.$A$1" table:expression="[1]aff.recap!#REF!"/>
        <table:named-expression table:name="ventesr" table:base-cell-address="$Recap.$A$1" table:expression="[1]aff.recap!#REF!"/>
        <table:named-expression table:name="VSEURO" table:base-cell-address="$Recap.$A$1" table:expression="#REF!"/>
        <table:named-expression table:name="VSEURO" table:base-cell-address="$Recap.$A$1" table:expression="#REF!"/>
        <table:named-expression table:name="VSEURO" table:base-cell-address="$Recap.$A$1" table:expression="#REF!"/>
        <table:named-expression table:name="VSVARIANTE" table:base-cell-address="$Recap.$A$1" table:expression="#REF!"/>
        <table:named-expression table:name="VSVARIANTE" table:base-cell-address="$Recap.$A$1" table:expression="#REF!"/>
        <table:named-expression table:name="VSVARIANTE" table:base-cell-address="$Recap.$A$1" table:expression="#REF!"/>
        <table:named-expression table:name="VSVARIANTE2" table:base-cell-address="$Recap.$A$1" table:expression="#REF!"/>
        <table:named-expression table:name="VSVARIANTE2" table:base-cell-address="$Recap.$A$1" table:expression="#REF!"/>
        <table:named-expression table:name="VSVARIANTE2" table:base-cell-address="$Recap.$A$1" table:expression="#REF!"/>
        <table:named-expression table:name="ZONE_SYSMIQUE" table:base-cell-address="$Recap.$A$1" table:expression="['file:///C:/MesDocs/7980%20-%20Yvan%20BEAL/4%20-%20DCE/303%20-%20VRD/Documents%20pour%20DCE/7980-%20Yvan%20BEAL%20ESTIRAP%20Compa%20GEOVAL_2011-01-07.xls'#$'AFF.HYP'.$C$5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Rounded MT Bold" svg:font-family="'Arial Rounded MT Bold'" style:font-pitch="variable"/>
    <style:font-face style:name="Helvetica1" svg:font-family="Helvetica" style:font-pitch="variable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vantGarde" svg:font-family="AvantGarde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MS Sans Serif" svg:font-family="'MS Sans Serif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number:min-integer-digits="1" number:grouping="true"/>
      <number:text>    </number:text>
    </number:number-style>
    <number:number-style style:name="N107P1" style:volatile="true">
      <number:text>-</number:text>
      <number:number number:decimal-places="2" number:min-integer-digits="1" number:grouping="true"/>
      <number:text>    </number:text>
    </number:number-style>
    <number:number-style style:name="N107P2" style:volatile="true">
      <number:text> -</number:text>
      <number:number number: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</number:text>
      <number:number number:decimal-places="2" number:min-integer-digits="1" number:grouping="true"/>
      <number:text> € </number:text>
    </number:number-style>
    <number:number-style style:name="N108P1" style:volatile="true">
      <number:text>-</number:text>
      <number:number number:decimal-places="2" number:min-integer-digits="1" number:grouping="true"/>
      <number:text> € </number:text>
    </number:number-style>
    <number:number-style style:name="N108P2" style:volatile="true">
      <number:text> -</number:text>
      <number:number number:decimal-places="0" number:min-integer-digits="0"/>
      <number:text> €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1">
      <number:number number:decimal-places="0" number:min-integer-digits="1" number:grouping="true"/>
      <number:text> Frrr</number:text>
    </number:number-style>
    <number:number-style style:name="N114P0" style:volatile="true">
      <number:number number:decimal-places="2" number:min-integer-digits="1" number:grouping="true"/>
      <number:text> F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4P0"/>
    </number:number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currency-style style:name="N117P0" style:volatile="true">
      <number:text> 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7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7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17P0"/>
      <style:map style:condition="value()&lt;0" style:apply-style-name="N117P1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number:text-style style:name="N8100" number:language="fr" number:country="FR">
      <number:text-content/>
    </number:text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3">
      <number:number number:decimal-places="0" number:min-integer-digits="1" number:grouping="true"/>
      <number:text>   </number:text>
    </number:number-style>
    <number:number-style style:name="N118P0" style:volatile="true">
      <number:text> </number:text>
      <number:number number:decimal-places="3" number:min-integer-digits="1" number:grouping="true"/>
      <number:text>    </number:text>
    </number:number-style>
    <number:number-style style:name="N118P1" style:volatile="true">
      <number:text>-</number:text>
      <number:number number:decimal-places="3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1" number:min-integer-digits="1" number:grouping="true"/>
    </number:number-style>
    <number:number-style style:name="N120P0" style:volatile="true">
      <number:text> </number:text>
      <number:number number:decimal-places="1" number:min-integer-digits="1" number:grouping="true"/>
      <number:text>    </number:text>
    </number:number-style>
    <number:number-style style:name="N120P1" style:volatile="true">
      <number:text>-</number:text>
      <number:number number:decimal-places="1" number:min-integer-digits="1" number:grouping="true"/>
      <number:text>    </number:text>
    </number:number-style>
    <number:number-style style:name="N120P2" style:volatile="true">
      <number:text> -</number:text>
      <number:number number: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3" number:min-integer-digits="1" number:grouping="true"/>
      <number:text>    </number:text>
    </number:number-style>
    <number:number-style style:name="N121P1" style:volatile="true">
      <number:text>-</number:text>
      <number:number number:decimal-places="3" number:min-integer-digits="1" number:grouping="true"/>
      <number:text>    </number:text>
    </number:number-style>
    <number:number-style style:name="N121P2" style:volatile="true">
      <number:text> -</number:text>
      <number:number number: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7" number:min-integer-digits="1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0" number:language="fr" number:country="FR">
      <number:day number:style="long"/>
      <number:text>-</number:text>
      <number:month number:textual="true"/>
    </number:date-style>
    <number:date-style style:name="N8111" number:language="fr" number:country="FR">
      <number:month number:textual="true"/>
      <number:text>-</number:text>
      <number:year/>
    </number:date-style>
    <number:time-style style:name="N8112" number:language="fr" number:country="FR">
      <number:hours/>
      <number:text>:</number:text>
      <number:minutes number:style="long"/>
      <number:text> </number:text>
      <number:am-pm/>
    </number:time-style>
    <number:time-style style:name="N8113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4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fr" number:country="FR">
      <number:number number:decimal-places="0" number:min-integer-digits="1" number:grouping="true"/>
      <number:text>   </number:text>
    </number:number-style>
    <number:number-style style:name="N8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fr" number:country="FR">
      <number:text> -    </number:text>
    </number:number-style>
    <number:text-style style:name="N8119" number:language="fr" number:country="F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fr" number:country="FR">
      <number:text> - €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time-style style:name="N8121" number:language="fr" number:country="FR">
      <number:minutes number:style="long"/>
      <number:text>:</number:text>
      <number:seconds number:style="long"/>
    </number:time-style>
    <number:time-style style:name="N812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3" number:language="fr" number:country="FR">
      <number:minutes number:style="long"/>
      <number:text>:</number:text>
      <number:seconds number:style="long" number:decimal-places="1"/>
    </number:time-style>
    <number:number-style style:name="N8124" number:language="fr" number:country="FR">
      <number:scientific-number number:decimal-places="1" number:min-integer-digits="3" number:min-exponent-digits="1"/>
    </number:number-style>
    <number:number-style style:name="N8125P0" style:volatile="true" number:language="fr" number:country="FR">
      <number:number number:decimal-places="2" number:min-integer-digits="1" number:grouping="true"/>
      <number:text> €</number:text>
    </number:number-style>
    <number:number-style style:name="N8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rtDescriptif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icle_20_note1" style:display-name="Article note1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Article_20_note2" style:display-name="Article note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Article_20_note3" style:display-name="Article note3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Article_20_note4" style:display-name="Article note4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Article_20_note5" style:display-name="Article note5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ArtLibelleCond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ArtNote1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Note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Note3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ArtNote4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Note5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rtTitr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ArtTitre_20_2" style:display-name="ArtTitre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hap_20_1" style:display-name="Chap 1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ap_20_1_20_2" style:display-name="Chap 1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ap_20_2" style:display-name="Chap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ap_20_2_20_2" style:display-name="Chap 2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ap_20_3" style:display-name="Chap 3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apDescriptif0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Rounded MT Bold" fo:font-size="10pt" fo:font-style="normal" fo:text-shadow="none" style:text-underline-style="none" fo:font-weight="normal" style:font-size-asian="10pt" style:font-style-asian="normal" style:font-weight-asian="normal" style:font-name-complex="Arial Rounded MT Bold" style:font-size-complex="10pt" style:font-style-complex="normal" style:font-weight-complex="normal"/>
    </style:style>
    <style:style style:name="ChapDescriptif1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Descriptif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hapDescriptif3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Descriptif4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Note0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Note1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Note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name-complex="Arial Narrow" style:font-size-complex="9pt" style:font-style-complex="normal" style:font-weight-complex="normal"/>
    </style:style>
    <style:style style:name="ChapNote3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Note4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0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1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hapRecap1_20_2" style:display-name="ChapRecap1 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2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3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Recap4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Titre0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hapTitre1" style:family="table-cell" style:parent-style-name="Default" style:data-style-name="N810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hapTitre1_20_2" style:display-name="ChapTitre1 2" style:family="table-cell" style:parent-style-name="Default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hapTitre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hapTitre2_20_2" style:display-name="ChapTitre2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hapTitre3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hapTitre3_20_2" style:display-name="ChapTitre3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hapTitre4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escr_20_Article" style:display-name="Descr Article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DQLocQuantNonLoc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.295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name-complex="Arial Narrow" style:font-size-complex="8pt" style:font-style-complex="normal" style:font-weight-complex="normal"/>
    </style:style>
    <style:style style:name="DQLocRefClass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.295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name-complex="Arial Narrow" style:font-size-complex="8pt" style:font-style-complex="normal" style:font-weight-complex="bold"/>
    </style:style>
    <style:style style:name="DQLocStruct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.295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name-complex="Arial Narrow" style:font-size-complex="8pt" style:font-style-complex="normal" style:font-weight-complex="normal"/>
    </style:style>
    <style:style style:name="DQMinutes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Euro" style:family="table-cell" style:parent-style-name="Default" style:data-style-name="N8000"/>
    <style:style style:name="Euro_20_2" style:display-name="Euro 2" style:family="table-cell" style:parent-style-name="Default" style:data-style-name="N117"/>
    <style:style style:name="Info_20_Entete" style:display-name="Info Entet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fo_20_Entete_20_2" style:display-name="Info Entete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ter_20_Entete" style:display-name="Inter Entet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Loc_20_Litteraire" style:display-name="Loc Litteraire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Loc_20_Structuree" style:display-name="Loc Structure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LocLit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LocRefClass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LocSignetRep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LocStrRecap0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ocStrRecap1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ocStrTexte0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ocStrTexte1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ocStruct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LocTitre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Lot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Book Antiqu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Lot_20_2" style:display-name="Lot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Lot_20_2_20_2" style:display-name="Lot 2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Book Antiqu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illiers_20_2" style:display-name="Milliers 2" style:family="table-cell" style:parent-style-name="Default" style:data-style-name="N115"/>
    <style:style style:name="Milliers_20_2_20_2" style:display-name="Milliers 2 2" style:family="table-cell" style:parent-style-name="Default" style:data-style-name="N111"/>
    <style:style style:name="Milliers_20_2_20_3_20_2" style:display-name="Milliers 2 3 2" style:family="table-cell" style:parent-style-name="Default" style:data-style-name="N115"/>
    <style:style style:name="Milliers_20_3" style:display-name="Milliers 3" style:family="table-cell" style:parent-style-name="Default" style:data-style-name="N116"/>
    <style:style style:name="Monétaire_20_10" style:display-name="Monétaire 10" style:family="table-cell" style:parent-style-name="Default" style:data-style-name="N108"/>
    <style:style style:name="Monétaire_20_2" style:display-name="Monétaire 2" style:family="table-cell" style:parent-style-name="Default" style:data-style-name="N108"/>
    <style:style style:name="Monétaire_20_3" style:display-name="Monétaire 3" style:family="table-cell" style:parent-style-name="Default" style:data-style-name="N114"/>
    <style:style style:name="Monétaire_20_55" style:display-name="Monétaire 55" style:family="table-cell" style:parent-style-name="Default" style:data-style-name="N108"/>
    <style:style style:name="Normal_20_10" style:display-name="Normal 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15_20_2" style:display-name="Normal 15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name-asian="MS Sans Serif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20" style:display-name="Normal 2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name-asian="MS Sans Serif" style:font-size-asian="10pt" style:font-style-asian="normal" style:font-weight-asian="normal" style:font-size-complex="10pt" style:font-style-complex="normal" style:font-weight-complex="normal"/>
    </style:style>
    <style:style style:name="Normal_20_21" style:display-name="Normal 2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name-asian="MS Sans Serif" style:font-size-asian="10pt" style:font-style-asian="normal" style:font-weight-asian="normal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name-asian="MS Sans Serif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name-asian="MS Sans Serif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5" style:display-name="Normal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7" style:display-name="Normal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name-asian="MS Sans Serif" style:font-size-asian="10pt" style:font-style-asian="normal" style:font-weight-asian="normal" style:font-size-complex="10pt" style:font-style-complex="normal" style:font-weight-complex="normal"/>
    </style:style>
    <style:style style:name="Normal_20_8" style:display-name="Normal 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9" style:display-name="Normal 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9_20_2" style:display-name="Normal 9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5f_SALTILLO_20_-_20_CICLO_20_COMBINADO_20_247.5_20_MW_20_2" style:display-name="Normal_SALTILLO - CICLO COMBINADO 247.5 MW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Numerotation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8010"/>
    <style:style style:name="Pourcentage_20_3" style:display-name="Pourcentage 3" style:family="table-cell" style:parent-style-name="Default" style:data-style-name="N8010"/>
    <style:style style:name="Qte_20_Structuree" style:display-name="Qte Structure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Qte_20_Structuree_20_5" style:display-name="Qte Structuree 5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Structure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Structure_20_Note" style:display-name="Structure Note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itre_20_Article" style:display-name="Titre Articl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itre_20_Article_20_5" style:display-name="Titre Article 5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itre_20_Entete" style:display-name="Titre Entete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Book Antiqu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itre_20_Entete_20_2" style:display-name="Titre Entete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itre_20_Entete_20_2_20_2" style:display-name="Titre Entete 2 2" style:family="table-cell" style:parent-style-name="Default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Book Antiqu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Excel_20_Built-in_20_Comma" style:display-name="Excel Built-in Comma" style:family="table-cell" style:parent-style-name="Default" style:data-style-name="N107"/>
    <style:style style:name="Excel_20_Built-in_20_Percent" style:display-name="Excel Built-in Percent" style:family="table-cell" style:parent-style-name="Default" style:data-style-name="N8010"/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cm" fo:margin-left="0.6cm" fo:margin-right="0.801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199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10/10/2016</text:date>, <text:time>20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ferts" style:display-name="PageStyle_Transfe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ap" style:display-name="PageStyle_Recap" style:page-layout-name="Mpm4">
      <style:header style:display="false"/>
      <style:header-left style:display="false"/>
      <style:footer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imprimé : </text:span><text:span text:style-name="MT1"><text:date style:data-style-name="N2" text:date-value="2016-10-10">10/10/2016</text:date></text:span><text:span text:style-name="MT1"> <text:s text:c="2"/>/ <text:s text:c="2"/></text:span><text:span text:style-name="MT1"><text:time>20:11:21</text:time></text:span></text:p>
        </style:region-right>
      </style:footer>
      <style:footer-left style:display="false"/>
    </style:master-page>
    <style:master-page style:name="PageStyle_5f_Brx_20_récep" style:display-name="PageStyle_Brx récep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rchés" style:display-name="PageStyle_Marchés" style:page-layout-name="Mpm4">
      <style:header style:display="false"/>
      <style:header-left style:display="false"/>
      <style:footer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imprimé : </text:span><text:span text:style-name="MT1"><text:date style:data-style-name="N2" text:date-value="2016-10-10">10/10/2016</text:date></text:span><text:span text:style-name="MT1"> <text:s text:c="2"/>/ <text:s text:c="2"/></text:span><text:span text:style-name="MT1"><text:time>20:11:21</text:time></text:span></text:p>
        </style:region-right>
      </style:footer>
      <style:footer-left style:display="false"/>
    </style:master-page>
    <style:master-page style:name="PageStyle_5f_P0-P1-Marché" style:display-name="PageStyle_P0-P1-Marché" style:page-layout-name="Mpm4">
      <style:header style:display="false"/>
      <style:header-left style:display="false"/>
      <style:footer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imprimé : </text:span><text:span text:style-name="MT1"><text:date style:data-style-name="N2" text:date-value="2016-10-10">10/10/2016</text:date></text:span><text:span text:style-name="MT1"> <text:s text:c="2"/>/ <text:s text:c="2"/></text:span><text:span text:style-name="MT1"><text:time>20:11:21</text:time></text:span></text:p>
        </style:region-right>
      </style:footer>
      <style:footer-left style:display="false"/>
    </style:master-page>
    <style:master-page style:name="PageStyle_5f_Feuil1" style:display-name="PageStyle_Feuil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10-10T20:11:21.23</dc:date>
    <dc:creator>Audrey PARSONS</dc:creator>
    <meta:editing-duration>PT51M26S</meta:editing-duration>
    <meta:editing-cycles>1</meta:editing-cycles>
    <meta:document-statistic meta:table-count="2" meta:cell-count="1461" meta:object-count="1"/>
  </office:meta>
</office:document-meta>
</file>